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448cm"/>
    </style:style>
    <style:style style:name="co2" style:family="table-column">
      <style:table-column-properties fo:break-before="auto" style:column-width="3.42cm"/>
    </style:style>
    <style:style style:name="co3" style:family="table-column">
      <style:table-column-properties fo:break-before="auto" style:column-width="4.032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1.372cm"/>
    </style:style>
    <style:style style:name="co6" style:family="table-column">
      <style:table-column-properties fo:break-before="auto" style:column-width="2.297cm"/>
    </style:style>
    <style:style style:name="co7" style:family="table-column">
      <style:table-column-properties fo:break-before="auto" style:column-width="5.433cm"/>
    </style:style>
    <style:style style:name="co8" style:family="table-column">
      <style:table-column-properties fo:break-before="auto" style:column-width="3.445cm"/>
    </style:style>
    <style:style style:name="co9" style:family="table-column">
      <style:table-column-properties fo:break-before="auto" style:column-width="3.304cm"/>
    </style:style>
    <style:style style:name="co10" style:family="table-column">
      <style:table-column-properties fo:break-before="auto" style:column-width="2.016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397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IF(NOT(ISERROR([.$Q1]));[.$Q1])))" style:apply-style-name="Error" style:base-cell-address="Sheet1.A1"/>
    </style:style>
    <style:style style:name="ce2" style:family="table-cell" style:parent-style-name="Default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 style:data-style-name="N99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 style:data-style-name="N61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5" style:family="table-cell" style:parent-style-name="Default">
      <style:text-properties fo:language="en" fo:country="US"/>
    </style:style>
    <style:style style:name="ce6" style:family="table-cell" style:parent-style-name="Default"/>
    <style:style style:name="ce7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8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9" style:family="table-cell" style:parent-style-name="Default" style:data-style-name="N99">
      <style:text-properties fo:language="en" fo:country="US"/>
      <style:map style:condition="is-true-formula([.$J1]&gt;COLUMN([.A1])-3)" style:apply-style-name="Parameter" style:base-cell-address="Sheet1.A1"/>
    </style:style>
    <style:style style:name="ce10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Default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43" table:default-cell-style-name="ce6"/>
        <table:table-column table:style-name="co11" table:number-columns-repeated="768" table:default-cell-style-name="ce6"/>
        <table:table-row table:style-name="ro1">
          <table:table-cell table:style-name="ce1" table:formula="of:=IF(ISERROR([.Q1]);&quot;ERROR!&quot;;IF([.Q1];&quot;Expected&quot;;&quot;FAILED!&quot;))" office:value-type="string" office:string-value="Expected">
            <text:p>Expected</text:p>
          </table:table-cell>
          <table:table-cell table:style-name="ce7" office:value-type="string">
            <text:p>Actual</text:p>
          </table:table-cell>
          <table:table-cell table:style-name="ce7" office:value-type="string">
            <text:p>Inputs</text:p>
          </table:table-cell>
          <table:table-cell table:style-name="ce7" table:number-columns-repeated="6"/>
          <table:table-cell table:style-name="ce7" office:value-type="string">
            <text:p># of Inputs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Highlight</text:p>
          </table:table-cell>
          <table:table-cell table:style-name="ce7" office:value-type="string">
            <text:p>OOo says</text:p>
          </table:table-cell>
          <table:table-cell table:style-name="ce7" office:value-type="string">
            <text:p>Skip for</text:p>
          </table:table-cell>
          <table:table-cell table:style-name="ce7" office:value-type="string">
            <text:p>Custom check</text:p>
          </table:table-cell>
          <table:table-cell table:style-name="ce7"/>
          <table:table-cell table:style-name="ce7" table:formula="of:=AND([.Q2:.Q10000])" office:value-type="boolean" office:boolean-value="true">
            <text:p>TRUE</text:p>
          </table:table-cell>
          <table:table-cell table:style-name="ce7"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ABS([.C2])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office:value-type="string">
            <text:p>ABS</text:p>
          </table:table-cell>
          <table:table-cell table:style-name="ce5" office:value-type="string">
            <text:p>ABS</text:p>
          </table:table-cell>
          <table:table-cell table:style-name="ce11"/>
          <table:table-cell table:style-name="ce5"/>
          <table:table-cell table:style-name="ce5"/>
          <table:table-cell table:formula="of:=IF(ISBLANK([.M2]);[.A2];[.M2])" office:value-type="float" office:value="1">
            <text:p>1</text:p>
          </table:table-cell>
          <table:table-cell table:formula="of:=IF(ISBLANK([.O2]);IF(ISERROR([.B2]);&quot;Err:&quot;&amp;ORG.OPENOFFICE.ERRORTYPE([.B2])=[.M2];OR([.P2]=[.B2];IF(AND(ISNUMBER([.P2]);ISNUMBER([.B2]));OR(AND([.P2]=0;ABS([.B2])&lt;1E-307);&quot;&quot;&amp;[.B2]=&quot;&quot;&amp;[.P2]))));[.O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ABS([.C3]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]);[.A3];[.M3])" office:value-type="float" office:value="0">
            <text:p>0</text:p>
          </table:table-cell>
          <table:table-cell table:formula="of:=IF(ISBLANK([.O3]);IF(ISERROR([.B3]);&quot;Err:&quot;&amp;ORG.OPENOFFICE.ERRORTYPE([.B3])=[.M3];OR([.P3]=[.B3];IF(AND(ISNUMBER([.P3]);ISNUMBER([.B3]));OR(AND([.P3]=0;ABS([.B3])&lt;1E-307);&quot;&quot;&amp;[.B3]=&quot;&quot;&amp;[.P3]))));[.O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ABS([.C4])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]);[.A4];[.M4])" office:value-type="float" office:value="1">
            <text:p>1</text:p>
          </table:table-cell>
          <table:table-cell table:formula="of:=IF(ISBLANK([.O4]);IF(ISERROR([.B4]);&quot;Err:&quot;&amp;ORG.OPENOFFICE.ERRORTYPE([.B4])=[.M4];OR([.P4]=[.B4];IF(AND(ISNUMBER([.P4]);ISNUMBER([.B4]));OR(AND([.P4]=0;ABS([.B4])&lt;1E-307);&quot;&quot;&amp;[.B4]=&quot;&quot;&amp;[.P4]))));[.O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.9999">
            <text:p>1.9999</text:p>
          </table:table-cell>
          <table:table-cell table:style-name="ce5" table:formula="of:=ABS([.C5])" office:value-type="float" office:value="1.9999">
            <text:p>1.9999</text:p>
          </table:table-cell>
          <table:table-cell table:style-name="ce8" office:value-type="float" office:value="-1.9999">
            <text:p>-1.9999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5]);[.A5];[.M5])" office:value-type="float" office:value="1.9999">
            <text:p>1.9999</text:p>
          </table:table-cell>
          <table:table-cell table:formula="of:=IF(ISBLANK([.O5]);IF(ISERROR([.B5]);&quot;Err:&quot;&amp;ORG.OPENOFFICE.ERRORTYPE([.B5])=[.M5];OR([.P5]=[.B5];IF(AND(ISNUMBER([.P5]);ISNUMBER([.B5]));OR(AND([.P5]=0;ABS([.B5])&lt;1E-307);&quot;&quot;&amp;[.B5]=&quot;&quot;&amp;[.P5]))));[.O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.9999">
            <text:p>1.9999</text:p>
          </table:table-cell>
          <table:table-cell table:style-name="ce5" table:formula="of:=ABS([.C6])" office:value-type="float" office:value="1.9999">
            <text:p>1.9999</text:p>
          </table:table-cell>
          <table:table-cell table:style-name="ce8" office:value-type="float" office:value="1.9999">
            <text:p>1.9999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6]);[.A6];[.M6])" office:value-type="float" office:value="1.9999">
            <text:p>1.9999</text:p>
          </table:table-cell>
          <table:table-cell table:formula="of:=IF(ISBLANK([.O6]);IF(ISERROR([.B6]);&quot;Err:&quot;&amp;ORG.OPENOFFICE.ERRORTYPE([.B6])=[.M6];OR([.P6]=[.B6];IF(AND(ISNUMBER([.P6]);ISNUMBER([.B6]));OR(AND([.P6]=0;ABS([.B6])&lt;1E-307);&quot;&quot;&amp;[.B6]=&quot;&quot;&amp;[.P6]))));[.O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ABS([.C7])" office:value-type="float" office:value="0">
            <text:p>0</text:p>
          </table:table-cell>
          <table:table-cell table:style-name="ce9" office:value-type="boolean" office:boolean-value="false">
            <text:p>FALSE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7]);[.A7];[.M7])" office:value-type="float" office:value="0">
            <text:p>0</text:p>
          </table:table-cell>
          <table:table-cell table:formula="of:=IF(ISBLANK([.O7]);IF(ISERROR([.B7]);&quot;Err:&quot;&amp;ORG.OPENOFFICE.ERRORTYPE([.B7])=[.M7];OR([.P7]=[.B7];IF(AND(ISNUMBER([.P7]);ISNUMBER([.B7]));OR(AND([.P7]=0;ABS([.B7])&lt;1E-307);&quot;&quot;&amp;[.B7]=&quot;&quot;&amp;[.P7]))));[.O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ABS([.C8])" office:value-type="float" office:value="1">
            <text:p>1</text:p>
          </table:table-cell>
          <table:table-cell table:style-name="ce9" office:value-type="boolean" office:boolean-value="true">
            <text:p>TRUE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8]);[.A8];[.M8])" office:value-type="float" office:value="1">
            <text:p>1</text:p>
          </table:table-cell>
          <table:table-cell table:formula="of:=IF(ISBLANK([.O8]);IF(ISERROR([.B8]);&quot;Err:&quot;&amp;ORG.OPENOFFICE.ERRORTYPE([.B8])=[.M8];OR([.P8]=[.B8];IF(AND(ISNUMBER([.P8]);ISNUMBER([.B8]));OR(AND([.P8]=0;ABS([.B8])&lt;1E-307);&quot;&quot;&amp;[.B8]=&quot;&quot;&amp;[.P8]))));[.O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table:formula="of:=ABS([.C9])" office:value-type="float" office:value="3">
            <text:p>3</text:p>
          </table:table-cell>
          <table:table-cell table:style-name="ce8" office:value-type="float" office:value="-3">
            <text:p>-3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9]);[.A9];[.M9])" office:value-type="float" office:value="3">
            <text:p>3</text:p>
          </table:table-cell>
          <table:table-cell table:formula="of:=IF(ISBLANK([.O9]);IF(ISERROR([.B9]);&quot;Err:&quot;&amp;ORG.OPENOFFICE.ERRORTYPE([.B9])=[.M9];OR([.P9]=[.B9];IF(AND(ISNUMBER([.P9]);ISNUMBER([.B9]));OR(AND([.P9]=0;ABS([.B9])&lt;1E-307);&quot;&quot;&amp;[.B9]=&quot;&quot;&amp;[.P9]))));[.O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table:formula="of:=ABS([.C10])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0]);[.A10];[.M10])" office:value-type="float" office:value="4">
            <text:p>4</text:p>
          </table:table-cell>
          <table:table-cell table:formula="of:=IF(ISBLANK([.O10]);IF(ISERROR([.B10]);&quot;Err:&quot;&amp;ORG.OPENOFFICE.ERRORTYPE([.B10])=[.M10];OR([.P10]=[.B10];IF(AND(ISNUMBER([.P10]);ISNUMBER([.B10]));OR(AND([.P10]=0;ABS([.B10])&lt;1E-307);&quot;&quot;&amp;[.B10]=&quot;&quot;&amp;[.P10]))));[.O1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8" table:number-columns-repeated="7"/>
          <table:table-cell table:style-name="ce10"/>
          <table:table-cell table:style-name="ce5" table:number-columns-repeated="2"/>
          <table:table-cell table:style-name="ce11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.14159265358979">
            <text:p>3.14159</text:p>
          </table:table-cell>
          <table:table-cell table:style-name="ce5" table:formula="of:=ACOS([.C12])" office:value-type="float" office:value="3.14159265358979">
            <text:p>3.14159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office:value-type="string">
            <text:p>ACOS</text:p>
          </table:table-cell>
          <table:table-cell table:style-name="ce5" office:value-type="string">
            <text:p>ACOS</text:p>
          </table:table-cell>
          <table:table-cell table:style-name="ce11"/>
          <table:table-cell table:style-name="ce5"/>
          <table:table-cell table:style-name="ce5"/>
          <table:table-cell table:formula="of:=IF(ISBLANK([.M12]);[.A12];[.M12])" office:value-type="float" office:value="3.14159265358979">
            <text:p>3.14159</text:p>
          </table:table-cell>
          <table:table-cell table:formula="of:=IF(ISBLANK([.O12]);IF(ISERROR([.B12]);&quot;Err:&quot;&amp;ORG.OPENOFFICE.ERRORTYPE([.B12])=[.M12];OR([.P12]=[.B12];IF(AND(ISNUMBER([.P12]);ISNUMBER([.B12]));OR(AND([.P12]=0;ABS([.B12])&lt;1E-307);&quot;&quot;&amp;[.B12]=&quot;&quot;&amp;[.P12]))));[.O1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.12745040011228">
            <text:p>3.12745</text:p>
          </table:table-cell>
          <table:table-cell table:style-name="ce5" table:formula="of:=ACOS([.C13])" office:value-type="float" office:value="3.12745040011228">
            <text:p>3.12745</text:p>
          </table:table-cell>
          <table:table-cell table:style-name="ce8" office:value-type="float" office:value="-0.9999">
            <text:p>-0.9999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3]);[.A13];[.M13])" office:value-type="float" office:value="3.12745040011228">
            <text:p>3.12745</text:p>
          </table:table-cell>
          <table:table-cell table:formula="of:=IF(ISBLANK([.O13]);IF(ISERROR([.B13]);&quot;Err:&quot;&amp;ORG.OPENOFFICE.ERRORTYPE([.B13])=[.M13];OR([.P13]=[.B13];IF(AND(ISNUMBER([.P13]);ISNUMBER([.B13]));OR(AND([.P13]=0;ABS([.B13])&lt;1E-307);&quot;&quot;&amp;[.B13]=&quot;&quot;&amp;[.P13]))));[.O1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.0943951023932">
            <text:p>2.09440</text:p>
          </table:table-cell>
          <table:table-cell table:style-name="ce5" table:formula="of:=ACOS([.C14])" office:value-type="float" office:value="2.0943951023932">
            <text:p>2.09440</text:p>
          </table:table-cell>
          <table:table-cell table:style-name="ce8" office:value-type="float" office:value="-0.5">
            <text:p>-0.5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4]);[.A14];[.M14])" office:value-type="float" office:value="2.0943951023932">
            <text:p>2.09440</text:p>
          </table:table-cell>
          <table:table-cell table:formula="of:=IF(ISBLANK([.O14]);IF(ISERROR([.B14]);&quot;Err:&quot;&amp;ORG.OPENOFFICE.ERRORTYPE([.B14])=[.M14];OR([.P14]=[.B14];IF(AND(ISNUMBER([.P14]);ISNUMBER([.B14]));OR(AND([.P14]=0;ABS([.B14])&lt;1E-307);&quot;&quot;&amp;[.B14]=&quot;&quot;&amp;[.P14]))));[.O1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.57089632679506">
            <text:p>1.57090</text:p>
          </table:table-cell>
          <table:table-cell table:style-name="ce5" table:formula="of:=ACOS([.C15])" office:value-type="float" office:value="1.57089632679506">
            <text:p>1.57090</text:p>
          </table:table-cell>
          <table:table-cell table:style-name="ce8" office:value-type="float" office:value="-0.0001">
            <text:p>-0.000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5]);[.A15];[.M15])" office:value-type="float" office:value="1.57089632679506">
            <text:p>1.57090</text:p>
          </table:table-cell>
          <table:table-cell table:formula="of:=IF(ISBLANK([.O15]);IF(ISERROR([.B15]);&quot;Err:&quot;&amp;ORG.OPENOFFICE.ERRORTYPE([.B15])=[.M15];OR([.P15]=[.B15];IF(AND(ISNUMBER([.P15]);ISNUMBER([.B15]));OR(AND([.P15]=0;ABS([.B15])&lt;1E-307);&quot;&quot;&amp;[.B15]=&quot;&quot;&amp;[.P15]))));[.O1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.5707963267949">
            <text:p>1.57080</text:p>
          </table:table-cell>
          <table:table-cell table:style-name="ce5" table:formula="of:=ACOS([.C16])" office:value-type="float" office:value="1.5707963267949">
            <text:p>1.57080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6]);[.A16];[.M16])" office:value-type="float" office:value="1.5707963267949">
            <text:p>1.57080</text:p>
          </table:table-cell>
          <table:table-cell table:formula="of:=IF(ISBLANK([.O16]);IF(ISERROR([.B16]);&quot;Err:&quot;&amp;ORG.OPENOFFICE.ERRORTYPE([.B16])=[.M16];OR([.P16]=[.B16];IF(AND(ISNUMBER([.P16]);ISNUMBER([.B16]));OR(AND([.P16]=0;ABS([.B16])&lt;1E-307);&quot;&quot;&amp;[.B16]=&quot;&quot;&amp;[.P16]))));[.O1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.57069632679473">
            <text:p>1.57070</text:p>
          </table:table-cell>
          <table:table-cell table:style-name="ce5" table:formula="of:=ACOS([.C17])" office:value-type="float" office:value="1.57069632679473">
            <text:p>1.57070</text:p>
          </table:table-cell>
          <table:table-cell table:style-name="ce8" office:value-type="float" office:value="0.0001">
            <text:p>0.000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7]);[.A17];[.M17])" office:value-type="float" office:value="1.57069632679473">
            <text:p>1.57070</text:p>
          </table:table-cell>
          <table:table-cell table:formula="of:=IF(ISBLANK([.O17]);IF(ISERROR([.B17]);&quot;Err:&quot;&amp;ORG.OPENOFFICE.ERRORTYPE([.B17])=[.M17];OR([.P17]=[.B17];IF(AND(ISNUMBER([.P17]);ISNUMBER([.B17]));OR(AND([.P17]=0;ABS([.B17])&lt;1E-307);&quot;&quot;&amp;[.B17]=&quot;&quot;&amp;[.P17]))));[.O1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.0471975511966">
            <text:p>1.04720</text:p>
          </table:table-cell>
          <table:table-cell table:style-name="ce5" table:formula="of:=ACOS([.C18])" office:value-type="float" office:value="1.0471975511966">
            <text:p>1.04720</text:p>
          </table:table-cell>
          <table:table-cell table:style-name="ce8" office:value-type="float" office:value="0.5">
            <text:p>0.5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8]);[.A18];[.M18])" office:value-type="float" office:value="1.0471975511966">
            <text:p>1.04720</text:p>
          </table:table-cell>
          <table:table-cell table:formula="of:=IF(ISBLANK([.O18]);IF(ISERROR([.B18]);&quot;Err:&quot;&amp;ORG.OPENOFFICE.ERRORTYPE([.B18])=[.M18];OR([.P18]=[.B18];IF(AND(ISNUMBER([.P18]);ISNUMBER([.B18]));OR(AND([.P18]=0;ABS([.B18])&lt;1E-307);&quot;&quot;&amp;[.B18]=&quot;&quot;&amp;[.P18]))));[.O1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141422534775121">
            <text:p>0.01414</text:p>
          </table:table-cell>
          <table:table-cell table:style-name="ce5" table:formula="of:=ACOS([.C19])" office:value-type="float" office:value="0.0141422534775121">
            <text:p>0.01414</text:p>
          </table:table-cell>
          <table:table-cell table:style-name="ce8" office:value-type="float" office:value="0.9999">
            <text:p>0.9999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9]);[.A19];[.M19])" office:value-type="float" office:value="0.0141422534775121">
            <text:p>0.01414</text:p>
          </table:table-cell>
          <table:table-cell table:formula="of:=IF(ISBLANK([.O19]);IF(ISERROR([.B19]);&quot;Err:&quot;&amp;ORG.OPENOFFICE.ERRORTYPE([.B19])=[.M19];OR([.P19]=[.B19];IF(AND(ISNUMBER([.P19]);ISNUMBER([.B19]));OR(AND([.P19]=0;ABS([.B19])&lt;1E-307);&quot;&quot;&amp;[.B19]=&quot;&quot;&amp;[.P19]))));[.O1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ACOS([.C20])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0]);[.A20];[.M20])" office:value-type="float" office:value="0">
            <text:p>0</text:p>
          </table:table-cell>
          <table:table-cell table:formula="of:=IF(ISBLANK([.O20]);IF(ISERROR([.B20]);&quot;Err:&quot;&amp;ORG.OPENOFFICE.ERRORTYPE([.B20])=[.M20];OR([.P20]=[.B20];IF(AND(ISNUMBER([.P20]);ISNUMBER([.B20]));OR(AND([.P20]=0;ABS([.B20])&lt;1E-307);&quot;&quot;&amp;[.B20]=&quot;&quot;&amp;[.P20]))));[.O2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N/FE</text:p>
          </table:table-cell>
          <table:table-cell table:style-name="ce5" table:formula="of:=ACOS([.C21])" office:value-type="float" office:value="0">
            <text:p>#VALUE!</text:p>
          </table:table-cell>
          <table:table-cell table:style-name="ce8" office:value-type="float" office:value="-1.0001">
            <text:p>-1.000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 office:value-type="string">
            <text:p>Err:519</text:p>
          </table:table-cell>
          <table:table-cell table:style-name="ce5"/>
          <table:table-cell table:style-name="ce5"/>
          <table:table-cell table:formula="of:=IF(ISBLANK([.M21]);[.A21];[.M21])" office:value-type="string" office:string-value="Err:519">
            <text:p>Err:519</text:p>
          </table:table-cell>
          <table:table-cell table:formula="of:=IF(ISBLANK([.O21]);IF(ISERROR([.B21]);&quot;Err:&quot;&amp;ORG.OPENOFFICE.ERRORTYPE([.B21])=[.M21];OR([.P21]=[.B21];IF(AND(ISNUMBER([.P21]);ISNUMBER([.B21]));OR(AND([.P21]=0;ABS([.B21])&lt;1E-307);&quot;&quot;&amp;[.B21]=&quot;&quot;&amp;[.P21]))));[.O2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N/FE</text:p>
          </table:table-cell>
          <table:table-cell table:style-name="ce5" table:formula="of:=ACOS([.C22])" office:value-type="float" office:value="0">
            <text:p>#VALUE!</text:p>
          </table:table-cell>
          <table:table-cell table:style-name="ce8" office:value-type="float" office:value="1.0001">
            <text:p>1.000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 office:value-type="string">
            <text:p>Err:519</text:p>
          </table:table-cell>
          <table:table-cell table:style-name="ce5"/>
          <table:table-cell table:style-name="ce5"/>
          <table:table-cell table:formula="of:=IF(ISBLANK([.M22]);[.A22];[.M22])" office:value-type="string" office:string-value="Err:519">
            <text:p>Err:519</text:p>
          </table:table-cell>
          <table:table-cell table:formula="of:=IF(ISBLANK([.O22]);IF(ISERROR([.B22]);&quot;Err:&quot;&amp;ORG.OPENOFFICE.ERRORTYPE([.B22])=[.M22];OR([.P22]=[.B22];IF(AND(ISNUMBER([.P22]);ISNUMBER([.B22]));OR(AND([.P22]=0;ABS([.B22])&lt;1E-307);&quot;&quot;&amp;[.B22]=&quot;&quot;&amp;[.P22]))));[.O2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8" table:number-columns-repeated="7"/>
          <table:table-cell table:style-name="ce10"/>
          <table:table-cell table:style-name="ce5" table:number-columns-repeated="2"/>
          <table:table-cell table:style-name="ce11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ACOSH([.C24])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office:value-type="string">
            <text:p>ACOSH</text:p>
          </table:table-cell>
          <table:table-cell table:style-name="ce5" office:value-type="string">
            <text:p>ACOSH</text:p>
          </table:table-cell>
          <table:table-cell table:style-name="ce11"/>
          <table:table-cell table:style-name="ce5"/>
          <table:table-cell table:style-name="ce5"/>
          <table:table-cell table:formula="of:=IF(ISBLANK([.M24]);[.A24];[.M24])" office:value-type="float" office:value="0">
            <text:p>0</text:p>
          </table:table-cell>
          <table:table-cell table:formula="of:=IF(ISBLANK([.O24]);IF(ISERROR([.B24]);&quot;Err:&quot;&amp;ORG.OPENOFFICE.ERRORTYPE([.B24])=[.M24];OR([.P24]=[.B24];IF(AND(ISNUMBER([.P24]);ISNUMBER([.B24]));OR(AND([.P24]=0;ABS([.B24])&lt;1E-307);&quot;&quot;&amp;[.B24]=&quot;&quot;&amp;[.P24]))));[.O2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.31695789692482">
            <text:p>1.31696</text:p>
          </table:table-cell>
          <table:table-cell table:style-name="ce5" table:formula="of:=ACOSH([.C25])" office:value-type="float" office:value="1.31695789692482">
            <text:p>1.31696</text:p>
          </table:table-cell>
          <table:table-cell table:style-name="ce8" office:value-type="float" office:value="2">
            <text:p>2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5]);[.A25];[.M25])" office:value-type="float" office:value="1.31695789692482">
            <text:p>1.31696</text:p>
          </table:table-cell>
          <table:table-cell table:formula="of:=IF(ISBLANK([.O25]);IF(ISERROR([.B25]);&quot;Err:&quot;&amp;ORG.OPENOFFICE.ERRORTYPE([.B25])=[.M25];OR([.P25]=[.B25];IF(AND(ISNUMBER([.P25]);ISNUMBER([.B25]));OR(AND([.P25]=0;ABS([.B25])&lt;1E-307);&quot;&quot;&amp;[.B25]=&quot;&quot;&amp;[.P25]))));[.O2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.76274717403909">
            <text:p>1.76275</text:p>
          </table:table-cell>
          <table:table-cell table:style-name="ce5" table:formula="of:=ACOSH([.C26])" office:value-type="float" office:value="1.76274717403909">
            <text:p>1.76275</text:p>
          </table:table-cell>
          <table:table-cell table:style-name="ce8" office:value-type="float" office:value="3">
            <text:p>3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6]);[.A26];[.M26])" office:value-type="float" office:value="1.76274717403909">
            <text:p>1.76275</text:p>
          </table:table-cell>
          <table:table-cell table:formula="of:=IF(ISBLANK([.O26]);IF(ISERROR([.B26]);&quot;Err:&quot;&amp;ORG.OPENOFFICE.ERRORTYPE([.B26])=[.M26];OR([.P26]=[.B26];IF(AND(ISNUMBER([.P26]);ISNUMBER([.B26]));OR(AND([.P26]=0;ABS([.B26])&lt;1E-307);&quot;&quot;&amp;[.B26]=&quot;&quot;&amp;[.P26]))));[.O2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.16158094096531">
            <text:p>2.16158</text:p>
          </table:table-cell>
          <table:table-cell table:style-name="ce5" table:formula="of:=ACOSH([.C27])" office:value-type="float" office:value="2.16158094096531">
            <text:p>2.16158</text:p>
          </table:table-cell>
          <table:table-cell table:style-name="ce8" office:value-type="float" office:value="4.4">
            <text:p>4.4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7]);[.A27];[.M27])" office:value-type="float" office:value="2.16158094096531">
            <text:p>2.16158</text:p>
          </table:table-cell>
          <table:table-cell table:formula="of:=IF(ISBLANK([.O27]);IF(ISERROR([.B27]);&quot;Err:&quot;&amp;ORG.OPENOFFICE.ERRORTYPE([.B27])=[.M27];OR([.P27]=[.B27];IF(AND(ISNUMBER([.P27]);ISNUMBER([.B27]));OR(AND([.P27]=0;ABS([.B27])&lt;1E-307);&quot;&quot;&amp;[.B27]=&quot;&quot;&amp;[.P27]))));[.O2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.06307574609729">
            <text:p>3.06308</text:p>
          </table:table-cell>
          <table:table-cell table:style-name="ce5" table:formula="of:=ACOSH([.C28])" office:value-type="float" office:value="3.06307574609729">
            <text:p>3.06308</text:p>
          </table:table-cell>
          <table:table-cell table:style-name="ce8" office:value-type="float" office:value="10.72">
            <text:p>10.72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8]);[.A28];[.M28])" office:value-type="float" office:value="3.06307574609729">
            <text:p>3.06308</text:p>
          </table:table-cell>
          <table:table-cell table:formula="of:=IF(ISBLANK([.O28]);IF(ISERROR([.B28]);&quot;Err:&quot;&amp;ORG.OPENOFFICE.ERRORTYPE([.B28])=[.M28];OR([.P28]=[.B28];IF(AND(ISNUMBER([.P28]);ISNUMBER([.B28]));OR(AND([.P28]=0;ABS([.B28])&lt;1E-307);&quot;&quot;&amp;[.B28]=&quot;&quot;&amp;[.P28]))));[.O2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.70537783121665">
            <text:p>3.70538</text:p>
          </table:table-cell>
          <table:table-cell table:style-name="ce5" table:formula="of:=ACOSH([.C29])" office:value-type="float" office:value="3.70537783121665">
            <text:p>3.70538</text:p>
          </table:table-cell>
          <table:table-cell table:style-name="ce8" office:value-type="float" office:value="20.345">
            <text:p>20.345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9]);[.A29];[.M29])" office:value-type="float" office:value="3.70537783121665">
            <text:p>3.70538</text:p>
          </table:table-cell>
          <table:table-cell table:formula="of:=IF(ISBLANK([.O29]);IF(ISERROR([.B29]);&quot;Err:&quot;&amp;ORG.OPENOFFICE.ERRORTYPE([.B29])=[.M29];OR([.P29]=[.B29];IF(AND(ISNUMBER([.P29]);ISNUMBER([.B29]));OR(AND([.P29]=0;ABS([.B29])&lt;1E-307);&quot;&quot;&amp;[.B29]=&quot;&quot;&amp;[.P29]))));[.O2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5.29829236561049">
            <text:p>5.29829</text:p>
          </table:table-cell>
          <table:table-cell table:style-name="ce5" table:formula="of:=ACOSH([.C30])" office:value-type="float" office:value="5.29829236561049">
            <text:p>5.29829</text:p>
          </table:table-cell>
          <table:table-cell table:style-name="ce8" office:value-type="float" office:value="100">
            <text:p>10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0]);[.A30];[.M30])" office:value-type="float" office:value="5.29829236561049">
            <text:p>5.29829</text:p>
          </table:table-cell>
          <table:table-cell table:formula="of:=IF(ISBLANK([.O30]);IF(ISERROR([.B30]);&quot;Err:&quot;&amp;ORG.OPENOFFICE.ERRORTYPE([.B30])=[.M30];OR([.P30]=[.B30];IF(AND(ISNUMBER([.P30]);ISNUMBER([.B30]));OR(AND([.P30]=0;ABS([.B30])&lt;1E-307);&quot;&quot;&amp;[.B30]=&quot;&quot;&amp;[.P30]))));[.O3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7.60090220954199">
            <text:p>7.60090</text:p>
          </table:table-cell>
          <table:table-cell table:style-name="ce5" table:formula="of:=ACOSH([.C31])" office:value-type="float" office:value="7.60090220954199">
            <text:p>7.60090</text:p>
          </table:table-cell>
          <table:table-cell table:style-name="ce8" office:value-type="float" office:value="1000">
            <text:p>100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1]);[.A31];[.M31])" office:value-type="float" office:value="7.60090220954199">
            <text:p>7.60090</text:p>
          </table:table-cell>
          <table:table-cell table:formula="of:=IF(ISBLANK([.O31]);IF(ISERROR([.B31]);&quot;Err:&quot;&amp;ORG.OPENOFFICE.ERRORTYPE([.B31])=[.M31];OR([.P31]=[.B31];IF(AND(ISNUMBER([.P31]);ISNUMBER([.B31]));OR(AND([.P31]=0;ABS([.B31])&lt;1E-307);&quot;&quot;&amp;[.B31]=&quot;&quot;&amp;[.P31]))));[.O3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9.90348755003613">
            <text:p>9.90349</text:p>
          </table:table-cell>
          <table:table-cell table:style-name="ce5" table:formula="of:=ACOSH([.C32])" office:value-type="float" office:value="9.90348755003613">
            <text:p>9.90349</text:p>
          </table:table-cell>
          <table:table-cell table:style-name="ce8" office:value-type="float" office:value="10000">
            <text:p>1000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2]);[.A32];[.M32])" office:value-type="float" office:value="9.90348755003613">
            <text:p>9.90349</text:p>
          </table:table-cell>
          <table:table-cell table:formula="of:=IF(ISBLANK([.O32]);IF(ISERROR([.B32]);&quot;Err:&quot;&amp;ORG.OPENOFFICE.ERRORTYPE([.B32])=[.M32];OR([.P32]=[.B32];IF(AND(ISNUMBER([.P32]);ISNUMBER([.B32]));OR(AND([.P32]=0;ABS([.B32])&lt;1E-307);&quot;&quot;&amp;[.B32]=&quot;&quot;&amp;[.P32]))));[.O3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2.2060726455052">
            <text:p>12.20607</text:p>
          </table:table-cell>
          <table:table-cell table:style-name="ce5" table:formula="of:=ACOSH([.C33])" office:value-type="float" office:value="12.2060726455052">
            <text:p>12.20607</text:p>
          </table:table-cell>
          <table:table-cell table:style-name="ce8" office:value-type="float" office:value="100000">
            <text:p>10000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3]);[.A33];[.M33])" office:value-type="float" office:value="12.2060726455052">
            <text:p>12.20607</text:p>
          </table:table-cell>
          <table:table-cell table:formula="of:=IF(ISBLANK([.O33]);IF(ISERROR([.B33]);&quot;Err:&quot;&amp;ORG.OPENOFFICE.ERRORTYPE([.B33])=[.M33];OR([.P33]=[.B33];IF(AND(ISNUMBER([.P33]);ISNUMBER([.B33]));OR(AND([.P33]=0;ABS([.B33])&lt;1E-307);&quot;&quot;&amp;[.B33]=&quot;&quot;&amp;[.P33]))));[.O3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4.508657738524">
            <text:p>14.50866</text:p>
          </table:table-cell>
          <table:table-cell table:style-name="ce5" table:formula="of:=ACOSH([.C34])" office:value-type="float" office:value="14.508657738524">
            <text:p>14.50866</text:p>
          </table:table-cell>
          <table:table-cell table:style-name="ce8" office:value-type="float" office:value="1000000">
            <text:p>100000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4]);[.A34];[.M34])" office:value-type="float" office:value="14.508657738524">
            <text:p>14.50866</text:p>
          </table:table-cell>
          <table:table-cell table:formula="of:=IF(ISBLANK([.O34]);IF(ISERROR([.B34]);&quot;Err:&quot;&amp;ORG.OPENOFFICE.ERRORTYPE([.B34])=[.M34];OR([.P34]=[.B34];IF(AND(ISNUMBER([.P34]);ISNUMBER([.B34]));OR(AND([.P34]=0;ABS([.B34])&lt;1E-307);&quot;&quot;&amp;[.B34]=&quot;&quot;&amp;[.P34]))));[.O3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N/FE</text:p>
          </table:table-cell>
          <table:table-cell table:style-name="ce5" table:formula="of:=ACOSH([.C35])" office:value-type="float" office:value="0">
            <text:p>Err:502</text:p>
          </table:table-cell>
          <table:table-cell table:style-name="ce8" office:value-type="float" office:value="0.98">
            <text:p>0.98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 office:value-type="string">
            <text:p>Err:502</text:p>
          </table:table-cell>
          <table:table-cell table:style-name="ce5"/>
          <table:table-cell table:style-name="ce5"/>
          <table:table-cell table:formula="of:=IF(ISBLANK([.M35]);[.A35];[.M35])" office:value-type="string" office:string-value="Err:502">
            <text:p>Err:502</text:p>
          </table:table-cell>
          <table:table-cell table:formula="of:=IF(ISBLANK([.O35]);IF(ISERROR([.B35]);&quot;Err:&quot;&amp;ORG.OPENOFFICE.ERRORTYPE([.B35])=[.M35];OR([.P35]=[.B35];IF(AND(ISNUMBER([.P35]);ISNUMBER([.B35]));OR(AND([.P35]=0;ABS([.B35])&lt;1E-307);&quot;&quot;&amp;[.B35]=&quot;&quot;&amp;[.P35]))));[.O3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N/FE</text:p>
          </table:table-cell>
          <table:table-cell table:style-name="ce5" table:formula="of:=ACOSH([.C36])" office:value-type="float" office:value="0">
            <text:p>Err:502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 office:value-type="string">
            <text:p>Err:502</text:p>
          </table:table-cell>
          <table:table-cell table:style-name="ce5"/>
          <table:table-cell table:style-name="ce5"/>
          <table:table-cell table:formula="of:=IF(ISBLANK([.M36]);[.A36];[.M36])" office:value-type="string" office:string-value="Err:502">
            <text:p>Err:502</text:p>
          </table:table-cell>
          <table:table-cell table:formula="of:=IF(ISBLANK([.O36]);IF(ISERROR([.B36]);&quot;Err:&quot;&amp;ORG.OPENOFFICE.ERRORTYPE([.B36])=[.M36];OR([.P36]=[.B36];IF(AND(ISNUMBER([.P36]);ISNUMBER([.B36]));OR(AND([.P36]=0;ABS([.B36])&lt;1E-307);&quot;&quot;&amp;[.B36]=&quot;&quot;&amp;[.P36]))));[.O3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8" table:number-columns-repeated="7"/>
          <table:table-cell table:style-name="ce10"/>
          <table:table-cell table:style-name="ce5" table:number-columns-repeated="2"/>
          <table:table-cell table:style-name="ce11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1.5707963267949">
            <text:p>-1.57080</text:p>
          </table:table-cell>
          <table:table-cell table:style-name="ce5" table:formula="of:=ASIN([.C38])" office:value-type="float" office:value="-1.5707963267949">
            <text:p>-1.57080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office:value-type="string">
            <text:p>ASIN</text:p>
          </table:table-cell>
          <table:table-cell table:style-name="ce5" office:value-type="string">
            <text:p>ASIN</text:p>
          </table:table-cell>
          <table:table-cell table:style-name="ce11"/>
          <table:table-cell table:style-name="ce5"/>
          <table:table-cell table:style-name="ce5"/>
          <table:table-cell table:formula="of:=IF(ISBLANK([.M38]);[.A38];[.M38])" office:value-type="float" office:value="-1.5707963267949">
            <text:p>-1.57080</text:p>
          </table:table-cell>
          <table:table-cell table:formula="of:=IF(ISBLANK([.O38]);IF(ISERROR([.B38]);&quot;Err:&quot;&amp;ORG.OPENOFFICE.ERRORTYPE([.B38])=[.M38];OR([.P38]=[.B38];IF(AND(ISNUMBER([.P38]);ISNUMBER([.B38]));OR(AND([.P38]=0;ABS([.B38])&lt;1E-307);&quot;&quot;&amp;[.B38]=&quot;&quot;&amp;[.P38]))));[.O3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1.55665407331738">
            <text:p>-1.55665</text:p>
          </table:table-cell>
          <table:table-cell table:style-name="ce5" table:formula="of:=ASIN([.C39])" office:value-type="float" office:value="-1.55665407331738">
            <text:p>-1.55665</text:p>
          </table:table-cell>
          <table:table-cell table:style-name="ce8" office:value-type="float" office:value="-0.9999">
            <text:p>-0.9999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9]);[.A39];[.M39])" office:value-type="float" office:value="-1.55665407331738">
            <text:p>-1.55665</text:p>
          </table:table-cell>
          <table:table-cell table:formula="of:=IF(ISBLANK([.O39]);IF(ISERROR([.B39]);&quot;Err:&quot;&amp;ORG.OPENOFFICE.ERRORTYPE([.B39])=[.M39];OR([.P39]=[.B39];IF(AND(ISNUMBER([.P39]);ISNUMBER([.B39]));OR(AND([.P39]=0;ABS([.B39])&lt;1E-307);&quot;&quot;&amp;[.B39]=&quot;&quot;&amp;[.P39]))));[.O3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523598775598299">
            <text:p>-0.52360</text:p>
          </table:table-cell>
          <table:table-cell table:style-name="ce5" table:formula="of:=ASIN([.C40])" office:value-type="float" office:value="-0.523598775598299">
            <text:p>-0.52360</text:p>
          </table:table-cell>
          <table:table-cell table:style-name="ce8" office:value-type="float" office:value="-0.5">
            <text:p>-0.5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0]);[.A40];[.M40])" office:value-type="float" office:value="-0.523598775598299">
            <text:p>-0.52360</text:p>
          </table:table-cell>
          <table:table-cell table:formula="of:=IF(ISBLANK([.O40]);IF(ISERROR([.B40]);&quot;Err:&quot;&amp;ORG.OPENOFFICE.ERRORTYPE([.B40])=[.M40];OR([.P40]=[.B40];IF(AND(ISNUMBER([.P40]);ISNUMBER([.B40]));OR(AND([.P40]=0;ABS([.B40])&lt;1E-307);&quot;&quot;&amp;[.B40]=&quot;&quot;&amp;[.P40]))));[.O4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000100000000166667">
            <text:p>-0.00010</text:p>
          </table:table-cell>
          <table:table-cell table:style-name="ce5" table:formula="of:=ASIN([.C41])" office:value-type="float" office:value="-0.000100000000166667">
            <text:p>-0.00010</text:p>
          </table:table-cell>
          <table:table-cell table:style-name="ce8" office:value-type="float" office:value="-0.0001">
            <text:p>-0.000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1]);[.A41];[.M41])" office:value-type="float" office:value="-0.000100000000166667">
            <text:p>-0.00010</text:p>
          </table:table-cell>
          <table:table-cell table:formula="of:=IF(ISBLANK([.O41]);IF(ISERROR([.B41]);&quot;Err:&quot;&amp;ORG.OPENOFFICE.ERRORTYPE([.B41])=[.M41];OR([.P41]=[.B41];IF(AND(ISNUMBER([.P41]);ISNUMBER([.B41]));OR(AND([.P41]=0;ABS([.B41])&lt;1E-307);&quot;&quot;&amp;[.B41]=&quot;&quot;&amp;[.P41]))));[.O4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ASIN([.C42]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2]);[.A42];[.M42])" office:value-type="float" office:value="0">
            <text:p>0</text:p>
          </table:table-cell>
          <table:table-cell table:formula="of:=IF(ISBLANK([.O42]);IF(ISERROR([.B42]);&quot;Err:&quot;&amp;ORG.OPENOFFICE.ERRORTYPE([.B42])=[.M42];OR([.P42]=[.B42];IF(AND(ISNUMBER([.P42]);ISNUMBER([.B42]));OR(AND([.P42]=0;ABS([.B42])&lt;1E-307);&quot;&quot;&amp;[.B42]=&quot;&quot;&amp;[.P42]))));[.O4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0100000000166667">
            <text:p>0.00010</text:p>
          </table:table-cell>
          <table:table-cell table:style-name="ce5" table:formula="of:=ASIN([.C43])" office:value-type="float" office:value="0.000100000000166667">
            <text:p>0.00010</text:p>
          </table:table-cell>
          <table:table-cell table:style-name="ce8" office:value-type="float" office:value="0.0001">
            <text:p>0.000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3]);[.A43];[.M43])" office:value-type="float" office:value="0.000100000000166667">
            <text:p>0.00010</text:p>
          </table:table-cell>
          <table:table-cell table:formula="of:=IF(ISBLANK([.O43]);IF(ISERROR([.B43]);&quot;Err:&quot;&amp;ORG.OPENOFFICE.ERRORTYPE([.B43])=[.M43];OR([.P43]=[.B43];IF(AND(ISNUMBER([.P43]);ISNUMBER([.B43]));OR(AND([.P43]=0;ABS([.B43])&lt;1E-307);&quot;&quot;&amp;[.B43]=&quot;&quot;&amp;[.P43]))));[.O4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523598775598299">
            <text:p>0.52360</text:p>
          </table:table-cell>
          <table:table-cell table:style-name="ce5" table:formula="of:=ASIN([.C44])" office:value-type="float" office:value="0.523598775598299">
            <text:p>0.52360</text:p>
          </table:table-cell>
          <table:table-cell table:style-name="ce8" office:value-type="float" office:value="0.5">
            <text:p>0.5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4]);[.A44];[.M44])" office:value-type="float" office:value="0.523598775598299">
            <text:p>0.52360</text:p>
          </table:table-cell>
          <table:table-cell table:formula="of:=IF(ISBLANK([.O44]);IF(ISERROR([.B44]);&quot;Err:&quot;&amp;ORG.OPENOFFICE.ERRORTYPE([.B44])=[.M44];OR([.P44]=[.B44];IF(AND(ISNUMBER([.P44]);ISNUMBER([.B44]));OR(AND([.P44]=0;ABS([.B44])&lt;1E-307);&quot;&quot;&amp;[.B44]=&quot;&quot;&amp;[.P44]))));[.O4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.55665407331738">
            <text:p>1.55665</text:p>
          </table:table-cell>
          <table:table-cell table:style-name="ce5" table:formula="of:=ASIN([.C45])" office:value-type="float" office:value="1.55665407331738">
            <text:p>1.55665</text:p>
          </table:table-cell>
          <table:table-cell table:style-name="ce8" office:value-type="float" office:value="0.9999">
            <text:p>0.9999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5]);[.A45];[.M45])" office:value-type="float" office:value="1.55665407331738">
            <text:p>1.55665</text:p>
          </table:table-cell>
          <table:table-cell table:formula="of:=IF(ISBLANK([.O45]);IF(ISERROR([.B45]);&quot;Err:&quot;&amp;ORG.OPENOFFICE.ERRORTYPE([.B45])=[.M45];OR([.P45]=[.B45];IF(AND(ISNUMBER([.P45]);ISNUMBER([.B45]));OR(AND([.P45]=0;ABS([.B45])&lt;1E-307);&quot;&quot;&amp;[.B45]=&quot;&quot;&amp;[.P45]))));[.O4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.5707963267949">
            <text:p>1.57080</text:p>
          </table:table-cell>
          <table:table-cell table:style-name="ce5" table:formula="of:=ASIN([.C46])" office:value-type="float" office:value="1.5707963267949">
            <text:p>1.57080</text:p>
          </table:table-cell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6]);[.A46];[.M46])" office:value-type="float" office:value="1.5707963267949">
            <text:p>1.57080</text:p>
          </table:table-cell>
          <table:table-cell table:formula="of:=IF(ISBLANK([.O46]);IF(ISERROR([.B46]);&quot;Err:&quot;&amp;ORG.OPENOFFICE.ERRORTYPE([.B46])=[.M46];OR([.P46]=[.B46];IF(AND(ISNUMBER([.P46]);ISNUMBER([.B46]));OR(AND([.P46]=0;ABS([.B46])&lt;1E-307);&quot;&quot;&amp;[.B46]=&quot;&quot;&amp;[.P46]))));[.O4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N/FE</text:p>
          </table:table-cell>
          <table:table-cell table:style-name="ce5" table:formula="of:=ASIN([.C47])" office:value-type="float" office:value="0">
            <text:p>#VALUE!</text:p>
          </table:table-cell>
          <table:table-cell table:style-name="ce8" office:value-type="float" office:value="-1.0001">
            <text:p>-1.000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 office:value-type="string">
            <text:p>Err:519</text:p>
          </table:table-cell>
          <table:table-cell table:style-name="ce5"/>
          <table:table-cell table:style-name="ce5"/>
          <table:table-cell table:formula="of:=IF(ISBLANK([.M47]);[.A47];[.M47])" office:value-type="string" office:string-value="Err:519">
            <text:p>Err:519</text:p>
          </table:table-cell>
          <table:table-cell table:formula="of:=IF(ISBLANK([.O47]);IF(ISERROR([.B47]);&quot;Err:&quot;&amp;ORG.OPENOFFICE.ERRORTYPE([.B47])=[.M47];OR([.P47]=[.B47];IF(AND(ISNUMBER([.P47]);ISNUMBER([.B47]));OR(AND([.P47]=0;ABS([.B47])&lt;1E-307);&quot;&quot;&amp;[.B47]=&quot;&quot;&amp;[.P47]))));[.O4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N/FE</text:p>
          </table:table-cell>
          <table:table-cell table:style-name="ce5" table:formula="of:=ASIN([.C48])" office:value-type="float" office:value="0">
            <text:p>#VALUE!</text:p>
          </table:table-cell>
          <table:table-cell table:style-name="ce8" office:value-type="float" office:value="1.0001">
            <text:p>1.000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 office:value-type="string">
            <text:p>Err:519</text:p>
          </table:table-cell>
          <table:table-cell table:style-name="ce5"/>
          <table:table-cell table:style-name="ce5"/>
          <table:table-cell table:formula="of:=IF(ISBLANK([.M48]);[.A48];[.M48])" office:value-type="string" office:string-value="Err:519">
            <text:p>Err:519</text:p>
          </table:table-cell>
          <table:table-cell table:formula="of:=IF(ISBLANK([.O48]);IF(ISERROR([.B48]);&quot;Err:&quot;&amp;ORG.OPENOFFICE.ERRORTYPE([.B48])=[.M48];OR([.P48]=[.B48];IF(AND(ISNUMBER([.P48]);ISNUMBER([.B48]));OR(AND([.P48]=0;ABS([.B48])&lt;1E-307);&quot;&quot;&amp;[.B48]=&quot;&quot;&amp;[.P48]))));[.O4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8" table:number-columns-repeated="7"/>
          <table:table-cell table:style-name="ce10"/>
          <table:table-cell table:style-name="ce5" table:number-columns-repeated="2"/>
          <table:table-cell table:style-name="ce11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ASINH([.C50]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office:value-type="string">
            <text:p>ASINH</text:p>
          </table:table-cell>
          <table:table-cell table:style-name="ce5" office:value-type="string">
            <text:p>ASINH</text:p>
          </table:table-cell>
          <table:table-cell table:style-name="ce11"/>
          <table:table-cell table:style-name="ce5"/>
          <table:table-cell table:style-name="ce5"/>
          <table:table-cell table:formula="of:=IF(ISBLANK([.M50]);[.A50];[.M50])" office:value-type="float" office:value="0">
            <text:p>0</text:p>
          </table:table-cell>
          <table:table-cell table:formula="of:=IF(ISBLANK([.O50]);IF(ISERROR([.B50]);&quot;Err:&quot;&amp;ORG.OPENOFFICE.ERRORTYPE([.B50])=[.M50];OR([.P50]=[.B50];IF(AND(ISNUMBER([.P50]);ISNUMBER([.B50]));OR(AND([.P50]=0;ABS([.B50])&lt;1E-307);&quot;&quot;&amp;[.B50]=&quot;&quot;&amp;[.P50]))));[.O5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481211825059603">
            <text:p>0.48121</text:p>
          </table:table-cell>
          <table:table-cell table:style-name="ce5" table:formula="of:=ASINH([.C51])" office:value-type="float" office:value="0.481211825059603">
            <text:p>0.48121</text:p>
          </table:table-cell>
          <table:table-cell table:style-name="ce8" office:value-type="float" office:value="0.5">
            <text:p>0.5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51]);[.A51];[.M51])" office:value-type="float" office:value="0.481211825059603">
            <text:p>0.48121</text:p>
          </table:table-cell>
          <table:table-cell table:formula="of:=IF(ISBLANK([.O51]);IF(ISERROR([.B51]);&quot;Err:&quot;&amp;ORG.OPENOFFICE.ERRORTYPE([.B51])=[.M51];OR([.P51]=[.B51];IF(AND(ISNUMBER([.P51]);ISNUMBER([.B51]));OR(AND([.P51]=0;ABS([.B51])&lt;1E-307);&quot;&quot;&amp;[.B51]=&quot;&quot;&amp;[.P51]))));[.O5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481211825059603">
            <text:p>-0.48121</text:p>
          </table:table-cell>
          <table:table-cell table:style-name="ce5" table:formula="of:=ASINH([.C52])" office:value-type="float" office:value="-0.481211825059603">
            <text:p>-0.48121</text:p>
          </table:table-cell>
          <table:table-cell table:style-name="ce8" office:value-type="float" office:value="-0.5">
            <text:p>-0.5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52]);[.A52];[.M52])" office:value-type="float" office:value="-0.481211825059603">
            <text:p>-0.48121</text:p>
          </table:table-cell>
          <table:table-cell table:formula="of:=IF(ISBLANK([.O52]);IF(ISERROR([.B52]);&quot;Err:&quot;&amp;ORG.OPENOFFICE.ERRORTYPE([.B52])=[.M52];OR([.P52]=[.B52];IF(AND(ISNUMBER([.P52]);ISNUMBER([.B52]));OR(AND([.P52]=0;ABS([.B52])&lt;1E-307);&quot;&quot;&amp;[.B52]=&quot;&quot;&amp;[.P52]))));[.O5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.44363547517881">
            <text:p>1.44364</text:p>
          </table:table-cell>
          <table:table-cell table:style-name="ce5" table:formula="of:=ASINH([.C53])" office:value-type="float" office:value="1.44363547517881">
            <text:p>1.44364</text:p>
          </table:table-cell>
          <table:table-cell table:style-name="ce8" office:value-type="float" office:value="2">
            <text:p>2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53]);[.A53];[.M53])" office:value-type="float" office:value="1.44363547517881">
            <text:p>1.44364</text:p>
          </table:table-cell>
          <table:table-cell table:formula="of:=IF(ISBLANK([.O53]);IF(ISERROR([.B53]);&quot;Err:&quot;&amp;ORG.OPENOFFICE.ERRORTYPE([.B53])=[.M53];OR([.P53]=[.B53];IF(AND(ISNUMBER([.P53]);ISNUMBER([.B53]));OR(AND([.P53]=0;ABS([.B53])&lt;1E-307);&quot;&quot;&amp;[.B53]=&quot;&quot;&amp;[.P53]))));[.O5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1.44363547517881">
            <text:p>-1.44364</text:p>
          </table:table-cell>
          <table:table-cell table:style-name="ce5" table:formula="of:=ASINH([.C54])" office:value-type="float" office:value="-1.44363547517881">
            <text:p>-1.44364</text:p>
          </table:table-cell>
          <table:table-cell table:style-name="ce8" office:value-type="float" office:value="-2">
            <text:p>-2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54]);[.A54];[.M54])" office:value-type="float" office:value="-1.44363547517881">
            <text:p>-1.44364</text:p>
          </table:table-cell>
          <table:table-cell table:formula="of:=IF(ISBLANK([.O54]);IF(ISERROR([.B54]);&quot;Err:&quot;&amp;ORG.OPENOFFICE.ERRORTYPE([.B54])=[.M54];OR([.P54]=[.B54];IF(AND(ISNUMBER([.P54]);ISNUMBER([.B54]));OR(AND([.P54]=0;ABS([.B54])&lt;1E-307);&quot;&quot;&amp;[.B54]=&quot;&quot;&amp;[.P54]))));[.O5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.81844645923207">
            <text:p>1.81845</text:p>
          </table:table-cell>
          <table:table-cell table:style-name="ce5" table:formula="of:=ASINH([.C55])" office:value-type="float" office:value="1.81844645923207">
            <text:p>1.81845</text:p>
          </table:table-cell>
          <table:table-cell table:style-name="ce8" office:value-type="float" office:value="3">
            <text:p>3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55]);[.A55];[.M55])" office:value-type="float" office:value="1.81844645923207">
            <text:p>1.81845</text:p>
          </table:table-cell>
          <table:table-cell table:formula="of:=IF(ISBLANK([.O55]);IF(ISERROR([.B55]);&quot;Err:&quot;&amp;ORG.OPENOFFICE.ERRORTYPE([.B55])=[.M55];OR([.P55]=[.B55];IF(AND(ISNUMBER([.P55]);ISNUMBER([.B55]));OR(AND([.P55]=0;ABS([.B55])&lt;1E-307);&quot;&quot;&amp;[.B55]=&quot;&quot;&amp;[.P55]))));[.O5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.31243834127275">
            <text:p>2.31244</text:p>
          </table:table-cell>
          <table:table-cell table:style-name="ce5" table:formula="of:=ASINH([.C56])" office:value-type="float" office:value="2.31243834127275">
            <text:p>2.31244</text:p>
          </table:table-cell>
          <table:table-cell table:style-name="ce8" office:value-type="float" office:value="5">
            <text:p>5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56]);[.A56];[.M56])" office:value-type="float" office:value="2.31243834127275">
            <text:p>2.31244</text:p>
          </table:table-cell>
          <table:table-cell table:formula="of:=IF(ISBLANK([.O56]);IF(ISERROR([.B56]);&quot;Err:&quot;&amp;ORG.OPENOFFICE.ERRORTYPE([.B56])=[.M56];OR([.P56]=[.B56];IF(AND(ISNUMBER([.P56]);ISNUMBER([.B56]));OR(AND([.P56]=0;ABS([.B56])&lt;1E-307);&quot;&quot;&amp;[.B56]=&quot;&quot;&amp;[.P56]))));[.O5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.99822295029797">
            <text:p>2.99822</text:p>
          </table:table-cell>
          <table:table-cell table:style-name="ce5" table:formula="of:=ASINH([.C57])" office:value-type="float" office:value="2.99822295029797">
            <text:p>2.99822</text:p>
          </table:table-cell>
          <table:table-cell table:style-name="ce8" office:value-type="float" office:value="10">
            <text:p>1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57]);[.A57];[.M57])" office:value-type="float" office:value="2.99822295029797">
            <text:p>2.99822</text:p>
          </table:table-cell>
          <table:table-cell table:formula="of:=IF(ISBLANK([.O57]);IF(ISERROR([.B57]);&quot;Err:&quot;&amp;ORG.OPENOFFICE.ERRORTYPE([.B57])=[.M57];OR([.P57]=[.B57];IF(AND(ISNUMBER([.P57]);ISNUMBER([.B57]));OR(AND([.P57]=0;ABS([.B57])&lt;1E-307);&quot;&quot;&amp;[.B57]=&quot;&quot;&amp;[.P57]))));[.O5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5.29834236561059">
            <text:p>5.29834</text:p>
          </table:table-cell>
          <table:table-cell table:style-name="ce5" table:formula="of:=ASINH([.C58])" office:value-type="float" office:value="5.29834236561059">
            <text:p>5.29834</text:p>
          </table:table-cell>
          <table:table-cell table:style-name="ce8" office:value-type="float" office:value="100">
            <text:p>10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58]);[.A58];[.M58])" office:value-type="float" office:value="5.29834236561059">
            <text:p>5.29834</text:p>
          </table:table-cell>
          <table:table-cell table:formula="of:=IF(ISBLANK([.O58]);IF(ISERROR([.B58]);&quot;Err:&quot;&amp;ORG.OPENOFFICE.ERRORTYPE([.B58])=[.M58];OR([.P58]=[.B58];IF(AND(ISNUMBER([.P58]);ISNUMBER([.B58]));OR(AND([.P58]=0;ABS([.B58])&lt;1E-307);&quot;&quot;&amp;[.B58]=&quot;&quot;&amp;[.P58]))));[.O5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2.2060726455552">
            <text:p>12.20607</text:p>
          </table:table-cell>
          <table:table-cell table:style-name="ce5" table:formula="of:=ASINH([.C59])" office:value-type="float" office:value="12.2060726455552">
            <text:p>12.20607</text:p>
          </table:table-cell>
          <table:table-cell table:style-name="ce8" office:value-type="float" office:value="100000">
            <text:p>10000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59]);[.A59];[.M59])" office:value-type="float" office:value="12.2060726455552">
            <text:p>12.20607</text:p>
          </table:table-cell>
          <table:table-cell table:formula="of:=IF(ISBLANK([.O59]);IF(ISERROR([.B59]);&quot;Err:&quot;&amp;ORG.OPENOFFICE.ERRORTYPE([.B59])=[.M59];OR([.P59]=[.B59];IF(AND(ISNUMBER([.P59]);ISNUMBER([.B59]));OR(AND([.P59]=0;ABS([.B59])&lt;1E-307);&quot;&quot;&amp;[.B59]=&quot;&quot;&amp;[.P59]))));[.O5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12.2060726455552">
            <text:p>-12.20607</text:p>
          </table:table-cell>
          <table:table-cell table:style-name="ce5" table:formula="of:=ASINH([.C60])" office:value-type="float" office:value="-12.2060726455552">
            <text:p>-12.20607</text:p>
          </table:table-cell>
          <table:table-cell table:style-name="ce8" office:value-type="float" office:value="-100000">
            <text:p>-10000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60]);[.A60];[.M60])" office:value-type="float" office:value="-12.2060726455552">
            <text:p>-12.20607</text:p>
          </table:table-cell>
          <table:table-cell table:formula="of:=IF(ISBLANK([.O60]);IF(ISERROR([.B60]);&quot;Err:&quot;&amp;ORG.OPENOFFICE.ERRORTYPE([.B60])=[.M60];OR([.P60]=[.B60];IF(AND(ISNUMBER([.P60]);ISNUMBER([.B60]));OR(AND([.P60]=0;ABS([.B60])&lt;1E-307);&quot;&quot;&amp;[.B60]=&quot;&quot;&amp;[.P60]))));[.O6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8" table:number-columns-repeated="7"/>
          <table:table-cell table:style-name="ce10"/>
          <table:table-cell table:style-name="ce5" table:number-columns-repeated="2"/>
          <table:table-cell table:style-name="ce11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1.5707963257949">
            <text:p>-1.57080</text:p>
          </table:table-cell>
          <table:table-cell table:style-name="ce5" table:formula="of:=ATAN([.C62])" office:value-type="float" office:value="-1.5707963257949">
            <text:p>-1.57080</text:p>
          </table:table-cell>
          <table:table-cell table:style-name="ce8" office:value-type="float" office:value="-1000000000">
            <text:p>-100000000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office:value-type="string">
            <text:p>ATAN</text:p>
          </table:table-cell>
          <table:table-cell table:style-name="ce5" office:value-type="string">
            <text:p>ATAN</text:p>
          </table:table-cell>
          <table:table-cell table:style-name="ce11"/>
          <table:table-cell table:style-name="ce5"/>
          <table:table-cell table:style-name="ce5"/>
          <table:table-cell table:formula="of:=IF(ISBLANK([.M62]);[.A62];[.M62])" office:value-type="float" office:value="-1.5707963257949">
            <text:p>-1.57080</text:p>
          </table:table-cell>
          <table:table-cell table:formula="of:=IF(ISBLANK([.O62]);IF(ISERROR([.B62]);&quot;Err:&quot;&amp;ORG.OPENOFFICE.ERRORTYPE([.B62])=[.M62];OR([.P62]=[.B62];IF(AND(ISNUMBER([.P62]);ISNUMBER([.B62]));OR(AND([.P62]=0;ABS([.B62])&lt;1E-307);&quot;&quot;&amp;[.B62]=&quot;&quot;&amp;[.P62]))));[.O6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1.56979632712823">
            <text:p>-1.56980</text:p>
          </table:table-cell>
          <table:table-cell table:style-name="ce5" table:formula="of:=ATAN([.C63])" office:value-type="float" office:value="-1.56979632712823">
            <text:p>-1.56980</text:p>
          </table:table-cell>
          <table:table-cell table:style-name="ce8" office:value-type="float" office:value="-1000">
            <text:p>-100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63]);[.A63];[.M63])" office:value-type="float" office:value="-1.56979632712823">
            <text:p>-1.56980</text:p>
          </table:table-cell>
          <table:table-cell table:formula="of:=IF(ISBLANK([.O63]);IF(ISERROR([.B63]);&quot;Err:&quot;&amp;ORG.OPENOFFICE.ERRORTYPE([.B63])=[.M63];OR([.P63]=[.B63];IF(AND(ISNUMBER([.P63]);ISNUMBER([.B63]));OR(AND([.P63]=0;ABS([.B63])&lt;1E-307);&quot;&quot;&amp;[.B63]=&quot;&quot;&amp;[.P63]))));[.O6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785398163397448">
            <text:p>-0.78540</text:p>
          </table:table-cell>
          <table:table-cell table:style-name="ce5" table:formula="of:=ATAN([.C64])" office:value-type="float" office:value="-0.785398163397448">
            <text:p>-0.78540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64]);[.A64];[.M64])" office:value-type="float" office:value="-0.785398163397448">
            <text:p>-0.78540</text:p>
          </table:table-cell>
          <table:table-cell table:formula="of:=IF(ISBLANK([.O64]);IF(ISERROR([.B64]);&quot;Err:&quot;&amp;ORG.OPENOFFICE.ERRORTYPE([.B64])=[.M64];OR([.P64]=[.B64];IF(AND(ISNUMBER([.P64]);ISNUMBER([.B64]));OR(AND([.P64]=0;ABS([.B64])&lt;1E-307);&quot;&quot;&amp;[.B64]=&quot;&quot;&amp;[.P64]))));[.O6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099668652491162">
            <text:p>-0.09967</text:p>
          </table:table-cell>
          <table:table-cell table:style-name="ce5" table:formula="of:=ATAN([.C65])" office:value-type="float" office:value="-0.099668652491162">
            <text:p>-0.09967</text:p>
          </table:table-cell>
          <table:table-cell table:style-name="ce8" office:value-type="float" office:value="-0.1">
            <text:p>-0.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65]);[.A65];[.M65])" office:value-type="float" office:value="-0.099668652491162">
            <text:p>-0.09967</text:p>
          </table:table-cell>
          <table:table-cell table:formula="of:=IF(ISBLANK([.O65]);IF(ISERROR([.B65]);&quot;Err:&quot;&amp;ORG.OPENOFFICE.ERRORTYPE([.B65])=[.M65];OR([.P65]=[.B65];IF(AND(ISNUMBER([.P65]);ISNUMBER([.B65]));OR(AND([.P65]=0;ABS([.B65])&lt;1E-307);&quot;&quot;&amp;[.B65]=&quot;&quot;&amp;[.P65]))));[.O6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000999999666666867">
            <text:p>-0.00100</text:p>
          </table:table-cell>
          <table:table-cell table:style-name="ce5" table:formula="of:=ATAN([.C66])" office:value-type="float" office:value="-0.000999999666666867">
            <text:p>-0.00100</text:p>
          </table:table-cell>
          <table:table-cell table:style-name="ce8" office:value-type="float" office:value="-0.001">
            <text:p>-0.00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66]);[.A66];[.M66])" office:value-type="float" office:value="-0.000999999666666867">
            <text:p>-0.00100</text:p>
          </table:table-cell>
          <table:table-cell table:formula="of:=IF(ISBLANK([.O66]);IF(ISERROR([.B66]);&quot;Err:&quot;&amp;ORG.OPENOFFICE.ERRORTYPE([.B66])=[.M66];OR([.P66]=[.B66];IF(AND(ISNUMBER([.P66]);ISNUMBER([.B66]));OR(AND([.P66]=0;ABS([.B66])&lt;1E-307);&quot;&quot;&amp;[.B66]=&quot;&quot;&amp;[.P66]))));[.O6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ATAN([.C67]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67]);[.A67];[.M67])" office:value-type="float" office:value="0">
            <text:p>0</text:p>
          </table:table-cell>
          <table:table-cell table:formula="of:=IF(ISBLANK([.O67]);IF(ISERROR([.B67]);&quot;Err:&quot;&amp;ORG.OPENOFFICE.ERRORTYPE([.B67])=[.M67];OR([.P67]=[.B67];IF(AND(ISNUMBER([.P67]);ISNUMBER([.B67]));OR(AND([.P67]=0;ABS([.B67])&lt;1E-307);&quot;&quot;&amp;[.B67]=&quot;&quot;&amp;[.P67]))));[.O6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0999999666666867">
            <text:p>0.00100</text:p>
          </table:table-cell>
          <table:table-cell table:style-name="ce5" table:formula="of:=ATAN([.C68])" office:value-type="float" office:value="0.000999999666666867">
            <text:p>0.00100</text:p>
          </table:table-cell>
          <table:table-cell table:style-name="ce8" office:value-type="float" office:value="0.001">
            <text:p>0.00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68]);[.A68];[.M68])" office:value-type="float" office:value="0.000999999666666867">
            <text:p>0.00100</text:p>
          </table:table-cell>
          <table:table-cell table:formula="of:=IF(ISBLANK([.O68]);IF(ISERROR([.B68]);&quot;Err:&quot;&amp;ORG.OPENOFFICE.ERRORTYPE([.B68])=[.M68];OR([.P68]=[.B68];IF(AND(ISNUMBER([.P68]);ISNUMBER([.B68]));OR(AND([.P68]=0;ABS([.B68])&lt;1E-307);&quot;&quot;&amp;[.B68]=&quot;&quot;&amp;[.P68]))));[.O6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99668652491162">
            <text:p>0.09967</text:p>
          </table:table-cell>
          <table:table-cell table:style-name="ce5" table:formula="of:=ATAN([.C69])" office:value-type="float" office:value="0.099668652491162">
            <text:p>0.09967</text:p>
          </table:table-cell>
          <table:table-cell table:style-name="ce8" office:value-type="float" office:value="0.1">
            <text:p>0.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69]);[.A69];[.M69])" office:value-type="float" office:value="0.099668652491162">
            <text:p>0.09967</text:p>
          </table:table-cell>
          <table:table-cell table:formula="of:=IF(ISBLANK([.O69]);IF(ISERROR([.B69]);&quot;Err:&quot;&amp;ORG.OPENOFFICE.ERRORTYPE([.B69])=[.M69];OR([.P69]=[.B69];IF(AND(ISNUMBER([.P69]);ISNUMBER([.B69]));OR(AND([.P69]=0;ABS([.B69])&lt;1E-307);&quot;&quot;&amp;[.B69]=&quot;&quot;&amp;[.P69]))));[.O6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785398163397448">
            <text:p>0.78540</text:p>
          </table:table-cell>
          <table:table-cell table:style-name="ce5" table:formula="of:=ATAN([.C70])" office:value-type="float" office:value="0.785398163397448">
            <text:p>0.78540</text:p>
          </table:table-cell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70]);[.A70];[.M70])" office:value-type="float" office:value="0.785398163397448">
            <text:p>0.78540</text:p>
          </table:table-cell>
          <table:table-cell table:formula="of:=IF(ISBLANK([.O70]);IF(ISERROR([.B70]);&quot;Err:&quot;&amp;ORG.OPENOFFICE.ERRORTYPE([.B70])=[.M70];OR([.P70]=[.B70];IF(AND(ISNUMBER([.P70]);ISNUMBER([.B70]));OR(AND([.P70]=0;ABS([.B70])&lt;1E-307);&quot;&quot;&amp;[.B70]=&quot;&quot;&amp;[.P70]))));[.O7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.56979632712823">
            <text:p>1.56980</text:p>
          </table:table-cell>
          <table:table-cell table:style-name="ce5" table:formula="of:=ATAN([.C71])" office:value-type="float" office:value="1.56979632712823">
            <text:p>1.56980</text:p>
          </table:table-cell>
          <table:table-cell table:style-name="ce8" office:value-type="float" office:value="1000">
            <text:p>100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71]);[.A71];[.M71])" office:value-type="float" office:value="1.56979632712823">
            <text:p>1.56980</text:p>
          </table:table-cell>
          <table:table-cell table:formula="of:=IF(ISBLANK([.O71]);IF(ISERROR([.B71]);&quot;Err:&quot;&amp;ORG.OPENOFFICE.ERRORTYPE([.B71])=[.M71];OR([.P71]=[.B71];IF(AND(ISNUMBER([.P71]);ISNUMBER([.B71]));OR(AND([.P71]=0;ABS([.B71])&lt;1E-307);&quot;&quot;&amp;[.B71]=&quot;&quot;&amp;[.P71]))));[.O7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.5707963257949">
            <text:p>1.57080</text:p>
          </table:table-cell>
          <table:table-cell table:style-name="ce5" table:formula="of:=ATAN([.C72])" office:value-type="float" office:value="1.5707963257949">
            <text:p>1.57080</text:p>
          </table:table-cell>
          <table:table-cell table:style-name="ce8" office:value-type="float" office:value="1000000000">
            <text:p>100000000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72]);[.A72];[.M72])" office:value-type="float" office:value="1.5707963257949">
            <text:p>1.57080</text:p>
          </table:table-cell>
          <table:table-cell table:formula="of:=IF(ISBLANK([.O72]);IF(ISERROR([.B72]);&quot;Err:&quot;&amp;ORG.OPENOFFICE.ERRORTYPE([.B72])=[.M72];OR([.P72]=[.B72];IF(AND(ISNUMBER([.P72]);ISNUMBER([.B72]));OR(AND([.P72]=0;ABS([.B72])&lt;1E-307);&quot;&quot;&amp;[.B72]=&quot;&quot;&amp;[.P72]))));[.O7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8" table:number-columns-repeated="7"/>
          <table:table-cell table:style-name="ce10"/>
          <table:table-cell table:style-name="ce5" table:number-columns-repeated="2"/>
          <table:table-cell table:style-name="ce11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ATANH([.C74]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office:value-type="string">
            <text:p>ATANH</text:p>
          </table:table-cell>
          <table:table-cell table:style-name="ce5" office:value-type="string">
            <text:p>ATANH</text:p>
          </table:table-cell>
          <table:table-cell table:style-name="ce11"/>
          <table:table-cell table:style-name="ce5"/>
          <table:table-cell table:style-name="ce5"/>
          <table:table-cell table:formula="of:=IF(ISBLANK([.M74]);[.A74];[.M74])" office:value-type="float" office:value="0">
            <text:p>0</text:p>
          </table:table-cell>
          <table:table-cell table:formula="of:=IF(ISBLANK([.O74]);IF(ISERROR([.B74]);&quot;Err:&quot;&amp;ORG.OPENOFFICE.ERRORTYPE([.B74])=[.M74];OR([.P74]=[.B74];IF(AND(ISNUMBER([.P74]);ISNUMBER([.B74]));OR(AND([.P74]=0;ABS([.B74])&lt;1E-307);&quot;&quot;&amp;[.B74]=&quot;&quot;&amp;[.P74]))));[.O7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100335347731076">
            <text:p>0.10034</text:p>
          </table:table-cell>
          <table:table-cell table:style-name="ce5" table:formula="of:=ATANH([.C75])" office:value-type="float" office:value="0.100335347731076">
            <text:p>0.10034</text:p>
          </table:table-cell>
          <table:table-cell table:style-name="ce8" office:value-type="float" office:value="0.1">
            <text:p>0.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75]);[.A75];[.M75])" office:value-type="float" office:value="0.100335347731076">
            <text:p>0.10034</text:p>
          </table:table-cell>
          <table:table-cell table:formula="of:=IF(ISBLANK([.O75]);IF(ISERROR([.B75]);&quot;Err:&quot;&amp;ORG.OPENOFFICE.ERRORTYPE([.B75])=[.M75];OR([.P75]=[.B75];IF(AND(ISNUMBER([.P75]);ISNUMBER([.B75]));OR(AND([.P75]=0;ABS([.B75])&lt;1E-307);&quot;&quot;&amp;[.B75]=&quot;&quot;&amp;[.P75]))));[.O7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100335347731076">
            <text:p>-0.10034</text:p>
          </table:table-cell>
          <table:table-cell table:style-name="ce5" table:formula="of:=ATANH([.C76])" office:value-type="float" office:value="-0.100335347731076">
            <text:p>-0.10034</text:p>
          </table:table-cell>
          <table:table-cell table:style-name="ce8" office:value-type="float" office:value="-0.1">
            <text:p>-0.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76]);[.A76];[.M76])" office:value-type="float" office:value="-0.100335347731076">
            <text:p>-0.10034</text:p>
          </table:table-cell>
          <table:table-cell table:formula="of:=IF(ISBLANK([.O76]);IF(ISERROR([.B76]);&quot;Err:&quot;&amp;ORG.OPENOFFICE.ERRORTYPE([.B76])=[.M76];OR([.P76]=[.B76];IF(AND(ISNUMBER([.P76]);ISNUMBER([.B76]));OR(AND([.P76]=0;ABS([.B76])&lt;1E-307);&quot;&quot;&amp;[.B76]=&quot;&quot;&amp;[.P76]))));[.O7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549306144334055">
            <text:p>0.54931</text:p>
          </table:table-cell>
          <table:table-cell table:style-name="ce5" table:formula="of:=ATANH([.C77])" office:value-type="float" office:value="0.549306144334055">
            <text:p>0.54931</text:p>
          </table:table-cell>
          <table:table-cell table:style-name="ce8" office:value-type="float" office:value="0.5">
            <text:p>0.5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77]);[.A77];[.M77])" office:value-type="float" office:value="0.549306144334055">
            <text:p>0.54931</text:p>
          </table:table-cell>
          <table:table-cell table:formula="of:=IF(ISBLANK([.O77]);IF(ISERROR([.B77]);&quot;Err:&quot;&amp;ORG.OPENOFFICE.ERRORTYPE([.B77])=[.M77];OR([.P77]=[.B77];IF(AND(ISNUMBER([.P77]);ISNUMBER([.B77]));OR(AND([.P77]=0;ABS([.B77])&lt;1E-307);&quot;&quot;&amp;[.B77]=&quot;&quot;&amp;[.P77]))));[.O7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549306144334055">
            <text:p>-0.54931</text:p>
          </table:table-cell>
          <table:table-cell table:style-name="ce5" table:formula="of:=ATANH([.C78])" office:value-type="float" office:value="-0.549306144334055">
            <text:p>-0.54931</text:p>
          </table:table-cell>
          <table:table-cell table:style-name="ce8" office:value-type="float" office:value="-0.5">
            <text:p>-0.5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78]);[.A78];[.M78])" office:value-type="float" office:value="-0.549306144334055">
            <text:p>-0.54931</text:p>
          </table:table-cell>
          <table:table-cell table:formula="of:=IF(ISBLANK([.O78]);IF(ISERROR([.B78]);&quot;Err:&quot;&amp;ORG.OPENOFFICE.ERRORTYPE([.B78])=[.M78];OR([.P78]=[.B78];IF(AND(ISNUMBER([.P78]);ISNUMBER([.B78]));OR(AND([.P78]=0;ABS([.B78])&lt;1E-307);&quot;&quot;&amp;[.B78]=&quot;&quot;&amp;[.P78]))));[.O7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867300527694053">
            <text:p>0.86730</text:p>
          </table:table-cell>
          <table:table-cell table:style-name="ce5" table:formula="of:=ATANH([.C79])" office:value-type="float" office:value="0.867300527694053">
            <text:p>0.86730</text:p>
          </table:table-cell>
          <table:table-cell table:style-name="ce8" office:value-type="float" office:value="0.7">
            <text:p>0.7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79]);[.A79];[.M79])" office:value-type="float" office:value="0.867300527694053">
            <text:p>0.86730</text:p>
          </table:table-cell>
          <table:table-cell table:formula="of:=IF(ISBLANK([.O79]);IF(ISERROR([.B79]);&quot;Err:&quot;&amp;ORG.OPENOFFICE.ERRORTYPE([.B79])=[.M79];OR([.P79]=[.B79];IF(AND(ISNUMBER([.P79]);ISNUMBER([.B79]));OR(AND([.P79]=0;ABS([.B79])&lt;1E-307);&quot;&quot;&amp;[.B79]=&quot;&quot;&amp;[.P79]))));[.O7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867300527694053">
            <text:p>-0.86730</text:p>
          </table:table-cell>
          <table:table-cell table:style-name="ce5" table:formula="of:=ATANH([.C80])" office:value-type="float" office:value="-0.867300527694053">
            <text:p>-0.86730</text:p>
          </table:table-cell>
          <table:table-cell table:style-name="ce8" office:value-type="float" office:value="-0.7">
            <text:p>-0.7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80]);[.A80];[.M80])" office:value-type="float" office:value="-0.867300527694053">
            <text:p>-0.86730</text:p>
          </table:table-cell>
          <table:table-cell table:formula="of:=IF(ISBLANK([.O80]);IF(ISERROR([.B80]);&quot;Err:&quot;&amp;ORG.OPENOFFICE.ERRORTYPE([.B80])=[.M80];OR([.P80]=[.B80];IF(AND(ISNUMBER([.P80]);ISNUMBER([.B80]));OR(AND([.P80]=0;ABS([.B80])&lt;1E-307);&quot;&quot;&amp;[.B80]=&quot;&quot;&amp;[.P80]))));[.O8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+Inf/FE</text:p>
          </table:table-cell>
          <table:table-cell table:style-name="ce5" table:formula="of:=ATANH([.C81])" office:value-type="float" office:value="0">
            <text:p>Err:502</text:p>
          </table:table-cell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 office:value-type="string">
            <text:p>Err:502</text:p>
          </table:table-cell>
          <table:table-cell table:style-name="ce5"/>
          <table:table-cell table:style-name="ce5"/>
          <table:table-cell table:formula="of:=IF(ISBLANK([.M81]);[.A81];[.M81])" office:value-type="string" office:string-value="Err:502">
            <text:p>Err:502</text:p>
          </table:table-cell>
          <table:table-cell table:formula="of:=IF(ISBLANK([.O81]);IF(ISERROR([.B81]);&quot;Err:&quot;&amp;ORG.OPENOFFICE.ERRORTYPE([.B81])=[.M81];OR([.P81]=[.B81];IF(AND(ISNUMBER([.P81]);ISNUMBER([.B81]));OR(AND([.P81]=0;ABS([.B81])&lt;1E-307);&quot;&quot;&amp;[.B81]=&quot;&quot;&amp;[.P81]))));[.O8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-Inf/FE</text:p>
          </table:table-cell>
          <table:table-cell table:style-name="ce5" table:formula="of:=ATANH([.C82])" office:value-type="float" office:value="0">
            <text:p>Err:502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 office:value-type="string">
            <text:p>Err:502</text:p>
          </table:table-cell>
          <table:table-cell table:style-name="ce5"/>
          <table:table-cell table:style-name="ce5"/>
          <table:table-cell table:formula="of:=IF(ISBLANK([.M82]);[.A82];[.M82])" office:value-type="string" office:string-value="Err:502">
            <text:p>Err:502</text:p>
          </table:table-cell>
          <table:table-cell table:formula="of:=IF(ISBLANK([.O82]);IF(ISERROR([.B82]);&quot;Err:&quot;&amp;ORG.OPENOFFICE.ERRORTYPE([.B82])=[.M82];OR([.P82]=[.B82];IF(AND(ISNUMBER([.P82]);ISNUMBER([.B82]));OR(AND([.P82]=0;ABS([.B82])&lt;1E-307);&quot;&quot;&amp;[.B82]=&quot;&quot;&amp;[.P82]))));[.O8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N/FE</text:p>
          </table:table-cell>
          <table:table-cell table:style-name="ce5" table:formula="of:=ATANH([.C83])" office:value-type="float" office:value="0">
            <text:p>Err:502</text:p>
          </table:table-cell>
          <table:table-cell table:style-name="ce8" office:value-type="float" office:value="2">
            <text:p>2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 office:value-type="string">
            <text:p>Err:502</text:p>
          </table:table-cell>
          <table:table-cell table:style-name="ce5"/>
          <table:table-cell table:style-name="ce5"/>
          <table:table-cell table:formula="of:=IF(ISBLANK([.M83]);[.A83];[.M83])" office:value-type="string" office:string-value="Err:502">
            <text:p>Err:502</text:p>
          </table:table-cell>
          <table:table-cell table:formula="of:=IF(ISBLANK([.O83]);IF(ISERROR([.B83]);&quot;Err:&quot;&amp;ORG.OPENOFFICE.ERRORTYPE([.B83])=[.M83];OR([.P83]=[.B83];IF(AND(ISNUMBER([.P83]);ISNUMBER([.B83]));OR(AND([.P83]=0;ABS([.B83])&lt;1E-307);&quot;&quot;&amp;[.B83]=&quot;&quot;&amp;[.P83]))));[.O8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N/FE</text:p>
          </table:table-cell>
          <table:table-cell table:style-name="ce5" table:formula="of:=ATANH([.C84])" office:value-type="float" office:value="0">
            <text:p>Err:502</text:p>
          </table:table-cell>
          <table:table-cell table:style-name="ce8" office:value-type="float" office:value="1000">
            <text:p>100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 office:value-type="string">
            <text:p>Err:502</text:p>
          </table:table-cell>
          <table:table-cell table:style-name="ce5"/>
          <table:table-cell table:style-name="ce5"/>
          <table:table-cell table:formula="of:=IF(ISBLANK([.M84]);[.A84];[.M84])" office:value-type="string" office:string-value="Err:502">
            <text:p>Err:502</text:p>
          </table:table-cell>
          <table:table-cell table:formula="of:=IF(ISBLANK([.O84]);IF(ISERROR([.B84]);&quot;Err:&quot;&amp;ORG.OPENOFFICE.ERRORTYPE([.B84])=[.M84];OR([.P84]=[.B84];IF(AND(ISNUMBER([.P84]);ISNUMBER([.B84]));OR(AND([.P84]=0;ABS([.B84])&lt;1E-307);&quot;&quot;&amp;[.B84]=&quot;&quot;&amp;[.P84]))));[.O8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8" table:number-columns-repeated="7"/>
          <table:table-cell table:style-name="ce10"/>
          <table:table-cell table:style-name="ce5" table:number-columns-repeated="2"/>
          <table:table-cell table:style-name="ce11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2.35619449019234">
            <text:p>-2.35619</text:p>
          </table:table-cell>
          <table:table-cell table:style-name="ce5" table:formula="of:=ATAN2([.C86];[.D86])" office:value-type="float" office:value="-2.35619449019234">
            <text:p>-2.35619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office:value-type="string">
            <text:p>ATAN2</text:p>
          </table:table-cell>
          <table:table-cell table:style-name="ce5" office:value-type="string">
            <text:p>ATAN2</text:p>
          </table:table-cell>
          <table:table-cell table:style-name="ce11"/>
          <table:table-cell table:style-name="ce5"/>
          <table:table-cell table:style-name="ce5"/>
          <table:table-cell table:formula="of:=IF(ISBLANK([.M86]);[.A86];[.M86])" office:value-type="float" office:value="-2.35619449019234">
            <text:p>-2.35619</text:p>
          </table:table-cell>
          <table:table-cell table:formula="of:=IF(ISBLANK([.O86]);IF(ISERROR([.B86]);&quot;Err:&quot;&amp;ORG.OPENOFFICE.ERRORTYPE([.B86])=[.M86];OR([.P86]=[.B86];IF(AND(ISNUMBER([.P86]);ISNUMBER([.B86]));OR(AND([.P86]=0;ABS([.B86])&lt;1E-307);&quot;&quot;&amp;[.B86]=&quot;&quot;&amp;[.P86]))));[.O8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785398163397448">
            <text:p>-0.78540</text:p>
          </table:table-cell>
          <table:table-cell table:style-name="ce5" table:formula="of:=ATAN2([.C87];[.D87])" office:value-type="float" office:value="-0.785398163397448">
            <text:p>-0.7854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87]);[.A87];[.M87])" office:value-type="float" office:value="-0.785398163397448">
            <text:p>-0.78540</text:p>
          </table:table-cell>
          <table:table-cell table:formula="of:=IF(ISBLANK([.O87]);IF(ISERROR([.B87]);&quot;Err:&quot;&amp;ORG.OPENOFFICE.ERRORTYPE([.B87])=[.M87];OR([.P87]=[.B87];IF(AND(ISNUMBER([.P87]);ISNUMBER([.B87]));OR(AND([.P87]=0;ABS([.B87])&lt;1E-307);&quot;&quot;&amp;[.B87]=&quot;&quot;&amp;[.P87]))));[.O8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1.5707963267949">
            <text:p>-1.57080</text:p>
          </table:table-cell>
          <table:table-cell table:style-name="ce5" table:formula="of:=ATAN2([.C88];[.D88])" office:value-type="float" office:value="-1.5707963267949">
            <text:p>-1.5708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88]);[.A88];[.M88])" office:value-type="float" office:value="-1.5707963267949">
            <text:p>-1.57080</text:p>
          </table:table-cell>
          <table:table-cell table:formula="of:=IF(ISBLANK([.O88]);IF(ISERROR([.B88]);&quot;Err:&quot;&amp;ORG.OPENOFFICE.ERRORTYPE([.B88])=[.M88];OR([.P88]=[.B88];IF(AND(ISNUMBER([.P88]);ISNUMBER([.B88]));OR(AND([.P88]=0;ABS([.B88])&lt;1E-307);&quot;&quot;&amp;[.B88]=&quot;&quot;&amp;[.P88]))));[.O8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.35619449019234">
            <text:p>2.35619</text:p>
          </table:table-cell>
          <table:table-cell table:style-name="ce5" table:formula="of:=ATAN2([.C89];[.D89])" office:value-type="float" office:value="2.35619449019234">
            <text:p>2.35619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89]);[.A89];[.M89])" office:value-type="float" office:value="2.35619449019234">
            <text:p>2.35619</text:p>
          </table:table-cell>
          <table:table-cell table:formula="of:=IF(ISBLANK([.O89]);IF(ISERROR([.B89]);&quot;Err:&quot;&amp;ORG.OPENOFFICE.ERRORTYPE([.B89])=[.M89];OR([.P89]=[.B89];IF(AND(ISNUMBER([.P89]);ISNUMBER([.B89]));OR(AND([.P89]=0;ABS([.B89])&lt;1E-307);&quot;&quot;&amp;[.B89]=&quot;&quot;&amp;[.P89]))));[.O8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785398163397448">
            <text:p>0.78540</text:p>
          </table:table-cell>
          <table:table-cell table:style-name="ce5" table:formula="of:=ATAN2([.C90];[.D90])" office:value-type="float" office:value="0.785398163397448">
            <text:p>0.7854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90]);[.A90];[.M90])" office:value-type="float" office:value="0.785398163397448">
            <text:p>0.78540</text:p>
          </table:table-cell>
          <table:table-cell table:formula="of:=IF(ISBLANK([.O90]);IF(ISERROR([.B90]);&quot;Err:&quot;&amp;ORG.OPENOFFICE.ERRORTYPE([.B90])=[.M90];OR([.P90]=[.B90];IF(AND(ISNUMBER([.P90]);ISNUMBER([.B90]));OR(AND([.P90]=0;ABS([.B90])&lt;1E-307);&quot;&quot;&amp;[.B90]=&quot;&quot;&amp;[.P90]))));[.O9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.5707963267949">
            <text:p>1.57080</text:p>
          </table:table-cell>
          <table:table-cell table:style-name="ce5" table:formula="of:=ATAN2([.C91];[.D91])" office:value-type="float" office:value="1.5707963267949">
            <text:p>1.5708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91]);[.A91];[.M91])" office:value-type="float" office:value="1.5707963267949">
            <text:p>1.57080</text:p>
          </table:table-cell>
          <table:table-cell table:formula="of:=IF(ISBLANK([.O91]);IF(ISERROR([.B91]);&quot;Err:&quot;&amp;ORG.OPENOFFICE.ERRORTYPE([.B91])=[.M91];OR([.P91]=[.B91];IF(AND(ISNUMBER([.P91]);ISNUMBER([.B91]));OR(AND([.P91]=0;ABS([.B91])&lt;1E-307);&quot;&quot;&amp;[.B91]=&quot;&quot;&amp;[.P91]))));[.O9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.14159265358979">
            <text:p>3.14159</text:p>
          </table:table-cell>
          <table:table-cell table:style-name="ce5" table:formula="of:=ATAN2([.C92];[.D92])" office:value-type="float" office:value="3.14159265358979">
            <text:p>3.14159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92]);[.A92];[.M92])" office:value-type="float" office:value="3.14159265358979">
            <text:p>3.14159</text:p>
          </table:table-cell>
          <table:table-cell table:formula="of:=IF(ISBLANK([.O92]);IF(ISERROR([.B92]);&quot;Err:&quot;&amp;ORG.OPENOFFICE.ERRORTYPE([.B92])=[.M92];OR([.P92]=[.B92];IF(AND(ISNUMBER([.P92]);ISNUMBER([.B92]));OR(AND([.P92]=0;ABS([.B92])&lt;1E-307);&quot;&quot;&amp;[.B92]=&quot;&quot;&amp;[.P92]))));[.O9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ATAN2([.C93];[.D93])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93]);[.A93];[.M93])" office:value-type="float" office:value="0">
            <text:p>0</text:p>
          </table:table-cell>
          <table:table-cell table:formula="of:=IF(ISBLANK([.O93]);IF(ISERROR([.B93]);&quot;Err:&quot;&amp;ORG.OPENOFFICE.ERRORTYPE([.B93])=[.M93];OR([.P93]=[.B93];IF(AND(ISNUMBER([.P93]);ISNUMBER([.B93]));OR(AND([.P93]=0;ABS([.B93])&lt;1E-307);&quot;&quot;&amp;[.B93]=&quot;&quot;&amp;[.P93]))));[.O9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ATAN2([.C94];[.D94]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94]);[.A94];[.M94])" office:value-type="float" office:value="0">
            <text:p>0</text:p>
          </table:table-cell>
          <table:table-cell table:formula="of:=IF(ISBLANK([.O94]);IF(ISERROR([.B94]);&quot;Err:&quot;&amp;ORG.OPENOFFICE.ERRORTYPE([.B94])=[.M94];OR([.P94]=[.B94];IF(AND(ISNUMBER([.P94]);ISNUMBER([.B94]));OR(AND([.P94]=0;ABS([.B94])&lt;1E-307);&quot;&quot;&amp;[.B94]=&quot;&quot;&amp;[.P94]))));[.O9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000999999666666867">
            <text:p>-0.00100</text:p>
          </table:table-cell>
          <table:table-cell table:style-name="ce5" table:formula="of:=ATAN2([.C95];[.D95])" office:value-type="float" office:value="-0.000999999666666866">
            <text:p>-0.0010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95]);[.A95];[.M95])" office:value-type="float" office:value="-0.000999999666666867">
            <text:p>-0.00100</text:p>
          </table:table-cell>
          <table:table-cell table:formula="of:=IF(ISBLANK([.O95]);IF(ISERROR([.B95]);&quot;Err:&quot;&amp;ORG.OPENOFFICE.ERRORTYPE([.B95])=[.M95];OR([.P95]=[.B95];IF(AND(ISNUMBER([.P95]);ISNUMBER([.B95]));OR(AND([.P95]=0;ABS([.B95])&lt;1E-307);&quot;&quot;&amp;[.B95]=&quot;&quot;&amp;[.P95]))));[.O9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0999999666666867">
            <text:p>0.00100</text:p>
          </table:table-cell>
          <table:table-cell table:style-name="ce5" table:formula="of:=ATAN2([.C96];[.D96])" office:value-type="float" office:value="0.000999999666666866">
            <text:p>0.0010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96]);[.A96];[.M96])" office:value-type="float" office:value="0.000999999666666867">
            <text:p>0.00100</text:p>
          </table:table-cell>
          <table:table-cell table:formula="of:=IF(ISBLANK([.O96]);IF(ISERROR([.B96]);&quot;Err:&quot;&amp;ORG.OPENOFFICE.ERRORTYPE([.B96])=[.M96];OR([.P96]=[.B96];IF(AND(ISNUMBER([.P96]);ISNUMBER([.B96]));OR(AND([.P96]=0;ABS([.B96])&lt;1E-307);&quot;&quot;&amp;[.B96]=&quot;&quot;&amp;[.P96]))));[.O9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8" table:number-columns-repeated="7"/>
          <table:table-cell table:style-name="ce10"/>
          <table:table-cell table:style-name="ce5" table:number-columns-repeated="2"/>
          <table:table-cell table:style-name="ce11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GEOMEAN([.C98];[.D98])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office:value-type="string">
            <text:p>GEOMEAN</text:p>
          </table:table-cell>
          <table:table-cell table:style-name="ce5" office:value-type="string">
            <text:p>GEOMEAN</text:p>
          </table:table-cell>
          <table:table-cell table:style-name="ce11"/>
          <table:table-cell table:style-name="ce5"/>
          <table:table-cell table:style-name="ce5"/>
          <table:table-cell table:formula="of:=IF(ISBLANK([.M98]);[.A98];[.M98])" office:value-type="float" office:value="1">
            <text:p>1</text:p>
          </table:table-cell>
          <table:table-cell table:formula="of:=IF(ISBLANK([.O98]);IF(ISERROR([.B98]);&quot;Err:&quot;&amp;ORG.OPENOFFICE.ERRORTYPE([.B98])=[.M98];OR([.P98]=[.B98];IF(AND(ISNUMBER([.P98]);ISNUMBER([.B98]));OR(AND([.P98]=0;ABS([.B98])&lt;1E-307);&quot;&quot;&amp;[.B98]=&quot;&quot;&amp;[.P98]))));[.O9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table:formula="of:=GEOMEAN([.C99];[.D99])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99]);[.A99];[.M99])" office:value-type="float" office:value="3">
            <text:p>3</text:p>
          </table:table-cell>
          <table:table-cell table:formula="of:=IF(ISBLANK([.O99]);IF(ISERROR([.B99]);&quot;Err:&quot;&amp;ORG.OPENOFFICE.ERRORTYPE([.B99])=[.M99];OR([.P99]=[.B99];IF(AND(ISNUMBER([.P99]);ISNUMBER([.B99]));OR(AND([.P99]=0;ABS([.B99])&lt;1E-307);&quot;&quot;&amp;[.B99]=&quot;&quot;&amp;[.P99]))));[.O9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.44948974278318">
            <text:p>2.44949</text:p>
          </table:table-cell>
          <table:table-cell table:style-name="ce5" table:formula="of:=GEOMEAN([.C100];[.D100])" office:value-type="float" office:value="2.44948974278318">
            <text:p>2.44949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00]);[.A100];[.M100])" office:value-type="float" office:value="2.44948974278318">
            <text:p>2.44949</text:p>
          </table:table-cell>
          <table:table-cell table:formula="of:=IF(ISBLANK([.O100]);IF(ISERROR([.B100]);&quot;Err:&quot;&amp;ORG.OPENOFFICE.ERRORTYPE([.B100])=[.M100];OR([.P100]=[.B100];IF(AND(ISNUMBER([.P100]);ISNUMBER([.B100]));OR(AND([.P100]=0;ABS([.B100])&lt;1E-307);&quot;&quot;&amp;[.B100]=&quot;&quot;&amp;[.P100]))));[.O10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5" table:formula="of:=GEOMEAN([.C101];[.D101])" office:value-type="float" office:value="12">
            <text:p>1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72">
            <text:p>72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01]);[.A101];[.M101])" office:value-type="float" office:value="12">
            <text:p>12</text:p>
          </table:table-cell>
          <table:table-cell table:formula="of:=IF(ISBLANK([.O101]);IF(ISERROR([.B101]);&quot;Err:&quot;&amp;ORG.OPENOFFICE.ERRORTYPE([.B101])=[.M101];OR([.P101]=[.B101];IF(AND(ISNUMBER([.P101]);ISNUMBER([.B101]));OR(AND([.P101]=0;ABS([.B101])&lt;1E-307);&quot;&quot;&amp;[.B101]=&quot;&quot;&amp;[.P101]))));[.O10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.72119144780585">
            <text:p>1.72119</text:p>
          </table:table-cell>
          <table:table-cell table:style-name="ce5" table:formula="of:=GEOMEAN([.C102];[.D102])" office:value-type="float" office:value="1.72119144780585">
            <text:p>1.72119</text:p>
          </table:table-cell>
          <table:table-cell table:style-name="ce8" office:value-type="float" office:value="1.25">
            <text:p>1.25</text:p>
          </table:table-cell>
          <table:table-cell table:style-name="ce8" office:value-type="float" office:value="2.37">
            <text:p>2.37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02]);[.A102];[.M102])" office:value-type="float" office:value="1.72119144780585">
            <text:p>1.72119</text:p>
          </table:table-cell>
          <table:table-cell table:formula="of:=IF(ISBLANK([.O102]);IF(ISERROR([.B102]);&quot;Err:&quot;&amp;ORG.OPENOFFICE.ERRORTYPE([.B102])=[.M102];OR([.P102]=[.B102];IF(AND(ISNUMBER([.P102]);ISNUMBER([.B102]));OR(AND([.P102]=0;ABS([.B102])&lt;1E-307);&quot;&quot;&amp;[.B102]=&quot;&quot;&amp;[.P102]))));[.O10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GEOMEAN([.C103];[.D103])" office:value-type="float" office:value="0">
            <text:p>Err:50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 office:value-type="string">
            <text:p>Err:502</text:p>
          </table:table-cell>
          <table:table-cell table:style-name="ce5"/>
          <table:table-cell table:style-name="ce5"/>
          <table:table-cell table:formula="of:=IF(ISBLANK([.M103]);[.A103];[.M103])" office:value-type="string" office:string-value="Err:502">
            <text:p>Err:502</text:p>
          </table:table-cell>
          <table:table-cell table:formula="of:=IF(ISBLANK([.O103]);IF(ISERROR([.B103]);&quot;Err:&quot;&amp;ORG.OPENOFFICE.ERRORTYPE([.B103])=[.M103];OR([.P103]=[.B103];IF(AND(ISNUMBER([.P103]);ISNUMBER([.B103]));OR(AND([.P103]=0;ABS([.B103])&lt;1E-307);&quot;&quot;&amp;[.B103]=&quot;&quot;&amp;[.P103]))));[.O10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GEOMEAN([.C104];[.D104])" office:value-type="float" office:value="0">
            <text:p>Err:50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 office:value-type="string">
            <text:p>Err:502</text:p>
          </table:table-cell>
          <table:table-cell table:style-name="ce5"/>
          <table:table-cell table:style-name="ce5"/>
          <table:table-cell table:formula="of:=IF(ISBLANK([.M104]);[.A104];[.M104])" office:value-type="string" office:string-value="Err:502">
            <text:p>Err:502</text:p>
          </table:table-cell>
          <table:table-cell table:formula="of:=IF(ISBLANK([.O104]);IF(ISERROR([.B104]);&quot;Err:&quot;&amp;ORG.OPENOFFICE.ERRORTYPE([.B104])=[.M104];OR([.P104]=[.B104];IF(AND(ISNUMBER([.P104]);ISNUMBER([.B104]));OR(AND([.P104]=0;ABS([.B104])&lt;1E-307);&quot;&quot;&amp;[.B104]=&quot;&quot;&amp;[.P104]))));[.O10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GEOMEAN([.C105];[.D105])" office:value-type="float" office:value="0">
            <text:p>Err:50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3">
            <text:p>-3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 office:value-type="string">
            <text:p>Err:502</text:p>
          </table:table-cell>
          <table:table-cell table:style-name="ce5"/>
          <table:table-cell table:style-name="ce5"/>
          <table:table-cell table:formula="of:=IF(ISBLANK([.M105]);[.A105];[.M105])" office:value-type="string" office:string-value="Err:502">
            <text:p>Err:502</text:p>
          </table:table-cell>
          <table:table-cell table:formula="of:=IF(ISBLANK([.O105]);IF(ISERROR([.B105]);&quot;Err:&quot;&amp;ORG.OPENOFFICE.ERRORTYPE([.B105])=[.M105];OR([.P105]=[.B105];IF(AND(ISNUMBER([.P105]);ISNUMBER([.B105]));OR(AND([.P105]=0;ABS([.B105])&lt;1E-307);&quot;&quot;&amp;[.B105]=&quot;&quot;&amp;[.P105]))));[.O10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8" table:number-columns-repeated="7"/>
          <table:table-cell table:style-name="ce10"/>
          <table:table-cell table:style-name="ce5" table:number-columns-repeated="2"/>
          <table:table-cell table:style-name="ce11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5" table:formula="of:=GEOMEAN([.C107];[.D107];[.E107:.F107])" office:value-type="float" office:value="5">
            <text:p>5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5">
            <text:p>5</text:p>
          </table:table-cell>
          <table:table-cell table:style-name="ce8" table:number-columns-repeated="3"/>
          <table:table-cell table:style-name="ce10" office:value-type="float" office:value="4">
            <text:p>4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07]);[.A107];[.M107])" office:value-type="float" office:value="5">
            <text:p>5</text:p>
          </table:table-cell>
          <table:table-cell table:formula="of:=IF(ISBLANK([.O107]);IF(ISERROR([.B107]);&quot;Err:&quot;&amp;ORG.OPENOFFICE.ERRORTYPE([.B107])=[.M107];OR([.P107]=[.B107];IF(AND(ISNUMBER([.P107]);ISNUMBER([.B107]));OR(AND([.P107]=0;ABS([.B107])&lt;1E-307);&quot;&quot;&amp;[.B107]=&quot;&quot;&amp;[.P107]))));[.O10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table:formula="of:=GEOMEAN([.C108];[.D108];[.E108:.F108])" office:value-type="float" office:value="3">
            <text:p>3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table:number-columns-repeated="3"/>
          <table:table-cell table:style-name="ce10" office:value-type="float" office:value="4">
            <text:p>4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08]);[.A108];[.M108])" office:value-type="float" office:value="3">
            <text:p>3</text:p>
          </table:table-cell>
          <table:table-cell table:formula="of:=IF(ISBLANK([.O108]);IF(ISERROR([.B108]);&quot;Err:&quot;&amp;ORG.OPENOFFICE.ERRORTYPE([.B108])=[.M108];OR([.P108]=[.B108];IF(AND(ISNUMBER([.P108]);ISNUMBER([.B108]));OR(AND([.P108]=0;ABS([.B108])&lt;1E-307);&quot;&quot;&amp;[.B108]=&quot;&quot;&amp;[.P108]))));[.O10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4.94923200383977">
            <text:p>4.94923</text:p>
          </table:table-cell>
          <table:table-cell table:style-name="ce5" table:formula="of:=GEOMEAN([.C109];[.D109];[.E109:.F109])" office:value-type="float" office:value="4.94923200383977">
            <text:p>4.94923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table:number-columns-repeated="3"/>
          <table:table-cell table:style-name="ce10" office:value-type="float" office:value="4">
            <text:p>4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09]);[.A109];[.M109])" office:value-type="float" office:value="4.94923200383977">
            <text:p>4.94923</text:p>
          </table:table-cell>
          <table:table-cell table:formula="of:=IF(ISBLANK([.O109]);IF(ISERROR([.B109]);&quot;Err:&quot;&amp;ORG.OPENOFFICE.ERRORTYPE([.B109])=[.M109];OR([.P109]=[.B109];IF(AND(ISNUMBER([.P109]);ISNUMBER([.B109]));OR(AND([.P109]=0;ABS([.B109])&lt;1E-307);&quot;&quot;&amp;[.B109]=&quot;&quot;&amp;[.P109]))));[.O10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8" table:number-columns-repeated="7"/>
          <table:table-cell table:style-name="ce10"/>
          <table:table-cell table:style-name="ce5" table:number-columns-repeated="2"/>
          <table:table-cell table:style-name="ce11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table:formula="of:=HARMEAN([.C111];[.D111])" office:value-type="float" office:value="4">
            <text:p>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4">
            <text:p>4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office:value-type="string">
            <text:p>HARMEAN</text:p>
          </table:table-cell>
          <table:table-cell table:style-name="ce5" office:value-type="string">
            <text:p>HARMEAN</text:p>
          </table:table-cell>
          <table:table-cell table:style-name="ce11"/>
          <table:table-cell table:style-name="ce5"/>
          <table:table-cell table:style-name="ce5"/>
          <table:table-cell table:formula="of:=IF(ISBLANK([.M111]);[.A111];[.M111])" office:value-type="float" office:value="4">
            <text:p>4</text:p>
          </table:table-cell>
          <table:table-cell table:formula="of:=IF(ISBLANK([.O111]);IF(ISERROR([.B111]);&quot;Err:&quot;&amp;ORG.OPENOFFICE.ERRORTYPE([.B111])=[.M111];OR([.P111]=[.B111];IF(AND(ISNUMBER([.P111]);ISNUMBER([.B111]));OR(AND([.P111]=0;ABS([.B111])&lt;1E-307);&quot;&quot;&amp;[.B111]=&quot;&quot;&amp;[.P111]))));[.O11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HARMEAN([.C112];[.D112])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12]);[.A112];[.M112])" office:value-type="float" office:value="1">
            <text:p>1</text:p>
          </table:table-cell>
          <table:table-cell table:formula="of:=IF(ISBLANK([.O112]);IF(ISERROR([.B112]);&quot;Err:&quot;&amp;ORG.OPENOFFICE.ERRORTYPE([.B112])=[.M112];OR([.P112]=[.B112];IF(AND(ISNUMBER([.P112]);ISNUMBER([.B112]));OR(AND([.P112]=0;ABS([.B112])&lt;1E-307);&quot;&quot;&amp;[.B112]=&quot;&quot;&amp;[.P112]))));[.O11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.2">
            <text:p>3.2</text:p>
          </table:table-cell>
          <table:table-cell table:style-name="ce5" table:formula="of:=HARMEAN([.C113];[.D113])" office:value-type="float" office:value="3.2">
            <text:p>3.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8">
            <text:p>8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13]);[.A113];[.M113])" office:value-type="float" office:value="3.2">
            <text:p>3.2</text:p>
          </table:table-cell>
          <table:table-cell table:formula="of:=IF(ISBLANK([.O113]);IF(ISERROR([.B113]);&quot;Err:&quot;&amp;ORG.OPENOFFICE.ERRORTYPE([.B113])=[.M113];OR([.P113]=[.B113];IF(AND(ISNUMBER([.P113]);ISNUMBER([.B113]));OR(AND([.P113]=0;ABS([.B113])&lt;1E-307);&quot;&quot;&amp;[.B113]=&quot;&quot;&amp;[.P113]))));[.O11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.66666666666667">
            <text:p>2.66667</text:p>
          </table:table-cell>
          <table:table-cell table:style-name="ce5" table:formula="of:=HARMEAN([.C114];[.D114])" office:value-type="float" office:value="2.66666666666667">
            <text:p>2.66667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14]);[.A114];[.M114])" office:value-type="float" office:value="2.66666666666667">
            <text:p>2.66667</text:p>
          </table:table-cell>
          <table:table-cell table:formula="of:=IF(ISBLANK([.O114]);IF(ISERROR([.B114]);&quot;Err:&quot;&amp;ORG.OPENOFFICE.ERRORTYPE([.B114])=[.M114];OR([.P114]=[.B114];IF(AND(ISNUMBER([.P114]);ISNUMBER([.B114]));OR(AND([.P114]=0;ABS([.B114])&lt;1E-307);&quot;&quot;&amp;[.B114]=&quot;&quot;&amp;[.P114]))));[.O11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.63674033149171">
            <text:p>1.63674</text:p>
          </table:table-cell>
          <table:table-cell table:style-name="ce5" table:formula="of:=HARMEAN([.C115];[.D115])" office:value-type="float" office:value="1.63674033149171">
            <text:p>1.63674</text:p>
          </table:table-cell>
          <table:table-cell table:style-name="ce8" office:value-type="float" office:value="1.25">
            <text:p>1.25</text:p>
          </table:table-cell>
          <table:table-cell table:style-name="ce8" office:value-type="float" office:value="2.37">
            <text:p>2.37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15]);[.A115];[.M115])" office:value-type="float" office:value="1.63674033149171">
            <text:p>1.63674</text:p>
          </table:table-cell>
          <table:table-cell table:formula="of:=IF(ISBLANK([.O115]);IF(ISERROR([.B115]);&quot;Err:&quot;&amp;ORG.OPENOFFICE.ERRORTYPE([.B115])=[.M115];OR([.P115]=[.B115];IF(AND(ISNUMBER([.P115]);ISNUMBER([.B115]));OR(AND([.P115]=0;ABS([.B115])&lt;1E-307);&quot;&quot;&amp;[.B115]=&quot;&quot;&amp;[.P115]))));[.O11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HARMEAN([.C116];[.D116])" office:value-type="float" office:value="0">
            <text:p>Err:50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 office:value-type="string">
            <text:p>Err:502</text:p>
          </table:table-cell>
          <table:table-cell table:style-name="ce5"/>
          <table:table-cell table:style-name="ce5"/>
          <table:table-cell table:formula="of:=IF(ISBLANK([.M116]);[.A116];[.M116])" office:value-type="string" office:string-value="Err:502">
            <text:p>Err:502</text:p>
          </table:table-cell>
          <table:table-cell table:formula="of:=IF(ISBLANK([.O116]);IF(ISERROR([.B116]);&quot;Err:&quot;&amp;ORG.OPENOFFICE.ERRORTYPE([.B116])=[.M116];OR([.P116]=[.B116];IF(AND(ISNUMBER([.P116]);ISNUMBER([.B116]));OR(AND([.P116]=0;ABS([.B116])&lt;1E-307);&quot;&quot;&amp;[.B116]=&quot;&quot;&amp;[.P116]))));[.O11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HARMEAN([.C117];[.D117])" office:value-type="float" office:value="0">
            <text:p>Err:50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 office:value-type="string">
            <text:p>Err:502</text:p>
          </table:table-cell>
          <table:table-cell table:style-name="ce5"/>
          <table:table-cell table:style-name="ce5"/>
          <table:table-cell table:formula="of:=IF(ISBLANK([.M117]);[.A117];[.M117])" office:value-type="string" office:string-value="Err:502">
            <text:p>Err:502</text:p>
          </table:table-cell>
          <table:table-cell table:formula="of:=IF(ISBLANK([.O117]);IF(ISERROR([.B117]);&quot;Err:&quot;&amp;ORG.OPENOFFICE.ERRORTYPE([.B117])=[.M117];OR([.P117]=[.B117];IF(AND(ISNUMBER([.P117]);ISNUMBER([.B117]));OR(AND([.P117]=0;ABS([.B117])&lt;1E-307);&quot;&quot;&amp;[.B117]=&quot;&quot;&amp;[.P117]))));[.O11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HARMEAN([.C118];[.D118])" office:value-type="float" office:value="0">
            <text:p>Err:50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 office:value-type="string">
            <text:p>Err:502</text:p>
          </table:table-cell>
          <table:table-cell table:style-name="ce5"/>
          <table:table-cell table:style-name="ce5"/>
          <table:table-cell table:formula="of:=IF(ISBLANK([.M118]);[.A118];[.M118])" office:value-type="string" office:string-value="Err:502">
            <text:p>Err:502</text:p>
          </table:table-cell>
          <table:table-cell table:formula="of:=IF(ISBLANK([.O118]);IF(ISERROR([.B118]);&quot;Err:&quot;&amp;ORG.OPENOFFICE.ERRORTYPE([.B118])=[.M118];OR([.P118]=[.B118];IF(AND(ISNUMBER([.P118]);ISNUMBER([.B118]));OR(AND([.P118]=0;ABS([.B118])&lt;1E-307);&quot;&quot;&amp;[.B118]=&quot;&quot;&amp;[.P118]))));[.O11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8" table:number-columns-repeated="7"/>
          <table:table-cell table:style-name="ce10"/>
          <table:table-cell table:style-name="ce5" table:number-columns-repeated="2"/>
          <table:table-cell table:style-name="ce11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.2">
            <text:p>3.2</text:p>
          </table:table-cell>
          <table:table-cell table:style-name="ce5" table:formula="of:=HARMEAN([.C120];[.D120];[.E120:.F120])" office:value-type="float" office:value="3.2">
            <text:p>3.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8">
            <text:p>8</text:p>
          </table:table-cell>
          <table:table-cell table:style-name="ce8" table:number-columns-repeated="3"/>
          <table:table-cell table:style-name="ce10" office:value-type="float" office:value="4">
            <text:p>4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20]);[.A120];[.M120])" office:value-type="float" office:value="3.2">
            <text:p>3.2</text:p>
          </table:table-cell>
          <table:table-cell table:formula="of:=IF(ISBLANK([.O120]);IF(ISERROR([.B120]);&quot;Err:&quot;&amp;ORG.OPENOFFICE.ERRORTYPE([.B120])=[.M120];OR([.P120]=[.B120];IF(AND(ISNUMBER([.P120]);ISNUMBER([.B120]));OR(AND([.P120]=0;ABS([.B120])&lt;1E-307);&quot;&quot;&amp;[.B120]=&quot;&quot;&amp;[.P120]))));[.O12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.20689655172414">
            <text:p>2.20690</text:p>
          </table:table-cell>
          <table:table-cell table:style-name="ce5" table:formula="of:=HARMEAN([.C121];[.D121];[.E121:.F121])" office:value-type="float" office:value="2.20689655172414">
            <text:p>2.20690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table:number-columns-repeated="3"/>
          <table:table-cell table:style-name="ce10" office:value-type="float" office:value="4">
            <text:p>4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21]);[.A121];[.M121])" office:value-type="float" office:value="2.20689655172414">
            <text:p>2.20690</text:p>
          </table:table-cell>
          <table:table-cell table:formula="of:=IF(ISBLANK([.O121]);IF(ISERROR([.B121]);&quot;Err:&quot;&amp;ORG.OPENOFFICE.ERRORTYPE([.B121])=[.M121];OR([.P121]=[.B121];IF(AND(ISNUMBER([.P121]);ISNUMBER([.B121]));OR(AND([.P121]=0;ABS([.B121])&lt;1E-307);&quot;&quot;&amp;[.B121]=&quot;&quot;&amp;[.P121]))));[.O12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.66666666666667">
            <text:p>2.66667</text:p>
          </table:table-cell>
          <table:table-cell table:style-name="ce5" table:formula="of:=HARMEAN([.C122];[.D122];[.E122:.F122])" office:value-type="float" office:value="2.66666666666667">
            <text:p>2.66667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table:number-columns-repeated="3"/>
          <table:table-cell table:style-name="ce10" office:value-type="float" office:value="4">
            <text:p>4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22]);[.A122];[.M122])" office:value-type="float" office:value="2.66666666666667">
            <text:p>2.66667</text:p>
          </table:table-cell>
          <table:table-cell table:formula="of:=IF(ISBLANK([.O122]);IF(ISERROR([.B122]);&quot;Err:&quot;&amp;ORG.OPENOFFICE.ERRORTYPE([.B122])=[.M122];OR([.P122]=[.B122];IF(AND(ISNUMBER([.P122]);ISNUMBER([.B122]));OR(AND([.P122]=0;ABS([.B122])&lt;1E-307);&quot;&quot;&amp;[.B122]=&quot;&quot;&amp;[.P122]))));[.O12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8" table:number-columns-repeated="7"/>
          <table:table-cell table:style-name="ce10"/>
          <table:table-cell table:style-name="ce5" table:number-columns-repeated="2"/>
          <table:table-cell table:style-name="ce11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table:formula="of:=PERMUT([.C124];[.D124])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office:value-type="string">
            <text:p>PERMUT</text:p>
          </table:table-cell>
          <table:table-cell table:style-name="ce5" office:value-type="string">
            <text:p>PERMUT</text:p>
          </table:table-cell>
          <table:table-cell table:style-name="ce11"/>
          <table:table-cell table:style-name="ce5"/>
          <table:table-cell table:style-name="ce5"/>
          <table:table-cell table:formula="of:=IF(ISBLANK([.M124]);[.A124];[.M124])" office:value-type="float" office:value="2">
            <text:p>2</text:p>
          </table:table-cell>
          <table:table-cell table:formula="of:=IF(ISBLANK([.O124]);IF(ISERROR([.B124]);&quot;Err:&quot;&amp;ORG.OPENOFFICE.ERRORTYPE([.B124])=[.M124];OR([.P124]=[.B124];IF(AND(ISNUMBER([.P124]);ISNUMBER([.B124]));OR(AND([.P124]=0;ABS([.B124])&lt;1E-307);&quot;&quot;&amp;[.B124]=&quot;&quot;&amp;[.P124]))));[.O12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5" table:formula="of:=PERMUT([.C125];[.D125])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25]);[.A125];[.M125])" office:value-type="float" office:value="6">
            <text:p>6</text:p>
          </table:table-cell>
          <table:table-cell table:formula="of:=IF(ISBLANK([.O125]);IF(ISERROR([.B125]);&quot;Err:&quot;&amp;ORG.OPENOFFICE.ERRORTYPE([.B125])=[.M125];OR([.P125]=[.B125];IF(AND(ISNUMBER([.P125]);ISNUMBER([.B125]));OR(AND([.P125]=0;ABS([.B125])&lt;1E-307);&quot;&quot;&amp;[.B125]=&quot;&quot;&amp;[.P125]))));[.O12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PERMUT([.C126];[.D126])" office:value-type="float" office:value="1">
            <text:p>1</text:p>
          </table:table-cell>
          <table:table-cell table:style-name="ce8" office:value-type="float" office:value="1.1">
            <text:p>1.1</text:p>
          </table:table-cell>
          <table:table-cell table:style-name="ce8" office:value-type="float" office:value="1.3">
            <text:p>1.3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26]);[.A126];[.M126])" office:value-type="float" office:value="1">
            <text:p>1</text:p>
          </table:table-cell>
          <table:table-cell table:formula="of:=IF(ISBLANK([.O126]);IF(ISERROR([.B126]);&quot;Err:&quot;&amp;ORG.OPENOFFICE.ERRORTYPE([.B126])=[.M126];OR([.P126]=[.B126];IF(AND(ISNUMBER([.P126]);ISNUMBER([.B126]));OR(AND([.P126]=0;ABS([.B126])&lt;1E-307);&quot;&quot;&amp;[.B126]=&quot;&quot;&amp;[.P126]))));[.O12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520">
            <text:p>2520</text:p>
          </table:table-cell>
          <table:table-cell table:style-name="ce5" table:formula="of:=PERMUT([.C127];[.D127])" office:value-type="float" office:value="2520">
            <text:p>2520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27]);[.A127];[.M127])" office:value-type="float" office:value="2520">
            <text:p>2520</text:p>
          </table:table-cell>
          <table:table-cell table:formula="of:=IF(ISBLANK([.O127]);IF(ISERROR([.B127]);&quot;Err:&quot;&amp;ORG.OPENOFFICE.ERRORTYPE([.B127])=[.M127];OR([.P127]=[.B127];IF(AND(ISNUMBER([.P127]);ISNUMBER([.B127]));OR(AND([.P127]=0;ABS([.B127])&lt;1E-307);&quot;&quot;&amp;[.B127]=&quot;&quot;&amp;[.P127]))));[.O12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5" table:formula="of:=PERMUT([.C128];[.D128])" office:value-type="float" office:value="6">
            <text:p>6</text:p>
          </table:table-cell>
          <table:table-cell table:style-name="ce8" office:value-type="float" office:value="3.4">
            <text:p>3.4</text:p>
          </table:table-cell>
          <table:table-cell table:style-name="ce8" office:value-type="float" office:value="2.1">
            <text:p>2.1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28]);[.A128];[.M128])" office:value-type="float" office:value="6">
            <text:p>6</text:p>
          </table:table-cell>
          <table:table-cell table:formula="of:=IF(ISBLANK([.O128]);IF(ISERROR([.B128]);&quot;Err:&quot;&amp;ORG.OPENOFFICE.ERRORTYPE([.B128])=[.M128];OR([.P128]=[.B128];IF(AND(ISNUMBER([.P128]);ISNUMBER([.B128]));OR(AND([.P128]=0;ABS([.B128])&lt;1E-307);&quot;&quot;&amp;[.B128]=&quot;&quot;&amp;[.P128]))));[.O12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PERMUT([.C129];[.D129])" office:value-type="float" office:value="0">
            <text:p>Err:50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 office:value-type="string">
            <text:p>Err:502</text:p>
          </table:table-cell>
          <table:table-cell table:style-name="ce5"/>
          <table:table-cell table:style-name="ce5"/>
          <table:table-cell table:formula="of:=IF(ISBLANK([.M129]);[.A129];[.M129])" office:value-type="string" office:string-value="Err:502">
            <text:p>Err:502</text:p>
          </table:table-cell>
          <table:table-cell table:formula="of:=IF(ISBLANK([.O129]);IF(ISERROR([.B129]);&quot;Err:&quot;&amp;ORG.OPENOFFICE.ERRORTYPE([.B129])=[.M129];OR([.P129]=[.B129];IF(AND(ISNUMBER([.P129]);ISNUMBER([.B129]));OR(AND([.P129]=0;ABS([.B129])&lt;1E-307);&quot;&quot;&amp;[.B129]=&quot;&quot;&amp;[.P129]))));[.O12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PERMUT([.C130];[.D130])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30]);[.A130];[.M130])" office:value-type="float" office:value="1">
            <text:p>1</text:p>
          </table:table-cell>
          <table:table-cell table:formula="of:=IF(ISBLANK([.O130]);IF(ISERROR([.B130]);&quot;Err:&quot;&amp;ORG.OPENOFFICE.ERRORTYPE([.B130])=[.M130];OR([.P130]=[.B130];IF(AND(ISNUMBER([.P130]);ISNUMBER([.B130]));OR(AND([.P130]=0;ABS([.B130])&lt;1E-307);&quot;&quot;&amp;[.B130]=&quot;&quot;&amp;[.P130]))));[.O13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PERMUT([.C131];[.D131])" office:value-type="float" office:value="0">
            <text:p>Err:50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 office:value-type="string">
            <text:p>Err:502</text:p>
          </table:table-cell>
          <table:table-cell table:style-name="ce5"/>
          <table:table-cell table:style-name="ce5"/>
          <table:table-cell table:formula="of:=IF(ISBLANK([.M131]);[.A131];[.M131])" office:value-type="string" office:string-value="Err:502">
            <text:p>Err:502</text:p>
          </table:table-cell>
          <table:table-cell table:formula="of:=IF(ISBLANK([.O131]);IF(ISERROR([.B131]);&quot;Err:&quot;&amp;ORG.OPENOFFICE.ERRORTYPE([.B131])=[.M131];OR([.P131]=[.B131];IF(AND(ISNUMBER([.P131]);ISNUMBER([.B131]));OR(AND([.P131]=0;ABS([.B131])&lt;1E-307);&quot;&quot;&amp;[.B131]=&quot;&quot;&amp;[.P131]))));[.O13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PERMUT([.C132];[.D132])" office:value-type="float" office:value="0">
            <text:p>Err:50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 office:value-type="string">
            <text:p>Err:502</text:p>
          </table:table-cell>
          <table:table-cell table:style-name="ce5"/>
          <table:table-cell table:style-name="ce5"/>
          <table:table-cell table:formula="of:=IF(ISBLANK([.M132]);[.A132];[.M132])" office:value-type="string" office:string-value="Err:502">
            <text:p>Err:502</text:p>
          </table:table-cell>
          <table:table-cell table:formula="of:=IF(ISBLANK([.O132]);IF(ISERROR([.B132]);&quot;Err:&quot;&amp;ORG.OPENOFFICE.ERRORTYPE([.B132])=[.M132];OR([.P132]=[.B132];IF(AND(ISNUMBER([.P132]);ISNUMBER([.B132]));OR(AND([.P132]=0;ABS([.B132])&lt;1E-307);&quot;&quot;&amp;[.B132]=&quot;&quot;&amp;[.P132]))));[.O13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PERMUT([.C133];[.D133])" office:value-type="float" office:value="0">
            <text:p>Err:50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 office:value-type="string">
            <text:p>Err:502</text:p>
          </table:table-cell>
          <table:table-cell table:style-name="ce5"/>
          <table:table-cell table:style-name="ce5"/>
          <table:table-cell table:formula="of:=IF(ISBLANK([.M133]);[.A133];[.M133])" office:value-type="string" office:string-value="Err:502">
            <text:p>Err:502</text:p>
          </table:table-cell>
          <table:table-cell table:formula="of:=IF(ISBLANK([.O133]);IF(ISERROR([.B133]);&quot;Err:&quot;&amp;ORG.OPENOFFICE.ERRORTYPE([.B133])=[.M133];OR([.P133]=[.B133];IF(AND(ISNUMBER([.P133]);ISNUMBER([.B133]));OR(AND([.P133]=0;ABS([.B133])&lt;1E-307);&quot;&quot;&amp;[.B133]=&quot;&quot;&amp;[.P133]))));[.O13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8" table:number-columns-repeated="7"/>
          <table:table-cell table:style-name="ce10"/>
          <table:table-cell table:style-name="ce5" table:number-columns-repeated="2"/>
          <table:table-cell table:style-name="ce11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boolean" office:boolean-value="true">
            <text:p>TRUE</text:p>
          </table:table-cell>
          <table:table-cell table:style-name="ce5" table:formula="of:=RAND()&lt;1" office:value-type="boolean" office:boolean-value="true">
            <text:p>TRUE</text:p>
          </table:table-cell>
          <table:table-cell table:style-name="ce8" table:number-columns-repeated="7"/>
          <table:table-cell table:style-name="ce10" office:value-type="float" office:value="0">
            <text:p>0</text:p>
          </table:table-cell>
          <table:table-cell table:style-name="ce5" office:value-type="string">
            <text:p>RAND</text:p>
          </table:table-cell>
          <table:table-cell table:style-name="ce5" office:value-type="string">
            <text:p>RAND</text:p>
          </table:table-cell>
          <table:table-cell table:style-name="ce11"/>
          <table:table-cell table:style-name="ce5"/>
          <table:table-cell table:style-name="ce5"/>
          <table:table-cell table:formula="of:=IF(ISBLANK([.M135]);[.A135];[.M135])" office:value-type="boolean" office:boolean-value="true">
            <text:p>TRUE</text:p>
          </table:table-cell>
          <table:table-cell table:formula="of:=IF(ISBLANK([.O135]);IF(ISERROR([.B135]);&quot;Err:&quot;&amp;ORG.OPENOFFICE.ERRORTYPE([.B135])=[.M135];OR([.P135]=[.B135];IF(AND(ISNUMBER([.P135]);ISNUMBER([.B135]));OR(AND([.P135]=0;ABS([.B135])&lt;1E-307);&quot;&quot;&amp;[.B135]=&quot;&quot;&amp;[.P135]))));[.O13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boolean" office:boolean-value="true">
            <text:p>TRUE</text:p>
          </table:table-cell>
          <table:table-cell table:style-name="ce5" table:formula="of:=RAND()&lt;1" office:value-type="boolean" office:boolean-value="true">
            <text:p>TRUE</text:p>
          </table:table-cell>
          <table:table-cell table:style-name="ce8" table:number-columns-repeated="7"/>
          <table:table-cell table:style-name="ce10" office:value-type="float" office:value="0">
            <text:p>0</text:p>
          </table:table-cell>
          <table:table-cell table:style-name="ce5" table:number-columns-repeated="2"/>
          <table:table-cell table:style-name="ce11"/>
          <table:table-cell table:style-name="ce5" office:value-type="string">
            <text:p>double, BigDecimal, long</text:p>
          </table:table-cell>
          <table:table-cell table:style-name="ce5"/>
          <table:table-cell table:formula="of:=IF(ISBLANK([.M136]);[.A136];[.M136])" office:value-type="boolean" office:boolean-value="true">
            <text:p>TRUE</text:p>
          </table:table-cell>
          <table:table-cell table:formula="of:=IF(ISBLANK([.O136]);IF(ISERROR([.B136]);&quot;Err:&quot;&amp;ORG.OPENOFFICE.ERRORTYPE([.B136])=[.M136];OR([.P136]=[.B136];IF(AND(ISNUMBER([.P136]);ISNUMBER([.B136]));OR(AND([.P136]=0;ABS([.B136])&lt;1E-307);&quot;&quot;&amp;[.B136]=&quot;&quot;&amp;[.P136]))));[.O13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boolean" office:boolean-value="true">
            <text:p>TRUE</text:p>
          </table:table-cell>
          <table:table-cell table:style-name="ce5" table:formula="of:=RAND()&gt;0" office:value-type="boolean" office:boolean-value="true">
            <text:p>TRUE</text:p>
          </table:table-cell>
          <table:table-cell table:style-name="ce8" table:number-columns-repeated="7"/>
          <table:table-cell table:style-name="ce10" office:value-type="float" office:value="0">
            <text:p>0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37]);[.A137];[.M137])" office:value-type="boolean" office:boolean-value="true">
            <text:p>TRUE</text:p>
          </table:table-cell>
          <table:table-cell table:formula="of:=IF(ISBLANK([.O137]);IF(ISERROR([.B137]);&quot;Err:&quot;&amp;ORG.OPENOFFICE.ERRORTYPE([.B137])=[.M137];OR([.P137]=[.B137];IF(AND(ISNUMBER([.P137]);ISNUMBER([.B137]));OR(AND([.P137]=0;ABS([.B137])&lt;1E-307);&quot;&quot;&amp;[.B137]=&quot;&quot;&amp;[.P137]))));[.O13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boolean" office:boolean-value="true">
            <text:p>TRUE</text:p>
          </table:table-cell>
          <table:table-cell table:style-name="ce5" table:formula="of:=RAND()&gt;0" office:value-type="boolean" office:boolean-value="true">
            <text:p>TRUE</text:p>
          </table:table-cell>
          <table:table-cell table:style-name="ce8" table:number-columns-repeated="7"/>
          <table:table-cell table:style-name="ce10" office:value-type="float" office:value="0">
            <text:p>0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38]);[.A138];[.M138])" office:value-type="boolean" office:boolean-value="true">
            <text:p>TRUE</text:p>
          </table:table-cell>
          <table:table-cell table:formula="of:=IF(ISBLANK([.O138]);IF(ISERROR([.B138]);&quot;Err:&quot;&amp;ORG.OPENOFFICE.ERRORTYPE([.B138])=[.M138];OR([.P138]=[.B138];IF(AND(ISNUMBER([.P138]);ISNUMBER([.B138]));OR(AND([.P138]=0;ABS([.B138])&lt;1E-307);&quot;&quot;&amp;[.B138]=&quot;&quot;&amp;[.P138]))));[.O13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boolean" office:boolean-value="true">
            <text:p>TRUE</text:p>
          </table:table-cell>
          <table:table-cell table:style-name="ce5" table:formula="of:=((RAND()+RAND()+RAND()+RAND()+RAND()+RAND()+RAND()+RAND()+RAND()+RAND())/10)&gt;0" office:value-type="boolean" office:boolean-value="true">
            <text:p>TRUE</text:p>
          </table:table-cell>
          <table:table-cell table:style-name="ce8" table:number-columns-repeated="7"/>
          <table:table-cell table:style-name="ce10" office:value-type="float" office:value="0">
            <text:p>0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39]);[.A139];[.M139])" office:value-type="boolean" office:boolean-value="true">
            <text:p>TRUE</text:p>
          </table:table-cell>
          <table:table-cell table:formula="of:=IF(ISBLANK([.O139]);IF(ISERROR([.B139]);&quot;Err:&quot;&amp;ORG.OPENOFFICE.ERRORTYPE([.B139])=[.M139];OR([.P139]=[.B139];IF(AND(ISNUMBER([.P139]);ISNUMBER([.B139]));OR(AND([.P139]=0;ABS([.B139])&lt;1E-307);&quot;&quot;&amp;[.B139]=&quot;&quot;&amp;[.P139]))));[.O13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boolean" office:boolean-value="true">
            <text:p>TRUE</text:p>
          </table:table-cell>
          <table:table-cell table:style-name="ce5" table:formula="of:=((RAND()+RAND()+RAND()+RAND()+RAND()+RAND()+RAND()+RAND()+RAND()+RAND())/10)&lt;1" office:value-type="boolean" office:boolean-value="true">
            <text:p>TRUE</text:p>
          </table:table-cell>
          <table:table-cell table:style-name="ce8" table:number-columns-repeated="7"/>
          <table:table-cell table:style-name="ce10" office:value-type="float" office:value="0">
            <text:p>0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40]);[.A140];[.M140])" office:value-type="boolean" office:boolean-value="true">
            <text:p>TRUE</text:p>
          </table:table-cell>
          <table:table-cell table:formula="of:=IF(ISBLANK([.O140]);IF(ISERROR([.B140]);&quot;Err:&quot;&amp;ORG.OPENOFFICE.ERRORTYPE([.B140])=[.M140];OR([.P140]=[.B140];IF(AND(ISNUMBER([.P140]);ISNUMBER([.B140]));OR(AND([.P140]=0;ABS([.B140])&lt;1E-307);&quot;&quot;&amp;[.B140]=&quot;&quot;&amp;[.P140]))));[.O14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boolean" office:boolean-value="false">
            <text:p>FALSE</text:p>
          </table:table-cell>
          <table:table-cell table:style-name="ce5" table:formula="of:=RAND()=RAND()" office:value-type="boolean" office:boolean-value="false">
            <text:p>FALSE</text:p>
          </table:table-cell>
          <table:table-cell table:style-name="ce8" table:number-columns-repeated="7"/>
          <table:table-cell table:style-name="ce10" office:value-type="float" office:value="0">
            <text:p>0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41]);[.A141];[.M141])" office:value-type="boolean" office:boolean-value="false">
            <text:p>FALSE</text:p>
          </table:table-cell>
          <table:table-cell table:formula="of:=IF(ISBLANK([.O141]);IF(ISERROR([.B141]);&quot;Err:&quot;&amp;ORG.OPENOFFICE.ERRORTYPE([.B141])=[.M141];OR([.P141]=[.B141];IF(AND(ISNUMBER([.P141]);ISNUMBER([.B141]));OR(AND([.P141]=0;ABS([.B141])&lt;1E-307);&quot;&quot;&amp;[.B141]=&quot;&quot;&amp;[.P141]))));[.O14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boolean" office:boolean-value="false">
            <text:p>FALSE</text:p>
          </table:table-cell>
          <table:table-cell table:style-name="ce5" table:formula="of:=RAND()=RAND()" office:value-type="boolean" office:boolean-value="false">
            <text:p>FALSE</text:p>
          </table:table-cell>
          <table:table-cell table:style-name="ce8" table:number-columns-repeated="7"/>
          <table:table-cell table:style-name="ce10" office:value-type="float" office:value="0">
            <text:p>0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42]);[.A142];[.M142])" office:value-type="boolean" office:boolean-value="false">
            <text:p>FALSE</text:p>
          </table:table-cell>
          <table:table-cell table:formula="of:=IF(ISBLANK([.O142]);IF(ISERROR([.B142]);&quot;Err:&quot;&amp;ORG.OPENOFFICE.ERRORTYPE([.B142])=[.M142];OR([.P142]=[.B142];IF(AND(ISNUMBER([.P142]);ISNUMBER([.B142]));OR(AND([.P142]=0;ABS([.B142])&lt;1E-307);&quot;&quot;&amp;[.B142]=&quot;&quot;&amp;[.P142]))));[.O14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8" table:number-columns-repeated="7"/>
          <table:table-cell table:style-name="ce10"/>
          <table:table-cell table:style-name="ce5" table:number-columns-repeated="2"/>
          <table:table-cell table:style-name="ce11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936752127533145">
            <text:p>0.93675</text:p>
          </table:table-cell>
          <table:table-cell table:style-name="ce5" table:formula="of:=COS([.C144])" office:value-type="float" office:value="0.936752127533145">
            <text:p>0.93675</text:p>
          </table:table-cell>
          <table:table-cell table:style-name="ce8" office:value-type="float" office:value="-1000000">
            <text:p>-100000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office:value-type="string">
            <text:p>COS</text:p>
          </table:table-cell>
          <table:table-cell table:style-name="ce5" office:value-type="string">
            <text:p>COS</text:p>
          </table:table-cell>
          <table:table-cell table:style-name="ce11"/>
          <table:table-cell table:style-name="ce5"/>
          <table:table-cell table:style-name="ce5"/>
          <table:table-cell table:formula="of:=IF(ISBLANK([.M144]);[.A144];[.M144])" office:value-type="float" office:value="0.936752127533145">
            <text:p>0.93675</text:p>
          </table:table-cell>
          <table:table-cell table:formula="of:=IF(ISBLANK([.O144]);IF(ISERROR([.B144]);&quot;Err:&quot;&amp;ORG.OPENOFFICE.ERRORTYPE([.B144])=[.M144];OR([.P144]=[.B144];IF(AND(ISNUMBER([.P144]);ISNUMBER([.B144]));OR(AND([.P144]=0;ABS([.B144])&lt;1E-307);&quot;&quot;&amp;[.B144]=&quot;&quot;&amp;[.P144]))));[.O14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999999999973015">
            <text:p>-1.00000</text:p>
          </table:table-cell>
          <table:table-cell table:style-name="ce5" table:formula="of:=COS([.C145])" office:value-type="float" office:value="-0.999999999973015">
            <text:p>-1.00000</text:p>
          </table:table-cell>
          <table:table-cell table:style-name="ce8" office:value-type="float" office:value="-3.1416">
            <text:p>-3.1416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45]);[.A145];[.M145])" office:value-type="float" office:value="-0.999999999973015">
            <text:p>-1.00000</text:p>
          </table:table-cell>
          <table:table-cell table:formula="of:=IF(ISBLANK([.O145]);IF(ISERROR([.B145]);&quot;Err:&quot;&amp;ORG.OPENOFFICE.ERRORTYPE([.B145])=[.M145];OR([.P145]=[.B145];IF(AND(ISNUMBER([.P145]);ISNUMBER([.B145]));OR(AND([.P145]=0;ABS([.B145])&lt;1E-307);&quot;&quot;&amp;[.B145]=&quot;&quot;&amp;[.P145]))));[.O14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999999999996479">
            <text:p>-1.00000</text:p>
          </table:table-cell>
          <table:table-cell table:style-name="ce5" table:formula="of:=COS([.C146])" office:value-type="float" office:value="-0.999999999996479">
            <text:p>-1.00000</text:p>
          </table:table-cell>
          <table:table-cell table:style-name="ce8" office:value-type="float" office:value="-3.14159">
            <text:p>-3.14159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46]);[.A146];[.M146])" office:value-type="float" office:value="-0.999999999996479">
            <text:p>-1.00000</text:p>
          </table:table-cell>
          <table:table-cell table:formula="of:=IF(ISBLANK([.O146]);IF(ISERROR([.B146]);&quot;Err:&quot;&amp;ORG.OPENOFFICE.ERRORTYPE([.B146])=[.M146];OR([.P146]=[.B146];IF(AND(ISNUMBER([.P146]);ISNUMBER([.B146]));OR(AND([.P146]=0;ABS([.B146])&lt;1E-307);&quot;&quot;&amp;[.B146]=&quot;&quot;&amp;[.P146]))));[.O14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995004165278026">
            <text:p>0.99500</text:p>
          </table:table-cell>
          <table:table-cell table:style-name="ce5" table:formula="of:=COS([.C147])" office:value-type="float" office:value="0.995004165278026">
            <text:p>0.99500</text:p>
          </table:table-cell>
          <table:table-cell table:style-name="ce8" office:value-type="float" office:value="-0.1">
            <text:p>-0.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47]);[.A147];[.M147])" office:value-type="float" office:value="0.995004165278026">
            <text:p>0.99500</text:p>
          </table:table-cell>
          <table:table-cell table:formula="of:=IF(ISBLANK([.O147]);IF(ISERROR([.B147]);&quot;Err:&quot;&amp;ORG.OPENOFFICE.ERRORTYPE([.B147])=[.M147];OR([.P147]=[.B147];IF(AND(ISNUMBER([.P147]);ISNUMBER([.B147]));OR(AND([.P147]=0;ABS([.B147])&lt;1E-307);&quot;&quot;&amp;[.B147]=&quot;&quot;&amp;[.P147]))));[.O14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999999500000042">
            <text:p>1.00000</text:p>
          </table:table-cell>
          <table:table-cell table:style-name="ce5" table:formula="of:=COS([.C148])" office:value-type="float" office:value="0.999999500000042">
            <text:p>1.00000</text:p>
          </table:table-cell>
          <table:table-cell table:style-name="ce8" office:value-type="float" office:value="-0.001">
            <text:p>-0.00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48]);[.A148];[.M148])" office:value-type="float" office:value="0.999999500000042">
            <text:p>1.00000</text:p>
          </table:table-cell>
          <table:table-cell table:formula="of:=IF(ISBLANK([.O148]);IF(ISERROR([.B148]);&quot;Err:&quot;&amp;ORG.OPENOFFICE.ERRORTYPE([.B148])=[.M148];OR([.P148]=[.B148];IF(AND(ISNUMBER([.P148]);ISNUMBER([.B148]));OR(AND([.P148]=0;ABS([.B148])&lt;1E-307);&quot;&quot;&amp;[.B148]=&quot;&quot;&amp;[.P148]))));[.O14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COS([.C149])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49]);[.A149];[.M149])" office:value-type="float" office:value="1">
            <text:p>1</text:p>
          </table:table-cell>
          <table:table-cell table:formula="of:=IF(ISBLANK([.O149]);IF(ISERROR([.B149]);&quot;Err:&quot;&amp;ORG.OPENOFFICE.ERRORTYPE([.B149])=[.M149];OR([.P149]=[.B149];IF(AND(ISNUMBER([.P149]);ISNUMBER([.B149]));OR(AND([.P149]=0;ABS([.B149])&lt;1E-307);&quot;&quot;&amp;[.B149]=&quot;&quot;&amp;[.P149]))));[.O14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999999500000042">
            <text:p>1.00000</text:p>
          </table:table-cell>
          <table:table-cell table:style-name="ce5" table:formula="of:=COS([.C150])" office:value-type="float" office:value="0.999999500000042">
            <text:p>1.00000</text:p>
          </table:table-cell>
          <table:table-cell table:style-name="ce8" office:value-type="float" office:value="0.001">
            <text:p>0.00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50]);[.A150];[.M150])" office:value-type="float" office:value="0.999999500000042">
            <text:p>1.00000</text:p>
          </table:table-cell>
          <table:table-cell table:formula="of:=IF(ISBLANK([.O150]);IF(ISERROR([.B150]);&quot;Err:&quot;&amp;ORG.OPENOFFICE.ERRORTYPE([.B150])=[.M150];OR([.P150]=[.B150];IF(AND(ISNUMBER([.P150]);ISNUMBER([.B150]));OR(AND([.P150]=0;ABS([.B150])&lt;1E-307);&quot;&quot;&amp;[.B150]=&quot;&quot;&amp;[.P150]))));[.O15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995004165278026">
            <text:p>0.99500</text:p>
          </table:table-cell>
          <table:table-cell table:style-name="ce5" table:formula="of:=COS([.C151])" office:value-type="float" office:value="0.995004165278026">
            <text:p>0.99500</text:p>
          </table:table-cell>
          <table:table-cell table:style-name="ce8" office:value-type="float" office:value="0.1">
            <text:p>0.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51]);[.A151];[.M151])" office:value-type="float" office:value="0.995004165278026">
            <text:p>0.99500</text:p>
          </table:table-cell>
          <table:table-cell table:formula="of:=IF(ISBLANK([.O151]);IF(ISERROR([.B151]);&quot;Err:&quot;&amp;ORG.OPENOFFICE.ERRORTYPE([.B151])=[.M151];OR([.P151]=[.B151];IF(AND(ISNUMBER([.P151]);ISNUMBER([.B151]));OR(AND([.P151]=0;ABS([.B151])&lt;1E-307);&quot;&quot;&amp;[.B151]=&quot;&quot;&amp;[.P151]))));[.O15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999999999996479">
            <text:p>-1.00000</text:p>
          </table:table-cell>
          <table:table-cell table:style-name="ce5" table:formula="of:=COS([.C152])" office:value-type="float" office:value="-0.999999999996479">
            <text:p>-1.00000</text:p>
          </table:table-cell>
          <table:table-cell table:style-name="ce8" office:value-type="float" office:value="3.14159">
            <text:p>3.14159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52]);[.A152];[.M152])" office:value-type="float" office:value="-0.999999999996479">
            <text:p>-1.00000</text:p>
          </table:table-cell>
          <table:table-cell table:formula="of:=IF(ISBLANK([.O152]);IF(ISERROR([.B152]);&quot;Err:&quot;&amp;ORG.OPENOFFICE.ERRORTYPE([.B152])=[.M152];OR([.P152]=[.B152];IF(AND(ISNUMBER([.P152]);ISNUMBER([.B152]));OR(AND([.P152]=0;ABS([.B152])&lt;1E-307);&quot;&quot;&amp;[.B152]=&quot;&quot;&amp;[.P152]))));[.O15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999999999973015">
            <text:p>-1.00000</text:p>
          </table:table-cell>
          <table:table-cell table:style-name="ce5" table:formula="of:=COS([.C153])" office:value-type="float" office:value="-0.999999999973015">
            <text:p>-1.00000</text:p>
          </table:table-cell>
          <table:table-cell table:style-name="ce8" office:value-type="float" office:value="3.1416">
            <text:p>3.1416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53]);[.A153];[.M153])" office:value-type="float" office:value="-0.999999999973015">
            <text:p>-1.00000</text:p>
          </table:table-cell>
          <table:table-cell table:formula="of:=IF(ISBLANK([.O153]);IF(ISERROR([.B153]);&quot;Err:&quot;&amp;ORG.OPENOFFICE.ERRORTYPE([.B153])=[.M153];OR([.P153]=[.B153];IF(AND(ISNUMBER([.P153]);ISNUMBER([.B153]));OR(AND([.P153]=0;ABS([.B153])&lt;1E-307);&quot;&quot;&amp;[.B153]=&quot;&quot;&amp;[.P153]))));[.O15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936752127533145">
            <text:p>0.93675</text:p>
          </table:table-cell>
          <table:table-cell table:style-name="ce5" table:formula="of:=COS([.C154])" office:value-type="float" office:value="0.936752127533145">
            <text:p>0.93675</text:p>
          </table:table-cell>
          <table:table-cell table:style-name="ce8" office:value-type="float" office:value="1000000">
            <text:p>100000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54]);[.A154];[.M154])" office:value-type="float" office:value="0.936752127533145">
            <text:p>0.93675</text:p>
          </table:table-cell>
          <table:table-cell table:formula="of:=IF(ISBLANK([.O154]);IF(ISERROR([.B154]);&quot;Err:&quot;&amp;ORG.OPENOFFICE.ERRORTYPE([.B154])=[.M154];OR([.P154]=[.B154];IF(AND(ISNUMBER([.P154]);ISNUMBER([.B154]));OR(AND([.P154]=0;ABS([.B154])&lt;1E-307);&quot;&quot;&amp;[.B154]=&quot;&quot;&amp;[.P154]))));[.O15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8" table:number-columns-repeated="7"/>
          <table:table-cell table:style-name="ce10"/>
          <table:table-cell table:style-name="ce5" table:number-columns-repeated="2"/>
          <table:table-cell table:style-name="ce11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COSH([.C156])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office:value-type="string">
            <text:p>COSH</text:p>
          </table:table-cell>
          <table:table-cell table:style-name="ce5" office:value-type="string">
            <text:p>COSH</text:p>
          </table:table-cell>
          <table:table-cell table:style-name="ce11"/>
          <table:table-cell table:style-name="ce5"/>
          <table:table-cell table:style-name="ce5"/>
          <table:table-cell table:formula="of:=IF(ISBLANK([.M156]);[.A156];[.M156])" office:value-type="float" office:value="1">
            <text:p>1</text:p>
          </table:table-cell>
          <table:table-cell table:formula="of:=IF(ISBLANK([.O156]);IF(ISERROR([.B156]);&quot;Err:&quot;&amp;ORG.OPENOFFICE.ERRORTYPE([.B156])=[.M156];OR([.P156]=[.B156];IF(AND(ISNUMBER([.P156]);ISNUMBER([.B156]));OR(AND([.P156]=0;ABS([.B156])&lt;1E-307);&quot;&quot;&amp;[.B156]=&quot;&quot;&amp;[.P156]))));[.O15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.54308063481524">
            <text:p>1.54308</text:p>
          </table:table-cell>
          <table:table-cell table:style-name="ce5" table:formula="of:=COSH([.C157])" office:value-type="float" office:value="1.54308063481524">
            <text:p>1.54308</text:p>
          </table:table-cell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57]);[.A157];[.M157])" office:value-type="float" office:value="1.54308063481524">
            <text:p>1.54308</text:p>
          </table:table-cell>
          <table:table-cell table:formula="of:=IF(ISBLANK([.O157]);IF(ISERROR([.B157]);&quot;Err:&quot;&amp;ORG.OPENOFFICE.ERRORTYPE([.B157])=[.M157];OR([.P157]=[.B157];IF(AND(ISNUMBER([.P157]);ISNUMBER([.B157]));OR(AND([.P157]=0;ABS([.B157])&lt;1E-307);&quot;&quot;&amp;[.B157]=&quot;&quot;&amp;[.P157]))));[.O15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.76219569108363">
            <text:p>3.76220</text:p>
          </table:table-cell>
          <table:table-cell table:style-name="ce5" table:formula="of:=COSH([.C158])" office:value-type="float" office:value="3.76219569108363">
            <text:p>3.76220</text:p>
          </table:table-cell>
          <table:table-cell table:style-name="ce8" office:value-type="float" office:value="2">
            <text:p>2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58]);[.A158];[.M158])" office:value-type="float" office:value="3.76219569108363">
            <text:p>3.76220</text:p>
          </table:table-cell>
          <table:table-cell table:formula="of:=IF(ISBLANK([.O158]);IF(ISERROR([.B158]);&quot;Err:&quot;&amp;ORG.OPENOFFICE.ERRORTYPE([.B158])=[.M158];OR([.P158]=[.B158];IF(AND(ISNUMBER([.P158]);ISNUMBER([.B158]));OR(AND([.P158]=0;ABS([.B158])&lt;1E-307);&quot;&quot;&amp;[.B158]=&quot;&quot;&amp;[.P158]))));[.O15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.76219569108363">
            <text:p>3.76220</text:p>
          </table:table-cell>
          <table:table-cell table:style-name="ce5" table:formula="of:=COSH([.C159])" office:value-type="float" office:value="3.76219569108363">
            <text:p>3.76220</text:p>
          </table:table-cell>
          <table:table-cell table:style-name="ce8" office:value-type="float" office:value="-2">
            <text:p>-2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59]);[.A159];[.M159])" office:value-type="float" office:value="3.76219569108363">
            <text:p>3.76220</text:p>
          </table:table-cell>
          <table:table-cell table:formula="of:=IF(ISBLANK([.O159]);IF(ISERROR([.B159]);&quot;Err:&quot;&amp;ORG.OPENOFFICE.ERRORTYPE([.B159])=[.M159];OR([.P159]=[.B159];IF(AND(ISNUMBER([.P159]);ISNUMBER([.B159]));OR(AND([.P159]=0;ABS([.B159])&lt;1E-307);&quot;&quot;&amp;[.B159]=&quot;&quot;&amp;[.P159]))));[.O15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.34405857090807E+043">
            <text:p>1.34406E+043</text:p>
          </table:table-cell>
          <table:table-cell table:style-name="ce5" table:formula="of:=COSH([.C160])" office:value-type="float" office:value="1.34405857090807E+043">
            <text:p>1.34406E+043</text:p>
          </table:table-cell>
          <table:table-cell table:style-name="ce8" office:value-type="float" office:value="100">
            <text:p>10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60]);[.A160];[.M160])" office:value-type="float" office:value="1.34405857090807E+043">
            <text:p>1.34406E+043</text:p>
          </table:table-cell>
          <table:table-cell table:formula="of:=IF(ISBLANK([.O160]);IF(ISERROR([.B160]);&quot;Err:&quot;&amp;ORG.OPENOFFICE.ERRORTYPE([.B160])=[.M160];OR([.P160]=[.B160];IF(AND(ISNUMBER([.P160]);ISNUMBER([.B160]));OR(AND([.P160]=0;ABS([.B160])&lt;1E-307);&quot;&quot;&amp;[.B160]=&quot;&quot;&amp;[.P160]))));[.O16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.88651015046497E+260">
            <text:p>1.88651E+260</text:p>
          </table:table-cell>
          <table:table-cell table:style-name="ce5" table:formula="of:=COSH([.C161])" office:value-type="float" office:value="1.88651015046497E+260">
            <text:p>1.88651E+260</text:p>
          </table:table-cell>
          <table:table-cell table:style-name="ce8" office:value-type="float" office:value="600">
            <text:p>60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61]);[.A161];[.M161])" office:value-type="float" office:value="1.88651015046497E+260">
            <text:p>1.88651E+260</text:p>
          </table:table-cell>
          <table:table-cell table:formula="of:=IF(ISBLANK([.O161]);IF(ISERROR([.B161]);&quot;Err:&quot;&amp;ORG.OPENOFFICE.ERRORTYPE([.B161])=[.M161];OR([.P161]=[.B161];IF(AND(ISNUMBER([.P161]);ISNUMBER([.B161]));OR(AND([.P161]=0;ABS([.B161])&lt;1E-307);&quot;&quot;&amp;[.B161]=&quot;&quot;&amp;[.P161]))));[.O16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.88651015046497E+260">
            <text:p>1.88651E+260</text:p>
          </table:table-cell>
          <table:table-cell table:style-name="ce5" table:formula="of:=COSH([.C162])" office:value-type="float" office:value="1.88651015046497E+260">
            <text:p>1.88651E+260</text:p>
          </table:table-cell>
          <table:table-cell table:style-name="ce8" office:value-type="float" office:value="-600">
            <text:p>-60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62]);[.A162];[.M162])" office:value-type="float" office:value="1.88651015046497E+260">
            <text:p>1.88651E+260</text:p>
          </table:table-cell>
          <table:table-cell table:formula="of:=IF(ISBLANK([.O162]);IF(ISERROR([.B162]);&quot;Err:&quot;&amp;ORG.OPENOFFICE.ERRORTYPE([.B162])=[.M162];OR([.P162]=[.B162];IF(AND(ISNUMBER([.P162]);ISNUMBER([.B162]));OR(AND([.P162]=0;ABS([.B162])&lt;1E-307);&quot;&quot;&amp;[.B162]=&quot;&quot;&amp;[.P162]))));[.O16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8" table:number-columns-repeated="7"/>
          <table:table-cell table:style-name="ce10"/>
          <table:table-cell table:style-name="ce5" table:number-columns-repeated="2"/>
          <table:table-cell table:style-name="ce11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SIGN([.C164]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office:value-type="string">
            <text:p>SIGN</text:p>
          </table:table-cell>
          <table:table-cell table:style-name="ce5" office:value-type="string">
            <text:p>SIGN</text:p>
          </table:table-cell>
          <table:table-cell table:style-name="ce11"/>
          <table:table-cell table:style-name="ce5"/>
          <table:table-cell table:style-name="ce5"/>
          <table:table-cell table:formula="of:=IF(ISBLANK([.M164]);[.A164];[.M164])" office:value-type="float" office:value="0">
            <text:p>0</text:p>
          </table:table-cell>
          <table:table-cell table:formula="of:=IF(ISBLANK([.O164]);IF(ISERROR([.B164]);&quot;Err:&quot;&amp;ORG.OPENOFFICE.ERRORTYPE([.B164])=[.M164];OR([.P164]=[.B164];IF(AND(ISNUMBER([.P164]);ISNUMBER([.B164]));OR(AND([.P164]=0;ABS([.B164])&lt;1E-307);&quot;&quot;&amp;[.B164]=&quot;&quot;&amp;[.P164]))));[.O16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SIGN([.C165])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65]);[.A165];[.M165])" office:value-type="float" office:value="1">
            <text:p>1</text:p>
          </table:table-cell>
          <table:table-cell table:formula="of:=IF(ISBLANK([.O165]);IF(ISERROR([.B165]);&quot;Err:&quot;&amp;ORG.OPENOFFICE.ERRORTYPE([.B165])=[.M165];OR([.P165]=[.B165];IF(AND(ISNUMBER([.P165]);ISNUMBER([.B165]));OR(AND([.P165]=0;ABS([.B165])&lt;1E-307);&quot;&quot;&amp;[.B165]=&quot;&quot;&amp;[.P165]))));[.O16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SIGN([.C166])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66]);[.A166];[.M166])" office:value-type="float" office:value="1">
            <text:p>1</text:p>
          </table:table-cell>
          <table:table-cell table:formula="of:=IF(ISBLANK([.O166]);IF(ISERROR([.B166]);&quot;Err:&quot;&amp;ORG.OPENOFFICE.ERRORTYPE([.B166])=[.M166];OR([.P166]=[.B166];IF(AND(ISNUMBER([.P166]);ISNUMBER([.B166]));OR(AND([.P166]=0;ABS([.B166])&lt;1E-307);&quot;&quot;&amp;[.B166]=&quot;&quot;&amp;[.P166]))));[.O16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1">
            <text:p>-1</text:p>
          </table:table-cell>
          <table:table-cell table:style-name="ce5" table:formula="of:=SIGN([.C167])" office:value-type="float" office:value="-1">
            <text:p>-1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67]);[.A167];[.M167])" office:value-type="float" office:value="-1">
            <text:p>-1</text:p>
          </table:table-cell>
          <table:table-cell table:formula="of:=IF(ISBLANK([.O167]);IF(ISERROR([.B167]);&quot;Err:&quot;&amp;ORG.OPENOFFICE.ERRORTYPE([.B167])=[.M167];OR([.P167]=[.B167];IF(AND(ISNUMBER([.P167]);ISNUMBER([.B167]));OR(AND([.P167]=0;ABS([.B167])&lt;1E-307);&quot;&quot;&amp;[.B167]=&quot;&quot;&amp;[.P167]))));[.O16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1">
            <text:p>-1</text:p>
          </table:table-cell>
          <table:table-cell table:style-name="ce5" table:formula="of:=SIGN([.C168])" office:value-type="float" office:value="-1">
            <text:p>-1</text:p>
          </table:table-cell>
          <table:table-cell table:style-name="ce8" office:value-type="float" office:value="-2">
            <text:p>-2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68]);[.A168];[.M168])" office:value-type="float" office:value="-1">
            <text:p>-1</text:p>
          </table:table-cell>
          <table:table-cell table:formula="of:=IF(ISBLANK([.O168]);IF(ISERROR([.B168]);&quot;Err:&quot;&amp;ORG.OPENOFFICE.ERRORTYPE([.B168])=[.M168];OR([.P168]=[.B168];IF(AND(ISNUMBER([.P168]);ISNUMBER([.B168]));OR(AND([.P168]=0;ABS([.B168])&lt;1E-307);&quot;&quot;&amp;[.B168]=&quot;&quot;&amp;[.P168]))));[.O16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SIGN([.C169])" office:value-type="float" office:value="1">
            <text:p>1</text:p>
          </table:table-cell>
          <table:table-cell table:style-name="ce8" office:value-type="float" office:value="10000">
            <text:p>1000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69]);[.A169];[.M169])" office:value-type="float" office:value="1">
            <text:p>1</text:p>
          </table:table-cell>
          <table:table-cell table:formula="of:=IF(ISBLANK([.O169]);IF(ISERROR([.B169]);&quot;Err:&quot;&amp;ORG.OPENOFFICE.ERRORTYPE([.B169])=[.M169];OR([.P169]=[.B169];IF(AND(ISNUMBER([.P169]);ISNUMBER([.B169]));OR(AND([.P169]=0;ABS([.B169])&lt;1E-307);&quot;&quot;&amp;[.B169]=&quot;&quot;&amp;[.P169]))));[.O16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1">
            <text:p>-1</text:p>
          </table:table-cell>
          <table:table-cell table:style-name="ce5" table:formula="of:=SIGN([.C170])" office:value-type="float" office:value="-1">
            <text:p>-1</text:p>
          </table:table-cell>
          <table:table-cell table:style-name="ce8" office:value-type="float" office:value="-10000">
            <text:p>-1000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70]);[.A170];[.M170])" office:value-type="float" office:value="-1">
            <text:p>-1</text:p>
          </table:table-cell>
          <table:table-cell table:formula="of:=IF(ISBLANK([.O170]);IF(ISERROR([.B170]);&quot;Err:&quot;&amp;ORG.OPENOFFICE.ERRORTYPE([.B170])=[.M170];OR([.P170]=[.B170];IF(AND(ISNUMBER([.P170]);ISNUMBER([.B170]));OR(AND([.P170]=0;ABS([.B170])&lt;1E-307);&quot;&quot;&amp;[.B170]=&quot;&quot;&amp;[.P170]))));[.O17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8" table:number-columns-repeated="7"/>
          <table:table-cell table:style-name="ce10"/>
          <table:table-cell table:style-name="ce5" table:number-columns-repeated="2"/>
          <table:table-cell table:style-name="ce11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349993502171292">
            <text:p>0.34999</text:p>
          </table:table-cell>
          <table:table-cell table:style-name="ce5" table:formula="of:=SIN([.C172])" office:value-type="float" office:value="0.349993502171293">
            <text:p>0.34999</text:p>
          </table:table-cell>
          <table:table-cell table:style-name="ce8" office:value-type="float" office:value="-1000000">
            <text:p>-100000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office:value-type="string">
            <text:p>SIN</text:p>
          </table:table-cell>
          <table:table-cell table:style-name="ce5" office:value-type="string">
            <text:p>SIN</text:p>
          </table:table-cell>
          <table:table-cell table:style-name="ce11"/>
          <table:table-cell table:style-name="ce5"/>
          <table:table-cell table:style-name="ce5"/>
          <table:table-cell table:formula="of:=IF(ISBLANK([.M172]);[.A172];[.M172])" office:value-type="float" office:value="0.349993502171292">
            <text:p>0.34999</text:p>
          </table:table-cell>
          <table:table-cell table:formula="of:=IF(ISBLANK([.O172]);IF(ISERROR([.B172]);&quot;Err:&quot;&amp;ORG.OPENOFFICE.ERRORTYPE([.B172])=[.M172];OR([.P172]=[.B172];IF(AND(ISNUMBER([.P172]);ISNUMBER([.B172]));OR(AND([.P172]=0;ABS([.B172])&lt;1E-307);&quot;&quot;&amp;[.B172]=&quot;&quot;&amp;[.P172]))));[.O17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000734641020664359">
            <text:p>0.00001</text:p>
          </table:table-cell>
          <table:table-cell table:style-name="ce5" table:formula="of:=SIN([.C173])" office:value-type="float" office:value="0.00000734641020664359">
            <text:p>0.00001</text:p>
          </table:table-cell>
          <table:table-cell table:style-name="ce8" office:value-type="float" office:value="-3.1416">
            <text:p>-3.1416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73]);[.A173];[.M173])" office:value-type="float" office:value="0.00000734641020664359">
            <text:p>0.00001</text:p>
          </table:table-cell>
          <table:table-cell table:formula="of:=IF(ISBLANK([.O173]);IF(ISERROR([.B173]);&quot;Err:&quot;&amp;ORG.OPENOFFICE.ERRORTYPE([.B173])=[.M173];OR([.P173]=[.B173];IF(AND(ISNUMBER([.P173]);ISNUMBER([.B173]));OR(AND([.P173]=0;ABS([.B173])&lt;1E-307);&quot;&quot;&amp;[.B173]=&quot;&quot;&amp;[.P173]))));[.O17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00000265358979335273">
            <text:p>-0.00000</text:p>
          </table:table-cell>
          <table:table-cell table:style-name="ce5" table:formula="of:=SIN([.C174])" office:value-type="float" office:value="-0.00000265358979335273">
            <text:p>-0.00000</text:p>
          </table:table-cell>
          <table:table-cell table:style-name="ce8" office:value-type="float" office:value="-3.14159">
            <text:p>-3.14159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74]);[.A174];[.M174])" office:value-type="float" office:value="-0.00000265358979335273">
            <text:p>-0.00000</text:p>
          </table:table-cell>
          <table:table-cell table:formula="of:=IF(ISBLANK([.O174]);IF(ISERROR([.B174]);&quot;Err:&quot;&amp;ORG.OPENOFFICE.ERRORTYPE([.B174])=[.M174];OR([.P174]=[.B174];IF(AND(ISNUMBER([.P174]);ISNUMBER([.B174]));OR(AND([.P174]=0;ABS([.B174])&lt;1E-307);&quot;&quot;&amp;[.B174]=&quot;&quot;&amp;[.P174]))));[.O17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0998334166468282">
            <text:p>-0.09983</text:p>
          </table:table-cell>
          <table:table-cell table:style-name="ce5" table:formula="of:=SIN([.C175])" office:value-type="float" office:value="-0.0998334166468282">
            <text:p>-0.09983</text:p>
          </table:table-cell>
          <table:table-cell table:style-name="ce8" office:value-type="float" office:value="-0.1">
            <text:p>-0.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75]);[.A175];[.M175])" office:value-type="float" office:value="-0.0998334166468282">
            <text:p>-0.09983</text:p>
          </table:table-cell>
          <table:table-cell table:formula="of:=IF(ISBLANK([.O175]);IF(ISERROR([.B175]);&quot;Err:&quot;&amp;ORG.OPENOFFICE.ERRORTYPE([.B175])=[.M175];OR([.P175]=[.B175];IF(AND(ISNUMBER([.P175]);ISNUMBER([.B175]));OR(AND([.P175]=0;ABS([.B175])&lt;1E-307);&quot;&quot;&amp;[.B175]=&quot;&quot;&amp;[.P175]))));[.O17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000999999833333342">
            <text:p>-0.00100</text:p>
          </table:table-cell>
          <table:table-cell table:style-name="ce5" table:formula="of:=SIN([.C176])" office:value-type="float" office:value="-0.000999999833333342">
            <text:p>-0.00100</text:p>
          </table:table-cell>
          <table:table-cell table:style-name="ce8" office:value-type="float" office:value="-0.001">
            <text:p>-0.00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76]);[.A176];[.M176])" office:value-type="float" office:value="-0.000999999833333342">
            <text:p>-0.00100</text:p>
          </table:table-cell>
          <table:table-cell table:formula="of:=IF(ISBLANK([.O176]);IF(ISERROR([.B176]);&quot;Err:&quot;&amp;ORG.OPENOFFICE.ERRORTYPE([.B176])=[.M176];OR([.P176]=[.B176];IF(AND(ISNUMBER([.P176]);ISNUMBER([.B176]));OR(AND([.P176]=0;ABS([.B176])&lt;1E-307);&quot;&quot;&amp;[.B176]=&quot;&quot;&amp;[.P176]))));[.O17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SIN([.C177]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77]);[.A177];[.M177])" office:value-type="float" office:value="0">
            <text:p>0</text:p>
          </table:table-cell>
          <table:table-cell table:formula="of:=IF(ISBLANK([.O177]);IF(ISERROR([.B177]);&quot;Err:&quot;&amp;ORG.OPENOFFICE.ERRORTYPE([.B177])=[.M177];OR([.P177]=[.B177];IF(AND(ISNUMBER([.P177]);ISNUMBER([.B177]));OR(AND([.P177]=0;ABS([.B177])&lt;1E-307);&quot;&quot;&amp;[.B177]=&quot;&quot;&amp;[.P177]))));[.O17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0999999833333342">
            <text:p>0.00100</text:p>
          </table:table-cell>
          <table:table-cell table:style-name="ce5" table:formula="of:=SIN([.C178])" office:value-type="float" office:value="0.000999999833333342">
            <text:p>0.00100</text:p>
          </table:table-cell>
          <table:table-cell table:style-name="ce8" office:value-type="float" office:value="0.001">
            <text:p>0.00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78]);[.A178];[.M178])" office:value-type="float" office:value="0.000999999833333342">
            <text:p>0.00100</text:p>
          </table:table-cell>
          <table:table-cell table:formula="of:=IF(ISBLANK([.O178]);IF(ISERROR([.B178]);&quot;Err:&quot;&amp;ORG.OPENOFFICE.ERRORTYPE([.B178])=[.M178];OR([.P178]=[.B178];IF(AND(ISNUMBER([.P178]);ISNUMBER([.B178]));OR(AND([.P178]=0;ABS([.B178])&lt;1E-307);&quot;&quot;&amp;[.B178]=&quot;&quot;&amp;[.P178]))));[.O17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998334166468282">
            <text:p>0.09983</text:p>
          </table:table-cell>
          <table:table-cell table:style-name="ce5" table:formula="of:=SIN([.C179])" office:value-type="float" office:value="0.0998334166468282">
            <text:p>0.09983</text:p>
          </table:table-cell>
          <table:table-cell table:style-name="ce8" office:value-type="float" office:value="0.1">
            <text:p>0.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79]);[.A179];[.M179])" office:value-type="float" office:value="0.0998334166468282">
            <text:p>0.09983</text:p>
          </table:table-cell>
          <table:table-cell table:formula="of:=IF(ISBLANK([.O179]);IF(ISERROR([.B179]);&quot;Err:&quot;&amp;ORG.OPENOFFICE.ERRORTYPE([.B179])=[.M179];OR([.P179]=[.B179];IF(AND(ISNUMBER([.P179]);ISNUMBER([.B179]));OR(AND([.P179]=0;ABS([.B179])&lt;1E-307);&quot;&quot;&amp;[.B179]=&quot;&quot;&amp;[.P179]))));[.O17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000265358979335273">
            <text:p>0.00000</text:p>
          </table:table-cell>
          <table:table-cell table:style-name="ce5" table:formula="of:=SIN([.C180])" office:value-type="float" office:value="0.00000265358979335273">
            <text:p>0.00000</text:p>
          </table:table-cell>
          <table:table-cell table:style-name="ce8" office:value-type="float" office:value="3.14159">
            <text:p>3.14159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80]);[.A180];[.M180])" office:value-type="float" office:value="0.00000265358979335273">
            <text:p>0.00000</text:p>
          </table:table-cell>
          <table:table-cell table:formula="of:=IF(ISBLANK([.O180]);IF(ISERROR([.B180]);&quot;Err:&quot;&amp;ORG.OPENOFFICE.ERRORTYPE([.B180])=[.M180];OR([.P180]=[.B180];IF(AND(ISNUMBER([.P180]);ISNUMBER([.B180]));OR(AND([.P180]=0;ABS([.B180])&lt;1E-307);&quot;&quot;&amp;[.B180]=&quot;&quot;&amp;[.P180]))));[.O18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00000734641020664359">
            <text:p>-0.00001</text:p>
          </table:table-cell>
          <table:table-cell table:style-name="ce5" table:formula="of:=SIN([.C181])" office:value-type="float" office:value="-0.00000734641020664359">
            <text:p>-0.00001</text:p>
          </table:table-cell>
          <table:table-cell table:style-name="ce8" office:value-type="float" office:value="3.1416">
            <text:p>3.1416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81]);[.A181];[.M181])" office:value-type="float" office:value="-0.00000734641020664359">
            <text:p>-0.00001</text:p>
          </table:table-cell>
          <table:table-cell table:formula="of:=IF(ISBLANK([.O181]);IF(ISERROR([.B181]);&quot;Err:&quot;&amp;ORG.OPENOFFICE.ERRORTYPE([.B181])=[.M181];OR([.P181]=[.B181];IF(AND(ISNUMBER([.P181]);ISNUMBER([.B181]));OR(AND([.P181]=0;ABS([.B181])&lt;1E-307);&quot;&quot;&amp;[.B181]=&quot;&quot;&amp;[.P181]))));[.O18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349993502171292">
            <text:p>-0.34999</text:p>
          </table:table-cell>
          <table:table-cell table:style-name="ce5" table:formula="of:=SIN([.C182])" office:value-type="float" office:value="-0.349993502171293">
            <text:p>-0.34999</text:p>
          </table:table-cell>
          <table:table-cell table:style-name="ce8" office:value-type="float" office:value="1000000">
            <text:p>100000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82]);[.A182];[.M182])" office:value-type="float" office:value="-0.349993502171292">
            <text:p>-0.34999</text:p>
          </table:table-cell>
          <table:table-cell table:formula="of:=IF(ISBLANK([.O182]);IF(ISERROR([.B182]);&quot;Err:&quot;&amp;ORG.OPENOFFICE.ERRORTYPE([.B182])=[.M182];OR([.P182]=[.B182];IF(AND(ISNUMBER([.P182]);ISNUMBER([.B182]));OR(AND([.P182]=0;ABS([.B182])&lt;1E-307);&quot;&quot;&amp;[.B182]=&quot;&quot;&amp;[.P182]))));[.O18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8" table:number-columns-repeated="7"/>
          <table:table-cell table:style-name="ce10"/>
          <table:table-cell table:style-name="ce5" table:number-columns-repeated="2"/>
          <table:table-cell table:style-name="ce11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SINH([.C184]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office:value-type="string">
            <text:p>SINH</text:p>
          </table:table-cell>
          <table:table-cell table:style-name="ce5" office:value-type="string">
            <text:p>SINH</text:p>
          </table:table-cell>
          <table:table-cell table:style-name="ce11"/>
          <table:table-cell table:style-name="ce5"/>
          <table:table-cell table:style-name="ce5"/>
          <table:table-cell table:formula="of:=IF(ISBLANK([.M184]);[.A184];[.M184])" office:value-type="float" office:value="0">
            <text:p>0</text:p>
          </table:table-cell>
          <table:table-cell table:formula="of:=IF(ISBLANK([.O184]);IF(ISERROR([.B184]);&quot;Err:&quot;&amp;ORG.OPENOFFICE.ERRORTYPE([.B184])=[.M184];OR([.P184]=[.B184];IF(AND(ISNUMBER([.P184]);ISNUMBER([.B184]));OR(AND([.P184]=0;ABS([.B184])&lt;1E-307);&quot;&quot;&amp;[.B184]=&quot;&quot;&amp;[.P184]))));[.O18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.1752011936438">
            <text:p>1.17520</text:p>
          </table:table-cell>
          <table:table-cell table:style-name="ce5" table:formula="of:=SINH([.C185])" office:value-type="float" office:value="1.1752011936438">
            <text:p>1.17520</text:p>
          </table:table-cell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85]);[.A185];[.M185])" office:value-type="float" office:value="1.1752011936438">
            <text:p>1.17520</text:p>
          </table:table-cell>
          <table:table-cell table:formula="of:=IF(ISBLANK([.O185]);IF(ISERROR([.B185]);&quot;Err:&quot;&amp;ORG.OPENOFFICE.ERRORTYPE([.B185])=[.M185];OR([.P185]=[.B185];IF(AND(ISNUMBER([.P185]);ISNUMBER([.B185]));OR(AND([.P185]=0;ABS([.B185])&lt;1E-307);&quot;&quot;&amp;[.B185]=&quot;&quot;&amp;[.P185]))));[.O18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1.5302920304101">
            <text:p>11.53029</text:p>
          </table:table-cell>
          <table:table-cell table:style-name="ce5" table:formula="of:=SINH([.C186])" office:value-type="float" office:value="11.5302920304101">
            <text:p>11.53029</text:p>
          </table:table-cell>
          <table:table-cell table:style-name="ce8" office:value-type="float" office:value="3.14">
            <text:p>3.14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86]);[.A186];[.M186])" office:value-type="float" office:value="11.5302920304101">
            <text:p>11.53029</text:p>
          </table:table-cell>
          <table:table-cell table:formula="of:=IF(ISBLANK([.O186]);IF(ISERROR([.B186]);&quot;Err:&quot;&amp;ORG.OPENOFFICE.ERRORTYPE([.B186])=[.M186];OR([.P186]=[.B186];IF(AND(ISNUMBER([.P186]);ISNUMBER([.B186]));OR(AND([.P186]=0;ABS([.B186])&lt;1E-307);&quot;&quot;&amp;[.B186]=&quot;&quot;&amp;[.P186]))));[.O18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1.1752011936438">
            <text:p>-1.17520</text:p>
          </table:table-cell>
          <table:table-cell table:style-name="ce5" table:formula="of:=SINH([.C187])" office:value-type="float" office:value="-1.1752011936438">
            <text:p>-1.17520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87]);[.A187];[.M187])" office:value-type="float" office:value="-1.1752011936438">
            <text:p>-1.17520</text:p>
          </table:table-cell>
          <table:table-cell table:formula="of:=IF(ISBLANK([.O187]);IF(ISERROR([.B187]);&quot;Err:&quot;&amp;ORG.OPENOFFICE.ERRORTYPE([.B187])=[.M187];OR([.P187]=[.B187];IF(AND(ISNUMBER([.P187]);ISNUMBER([.B187]));OR(AND([.P187]=0;ABS([.B187])&lt;1E-307);&quot;&quot;&amp;[.B187]=&quot;&quot;&amp;[.P187]))));[.O18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74.2032105777888">
            <text:p>-74.20321</text:p>
          </table:table-cell>
          <table:table-cell table:style-name="ce5" table:formula="of:=SINH([.C188])" office:value-type="float" office:value="-74.2032105777888">
            <text:p>-74.20321</text:p>
          </table:table-cell>
          <table:table-cell table:style-name="ce8" office:value-type="float" office:value="-5">
            <text:p>-5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88]);[.A188];[.M188])" office:value-type="float" office:value="-74.2032105777888">
            <text:p>-74.20321</text:p>
          </table:table-cell>
          <table:table-cell table:formula="of:=IF(ISBLANK([.O188]);IF(ISERROR([.B188]);&quot;Err:&quot;&amp;ORG.OPENOFFICE.ERRORTYPE([.B188])=[.M188];OR([.P188]=[.B188];IF(AND(ISNUMBER([.P188]);ISNUMBER([.B188]));OR(AND([.P188]=0;ABS([.B188])&lt;1E-307);&quot;&quot;&amp;[.B188]=&quot;&quot;&amp;[.P188]))));[.O18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.34405857090807E+043">
            <text:p>1.34406E+043</text:p>
          </table:table-cell>
          <table:table-cell table:style-name="ce5" table:formula="of:=SINH([.C189])" office:value-type="float" office:value="1.34405857090807E+043">
            <text:p>1.34406E+043</text:p>
          </table:table-cell>
          <table:table-cell table:style-name="ce8" office:value-type="float" office:value="100">
            <text:p>10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89]);[.A189];[.M189])" office:value-type="float" office:value="1.34405857090807E+043">
            <text:p>1.34406E+043</text:p>
          </table:table-cell>
          <table:table-cell table:formula="of:=IF(ISBLANK([.O189]);IF(ISERROR([.B189]);&quot;Err:&quot;&amp;ORG.OPENOFFICE.ERRORTYPE([.B189])=[.M189];OR([.P189]=[.B189];IF(AND(ISNUMBER([.P189]);ISNUMBER([.B189]));OR(AND([.P189]=0;ABS([.B189])&lt;1E-307);&quot;&quot;&amp;[.B189]=&quot;&quot;&amp;[.P189]))));[.O18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.61298688406287E+086">
            <text:p>3.61299E+086</text:p>
          </table:table-cell>
          <table:table-cell table:style-name="ce5" table:formula="of:=SINH([.C190])" office:value-type="float" office:value="3.61298688406287E+086">
            <text:p>3.61299E+086</text:p>
          </table:table-cell>
          <table:table-cell table:style-name="ce8" office:value-type="float" office:value="200">
            <text:p>20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90]);[.A190];[.M190])" office:value-type="float" office:value="3.61298688406287E+086">
            <text:p>3.61299E+086</text:p>
          </table:table-cell>
          <table:table-cell table:formula="of:=IF(ISBLANK([.O190]);IF(ISERROR([.B190]);&quot;Err:&quot;&amp;ORG.OPENOFFICE.ERRORTYPE([.B190])=[.M190];OR([.P190]=[.B190];IF(AND(ISNUMBER([.P190]);ISNUMBER([.B190]));OR(AND([.P190]=0;ABS([.B190])&lt;1E-307);&quot;&quot;&amp;[.B190]=&quot;&quot;&amp;[.P190]))));[.O19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3.61298688406287E+086">
            <text:p>-3.61299E+086</text:p>
          </table:table-cell>
          <table:table-cell table:style-name="ce5" table:formula="of:=SINH([.C191])" office:value-type="float" office:value="-3.61298688406287E+086">
            <text:p>-3.61299E+086</text:p>
          </table:table-cell>
          <table:table-cell table:style-name="ce8" office:value-type="float" office:value="-200">
            <text:p>-20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91]);[.A191];[.M191])" office:value-type="float" office:value="-3.61298688406287E+086">
            <text:p>-3.61299E+086</text:p>
          </table:table-cell>
          <table:table-cell table:formula="of:=IF(ISBLANK([.O191]);IF(ISERROR([.B191]);&quot;Err:&quot;&amp;ORG.OPENOFFICE.ERRORTYPE([.B191])=[.M191];OR([.P191]=[.B191];IF(AND(ISNUMBER([.P191]);ISNUMBER([.B191]));OR(AND([.P191]=0;ABS([.B191])&lt;1E-307);&quot;&quot;&amp;[.B191]=&quot;&quot;&amp;[.P191]))));[.O19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.51997489868089E+043">
            <text:p>1.51997E+043</text:p>
          </table:table-cell>
          <table:table-cell table:style-name="ce5" table:formula="of:=SINH([.C192])" office:value-type="float" office:value="1.51997489868089E+043">
            <text:p>1.51997E+043</text:p>
          </table:table-cell>
          <table:table-cell table:style-name="ce8" office:value-type="float" office:value="100.123">
            <text:p>100.123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92]);[.A192];[.M192])" office:value-type="float" office:value="1.51997489868089E+043">
            <text:p>1.51997E+043</text:p>
          </table:table-cell>
          <table:table-cell table:formula="of:=IF(ISBLANK([.O192]);IF(ISERROR([.B192]);&quot;Err:&quot;&amp;ORG.OPENOFFICE.ERRORTYPE([.B192])=[.M192];OR([.P192]=[.B192];IF(AND(ISNUMBER([.P192]);ISNUMBER([.B192]));OR(AND([.P192]=0;ABS([.B192])&lt;1E-307);&quot;&quot;&amp;[.B192]=&quot;&quot;&amp;[.P192]))));[.O19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4.10920373077749E+307">
            <text:p>4.10920E+307</text:p>
          </table:table-cell>
          <table:table-cell table:style-name="ce5" table:formula="of:=SINH([.C193])" office:value-type="float" office:value="4.10920373077749E+307">
            <text:p>4.10920E+307</text:p>
          </table:table-cell>
          <table:table-cell table:style-name="ce8" office:value-type="float" office:value="709">
            <text:p>709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93]);[.A193];[.M193])" office:value-type="float" office:value="4.10920373077749E+307">
            <text:p>4.10920E+307</text:p>
          </table:table-cell>
          <table:table-cell table:formula="of:=IF(ISBLANK([.O193]);IF(ISERROR([.B193]);&quot;Err:&quot;&amp;ORG.OPENOFFICE.ERRORTYPE([.B193])=[.M193];OR([.P193]=[.B193];IF(AND(ISNUMBER([.P193]);ISNUMBER([.B193]));OR(AND([.P193]=0;ABS([.B193])&lt;1E-307);&quot;&quot;&amp;[.B193]=&quot;&quot;&amp;[.P193]))));[.O19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4" office:value-type="float" office:value="1.11699738308086E+308">
            <text:p>1.12E+308</text:p>
          </table:table-cell>
          <table:table-cell table:style-name="ce5" table:formula="of:=SINH([.C194])" office:value-type="float" office:value="1.11699738308086E+308">
            <text:p>1.11700E+308</text:p>
          </table:table-cell>
          <table:table-cell table:style-name="ce8" office:value-type="float" office:value="710">
            <text:p>71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94]);[.A194];[.M194])" office:value-type="float" office:value="1.11699738308086E+308">
            <text:p>1.12E+308</text:p>
          </table:table-cell>
          <table:table-cell table:formula="of:=IF(ISBLANK([.O194]);IF(ISERROR([.B194]);&quot;Err:&quot;&amp;ORG.OPENOFFICE.ERRORTYPE([.B194])=[.M194];OR([.P194]=[.B194];IF(AND(ISNUMBER([.P194]);ISNUMBER([.B194]));OR(AND([.P194]=0;ABS([.B194])&lt;1E-307);&quot;&quot;&amp;[.B194]=&quot;&quot;&amp;[.P194]))));[.O19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8" table:number-columns-repeated="7"/>
          <table:table-cell table:style-name="ce10"/>
          <table:table-cell table:style-name="ce5" table:number-columns-repeated="2"/>
          <table:table-cell table:style-name="ce11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373624453987598">
            <text:p>0.37362</text:p>
          </table:table-cell>
          <table:table-cell table:style-name="ce5" table:formula="of:=TAN([.C196])" office:value-type="float" office:value="0.373624453987599">
            <text:p>0.37362</text:p>
          </table:table-cell>
          <table:table-cell table:style-name="ce8" office:value-type="float" office:value="-1000000">
            <text:p>-100000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office:value-type="string">
            <text:p>TAN</text:p>
          </table:table-cell>
          <table:table-cell table:style-name="ce5" office:value-type="string">
            <text:p>TAN</text:p>
          </table:table-cell>
          <table:table-cell table:style-name="ce11"/>
          <table:table-cell table:style-name="ce5"/>
          <table:table-cell table:style-name="ce5"/>
          <table:table-cell table:formula="of:=IF(ISBLANK([.M196]);[.A196];[.M196])" office:value-type="float" office:value="0.373624453987598">
            <text:p>0.37362</text:p>
          </table:table-cell>
          <table:table-cell table:formula="of:=IF(ISBLANK([.O196]);IF(ISERROR([.B196]);&quot;Err:&quot;&amp;ORG.OPENOFFICE.ERRORTYPE([.B196])=[.M196];OR([.P196]=[.B196];IF(AND(ISNUMBER([.P196]);ISNUMBER([.B196]));OR(AND([.P196]=0;ABS([.B196])&lt;1E-307);&quot;&quot;&amp;[.B196]=&quot;&quot;&amp;[.P196]))));[.O19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00000734641020684183">
            <text:p>-0.00001</text:p>
          </table:table-cell>
          <table:table-cell table:style-name="ce5" table:formula="of:=TAN([.C197])" office:value-type="float" office:value="-0.00000734641020684183">
            <text:p>-0.00001</text:p>
          </table:table-cell>
          <table:table-cell table:style-name="ce8" office:value-type="float" office:value="-3.1416">
            <text:p>-3.1416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97]);[.A197];[.M197])" office:value-type="float" office:value="-0.00000734641020684183">
            <text:p>-0.00001</text:p>
          </table:table-cell>
          <table:table-cell table:formula="of:=IF(ISBLANK([.O197]);IF(ISERROR([.B197]);&quot;Err:&quot;&amp;ORG.OPENOFFICE.ERRORTYPE([.B197])=[.M197];OR([.P197]=[.B197];IF(AND(ISNUMBER([.P197]);ISNUMBER([.B197]));OR(AND([.P197]=0;ABS([.B197])&lt;1E-307);&quot;&quot;&amp;[.B197]=&quot;&quot;&amp;[.P197]))));[.O19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000265358979336207">
            <text:p>0.00000</text:p>
          </table:table-cell>
          <table:table-cell table:style-name="ce5" table:formula="of:=TAN([.C198])" office:value-type="float" office:value="0.00000265358979336207">
            <text:p>0.00000</text:p>
          </table:table-cell>
          <table:table-cell table:style-name="ce8" office:value-type="float" office:value="-3.14159">
            <text:p>-3.14159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98]);[.A198];[.M198])" office:value-type="float" office:value="0.00000265358979336207">
            <text:p>0.00000</text:p>
          </table:table-cell>
          <table:table-cell table:formula="of:=IF(ISBLANK([.O198]);IF(ISERROR([.B198]);&quot;Err:&quot;&amp;ORG.OPENOFFICE.ERRORTYPE([.B198])=[.M198];OR([.P198]=[.B198];IF(AND(ISNUMBER([.P198]);ISNUMBER([.B198]));OR(AND([.P198]=0;ABS([.B198])&lt;1E-307);&quot;&quot;&amp;[.B198]=&quot;&quot;&amp;[.P198]))));[.O19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100334672085451">
            <text:p>-0.10033</text:p>
          </table:table-cell>
          <table:table-cell table:style-name="ce5" table:formula="of:=TAN([.C199])" office:value-type="float" office:value="-0.100334672085451">
            <text:p>-0.10033</text:p>
          </table:table-cell>
          <table:table-cell table:style-name="ce8" office:value-type="float" office:value="-0.1">
            <text:p>-0.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199]);[.A199];[.M199])" office:value-type="float" office:value="-0.100334672085451">
            <text:p>-0.10033</text:p>
          </table:table-cell>
          <table:table-cell table:formula="of:=IF(ISBLANK([.O199]);IF(ISERROR([.B199]);&quot;Err:&quot;&amp;ORG.OPENOFFICE.ERRORTYPE([.B199])=[.M199];OR([.P199]=[.B199];IF(AND(ISNUMBER([.P199]);ISNUMBER([.B199]));OR(AND([.P199]=0;ABS([.B199])&lt;1E-307);&quot;&quot;&amp;[.B199]=&quot;&quot;&amp;[.P199]))));[.O19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00100000033333347">
            <text:p>-0.00100</text:p>
          </table:table-cell>
          <table:table-cell table:style-name="ce5" table:formula="of:=TAN([.C200])" office:value-type="float" office:value="-0.00100000033333347">
            <text:p>-0.00100</text:p>
          </table:table-cell>
          <table:table-cell table:style-name="ce8" office:value-type="float" office:value="-0.001">
            <text:p>-0.00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00]);[.A200];[.M200])" office:value-type="float" office:value="-0.00100000033333347">
            <text:p>-0.00100</text:p>
          </table:table-cell>
          <table:table-cell table:formula="of:=IF(ISBLANK([.O200]);IF(ISERROR([.B200]);&quot;Err:&quot;&amp;ORG.OPENOFFICE.ERRORTYPE([.B200])=[.M200];OR([.P200]=[.B200];IF(AND(ISNUMBER([.P200]);ISNUMBER([.B200]));OR(AND([.P200]=0;ABS([.B200])&lt;1E-307);&quot;&quot;&amp;[.B200]=&quot;&quot;&amp;[.P200]))));[.O20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TAN([.C201]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01]);[.A201];[.M201])" office:value-type="float" office:value="0">
            <text:p>0</text:p>
          </table:table-cell>
          <table:table-cell table:formula="of:=IF(ISBLANK([.O201]);IF(ISERROR([.B201]);&quot;Err:&quot;&amp;ORG.OPENOFFICE.ERRORTYPE([.B201])=[.M201];OR([.P201]=[.B201];IF(AND(ISNUMBER([.P201]);ISNUMBER([.B201]));OR(AND([.P201]=0;ABS([.B201])&lt;1E-307);&quot;&quot;&amp;[.B201]=&quot;&quot;&amp;[.P201]))));[.O20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100000033333347">
            <text:p>0.00100</text:p>
          </table:table-cell>
          <table:table-cell table:style-name="ce5" table:formula="of:=TAN([.C202])" office:value-type="float" office:value="0.00100000033333347">
            <text:p>0.00100</text:p>
          </table:table-cell>
          <table:table-cell table:style-name="ce8" office:value-type="float" office:value="0.001">
            <text:p>0.00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02]);[.A202];[.M202])" office:value-type="float" office:value="0.00100000033333347">
            <text:p>0.00100</text:p>
          </table:table-cell>
          <table:table-cell table:formula="of:=IF(ISBLANK([.O202]);IF(ISERROR([.B202]);&quot;Err:&quot;&amp;ORG.OPENOFFICE.ERRORTYPE([.B202])=[.M202];OR([.P202]=[.B202];IF(AND(ISNUMBER([.P202]);ISNUMBER([.B202]));OR(AND([.P202]=0;ABS([.B202])&lt;1E-307);&quot;&quot;&amp;[.B202]=&quot;&quot;&amp;[.P202]))));[.O20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100334672085451">
            <text:p>0.10033</text:p>
          </table:table-cell>
          <table:table-cell table:style-name="ce5" table:formula="of:=TAN([.C203])" office:value-type="float" office:value="0.100334672085451">
            <text:p>0.10033</text:p>
          </table:table-cell>
          <table:table-cell table:style-name="ce8" office:value-type="float" office:value="0.1">
            <text:p>0.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03]);[.A203];[.M203])" office:value-type="float" office:value="0.100334672085451">
            <text:p>0.10033</text:p>
          </table:table-cell>
          <table:table-cell table:formula="of:=IF(ISBLANK([.O203]);IF(ISERROR([.B203]);&quot;Err:&quot;&amp;ORG.OPENOFFICE.ERRORTYPE([.B203])=[.M203];OR([.P203]=[.B203];IF(AND(ISNUMBER([.P203]);ISNUMBER([.B203]));OR(AND([.P203]=0;ABS([.B203])&lt;1E-307);&quot;&quot;&amp;[.B203]=&quot;&quot;&amp;[.P203]))));[.O20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00000265358979336207">
            <text:p>-0.00000</text:p>
          </table:table-cell>
          <table:table-cell table:style-name="ce5" table:formula="of:=TAN([.C204])" office:value-type="float" office:value="-0.00000265358979336207">
            <text:p>-0.00000</text:p>
          </table:table-cell>
          <table:table-cell table:style-name="ce8" office:value-type="float" office:value="3.14159">
            <text:p>3.14159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04]);[.A204];[.M204])" office:value-type="float" office:value="-0.00000265358979336207">
            <text:p>-0.00000</text:p>
          </table:table-cell>
          <table:table-cell table:formula="of:=IF(ISBLANK([.O204]);IF(ISERROR([.B204]);&quot;Err:&quot;&amp;ORG.OPENOFFICE.ERRORTYPE([.B204])=[.M204];OR([.P204]=[.B204];IF(AND(ISNUMBER([.P204]);ISNUMBER([.B204]));OR(AND([.P204]=0;ABS([.B204])&lt;1E-307);&quot;&quot;&amp;[.B204]=&quot;&quot;&amp;[.P204]))));[.O20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000734641020684183">
            <text:p>0.00001</text:p>
          </table:table-cell>
          <table:table-cell table:style-name="ce5" table:formula="of:=TAN([.C205])" office:value-type="float" office:value="0.00000734641020684183">
            <text:p>0.00001</text:p>
          </table:table-cell>
          <table:table-cell table:style-name="ce8" office:value-type="float" office:value="3.1416">
            <text:p>3.1416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05]);[.A205];[.M205])" office:value-type="float" office:value="0.00000734641020684183">
            <text:p>0.00001</text:p>
          </table:table-cell>
          <table:table-cell table:formula="of:=IF(ISBLANK([.O205]);IF(ISERROR([.B205]);&quot;Err:&quot;&amp;ORG.OPENOFFICE.ERRORTYPE([.B205])=[.M205];OR([.P205]=[.B205];IF(AND(ISNUMBER([.P205]);ISNUMBER([.B205]));OR(AND([.P205]=0;ABS([.B205])&lt;1E-307);&quot;&quot;&amp;[.B205]=&quot;&quot;&amp;[.P205]))));[.O20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373624453987598">
            <text:p>-0.37362</text:p>
          </table:table-cell>
          <table:table-cell table:style-name="ce5" table:formula="of:=TAN([.C206])" office:value-type="float" office:value="-0.373624453987599">
            <text:p>-0.37362</text:p>
          </table:table-cell>
          <table:table-cell table:style-name="ce8" office:value-type="float" office:value="1000000">
            <text:p>100000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06]);[.A206];[.M206])" office:value-type="float" office:value="-0.373624453987598">
            <text:p>-0.37362</text:p>
          </table:table-cell>
          <table:table-cell table:formula="of:=IF(ISBLANK([.O206]);IF(ISERROR([.B206]);&quot;Err:&quot;&amp;ORG.OPENOFFICE.ERRORTYPE([.B206])=[.M206];OR([.P206]=[.B206];IF(AND(ISNUMBER([.P206]);ISNUMBER([.B206]));OR(AND([.P206]=0;ABS([.B206])&lt;1E-307);&quot;&quot;&amp;[.B206]=&quot;&quot;&amp;[.P206]))));[.O20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8" table:number-columns-repeated="7"/>
          <table:table-cell table:style-name="ce10"/>
          <table:table-cell table:style-name="ce5" table:number-columns-repeated="2"/>
          <table:table-cell table:style-name="ce11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TANH([.C208]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office:value-type="string">
            <text:p>TANH</text:p>
          </table:table-cell>
          <table:table-cell table:style-name="ce5" office:value-type="string">
            <text:p>TANH</text:p>
          </table:table-cell>
          <table:table-cell table:style-name="ce11"/>
          <table:table-cell table:style-name="ce5"/>
          <table:table-cell table:style-name="ce5"/>
          <table:table-cell table:formula="of:=IF(ISBLANK([.M208]);[.A208];[.M208])" office:value-type="float" office:value="0">
            <text:p>0</text:p>
          </table:table-cell>
          <table:table-cell table:formula="of:=IF(ISBLANK([.O208]);IF(ISERROR([.B208]);&quot;Err:&quot;&amp;ORG.OPENOFFICE.ERRORTYPE([.B208])=[.M208];OR([.P208]=[.B208];IF(AND(ISNUMBER([.P208]);ISNUMBER([.B208]));OR(AND([.P208]=0;ABS([.B208])&lt;1E-307);&quot;&quot;&amp;[.B208]=&quot;&quot;&amp;[.P208]))));[.O20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761594155955765">
            <text:p>0.76159</text:p>
          </table:table-cell>
          <table:table-cell table:style-name="ce5" table:formula="of:=TANH([.C209])" office:value-type="float" office:value="0.761594155955765">
            <text:p>0.76159</text:p>
          </table:table-cell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09]);[.A209];[.M209])" office:value-type="float" office:value="0.761594155955765">
            <text:p>0.76159</text:p>
          </table:table-cell>
          <table:table-cell table:formula="of:=IF(ISBLANK([.O209]);IF(ISERROR([.B209]);&quot;Err:&quot;&amp;ORG.OPENOFFICE.ERRORTYPE([.B209])=[.M209];OR([.P209]=[.B209];IF(AND(ISNUMBER([.P209]);ISNUMBER([.B209]));OR(AND([.P209]=0;ABS([.B209])&lt;1E-307);&quot;&quot;&amp;[.B209]=&quot;&quot;&amp;[.P209]))));[.O20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761594155955765">
            <text:p>-0.76159</text:p>
          </table:table-cell>
          <table:table-cell table:style-name="ce5" table:formula="of:=TANH([.C210])" office:value-type="float" office:value="-0.761594155955765">
            <text:p>-0.76159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10]);[.A210];[.M210])" office:value-type="float" office:value="-0.761594155955765">
            <text:p>-0.76159</text:p>
          </table:table-cell>
          <table:table-cell table:formula="of:=IF(ISBLANK([.O210]);IF(ISERROR([.B210]);&quot;Err:&quot;&amp;ORG.OPENOFFICE.ERRORTYPE([.B210])=[.M210];OR([.P210]=[.B210];IF(AND(ISNUMBER([.P210]);ISNUMBER([.B210]));OR(AND([.P210]=0;ABS([.B210])&lt;1E-307);&quot;&quot;&amp;[.B210]=&quot;&quot;&amp;[.P210]))));[.O21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999999995877693">
            <text:p>1.00000</text:p>
          </table:table-cell>
          <table:table-cell table:style-name="ce5" table:formula="of:=TANH([.C211])" office:value-type="float" office:value="0.999999995877693">
            <text:p>1.00000</text:p>
          </table:table-cell>
          <table:table-cell table:style-name="ce8" office:value-type="float" office:value="10">
            <text:p>1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11]);[.A211];[.M211])" office:value-type="float" office:value="0.999999995877693">
            <text:p>1.00000</text:p>
          </table:table-cell>
          <table:table-cell table:formula="of:=IF(ISBLANK([.O211]);IF(ISERROR([.B211]);&quot;Err:&quot;&amp;ORG.OPENOFFICE.ERRORTYPE([.B211])=[.M211];OR([.P211]=[.B211];IF(AND(ISNUMBER([.P211]);ISNUMBER([.B211]));OR(AND([.P211]=0;ABS([.B211])&lt;1E-307);&quot;&quot;&amp;[.B211]=&quot;&quot;&amp;[.P211]))));[.O21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999999995877693">
            <text:p>-1.00000</text:p>
          </table:table-cell>
          <table:table-cell table:style-name="ce5" table:formula="of:=TANH([.C212])" office:value-type="float" office:value="-0.999999995877693">
            <text:p>-1.00000</text:p>
          </table:table-cell>
          <table:table-cell table:style-name="ce8" office:value-type="float" office:value="-10">
            <text:p>-1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12]);[.A212];[.M212])" office:value-type="float" office:value="-0.999999995877693">
            <text:p>-1.00000</text:p>
          </table:table-cell>
          <table:table-cell table:formula="of:=IF(ISBLANK([.O212]);IF(ISERROR([.B212]);&quot;Err:&quot;&amp;ORG.OPENOFFICE.ERRORTYPE([.B212])=[.M212];OR([.P212]=[.B212];IF(AND(ISNUMBER([.P212]);ISNUMBER([.B212]));OR(AND([.P212]=0;ABS([.B212])&lt;1E-307);&quot;&quot;&amp;[.B212]=&quot;&quot;&amp;[.P212]))));[.O21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TANH([.C213])" office:value-type="float" office:value="1">
            <text:p>1</text:p>
          </table:table-cell>
          <table:table-cell table:style-name="ce8" office:value-type="float" office:value="100">
            <text:p>10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13]);[.A213];[.M213])" office:value-type="float" office:value="1">
            <text:p>1</text:p>
          </table:table-cell>
          <table:table-cell table:formula="of:=IF(ISBLANK([.O213]);IF(ISERROR([.B213]);&quot;Err:&quot;&amp;ORG.OPENOFFICE.ERRORTYPE([.B213])=[.M213];OR([.P213]=[.B213];IF(AND(ISNUMBER([.P213]);ISNUMBER([.B213]));OR(AND([.P213]=0;ABS([.B213])&lt;1E-307);&quot;&quot;&amp;[.B213]=&quot;&quot;&amp;[.P213]))));[.O21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1">
            <text:p>-1</text:p>
          </table:table-cell>
          <table:table-cell table:style-name="ce5" table:formula="of:=TANH([.C214])" office:value-type="float" office:value="-1">
            <text:p>-1</text:p>
          </table:table-cell>
          <table:table-cell table:style-name="ce8" office:value-type="float" office:value="-100">
            <text:p>-10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14]);[.A214];[.M214])" office:value-type="float" office:value="-1">
            <text:p>-1</text:p>
          </table:table-cell>
          <table:table-cell table:formula="of:=IF(ISBLANK([.O214]);IF(ISERROR([.B214]);&quot;Err:&quot;&amp;ORG.OPENOFFICE.ERRORTYPE([.B214])=[.M214];OR([.P214]=[.B214];IF(AND(ISNUMBER([.P214]);ISNUMBER([.B214]));OR(AND([.P214]=0;ABS([.B214])&lt;1E-307);&quot;&quot;&amp;[.B214]=&quot;&quot;&amp;[.P214]))));[.O21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TANH([.C215])" office:value-type="float" office:value="1">
            <text:p>1</text:p>
          </table:table-cell>
          <table:table-cell table:style-name="ce8" office:value-type="float" office:value="10000">
            <text:p>1000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15]);[.A215];[.M215])" office:value-type="float" office:value="1">
            <text:p>1</text:p>
          </table:table-cell>
          <table:table-cell table:formula="of:=IF(ISBLANK([.O215]);IF(ISERROR([.B215]);&quot;Err:&quot;&amp;ORG.OPENOFFICE.ERRORTYPE([.B215])=[.M215];OR([.P215]=[.B215];IF(AND(ISNUMBER([.P215]);ISNUMBER([.B215]));OR(AND([.P215]=0;ABS([.B215])&lt;1E-307);&quot;&quot;&amp;[.B215]=&quot;&quot;&amp;[.P215]))));[.O21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1">
            <text:p>-1</text:p>
          </table:table-cell>
          <table:table-cell table:style-name="ce5" table:formula="of:=TANH([.C216])" office:value-type="float" office:value="-1">
            <text:p>-1</text:p>
          </table:table-cell>
          <table:table-cell table:style-name="ce8" office:value-type="float" office:value="-1000">
            <text:p>-100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16]);[.A216];[.M216])" office:value-type="float" office:value="-1">
            <text:p>-1</text:p>
          </table:table-cell>
          <table:table-cell table:formula="of:=IF(ISBLANK([.O216]);IF(ISERROR([.B216]);&quot;Err:&quot;&amp;ORG.OPENOFFICE.ERRORTYPE([.B216])=[.M216];OR([.P216]=[.B216];IF(AND(ISNUMBER([.P216]);ISNUMBER([.B216]));OR(AND([.P216]=0;ABS([.B216])&lt;1E-307);&quot;&quot;&amp;[.B216]=&quot;&quot;&amp;[.P216]))));[.O21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997282960099142">
            <text:p>0.99728</text:p>
          </table:table-cell>
          <table:table-cell table:style-name="ce5" table:formula="of:=TANH([.C217])" office:value-type="float" office:value="0.997282960099142">
            <text:p>0.99728</text:p>
          </table:table-cell>
          <table:table-cell table:style-name="ce8" office:value-type="float" office:value="3.3">
            <text:p>3.3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17]);[.A217];[.M217])" office:value-type="float" office:value="0.997282960099142">
            <text:p>0.99728</text:p>
          </table:table-cell>
          <table:table-cell table:formula="of:=IF(ISBLANK([.O217]);IF(ISERROR([.B217]);&quot;Err:&quot;&amp;ORG.OPENOFFICE.ERRORTYPE([.B217])=[.M217];OR([.P217]=[.B217];IF(AND(ISNUMBER([.P217]);ISNUMBER([.B217]));OR(AND([.P217]=0;ABS([.B217])&lt;1E-307);&quot;&quot;&amp;[.B217]=&quot;&quot;&amp;[.P217]))));[.O21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997282960099142">
            <text:p>-0.99728</text:p>
          </table:table-cell>
          <table:table-cell table:style-name="ce5" table:formula="of:=TANH([.C218])" office:value-type="float" office:value="-0.997282960099142">
            <text:p>-0.99728</text:p>
          </table:table-cell>
          <table:table-cell table:style-name="ce8" office:value-type="float" office:value="-3.3">
            <text:p>-3.3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18]);[.A218];[.M218])" office:value-type="float" office:value="-0.997282960099142">
            <text:p>-0.99728</text:p>
          </table:table-cell>
          <table:table-cell table:formula="of:=IF(ISBLANK([.O218]);IF(ISERROR([.B218]);&quot;Err:&quot;&amp;ORG.OPENOFFICE.ERRORTYPE([.B218])=[.M218];OR([.P218]=[.B218];IF(AND(ISNUMBER([.P218]);ISNUMBER([.B218]));OR(AND([.P218]=0;ABS([.B218])&lt;1E-307);&quot;&quot;&amp;[.B218]=&quot;&quot;&amp;[.P218]))));[.O21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8" table:number-columns-repeated="7"/>
          <table:table-cell table:style-name="ce10"/>
          <table:table-cell table:style-name="ce5" table:number-columns-repeated="2"/>
          <table:table-cell table:style-name="ce11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57295779.5130823">
            <text:p>-57295779.51308</text:p>
          </table:table-cell>
          <table:table-cell table:style-name="ce5" table:formula="of:=DEGREES([.C220])" office:value-type="float" office:value="-57295779.5130823">
            <text:p>-57295779.51308</text:p>
          </table:table-cell>
          <table:table-cell table:style-name="ce8" office:value-type="float" office:value="-1000000">
            <text:p>-100000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office:value-type="string">
            <text:p>DEGREES</text:p>
          </table:table-cell>
          <table:table-cell table:style-name="ce5" office:value-type="string">
            <text:p>DEGREES</text:p>
          </table:table-cell>
          <table:table-cell table:style-name="ce11"/>
          <table:table-cell table:style-name="ce5"/>
          <table:table-cell table:style-name="ce5"/>
          <table:table-cell table:formula="of:=IF(ISBLANK([.M220]);[.A220];[.M220])" office:value-type="float" office:value="-57295779.5130823">
            <text:p>-57295779.51308</text:p>
          </table:table-cell>
          <table:table-cell table:formula="of:=IF(ISBLANK([.O220]);IF(ISERROR([.B220]);&quot;Err:&quot;&amp;ORG.OPENOFFICE.ERRORTYPE([.B220])=[.M220];OR([.P220]=[.B220];IF(AND(ISNUMBER([.P220]);ISNUMBER([.B220]));OR(AND([.P220]=0;ABS([.B220])&lt;1E-307);&quot;&quot;&amp;[.B220]=&quot;&quot;&amp;[.P220]))));[.O22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180.000420918299">
            <text:p>-180.00042</text:p>
          </table:table-cell>
          <table:table-cell table:style-name="ce5" table:formula="of:=DEGREES([.C221])" office:value-type="float" office:value="-180.000420918299">
            <text:p>-180.00042</text:p>
          </table:table-cell>
          <table:table-cell table:style-name="ce8" office:value-type="float" office:value="-3.1416">
            <text:p>-3.1416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21]);[.A221];[.M221])" office:value-type="float" office:value="-180.000420918299">
            <text:p>-180.00042</text:p>
          </table:table-cell>
          <table:table-cell table:formula="of:=IF(ISBLANK([.O221]);IF(ISERROR([.B221]);&quot;Err:&quot;&amp;ORG.OPENOFFICE.ERRORTYPE([.B221])=[.M221];OR([.P221]=[.B221];IF(AND(ISNUMBER([.P221]);ISNUMBER([.B221]));OR(AND([.P221]=0;ABS([.B221])&lt;1E-307);&quot;&quot;&amp;[.B221]=&quot;&quot;&amp;[.P221]))));[.O22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179.994691340348">
            <text:p>-179.99469</text:p>
          </table:table-cell>
          <table:table-cell table:style-name="ce5" table:formula="of:=DEGREES([.C222])" office:value-type="float" office:value="-179.994691340348">
            <text:p>-179.99469</text:p>
          </table:table-cell>
          <table:table-cell table:style-name="ce8" office:value-type="float" office:value="-3.1415">
            <text:p>-3.1415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22]);[.A222];[.M222])" office:value-type="float" office:value="-179.994691340348">
            <text:p>-179.99469</text:p>
          </table:table-cell>
          <table:table-cell table:formula="of:=IF(ISBLANK([.O222]);IF(ISERROR([.B222]);&quot;Err:&quot;&amp;ORG.OPENOFFICE.ERRORTYPE([.B222])=[.M222];OR([.P222]=[.B222];IF(AND(ISNUMBER([.P222]);ISNUMBER([.B222]));OR(AND([.P222]=0;ABS([.B222])&lt;1E-307);&quot;&quot;&amp;[.B222]=&quot;&quot;&amp;[.P222]))));[.O22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5.72957795130823">
            <text:p>-5.72958</text:p>
          </table:table-cell>
          <table:table-cell table:style-name="ce5" table:formula="of:=DEGREES([.C223])" office:value-type="float" office:value="-5.72957795130823">
            <text:p>-5.72958</text:p>
          </table:table-cell>
          <table:table-cell table:style-name="ce8" office:value-type="float" office:value="-0.1">
            <text:p>-0.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23]);[.A223];[.M223])" office:value-type="float" office:value="-5.72957795130823">
            <text:p>-5.72958</text:p>
          </table:table-cell>
          <table:table-cell table:formula="of:=IF(ISBLANK([.O223]);IF(ISERROR([.B223]);&quot;Err:&quot;&amp;ORG.OPENOFFICE.ERRORTYPE([.B223])=[.M223];OR([.P223]=[.B223];IF(AND(ISNUMBER([.P223]);ISNUMBER([.B223]));OR(AND([.P223]=0;ABS([.B223])&lt;1E-307);&quot;&quot;&amp;[.B223]=&quot;&quot;&amp;[.P223]))));[.O22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0572957795130823">
            <text:p>-0.05730</text:p>
          </table:table-cell>
          <table:table-cell table:style-name="ce5" table:formula="of:=DEGREES([.C224])" office:value-type="float" office:value="-0.0572957795130823">
            <text:p>-0.05730</text:p>
          </table:table-cell>
          <table:table-cell table:style-name="ce8" office:value-type="float" office:value="-0.001">
            <text:p>-0.00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24]);[.A224];[.M224])" office:value-type="float" office:value="-0.0572957795130823">
            <text:p>-0.05730</text:p>
          </table:table-cell>
          <table:table-cell table:formula="of:=IF(ISBLANK([.O224]);IF(ISERROR([.B224]);&quot;Err:&quot;&amp;ORG.OPENOFFICE.ERRORTYPE([.B224])=[.M224];OR([.P224]=[.B224];IF(AND(ISNUMBER([.P224]);ISNUMBER([.B224]));OR(AND([.P224]=0;ABS([.B224])&lt;1E-307);&quot;&quot;&amp;[.B224]=&quot;&quot;&amp;[.P224]))));[.O22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DEGREES([.C225]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25]);[.A225];[.M225])" office:value-type="float" office:value="0">
            <text:p>0</text:p>
          </table:table-cell>
          <table:table-cell table:formula="of:=IF(ISBLANK([.O225]);IF(ISERROR([.B225]);&quot;Err:&quot;&amp;ORG.OPENOFFICE.ERRORTYPE([.B225])=[.M225];OR([.P225]=[.B225];IF(AND(ISNUMBER([.P225]);ISNUMBER([.B225]));OR(AND([.P225]=0;ABS([.B225])&lt;1E-307);&quot;&quot;&amp;[.B225]=&quot;&quot;&amp;[.P225]))));[.O22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572957795130823">
            <text:p>0.05730</text:p>
          </table:table-cell>
          <table:table-cell table:style-name="ce5" table:formula="of:=DEGREES([.C226])" office:value-type="float" office:value="0.0572957795130823">
            <text:p>0.05730</text:p>
          </table:table-cell>
          <table:table-cell table:style-name="ce8" office:value-type="float" office:value="0.001">
            <text:p>0.00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26]);[.A226];[.M226])" office:value-type="float" office:value="0.0572957795130823">
            <text:p>0.05730</text:p>
          </table:table-cell>
          <table:table-cell table:formula="of:=IF(ISBLANK([.O226]);IF(ISERROR([.B226]);&quot;Err:&quot;&amp;ORG.OPENOFFICE.ERRORTYPE([.B226])=[.M226];OR([.P226]=[.B226];IF(AND(ISNUMBER([.P226]);ISNUMBER([.B226]));OR(AND([.P226]=0;ABS([.B226])&lt;1E-307);&quot;&quot;&amp;[.B226]=&quot;&quot;&amp;[.P226]))));[.O22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5.72957795130823">
            <text:p>5.72958</text:p>
          </table:table-cell>
          <table:table-cell table:style-name="ce5" table:formula="of:=DEGREES([.C227])" office:value-type="float" office:value="5.72957795130823">
            <text:p>5.72958</text:p>
          </table:table-cell>
          <table:table-cell table:style-name="ce8" office:value-type="float" office:value="0.1">
            <text:p>0.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27]);[.A227];[.M227])" office:value-type="float" office:value="5.72957795130823">
            <text:p>5.72958</text:p>
          </table:table-cell>
          <table:table-cell table:formula="of:=IF(ISBLANK([.O227]);IF(ISERROR([.B227]);&quot;Err:&quot;&amp;ORG.OPENOFFICE.ERRORTYPE([.B227])=[.M227];OR([.P227]=[.B227];IF(AND(ISNUMBER([.P227]);ISNUMBER([.B227]));OR(AND([.P227]=0;ABS([.B227])&lt;1E-307);&quot;&quot;&amp;[.B227]=&quot;&quot;&amp;[.P227]))));[.O22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79.994691340348">
            <text:p>179.99469</text:p>
          </table:table-cell>
          <table:table-cell table:style-name="ce5" table:formula="of:=DEGREES([.C228])" office:value-type="float" office:value="179.994691340348">
            <text:p>179.99469</text:p>
          </table:table-cell>
          <table:table-cell table:style-name="ce8" office:value-type="float" office:value="3.1415">
            <text:p>3.1415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28]);[.A228];[.M228])" office:value-type="float" office:value="179.994691340348">
            <text:p>179.99469</text:p>
          </table:table-cell>
          <table:table-cell table:formula="of:=IF(ISBLANK([.O228]);IF(ISERROR([.B228]);&quot;Err:&quot;&amp;ORG.OPENOFFICE.ERRORTYPE([.B228])=[.M228];OR([.P228]=[.B228];IF(AND(ISNUMBER([.P228]);ISNUMBER([.B228]));OR(AND([.P228]=0;ABS([.B228])&lt;1E-307);&quot;&quot;&amp;[.B228]=&quot;&quot;&amp;[.P228]))));[.O22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80.000420918299">
            <text:p>180.00042</text:p>
          </table:table-cell>
          <table:table-cell table:style-name="ce5" table:formula="of:=DEGREES([.C229])" office:value-type="float" office:value="180.000420918299">
            <text:p>180.00042</text:p>
          </table:table-cell>
          <table:table-cell table:style-name="ce8" office:value-type="float" office:value="3.1416">
            <text:p>3.1416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29]);[.A229];[.M229])" office:value-type="float" office:value="180.000420918299">
            <text:p>180.00042</text:p>
          </table:table-cell>
          <table:table-cell table:formula="of:=IF(ISBLANK([.O229]);IF(ISERROR([.B229]);&quot;Err:&quot;&amp;ORG.OPENOFFICE.ERRORTYPE([.B229])=[.M229];OR([.P229]=[.B229];IF(AND(ISNUMBER([.P229]);ISNUMBER([.B229]));OR(AND([.P229]=0;ABS([.B229])&lt;1E-307);&quot;&quot;&amp;[.B229]=&quot;&quot;&amp;[.P229]))));[.O22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57295779.5130823">
            <text:p>57295779.51308</text:p>
          </table:table-cell>
          <table:table-cell table:style-name="ce5" table:formula="of:=DEGREES([.C230])" office:value-type="float" office:value="57295779.5130823">
            <text:p>57295779.51308</text:p>
          </table:table-cell>
          <table:table-cell table:style-name="ce8" office:value-type="float" office:value="1000000">
            <text:p>100000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30]);[.A230];[.M230])" office:value-type="float" office:value="57295779.5130823">
            <text:p>57295779.51308</text:p>
          </table:table-cell>
          <table:table-cell table:formula="of:=IF(ISBLANK([.O230]);IF(ISERROR([.B230]);&quot;Err:&quot;&amp;ORG.OPENOFFICE.ERRORTYPE([.B230])=[.M230];OR([.P230]=[.B230];IF(AND(ISNUMBER([.P230]);ISNUMBER([.B230]));OR(AND([.P230]=0;ABS([.B230])&lt;1E-307);&quot;&quot;&amp;[.B230]=&quot;&quot;&amp;[.P230]))));[.O23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8" table:number-columns-repeated="7"/>
          <table:table-cell table:style-name="ce10"/>
          <table:table-cell table:style-name="ce5" table:number-columns-repeated="2"/>
          <table:table-cell table:style-name="ce11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17453.2925199433">
            <text:p>-17453.29252</text:p>
          </table:table-cell>
          <table:table-cell table:style-name="ce5" table:formula="of:=RADIANS([.C232])" office:value-type="float" office:value="-17453.2925199433">
            <text:p>-17453.29252</text:p>
          </table:table-cell>
          <table:table-cell table:style-name="ce8" office:value-type="float" office:value="-1000000">
            <text:p>-100000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office:value-type="string">
            <text:p>RADIANS</text:p>
          </table:table-cell>
          <table:table-cell table:style-name="ce5" office:value-type="string">
            <text:p>RADIANS</text:p>
          </table:table-cell>
          <table:table-cell table:style-name="ce11"/>
          <table:table-cell table:style-name="ce5"/>
          <table:table-cell table:style-name="ce5"/>
          <table:table-cell table:formula="of:=IF(ISBLANK([.M232]);[.A232];[.M232])" office:value-type="float" office:value="-17453.2925199433">
            <text:p>-17453.29252</text:p>
          </table:table-cell>
          <table:table-cell table:formula="of:=IF(ISBLANK([.O232]);IF(ISERROR([.B232]);&quot;Err:&quot;&amp;ORG.OPENOFFICE.ERRORTYPE([.B232])=[.M232];OR([.P232]=[.B232];IF(AND(ISNUMBER([.P232]);ISNUMBER([.B232]));OR(AND([.P232]=0;ABS([.B232])&lt;1E-307);&quot;&quot;&amp;[.B232]=&quot;&quot;&amp;[.P232]))));[.O23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6.28318530717959">
            <text:p>-6.28319</text:p>
          </table:table-cell>
          <table:table-cell table:style-name="ce5" table:formula="of:=RADIANS([.C233])" office:value-type="float" office:value="-6.28318530717959">
            <text:p>-6.28319</text:p>
          </table:table-cell>
          <table:table-cell table:style-name="ce8" office:value-type="float" office:value="-360">
            <text:p>-36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33]);[.A233];[.M233])" office:value-type="float" office:value="-6.28318530717959">
            <text:p>-6.28319</text:p>
          </table:table-cell>
          <table:table-cell table:formula="of:=IF(ISBLANK([.O233]);IF(ISERROR([.B233]);&quot;Err:&quot;&amp;ORG.OPENOFFICE.ERRORTYPE([.B233])=[.M233];OR([.P233]=[.B233];IF(AND(ISNUMBER([.P233]);ISNUMBER([.B233]));OR(AND([.P233]=0;ABS([.B233])&lt;1E-307);&quot;&quot;&amp;[.B233]=&quot;&quot;&amp;[.P233]))));[.O23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4">
          <table:table-cell table:style-name="ce2" office:value-type="float" office:value="-3.14159265358979">
            <text:p>-3.14159</text:p>
          </table:table-cell>
          <table:table-cell table:style-name="ce5" table:formula="of:=RADIANS([.C234])" office:value-type="float" office:value="-3.14159265358979">
            <text:p>-3.14159</text:p>
          </table:table-cell>
          <table:table-cell table:style-name="ce8" office:value-type="float" office:value="-180">
            <text:p>-18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34]);[.A234];[.M234])" office:value-type="float" office:value="-3.14159265358979">
            <text:p>-3.14159</text:p>
          </table:table-cell>
          <table:table-cell table:formula="of:=IF(ISBLANK([.O234]);IF(ISERROR([.B234]);&quot;Err:&quot;&amp;ORG.OPENOFFICE.ERRORTYPE([.B234])=[.M234];OR([.P234]=[.B234];IF(AND(ISNUMBER([.P234]);ISNUMBER([.B234]));OR(AND([.P234]=0;ABS([.B234])&lt;1E-307);&quot;&quot;&amp;[.B234]=&quot;&quot;&amp;[.P234]))));[.O23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523598775598299">
            <text:p>-0.52360</text:p>
          </table:table-cell>
          <table:table-cell table:style-name="ce5" table:formula="of:=RADIANS([.C235])" office:value-type="float" office:value="-0.523598775598299">
            <text:p>-0.52360</text:p>
          </table:table-cell>
          <table:table-cell table:style-name="ce8" office:value-type="float" office:value="-30">
            <text:p>-3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35]);[.A235];[.M235])" office:value-type="float" office:value="-0.523598775598299">
            <text:p>-0.52360</text:p>
          </table:table-cell>
          <table:table-cell table:formula="of:=IF(ISBLANK([.O235]);IF(ISERROR([.B235]);&quot;Err:&quot;&amp;ORG.OPENOFFICE.ERRORTYPE([.B235])=[.M235];OR([.P235]=[.B235];IF(AND(ISNUMBER([.P235]);ISNUMBER([.B235]));OR(AND([.P235]=0;ABS([.B235])&lt;1E-307);&quot;&quot;&amp;[.B235]=&quot;&quot;&amp;[.P235]))));[.O23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00174532925199433">
            <text:p>-0.00175</text:p>
          </table:table-cell>
          <table:table-cell table:style-name="ce5" table:formula="of:=RADIANS([.C236])" office:value-type="float" office:value="-0.00174532925199433">
            <text:p>-0.00175</text:p>
          </table:table-cell>
          <table:table-cell table:style-name="ce8" office:value-type="float" office:value="-0.1">
            <text:p>-0.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36]);[.A236];[.M236])" office:value-type="float" office:value="-0.00174532925199433">
            <text:p>-0.00175</text:p>
          </table:table-cell>
          <table:table-cell table:formula="of:=IF(ISBLANK([.O236]);IF(ISERROR([.B236]);&quot;Err:&quot;&amp;ORG.OPENOFFICE.ERRORTYPE([.B236])=[.M236];OR([.P236]=[.B236];IF(AND(ISNUMBER([.P236]);ISNUMBER([.B236]));OR(AND([.P236]=0;ABS([.B236])&lt;1E-307);&quot;&quot;&amp;[.B236]=&quot;&quot;&amp;[.P236]))));[.O23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RADIANS([.C237]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37]);[.A237];[.M237])" office:value-type="float" office:value="0">
            <text:p>0</text:p>
          </table:table-cell>
          <table:table-cell table:formula="of:=IF(ISBLANK([.O237]);IF(ISERROR([.B237]);&quot;Err:&quot;&amp;ORG.OPENOFFICE.ERRORTYPE([.B237])=[.M237];OR([.P237]=[.B237];IF(AND(ISNUMBER([.P237]);ISNUMBER([.B237]));OR(AND([.P237]=0;ABS([.B237])&lt;1E-307);&quot;&quot;&amp;[.B237]=&quot;&quot;&amp;[.P237]))));[.O23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174532925199433">
            <text:p>0.00175</text:p>
          </table:table-cell>
          <table:table-cell table:style-name="ce5" table:formula="of:=RADIANS([.C238])" office:value-type="float" office:value="0.00174532925199433">
            <text:p>0.00175</text:p>
          </table:table-cell>
          <table:table-cell table:style-name="ce8" office:value-type="float" office:value="0.1">
            <text:p>0.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38]);[.A238];[.M238])" office:value-type="float" office:value="0.00174532925199433">
            <text:p>0.00175</text:p>
          </table:table-cell>
          <table:table-cell table:formula="of:=IF(ISBLANK([.O238]);IF(ISERROR([.B238]);&quot;Err:&quot;&amp;ORG.OPENOFFICE.ERRORTYPE([.B238])=[.M238];OR([.P238]=[.B238];IF(AND(ISNUMBER([.P238]);ISNUMBER([.B238]));OR(AND([.P238]=0;ABS([.B238])&lt;1E-307);&quot;&quot;&amp;[.B238]=&quot;&quot;&amp;[.P238]))));[.O23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523598775598299">
            <text:p>0.52360</text:p>
          </table:table-cell>
          <table:table-cell table:style-name="ce5" table:formula="of:=RADIANS([.C239])" office:value-type="float" office:value="0.523598775598299">
            <text:p>0.52360</text:p>
          </table:table-cell>
          <table:table-cell table:style-name="ce8" office:value-type="float" office:value="30">
            <text:p>3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39]);[.A239];[.M239])" office:value-type="float" office:value="0.523598775598299">
            <text:p>0.52360</text:p>
          </table:table-cell>
          <table:table-cell table:formula="of:=IF(ISBLANK([.O239]);IF(ISERROR([.B239]);&quot;Err:&quot;&amp;ORG.OPENOFFICE.ERRORTYPE([.B239])=[.M239];OR([.P239]=[.B239];IF(AND(ISNUMBER([.P239]);ISNUMBER([.B239]));OR(AND([.P239]=0;ABS([.B239])&lt;1E-307);&quot;&quot;&amp;[.B239]=&quot;&quot;&amp;[.P239]))));[.O23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.14159265358979">
            <text:p>3.14159</text:p>
          </table:table-cell>
          <table:table-cell table:style-name="ce5" table:formula="of:=RADIANS([.C240])" office:value-type="float" office:value="3.14159265358979">
            <text:p>3.14159</text:p>
          </table:table-cell>
          <table:table-cell table:style-name="ce8" office:value-type="float" office:value="180">
            <text:p>18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40]);[.A240];[.M240])" office:value-type="float" office:value="3.14159265358979">
            <text:p>3.14159</text:p>
          </table:table-cell>
          <table:table-cell table:formula="of:=IF(ISBLANK([.O240]);IF(ISERROR([.B240]);&quot;Err:&quot;&amp;ORG.OPENOFFICE.ERRORTYPE([.B240])=[.M240];OR([.P240]=[.B240];IF(AND(ISNUMBER([.P240]);ISNUMBER([.B240]));OR(AND([.P240]=0;ABS([.B240])&lt;1E-307);&quot;&quot;&amp;[.B240]=&quot;&quot;&amp;[.P240]))));[.O24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6.28318530717959">
            <text:p>6.28319</text:p>
          </table:table-cell>
          <table:table-cell table:style-name="ce5" table:formula="of:=RADIANS([.C241])" office:value-type="float" office:value="6.28318530717959">
            <text:p>6.28319</text:p>
          </table:table-cell>
          <table:table-cell table:style-name="ce8" office:value-type="float" office:value="360">
            <text:p>36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41]);[.A241];[.M241])" office:value-type="float" office:value="6.28318530717959">
            <text:p>6.28319</text:p>
          </table:table-cell>
          <table:table-cell table:formula="of:=IF(ISBLANK([.O241]);IF(ISERROR([.B241]);&quot;Err:&quot;&amp;ORG.OPENOFFICE.ERRORTYPE([.B241])=[.M241];OR([.P241]=[.B241];IF(AND(ISNUMBER([.P241]);ISNUMBER([.B241]));OR(AND([.P241]=0;ABS([.B241])&lt;1E-307);&quot;&quot;&amp;[.B241]=&quot;&quot;&amp;[.P241]))));[.O24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7453.2925199433">
            <text:p>17453.29252</text:p>
          </table:table-cell>
          <table:table-cell table:style-name="ce5" table:formula="of:=RADIANS([.C242])" office:value-type="float" office:value="17453.2925199433">
            <text:p>17453.29252</text:p>
          </table:table-cell>
          <table:table-cell table:style-name="ce8" office:value-type="float" office:value="1000000">
            <text:p>100000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42]);[.A242];[.M242])" office:value-type="float" office:value="17453.2925199433">
            <text:p>17453.29252</text:p>
          </table:table-cell>
          <table:table-cell table:formula="of:=IF(ISBLANK([.O242]);IF(ISERROR([.B242]);&quot;Err:&quot;&amp;ORG.OPENOFFICE.ERRORTYPE([.B242])=[.M242];OR([.P242]=[.B242];IF(AND(ISNUMBER([.P242]);ISNUMBER([.B242]));OR(AND([.P242]=0;ABS([.B242])&lt;1E-307);&quot;&quot;&amp;[.B242]=&quot;&quot;&amp;[.P242]))));[.O24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8" table:number-columns-repeated="7"/>
          <table:table-cell table:style-name="ce10"/>
          <table:table-cell table:style-name="ce5" table:number-columns-repeated="2"/>
          <table:table-cell table:style-name="ce11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.14159265358979">
            <text:p>3.14159</text:p>
          </table:table-cell>
          <table:table-cell table:style-name="ce5" table:formula="of:=PI()" office:value-type="float" office:value="3.14159265358979">
            <text:p>3.14159</text:p>
          </table:table-cell>
          <table:table-cell table:style-name="ce8" table:number-columns-repeated="7"/>
          <table:table-cell table:style-name="ce10" office:value-type="float" office:value="0">
            <text:p>0</text:p>
          </table:table-cell>
          <table:table-cell table:style-name="ce5" office:value-type="string">
            <text:p>PI</text:p>
          </table:table-cell>
          <table:table-cell table:style-name="ce5" office:value-type="string">
            <text:p>PI</text:p>
          </table:table-cell>
          <table:table-cell table:style-name="ce11"/>
          <table:table-cell table:style-name="ce5"/>
          <table:table-cell table:style-name="ce5"/>
          <table:table-cell table:formula="of:=IF(ISBLANK([.M244]);[.A244];[.M244])" office:value-type="float" office:value="3.14159265358979">
            <text:p>3.14159</text:p>
          </table:table-cell>
          <table:table-cell table:formula="of:=IF(ISBLANK([.O244]);IF(ISERROR([.B244]);&quot;Err:&quot;&amp;ORG.OPENOFFICE.ERRORTYPE([.B244])=[.M244];OR([.P244]=[.B244];IF(AND(ISNUMBER([.P244]);ISNUMBER([.B244]));OR(AND([.P244]=0;ABS([.B244])&lt;1E-307);&quot;&quot;&amp;[.B244]=&quot;&quot;&amp;[.P244]))));[.O24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8" table:number-columns-repeated="7"/>
          <table:table-cell table:style-name="ce10"/>
          <table:table-cell table:style-name="ce5" table:number-columns-repeated="2"/>
          <table:table-cell table:style-name="ce11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CEILING([.C246];[.D246]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3">
            <text:p>0.03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office:value-type="string">
            <text:p>CEILING</text:p>
          </table:table-cell>
          <table:table-cell table:style-name="ce5" office:value-type="string">
            <text:p>CEILING</text:p>
          </table:table-cell>
          <table:table-cell table:style-name="ce11"/>
          <table:table-cell table:style-name="ce5"/>
          <table:table-cell table:style-name="ce5"/>
          <table:table-cell table:formula="of:=IF(ISBLANK([.M246]);[.A246];[.M246])" office:value-type="float" office:value="0">
            <text:p>0</text:p>
          </table:table-cell>
          <table:table-cell table:formula="of:=IF(ISBLANK([.O246]);IF(ISERROR([.B246]);&quot;Err:&quot;&amp;ORG.OPENOFFICE.ERRORTYPE([.B246])=[.M246];OR([.P246]=[.B246];IF(AND(ISNUMBER([.P246]);ISNUMBER([.B246]));OR(AND([.P246]=0;ABS([.B246])&lt;1E-307);&quot;&quot;&amp;[.B246]=&quot;&quot;&amp;[.P246]))));[.O24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4">
          <table:table-cell table:style-name="ce2" office:value-type="float" office:value="0.03">
            <text:p>0.03</text:p>
          </table:table-cell>
          <table:table-cell table:style-name="ce5" table:formula="of:=CEILING([.C247];[.D247])" office:value-type="float" office:value="0.03">
            <text:p>0.03</text:p>
          </table:table-cell>
          <table:table-cell table:style-name="ce8" office:value-type="float" office:value="0.02999">
            <text:p>0.02999</text:p>
          </table:table-cell>
          <table:table-cell table:style-name="ce8" office:value-type="float" office:value="0.03">
            <text:p>0.03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47]);[.A247];[.M247])" office:value-type="float" office:value="0.03">
            <text:p>0.03</text:p>
          </table:table-cell>
          <table:table-cell table:formula="of:=IF(ISBLANK([.O247]);IF(ISERROR([.B247]);&quot;Err:&quot;&amp;ORG.OPENOFFICE.ERRORTYPE([.B247])=[.M247];OR([.P247]=[.B247];IF(AND(ISNUMBER([.P247]);ISNUMBER([.B247]));OR(AND([.P247]=0;ABS([.B247])&lt;1E-307);&quot;&quot;&amp;[.B247]=&quot;&quot;&amp;[.P247]))));[.O24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3">
            <text:p>0.03</text:p>
          </table:table-cell>
          <table:table-cell table:style-name="ce5" table:formula="of:=CEILING([.C248];[.D248])" office:value-type="float" office:value="0.03">
            <text:p>0.03</text:p>
          </table:table-cell>
          <table:table-cell table:style-name="ce8" office:value-type="float" office:value="0.03">
            <text:p>0.03</text:p>
          </table:table-cell>
          <table:table-cell table:style-name="ce8" office:value-type="float" office:value="0.03">
            <text:p>0.03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48]);[.A248];[.M248])" office:value-type="float" office:value="0.03">
            <text:p>0.03</text:p>
          </table:table-cell>
          <table:table-cell table:formula="of:=IF(ISBLANK([.O248]);IF(ISERROR([.B248]);&quot;Err:&quot;&amp;ORG.OPENOFFICE.ERRORTYPE([.B248])=[.M248];OR([.P248]=[.B248];IF(AND(ISNUMBER([.P248]);ISNUMBER([.B248]));OR(AND([.P248]=0;ABS([.B248])&lt;1E-307);&quot;&quot;&amp;[.B248]=&quot;&quot;&amp;[.P248]))));[.O24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6">
            <text:p>0.06</text:p>
          </table:table-cell>
          <table:table-cell table:style-name="ce5" table:formula="of:=CEILING([.C249];[.D249])" office:value-type="float" office:value="0.06">
            <text:p>0.06</text:p>
          </table:table-cell>
          <table:table-cell table:style-name="ce8" office:value-type="float" office:value="0.03001">
            <text:p>0.03001</text:p>
          </table:table-cell>
          <table:table-cell table:style-name="ce8" office:value-type="float" office:value="0.03">
            <text:p>0.03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49]);[.A249];[.M249])" office:value-type="float" office:value="0.06">
            <text:p>0.06</text:p>
          </table:table-cell>
          <table:table-cell table:formula="of:=IF(ISBLANK([.O249]);IF(ISERROR([.B249]);&quot;Err:&quot;&amp;ORG.OPENOFFICE.ERRORTYPE([.B249])=[.M249];OR([.P249]=[.B249];IF(AND(ISNUMBER([.P249]);ISNUMBER([.B249]));OR(AND([.P249]=0;ABS([.B249])&lt;1E-307);&quot;&quot;&amp;[.B249]=&quot;&quot;&amp;[.P249]))));[.O24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640000">
            <text:p>640000</text:p>
          </table:table-cell>
          <table:table-cell table:style-name="ce5" table:formula="of:=CEILING([.C250];[.D250])" office:value-type="float" office:value="640000">
            <text:p>640000</text:p>
          </table:table-cell>
          <table:table-cell table:style-name="ce8" office:value-type="float" office:value="512000.1">
            <text:p>512000.1</text:p>
          </table:table-cell>
          <table:table-cell table:style-name="ce8" office:value-type="float" office:value="128000">
            <text:p>128000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50]);[.A250];[.M250])" office:value-type="float" office:value="640000">
            <text:p>640000</text:p>
          </table:table-cell>
          <table:table-cell table:formula="of:=IF(ISBLANK([.O250]);IF(ISERROR([.B250]);&quot;Err:&quot;&amp;ORG.OPENOFFICE.ERRORTYPE([.B250])=[.M250];OR([.P250]=[.B250];IF(AND(ISNUMBER([.P250]);ISNUMBER([.B250]));OR(AND([.P250]=0;ABS([.B250])&lt;1E-307);&quot;&quot;&amp;[.B250]=&quot;&quot;&amp;[.P250]))));[.O25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CEILING([.C251];[.D251]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0.03">
            <text:p>-0.03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51]);[.A251];[.M251])" office:value-type="float" office:value="0">
            <text:p>0</text:p>
          </table:table-cell>
          <table:table-cell table:formula="of:=IF(ISBLANK([.O251]);IF(ISERROR([.B251]);&quot;Err:&quot;&amp;ORG.OPENOFFICE.ERRORTYPE([.B251])=[.M251];OR([.P251]=[.B251];IF(AND(ISNUMBER([.P251]);ISNUMBER([.B251]));OR(AND([.P251]=0;ABS([.B251])&lt;1E-307);&quot;&quot;&amp;[.B251]=&quot;&quot;&amp;[.P251]))));[.O25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CEILING([.C252];[.D252])" office:value-type="float" office:value="-0">
            <text:p>0</text:p>
          </table:table-cell>
          <table:table-cell table:style-name="ce8" office:value-type="float" office:value="-0.02999">
            <text:p>-0.02999</text:p>
          </table:table-cell>
          <table:table-cell table:style-name="ce8" office:value-type="float" office:value="-0.03">
            <text:p>-0.03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52]);[.A252];[.M252])" office:value-type="float" office:value="0">
            <text:p>0</text:p>
          </table:table-cell>
          <table:table-cell table:formula="of:=IF(ISBLANK([.O252]);IF(ISERROR([.B252]);&quot;Err:&quot;&amp;ORG.OPENOFFICE.ERRORTYPE([.B252])=[.M252];OR([.P252]=[.B252];IF(AND(ISNUMBER([.P252]);ISNUMBER([.B252]));OR(AND([.P252]=0;ABS([.B252])&lt;1E-307);&quot;&quot;&amp;[.B252]=&quot;&quot;&amp;[.P252]))));[.O25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03">
            <text:p>-0.03</text:p>
          </table:table-cell>
          <table:table-cell table:style-name="ce5" table:formula="of:=CEILING([.C253];[.D253])" office:value-type="float" office:value="-0.03">
            <text:p>-0.03</text:p>
          </table:table-cell>
          <table:table-cell table:style-name="ce8" office:value-type="float" office:value="-0.03001">
            <text:p>-0.03001</text:p>
          </table:table-cell>
          <table:table-cell table:style-name="ce8" office:value-type="float" office:value="-0.03">
            <text:p>-0.03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53]);[.A253];[.M253])" office:value-type="float" office:value="-0.03">
            <text:p>-0.03</text:p>
          </table:table-cell>
          <table:table-cell table:formula="of:=IF(ISBLANK([.O253]);IF(ISERROR([.B253]);&quot;Err:&quot;&amp;ORG.OPENOFFICE.ERRORTYPE([.B253])=[.M253];OR([.P253]=[.B253];IF(AND(ISNUMBER([.P253]);ISNUMBER([.B253]));OR(AND([.P253]=0;ABS([.B253])&lt;1E-307);&quot;&quot;&amp;[.B253]=&quot;&quot;&amp;[.P253]))));[.O25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CEILING([.C254];[.D254])" office:value-type="float" office:value="0">
            <text:p>Err:502</text:p>
          </table:table-cell>
          <table:table-cell table:style-name="ce8" office:value-type="float" office:value="0.03001">
            <text:p>0.03001</text:p>
          </table:table-cell>
          <table:table-cell table:style-name="ce8" office:value-type="float" office:value="-0.03">
            <text:p>-0.03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 office:value-type="string">
            <text:p>Err:502</text:p>
          </table:table-cell>
          <table:table-cell table:style-name="ce5"/>
          <table:table-cell table:style-name="ce5"/>
          <table:table-cell table:formula="of:=IF(ISBLANK([.M254]);[.A254];[.M254])" office:value-type="string" office:string-value="Err:502">
            <text:p>Err:502</text:p>
          </table:table-cell>
          <table:table-cell table:formula="of:=IF(ISBLANK([.O254]);IF(ISERROR([.B254]);&quot;Err:&quot;&amp;ORG.OPENOFFICE.ERRORTYPE([.B254])=[.M254];OR([.P254]=[.B254];IF(AND(ISNUMBER([.P254]);ISNUMBER([.B254]));OR(AND([.P254]=0;ABS([.B254])&lt;1E-307);&quot;&quot;&amp;[.B254]=&quot;&quot;&amp;[.P254]))));[.O25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8" table:number-columns-repeated="7"/>
          <table:table-cell table:style-name="ce10"/>
          <table:table-cell table:style-name="ce5" table:number-columns-repeated="2"/>
          <table:table-cell table:style-name="ce11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FLOOR([.C256];[.D256]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3">
            <text:p>0.03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office:value-type="string">
            <text:p>FLOOR</text:p>
          </table:table-cell>
          <table:table-cell table:style-name="ce5" office:value-type="string">
            <text:p>FLOOR</text:p>
          </table:table-cell>
          <table:table-cell table:style-name="ce11"/>
          <table:table-cell table:style-name="ce5"/>
          <table:table-cell table:style-name="ce5"/>
          <table:table-cell table:formula="of:=IF(ISBLANK([.M256]);[.A256];[.M256])" office:value-type="float" office:value="0">
            <text:p>0</text:p>
          </table:table-cell>
          <table:table-cell table:formula="of:=IF(ISBLANK([.O256]);IF(ISERROR([.B256]);&quot;Err:&quot;&amp;ORG.OPENOFFICE.ERRORTYPE([.B256])=[.M256];OR([.P256]=[.B256];IF(AND(ISNUMBER([.P256]);ISNUMBER([.B256]));OR(AND([.P256]=0;ABS([.B256])&lt;1E-307);&quot;&quot;&amp;[.B256]=&quot;&quot;&amp;[.P256]))));[.O25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FLOOR([.C257];[.D257])" office:value-type="float" office:value="0">
            <text:p>0</text:p>
          </table:table-cell>
          <table:table-cell table:style-name="ce8" office:value-type="float" office:value="0.02999">
            <text:p>0.02999</text:p>
          </table:table-cell>
          <table:table-cell table:style-name="ce8" office:value-type="float" office:value="0.03">
            <text:p>0.03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57]);[.A257];[.M257])" office:value-type="float" office:value="0">
            <text:p>0</text:p>
          </table:table-cell>
          <table:table-cell table:formula="of:=IF(ISBLANK([.O257]);IF(ISERROR([.B257]);&quot;Err:&quot;&amp;ORG.OPENOFFICE.ERRORTYPE([.B257])=[.M257];OR([.P257]=[.B257];IF(AND(ISNUMBER([.P257]);ISNUMBER([.B257]));OR(AND([.P257]=0;ABS([.B257])&lt;1E-307);&quot;&quot;&amp;[.B257]=&quot;&quot;&amp;[.P257]))));[.O25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4">
          <table:table-cell table:style-name="ce2" office:value-type="float" office:value="0.03">
            <text:p>0.03</text:p>
          </table:table-cell>
          <table:table-cell table:style-name="ce5" table:formula="of:=FLOOR([.C258];[.D258])" office:value-type="float" office:value="0.03">
            <text:p>0.03</text:p>
          </table:table-cell>
          <table:table-cell table:style-name="ce8" office:value-type="float" office:value="0.03">
            <text:p>0.03</text:p>
          </table:table-cell>
          <table:table-cell table:style-name="ce8" office:value-type="float" office:value="0.03">
            <text:p>0.03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58]);[.A258];[.M258])" office:value-type="float" office:value="0.03">
            <text:p>0.03</text:p>
          </table:table-cell>
          <table:table-cell table:formula="of:=IF(ISBLANK([.O258]);IF(ISERROR([.B258]);&quot;Err:&quot;&amp;ORG.OPENOFFICE.ERRORTYPE([.B258])=[.M258];OR([.P258]=[.B258];IF(AND(ISNUMBER([.P258]);ISNUMBER([.B258]));OR(AND([.P258]=0;ABS([.B258])&lt;1E-307);&quot;&quot;&amp;[.B258]=&quot;&quot;&amp;[.P258]))));[.O25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3">
            <text:p>0.03</text:p>
          </table:table-cell>
          <table:table-cell table:style-name="ce5" table:formula="of:=FLOOR([.C259];[.D259])" office:value-type="float" office:value="0.03">
            <text:p>0.03</text:p>
          </table:table-cell>
          <table:table-cell table:style-name="ce8" office:value-type="float" office:value="0.03001">
            <text:p>0.03001</text:p>
          </table:table-cell>
          <table:table-cell table:style-name="ce8" office:value-type="float" office:value="0.03">
            <text:p>0.03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59]);[.A259];[.M259])" office:value-type="float" office:value="0.03">
            <text:p>0.03</text:p>
          </table:table-cell>
          <table:table-cell table:formula="of:=IF(ISBLANK([.O259]);IF(ISERROR([.B259]);&quot;Err:&quot;&amp;ORG.OPENOFFICE.ERRORTYPE([.B259])=[.M259];OR([.P259]=[.B259];IF(AND(ISNUMBER([.P259]);ISNUMBER([.B259]));OR(AND([.P259]=0;ABS([.B259])&lt;1E-307);&quot;&quot;&amp;[.B259]=&quot;&quot;&amp;[.P259]))));[.O25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512000">
            <text:p>512000</text:p>
          </table:table-cell>
          <table:table-cell table:style-name="ce5" table:formula="of:=FLOOR([.C260];[.D260])" office:value-type="float" office:value="512000">
            <text:p>512000</text:p>
          </table:table-cell>
          <table:table-cell table:style-name="ce8" office:value-type="float" office:value="639999.9">
            <text:p>639999.9</text:p>
          </table:table-cell>
          <table:table-cell table:style-name="ce8" office:value-type="float" office:value="128000">
            <text:p>128000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60]);[.A260];[.M260])" office:value-type="float" office:value="512000">
            <text:p>512000</text:p>
          </table:table-cell>
          <table:table-cell table:formula="of:=IF(ISBLANK([.O260]);IF(ISERROR([.B260]);&quot;Err:&quot;&amp;ORG.OPENOFFICE.ERRORTYPE([.B260])=[.M260];OR([.P260]=[.B260];IF(AND(ISNUMBER([.P260]);ISNUMBER([.B260]));OR(AND([.P260]=0;ABS([.B260])&lt;1E-307);&quot;&quot;&amp;[.B260]=&quot;&quot;&amp;[.P260]))));[.O26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FLOOR([.C261];[.D261]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0.03">
            <text:p>-0.03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61]);[.A261];[.M261])" office:value-type="float" office:value="0">
            <text:p>0</text:p>
          </table:table-cell>
          <table:table-cell table:formula="of:=IF(ISBLANK([.O261]);IF(ISERROR([.B261]);&quot;Err:&quot;&amp;ORG.OPENOFFICE.ERRORTYPE([.B261])=[.M261];OR([.P261]=[.B261];IF(AND(ISNUMBER([.P261]);ISNUMBER([.B261]));OR(AND([.P261]=0;ABS([.B261])&lt;1E-307);&quot;&quot;&amp;[.B261]=&quot;&quot;&amp;[.P261]))));[.O26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03">
            <text:p>-0.03</text:p>
          </table:table-cell>
          <table:table-cell table:style-name="ce5" table:formula="of:=FLOOR([.C262];[.D262])" office:value-type="float" office:value="-0.03">
            <text:p>-0.03</text:p>
          </table:table-cell>
          <table:table-cell table:style-name="ce8" office:value-type="float" office:value="-0.02999">
            <text:p>-0.02999</text:p>
          </table:table-cell>
          <table:table-cell table:style-name="ce8" office:value-type="float" office:value="-0.03">
            <text:p>-0.03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62]);[.A262];[.M262])" office:value-type="float" office:value="-0.03">
            <text:p>-0.03</text:p>
          </table:table-cell>
          <table:table-cell table:formula="of:=IF(ISBLANK([.O262]);IF(ISERROR([.B262]);&quot;Err:&quot;&amp;ORG.OPENOFFICE.ERRORTYPE([.B262])=[.M262];OR([.P262]=[.B262];IF(AND(ISNUMBER([.P262]);ISNUMBER([.B262]));OR(AND([.P262]=0;ABS([.B262])&lt;1E-307);&quot;&quot;&amp;[.B262]=&quot;&quot;&amp;[.P262]))));[.O26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06">
            <text:p>-0.06</text:p>
          </table:table-cell>
          <table:table-cell table:style-name="ce5" table:formula="of:=FLOOR([.C263];[.D263])" office:value-type="float" office:value="-0.06">
            <text:p>-0.06</text:p>
          </table:table-cell>
          <table:table-cell table:style-name="ce8" office:value-type="float" office:value="-0.03001">
            <text:p>-0.03001</text:p>
          </table:table-cell>
          <table:table-cell table:style-name="ce8" office:value-type="float" office:value="-0.03">
            <text:p>-0.03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63]);[.A263];[.M263])" office:value-type="float" office:value="-0.06">
            <text:p>-0.06</text:p>
          </table:table-cell>
          <table:table-cell table:formula="of:=IF(ISBLANK([.O263]);IF(ISERROR([.B263]);&quot;Err:&quot;&amp;ORG.OPENOFFICE.ERRORTYPE([.B263])=[.M263];OR([.P263]=[.B263];IF(AND(ISNUMBER([.P263]);ISNUMBER([.B263]));OR(AND([.P263]=0;ABS([.B263])&lt;1E-307);&quot;&quot;&amp;[.B263]=&quot;&quot;&amp;[.P263]))));[.O26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FLOOR([.C264];[.D264])" office:value-type="float" office:value="0">
            <text:p>Err:502</text:p>
          </table:table-cell>
          <table:table-cell table:style-name="ce8" office:value-type="float" office:value="0.03001">
            <text:p>0.03001</text:p>
          </table:table-cell>
          <table:table-cell table:style-name="ce8" office:value-type="float" office:value="-0.03">
            <text:p>-0.03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 office:value-type="string">
            <text:p>Err:502</text:p>
          </table:table-cell>
          <table:table-cell table:style-name="ce5"/>
          <table:table-cell table:style-name="ce5"/>
          <table:table-cell table:formula="of:=IF(ISBLANK([.M264]);[.A264];[.M264])" office:value-type="string" office:string-value="Err:502">
            <text:p>Err:502</text:p>
          </table:table-cell>
          <table:table-cell table:formula="of:=IF(ISBLANK([.O264]);IF(ISERROR([.B264]);&quot;Err:&quot;&amp;ORG.OPENOFFICE.ERRORTYPE([.B264])=[.M264];OR([.P264]=[.B264];IF(AND(ISNUMBER([.P264]);ISNUMBER([.B264]));OR(AND([.P264]=0;ABS([.B264])&lt;1E-307);&quot;&quot;&amp;[.B264]=&quot;&quot;&amp;[.P264]))));[.O26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8" table:number-columns-repeated="7"/>
          <table:table-cell table:style-name="ce10"/>
          <table:table-cell table:style-name="ce5" table:number-columns-repeated="2"/>
          <table:table-cell table:style-name="ce11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5" table:formula="of:=ROUND([.C266];[.D266])" office:value-type="float" office:value="12">
            <text:p>12</text:p>
          </table:table-cell>
          <table:table-cell table:style-name="ce8" office:value-type="float" office:value="12.0049">
            <text:p>12.0049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office:value-type="string">
            <text:p>ROUND</text:p>
          </table:table-cell>
          <table:table-cell table:style-name="ce5" office:value-type="string">
            <text:p>ROUND</text:p>
          </table:table-cell>
          <table:table-cell table:style-name="ce11"/>
          <table:table-cell table:style-name="ce5"/>
          <table:table-cell table:style-name="ce5"/>
          <table:table-cell table:formula="of:=IF(ISBLANK([.M266]);[.A266];[.M266])" office:value-type="float" office:value="12">
            <text:p>12</text:p>
          </table:table-cell>
          <table:table-cell table:formula="of:=IF(ISBLANK([.O266]);IF(ISERROR([.B266]);&quot;Err:&quot;&amp;ORG.OPENOFFICE.ERRORTYPE([.B266])=[.M266];OR([.P266]=[.B266];IF(AND(ISNUMBER([.P266]);ISNUMBER([.B266]));OR(AND([.P266]=0;ABS([.B266])&lt;1E-307);&quot;&quot;&amp;[.B266]=&quot;&quot;&amp;[.P266]))));[.O26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2.01">
            <text:p>12.01</text:p>
          </table:table-cell>
          <table:table-cell table:style-name="ce5" table:formula="of:=ROUND([.C267];[.D267])" office:value-type="float" office:value="12.01">
            <text:p>12.01</text:p>
          </table:table-cell>
          <table:table-cell table:style-name="ce8" office:value-type="float" office:value="12.005">
            <text:p>12.005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67]);[.A267];[.M267])" office:value-type="float" office:value="12.01">
            <text:p>12.01</text:p>
          </table:table-cell>
          <table:table-cell table:formula="of:=IF(ISBLANK([.O267]);IF(ISERROR([.B267]);&quot;Err:&quot;&amp;ORG.OPENOFFICE.ERRORTYPE([.B267])=[.M267];OR([.P267]=[.B267];IF(AND(ISNUMBER([.P267]);ISNUMBER([.B267]));OR(AND([.P267]=0;ABS([.B267])&lt;1E-307);&quot;&quot;&amp;[.B267]=&quot;&quot;&amp;[.P267]))));[.O26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5" table:formula="of:=ROUND([.C268];[.D268])" office:value-type="float" office:value="13">
            <text:p>13</text:p>
          </table:table-cell>
          <table:table-cell table:style-name="ce8" office:value-type="float" office:value="12.999">
            <text:p>12.999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68]);[.A268];[.M268])" office:value-type="float" office:value="13">
            <text:p>13</text:p>
          </table:table-cell>
          <table:table-cell table:formula="of:=IF(ISBLANK([.O268]);IF(ISERROR([.B268]);&quot;Err:&quot;&amp;ORG.OPENOFFICE.ERRORTYPE([.B268])=[.M268];OR([.P268]=[.B268];IF(AND(ISNUMBER([.P268]);ISNUMBER([.B268]));OR(AND([.P268]=0;ABS([.B268])&lt;1E-307);&quot;&quot;&amp;[.B268]=&quot;&quot;&amp;[.P268]))));[.O26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5" table:formula="of:=ROUND([.C269];[.D269])" office:value-type="float" office:value="12">
            <text:p>12</text:p>
          </table:table-cell>
          <table:table-cell table:style-name="ce8" office:value-type="float" office:value="12.0001">
            <text:p>12.0001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69]);[.A269];[.M269])" office:value-type="float" office:value="12">
            <text:p>12</text:p>
          </table:table-cell>
          <table:table-cell table:formula="of:=IF(ISBLANK([.O269]);IF(ISERROR([.B269]);&quot;Err:&quot;&amp;ORG.OPENOFFICE.ERRORTYPE([.B269])=[.M269];OR([.P269]=[.B269];IF(AND(ISNUMBER([.P269]);ISNUMBER([.B269]));OR(AND([.P269]=0;ABS([.B269])&lt;1E-307);&quot;&quot;&amp;[.B269]=&quot;&quot;&amp;[.P269]))));[.O26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4">
          <table:table-cell table:style-name="ce2" office:value-type="float" office:value="-12">
            <text:p>-12</text:p>
          </table:table-cell>
          <table:table-cell table:style-name="ce5" table:formula="of:=ROUND([.C270];[.D270])" office:value-type="float" office:value="-12">
            <text:p>-12</text:p>
          </table:table-cell>
          <table:table-cell table:style-name="ce8" office:value-type="float" office:value="-12.0049">
            <text:p>-12.0049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70]);[.A270];[.M270])" office:value-type="float" office:value="-12">
            <text:p>-12</text:p>
          </table:table-cell>
          <table:table-cell table:formula="of:=IF(ISBLANK([.O270]);IF(ISERROR([.B270]);&quot;Err:&quot;&amp;ORG.OPENOFFICE.ERRORTYPE([.B270])=[.M270];OR([.P270]=[.B270];IF(AND(ISNUMBER([.P270]);ISNUMBER([.B270]));OR(AND([.P270]=0;ABS([.B270])&lt;1E-307);&quot;&quot;&amp;[.B270]=&quot;&quot;&amp;[.P270]))));[.O27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12.01">
            <text:p>-12.01</text:p>
          </table:table-cell>
          <table:table-cell table:style-name="ce5" table:formula="of:=ROUND([.C271];[.D271])" office:value-type="float" office:value="-12.01">
            <text:p>-12.01</text:p>
          </table:table-cell>
          <table:table-cell table:style-name="ce8" office:value-type="float" office:value="-12.005">
            <text:p>-12.005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71]);[.A271];[.M271])" office:value-type="float" office:value="-12.01">
            <text:p>-12.01</text:p>
          </table:table-cell>
          <table:table-cell table:formula="of:=IF(ISBLANK([.O271]);IF(ISERROR([.B271]);&quot;Err:&quot;&amp;ORG.OPENOFFICE.ERRORTYPE([.B271])=[.M271];OR([.P271]=[.B271];IF(AND(ISNUMBER([.P271]);ISNUMBER([.B271]));OR(AND([.P271]=0;ABS([.B271])&lt;1E-307);&quot;&quot;&amp;[.B271]=&quot;&quot;&amp;[.P271]))));[.O27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13">
            <text:p>-13</text:p>
          </table:table-cell>
          <table:table-cell table:style-name="ce5" table:formula="of:=ROUND([.C272];[.D272])" office:value-type="float" office:value="-13">
            <text:p>-13</text:p>
          </table:table-cell>
          <table:table-cell table:style-name="ce8" office:value-type="float" office:value="-12.999">
            <text:p>-12.999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72]);[.A272];[.M272])" office:value-type="float" office:value="-13">
            <text:p>-13</text:p>
          </table:table-cell>
          <table:table-cell table:formula="of:=IF(ISBLANK([.O272]);IF(ISERROR([.B272]);&quot;Err:&quot;&amp;ORG.OPENOFFICE.ERRORTYPE([.B272])=[.M272];OR([.P272]=[.B272];IF(AND(ISNUMBER([.P272]);ISNUMBER([.B272]));OR(AND([.P272]=0;ABS([.B272])&lt;1E-307);&quot;&quot;&amp;[.B272]=&quot;&quot;&amp;[.P272]))));[.O27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12">
            <text:p>-12</text:p>
          </table:table-cell>
          <table:table-cell table:style-name="ce5" table:formula="of:=ROUND([.C273];[.D273])" office:value-type="float" office:value="-12">
            <text:p>-12</text:p>
          </table:table-cell>
          <table:table-cell table:style-name="ce8" office:value-type="float" office:value="-12.0001">
            <text:p>-12.0001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73]);[.A273];[.M273])" office:value-type="float" office:value="-12">
            <text:p>-12</text:p>
          </table:table-cell>
          <table:table-cell table:formula="of:=IF(ISBLANK([.O273]);IF(ISERROR([.B273]);&quot;Err:&quot;&amp;ORG.OPENOFFICE.ERRORTYPE([.B273])=[.M273];OR([.P273]=[.B273];IF(AND(ISNUMBER([.P273]);ISNUMBER([.B273]));OR(AND([.P273]=0;ABS([.B273])&lt;1E-307);&quot;&quot;&amp;[.B273]=&quot;&quot;&amp;[.P273]))));[.O27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2300">
            <text:p>12300</text:p>
          </table:table-cell>
          <table:table-cell table:style-name="ce5" table:formula="of:=ROUND([.C274];[.D274])" office:value-type="float" office:value="12300">
            <text:p>12300</text:p>
          </table:table-cell>
          <table:table-cell table:style-name="ce8" office:value-type="float" office:value="12345">
            <text:p>12345</text:p>
          </table:table-cell>
          <table:table-cell table:style-name="ce8" office:value-type="float" office:value="-2">
            <text:p>-2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office:value-type="string">
            <text:p>ROUND to left of decimal point</text:p>
          </table:table-cell>
          <table:table-cell table:style-name="ce5"/>
          <table:table-cell table:style-name="ce11"/>
          <table:table-cell table:style-name="ce5"/>
          <table:table-cell table:style-name="ce5"/>
          <table:table-cell table:formula="of:=IF(ISBLANK([.M274]);[.A274];[.M274])" office:value-type="float" office:value="12300">
            <text:p>12300</text:p>
          </table:table-cell>
          <table:table-cell table:formula="of:=IF(ISBLANK([.O274]);IF(ISERROR([.B274]);&quot;Err:&quot;&amp;ORG.OPENOFFICE.ERRORTYPE([.B274])=[.M274];OR([.P274]=[.B274];IF(AND(ISNUMBER([.P274]);ISNUMBER([.B274]));OR(AND([.P274]=0;ABS([.B274])&lt;1E-307);&quot;&quot;&amp;[.B274]=&quot;&quot;&amp;[.P274]))));[.O27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0000">
            <text:p>10000</text:p>
          </table:table-cell>
          <table:table-cell table:style-name="ce5" table:formula="of:=ROUND([.C275];[.D275])" office:value-type="float" office:value="10000">
            <text:p>10000</text:p>
          </table:table-cell>
          <table:table-cell table:style-name="ce8" office:value-type="float" office:value="12345">
            <text:p>12345</text:p>
          </table:table-cell>
          <table:table-cell table:style-name="ce8" office:value-type="float" office:value="-4">
            <text:p>-4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75]);[.A275];[.M275])" office:value-type="float" office:value="10000">
            <text:p>10000</text:p>
          </table:table-cell>
          <table:table-cell table:formula="of:=IF(ISBLANK([.O275]);IF(ISERROR([.B275]);&quot;Err:&quot;&amp;ORG.OPENOFFICE.ERRORTYPE([.B275])=[.M275];OR([.P275]=[.B275];IF(AND(ISNUMBER([.P275]);ISNUMBER([.B275]));OR(AND([.P275]=0;ABS([.B275])&lt;1E-307);&quot;&quot;&amp;[.B275]=&quot;&quot;&amp;[.P275]))));[.O27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8" table:number-columns-repeated="7"/>
          <table:table-cell table:style-name="ce10"/>
          <table:table-cell table:style-name="ce5" table:number-columns-repeated="2"/>
          <table:table-cell table:style-name="ce11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table:formula="of:=ROUNDDOWN([.C277];[.D277])" office:value-type="float" office:value="3">
            <text:p>3</text:p>
          </table:table-cell>
          <table:table-cell table:style-name="ce8" office:value-type="float" office:value="3.2">
            <text:p>3.2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office:value-type="string">
            <text:p>ROUNDDOWN</text:p>
          </table:table-cell>
          <table:table-cell table:style-name="ce5" office:value-type="string">
            <text:p>ROUNDDOWN</text:p>
          </table:table-cell>
          <table:table-cell table:style-name="ce11"/>
          <table:table-cell table:style-name="ce5"/>
          <table:table-cell table:style-name="ce5"/>
          <table:table-cell table:formula="of:=IF(ISBLANK([.M277]);[.A277];[.M277])" office:value-type="float" office:value="3">
            <text:p>3</text:p>
          </table:table-cell>
          <table:table-cell table:formula="of:=IF(ISBLANK([.O277]);IF(ISERROR([.B277]);&quot;Err:&quot;&amp;ORG.OPENOFFICE.ERRORTYPE([.B277])=[.M277];OR([.P277]=[.B277];IF(AND(ISNUMBER([.P277]);ISNUMBER([.B277]));OR(AND([.P277]=0;ABS([.B277])&lt;1E-307);&quot;&quot;&amp;[.B277]=&quot;&quot;&amp;[.P277]))));[.O27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20">
            <text:p>120</text:p>
          </table:table-cell>
          <table:table-cell table:style-name="ce5" table:formula="of:=ROUNDDOWN([.C278];[.D278])" office:value-type="float" office:value="120">
            <text:p>120</text:p>
          </table:table-cell>
          <table:table-cell table:style-name="ce8" office:value-type="float" office:value="123.456">
            <text:p>123.456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78]);[.A278];[.M278])" office:value-type="float" office:value="120">
            <text:p>120</text:p>
          </table:table-cell>
          <table:table-cell table:formula="of:=IF(ISBLANK([.O278]);IF(ISERROR([.B278]);&quot;Err:&quot;&amp;ORG.OPENOFFICE.ERRORTYPE([.B278])=[.M278];OR([.P278]=[.B278];IF(AND(ISNUMBER([.P278]);ISNUMBER([.B278]));OR(AND([.P278]=0;ABS([.B278])&lt;1E-307);&quot;&quot;&amp;[.B278]=&quot;&quot;&amp;[.P278]))));[.O27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.141">
            <text:p>3.141</text:p>
          </table:table-cell>
          <table:table-cell table:style-name="ce5" table:formula="of:=ROUNDDOWN([.C279];[.D279])" office:value-type="float" office:value="3.141">
            <text:p>3.141</text:p>
          </table:table-cell>
          <table:table-cell table:style-name="ce8" office:value-type="float" office:value="3.14159">
            <text:p>3.14159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79]);[.A279];[.M279])" office:value-type="float" office:value="3.141">
            <text:p>3.141</text:p>
          </table:table-cell>
          <table:table-cell table:formula="of:=IF(ISBLANK([.O279]);IF(ISERROR([.B279]);&quot;Err:&quot;&amp;ORG.OPENOFFICE.ERRORTYPE([.B279])=[.M279];OR([.P279]=[.B279];IF(AND(ISNUMBER([.P279]);ISNUMBER([.B279]));OR(AND([.P279]=0;ABS([.B279])&lt;1E-307);&quot;&quot;&amp;[.B279]=&quot;&quot;&amp;[.P279]))));[.O27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.1415">
            <text:p>3.1415</text:p>
          </table:table-cell>
          <table:table-cell table:style-name="ce5" table:formula="of:=ROUNDDOWN([.C280];[.D280])" office:value-type="float" office:value="3.1415">
            <text:p>3.1415</text:p>
          </table:table-cell>
          <table:table-cell table:style-name="ce8" office:value-type="float" office:value="3.14159">
            <text:p>3.14159</text:p>
          </table:table-cell>
          <table:table-cell table:style-name="ce8" office:value-type="float" office:value="4">
            <text:p>4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80]);[.A280];[.M280])" office:value-type="float" office:value="3.1415">
            <text:p>3.1415</text:p>
          </table:table-cell>
          <table:table-cell table:formula="of:=IF(ISBLANK([.O280]);IF(ISERROR([.B280]);&quot;Err:&quot;&amp;ORG.OPENOFFICE.ERRORTYPE([.B280])=[.M280];OR([.P280]=[.B280];IF(AND(ISNUMBER([.P280]);ISNUMBER([.B280]));OR(AND([.P280]=0;ABS([.B280])&lt;1E-307);&quot;&quot;&amp;[.B280]=&quot;&quot;&amp;[.P280]))));[.O28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3.141">
            <text:p>-3.141</text:p>
          </table:table-cell>
          <table:table-cell table:style-name="ce5" table:formula="of:=ROUNDDOWN([.C281];[.D281])" office:value-type="float" office:value="-3.141">
            <text:p>-3.141</text:p>
          </table:table-cell>
          <table:table-cell table:style-name="ce8" office:value-type="float" office:value="-3.14159">
            <text:p>-3.14159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81]);[.A281];[.M281])" office:value-type="float" office:value="-3.141">
            <text:p>-3.141</text:p>
          </table:table-cell>
          <table:table-cell table:formula="of:=IF(ISBLANK([.O281]);IF(ISERROR([.B281]);&quot;Err:&quot;&amp;ORG.OPENOFFICE.ERRORTYPE([.B281])=[.M281];OR([.P281]=[.B281];IF(AND(ISNUMBER([.P281]);ISNUMBER([.B281]));OR(AND([.P281]=0;ABS([.B281])&lt;1E-307);&quot;&quot;&amp;[.B281]=&quot;&quot;&amp;[.P281]))));[.O28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4">
          <table:table-cell table:style-name="ce2" office:value-type="float" office:value="-3.1415">
            <text:p>-3.1415</text:p>
          </table:table-cell>
          <table:table-cell table:style-name="ce5" table:formula="of:=ROUNDDOWN([.C282];[.D282])" office:value-type="float" office:value="-3.1415">
            <text:p>-3.1415</text:p>
          </table:table-cell>
          <table:table-cell table:style-name="ce8" office:value-type="float" office:value="-3.14159">
            <text:p>-3.14159</text:p>
          </table:table-cell>
          <table:table-cell table:style-name="ce8" office:value-type="float" office:value="4">
            <text:p>4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82]);[.A282];[.M282])" office:value-type="float" office:value="-3.1415">
            <text:p>-3.1415</text:p>
          </table:table-cell>
          <table:table-cell table:formula="of:=IF(ISBLANK([.O282]);IF(ISERROR([.B282]);&quot;Err:&quot;&amp;ORG.OPENOFFICE.ERRORTYPE([.B282])=[.M282];OR([.P282]=[.B282];IF(AND(ISNUMBER([.P282]);ISNUMBER([.B282]));OR(AND([.P282]=0;ABS([.B282])&lt;1E-307);&quot;&quot;&amp;[.B282]=&quot;&quot;&amp;[.P282]))));[.O28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8" table:number-columns-repeated="7"/>
          <table:table-cell table:style-name="ce10"/>
          <table:table-cell table:style-name="ce5" table:number-columns-repeated="2"/>
          <table:table-cell table:style-name="ce11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table:formula="of:=ROUNDUP([.C284];[.D284])" office:value-type="float" office:value="4">
            <text:p>4</text:p>
          </table:table-cell>
          <table:table-cell table:style-name="ce8" office:value-type="float" office:value="3.2">
            <text:p>3.2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office:value-type="string">
            <text:p>ROUNDUP</text:p>
          </table:table-cell>
          <table:table-cell table:style-name="ce5" office:value-type="string">
            <text:p>ROUNDUP</text:p>
          </table:table-cell>
          <table:table-cell table:style-name="ce11"/>
          <table:table-cell table:style-name="ce5"/>
          <table:table-cell table:style-name="ce5"/>
          <table:table-cell table:formula="of:=IF(ISBLANK([.M284]);[.A284];[.M284])" office:value-type="float" office:value="4">
            <text:p>4</text:p>
          </table:table-cell>
          <table:table-cell table:formula="of:=IF(ISBLANK([.O284]);IF(ISERROR([.B284]);&quot;Err:&quot;&amp;ORG.OPENOFFICE.ERRORTYPE([.B284])=[.M284];OR([.P284]=[.B284];IF(AND(ISNUMBER([.P284]);ISNUMBER([.B284]));OR(AND([.P284]=0;ABS([.B284])&lt;1E-307);&quot;&quot;&amp;[.B284]=&quot;&quot;&amp;[.P284]))));[.O28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30">
            <text:p>130</text:p>
          </table:table-cell>
          <table:table-cell table:style-name="ce5" table:formula="of:=ROUNDUP([.C285];[.D285])" office:value-type="float" office:value="130">
            <text:p>130</text:p>
          </table:table-cell>
          <table:table-cell table:style-name="ce8" office:value-type="float" office:value="123.456">
            <text:p>123.456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85]);[.A285];[.M285])" office:value-type="float" office:value="130">
            <text:p>130</text:p>
          </table:table-cell>
          <table:table-cell table:formula="of:=IF(ISBLANK([.O285]);IF(ISERROR([.B285]);&quot;Err:&quot;&amp;ORG.OPENOFFICE.ERRORTYPE([.B285])=[.M285];OR([.P285]=[.B285];IF(AND(ISNUMBER([.P285]);ISNUMBER([.B285]));OR(AND([.P285]=0;ABS([.B285])&lt;1E-307);&quot;&quot;&amp;[.B285]=&quot;&quot;&amp;[.P285]))));[.O28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.142">
            <text:p>3.142</text:p>
          </table:table-cell>
          <table:table-cell table:style-name="ce5" table:formula="of:=ROUNDUP([.C286];[.D286])" office:value-type="float" office:value="3.142">
            <text:p>3.142</text:p>
          </table:table-cell>
          <table:table-cell table:style-name="ce8" office:value-type="float" office:value="3.14159">
            <text:p>3.14159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86]);[.A286];[.M286])" office:value-type="float" office:value="3.142">
            <text:p>3.142</text:p>
          </table:table-cell>
          <table:table-cell table:formula="of:=IF(ISBLANK([.O286]);IF(ISERROR([.B286]);&quot;Err:&quot;&amp;ORG.OPENOFFICE.ERRORTYPE([.B286])=[.M286];OR([.P286]=[.B286];IF(AND(ISNUMBER([.P286]);ISNUMBER([.B286]));OR(AND([.P286]=0;ABS([.B286])&lt;1E-307);&quot;&quot;&amp;[.B286]=&quot;&quot;&amp;[.P286]))));[.O28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.1416">
            <text:p>3.1416</text:p>
          </table:table-cell>
          <table:table-cell table:style-name="ce5" table:formula="of:=ROUNDUP([.C287];[.D287])" office:value-type="float" office:value="3.1416">
            <text:p>3.1416</text:p>
          </table:table-cell>
          <table:table-cell table:style-name="ce8" office:value-type="float" office:value="3.14159">
            <text:p>3.14159</text:p>
          </table:table-cell>
          <table:table-cell table:style-name="ce8" office:value-type="float" office:value="4">
            <text:p>4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87]);[.A287];[.M287])" office:value-type="float" office:value="3.1416">
            <text:p>3.1416</text:p>
          </table:table-cell>
          <table:table-cell table:formula="of:=IF(ISBLANK([.O287]);IF(ISERROR([.B287]);&quot;Err:&quot;&amp;ORG.OPENOFFICE.ERRORTYPE([.B287])=[.M287];OR([.P287]=[.B287];IF(AND(ISNUMBER([.P287]);ISNUMBER([.B287]));OR(AND([.P287]=0;ABS([.B287])&lt;1E-307);&quot;&quot;&amp;[.B287]=&quot;&quot;&amp;[.P287]))));[.O28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3.142">
            <text:p>-3.142</text:p>
          </table:table-cell>
          <table:table-cell table:style-name="ce5" table:formula="of:=ROUNDUP([.C288];[.D288])" office:value-type="float" office:value="-3.142">
            <text:p>-3.142</text:p>
          </table:table-cell>
          <table:table-cell table:style-name="ce8" office:value-type="float" office:value="-3.14159">
            <text:p>-3.14159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88]);[.A288];[.M288])" office:value-type="float" office:value="-3.142">
            <text:p>-3.142</text:p>
          </table:table-cell>
          <table:table-cell table:formula="of:=IF(ISBLANK([.O288]);IF(ISERROR([.B288]);&quot;Err:&quot;&amp;ORG.OPENOFFICE.ERRORTYPE([.B288])=[.M288];OR([.P288]=[.B288];IF(AND(ISNUMBER([.P288]);ISNUMBER([.B288]));OR(AND([.P288]=0;ABS([.B288])&lt;1E-307);&quot;&quot;&amp;[.B288]=&quot;&quot;&amp;[.P288]))));[.O28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3.1416">
            <text:p>-3.1416</text:p>
          </table:table-cell>
          <table:table-cell table:style-name="ce5" table:formula="of:=ROUNDUP([.C289];[.D289])" office:value-type="float" office:value="-3.1416">
            <text:p>-3.1416</text:p>
          </table:table-cell>
          <table:table-cell table:style-name="ce8" office:value-type="float" office:value="-3.14159">
            <text:p>-3.14159</text:p>
          </table:table-cell>
          <table:table-cell table:style-name="ce8" office:value-type="float" office:value="4">
            <text:p>4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89]);[.A289];[.M289])" office:value-type="float" office:value="-3.1416">
            <text:p>-3.1416</text:p>
          </table:table-cell>
          <table:table-cell table:formula="of:=IF(ISBLANK([.O289]);IF(ISERROR([.B289]);&quot;Err:&quot;&amp;ORG.OPENOFFICE.ERRORTYPE([.B289])=[.M289];OR([.P289]=[.B289];IF(AND(ISNUMBER([.P289]);ISNUMBER([.B289]));OR(AND([.P289]=0;ABS([.B289])&lt;1E-307);&quot;&quot;&amp;[.B289]=&quot;&quot;&amp;[.P289]))));[.O28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8" table:number-columns-repeated="7"/>
          <table:table-cell table:style-name="ce10"/>
          <table:table-cell table:style-name="ce5" table:number-columns-repeated="2"/>
          <table:table-cell table:style-name="ce11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5" table:formula="of:=TRUNC([.C291])" office:value-type="float" office:value="12">
            <text:p>12</text:p>
          </table:table-cell>
          <table:table-cell table:style-name="ce8" office:value-type="float" office:value="12.999">
            <text:p>12.999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office:value-type="string">
            <text:p>TRUNC</text:p>
          </table:table-cell>
          <table:table-cell table:style-name="ce5" office:value-type="string">
            <text:p>TRUNC</text:p>
          </table:table-cell>
          <table:table-cell table:style-name="ce11"/>
          <table:table-cell table:style-name="ce5"/>
          <table:table-cell table:style-name="ce5"/>
          <table:table-cell table:formula="of:=IF(ISBLANK([.M291]);[.A291];[.M291])" office:value-type="float" office:value="12">
            <text:p>12</text:p>
          </table:table-cell>
          <table:table-cell table:formula="of:=IF(ISBLANK([.O291]);IF(ISERROR([.B291]);&quot;Err:&quot;&amp;ORG.OPENOFFICE.ERRORTYPE([.B291])=[.M291];OR([.P291]=[.B291];IF(AND(ISNUMBER([.P291]);ISNUMBER([.B291]));OR(AND([.P291]=0;ABS([.B291])&lt;1E-307);&quot;&quot;&amp;[.B291]=&quot;&quot;&amp;[.P291]))));[.O29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5" table:formula="of:=TRUNC([.C292])" office:value-type="float" office:value="12">
            <text:p>12</text:p>
          </table:table-cell>
          <table:table-cell table:style-name="ce8" office:value-type="float" office:value="12">
            <text:p>12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92]);[.A292];[.M292])" office:value-type="float" office:value="12">
            <text:p>12</text:p>
          </table:table-cell>
          <table:table-cell table:formula="of:=IF(ISBLANK([.O292]);IF(ISERROR([.B292]);&quot;Err:&quot;&amp;ORG.OPENOFFICE.ERRORTYPE([.B292])=[.M292];OR([.P292]=[.B292];IF(AND(ISNUMBER([.P292]);ISNUMBER([.B292]));OR(AND([.P292]=0;ABS([.B292])&lt;1E-307);&quot;&quot;&amp;[.B292]=&quot;&quot;&amp;[.P292]))));[.O29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12">
            <text:p>-12</text:p>
          </table:table-cell>
          <table:table-cell table:style-name="ce5" table:formula="of:=TRUNC([.C293])" office:value-type="float" office:value="-12">
            <text:p>-12</text:p>
          </table:table-cell>
          <table:table-cell table:style-name="ce8" office:value-type="float" office:value="-12">
            <text:p>-12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93]);[.A293];[.M293])" office:value-type="float" office:value="-12">
            <text:p>-12</text:p>
          </table:table-cell>
          <table:table-cell table:formula="of:=IF(ISBLANK([.O293]);IF(ISERROR([.B293]);&quot;Err:&quot;&amp;ORG.OPENOFFICE.ERRORTYPE([.B293])=[.M293];OR([.P293]=[.B293];IF(AND(ISNUMBER([.P293]);ISNUMBER([.B293]));OR(AND([.P293]=0;ABS([.B293])&lt;1E-307);&quot;&quot;&amp;[.B293]=&quot;&quot;&amp;[.P293]))));[.O29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4">
          <table:table-cell table:style-name="ce2" office:value-type="float" office:value="-12">
            <text:p>-12</text:p>
          </table:table-cell>
          <table:table-cell table:style-name="ce5" table:formula="of:=TRUNC([.C294])" office:value-type="float" office:value="-12">
            <text:p>-12</text:p>
          </table:table-cell>
          <table:table-cell table:style-name="ce8" office:value-type="float" office:value="-12.999">
            <text:p>-12.999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94]);[.A294];[.M294])" office:value-type="float" office:value="-12">
            <text:p>-12</text:p>
          </table:table-cell>
          <table:table-cell table:formula="of:=IF(ISBLANK([.O294]);IF(ISERROR([.B294]);&quot;Err:&quot;&amp;ORG.OPENOFFICE.ERRORTYPE([.B294])=[.M294];OR([.P294]=[.B294];IF(AND(ISNUMBER([.P294]);ISNUMBER([.B294]));OR(AND([.P294]=0;ABS([.B294])&lt;1E-307);&quot;&quot;&amp;[.B294]=&quot;&quot;&amp;[.P294]))));[.O29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TRUNC([.C295]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95]);[.A295];[.M295])" office:value-type="float" office:value="0">
            <text:p>0</text:p>
          </table:table-cell>
          <table:table-cell table:formula="of:=IF(ISBLANK([.O295]);IF(ISERROR([.B295]);&quot;Err:&quot;&amp;ORG.OPENOFFICE.ERRORTYPE([.B295])=[.M295];OR([.P295]=[.B295];IF(AND(ISNUMBER([.P295]);ISNUMBER([.B295]));OR(AND([.P295]=0;ABS([.B295])&lt;1E-307);&quot;&quot;&amp;[.B295]=&quot;&quot;&amp;[.P295]))));[.O29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TRUNC([.C296])" office:value-type="float" office:value="0">
            <text:p>0</text:p>
          </table:table-cell>
          <table:table-cell table:style-name="ce8" office:value-type="float" office:value="0.999">
            <text:p>0.999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96]);[.A296];[.M296])" office:value-type="float" office:value="0">
            <text:p>0</text:p>
          </table:table-cell>
          <table:table-cell table:formula="of:=IF(ISBLANK([.O296]);IF(ISERROR([.B296]);&quot;Err:&quot;&amp;ORG.OPENOFFICE.ERRORTYPE([.B296])=[.M296];OR([.P296]=[.B296];IF(AND(ISNUMBER([.P296]);ISNUMBER([.B296]));OR(AND([.P296]=0;ABS([.B296])&lt;1E-307);&quot;&quot;&amp;[.B296]=&quot;&quot;&amp;[.P296]))));[.O29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TRUNC([.C297])" office:value-type="float" office:value="-0">
            <text:p>0</text:p>
          </table:table-cell>
          <table:table-cell table:style-name="ce8" office:value-type="float" office:value="-0.999">
            <text:p>-0.999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97]);[.A297];[.M297])" office:value-type="float" office:value="0">
            <text:p>0</text:p>
          </table:table-cell>
          <table:table-cell table:formula="of:=IF(ISBLANK([.O297]);IF(ISERROR([.B297]);&quot;Err:&quot;&amp;ORG.OPENOFFICE.ERRORTYPE([.B297])=[.M297];OR([.P297]=[.B297];IF(AND(ISNUMBER([.P297]);ISNUMBER([.B297]));OR(AND([.P297]=0;ABS([.B297])&lt;1E-307);&quot;&quot;&amp;[.B297]=&quot;&quot;&amp;[.P297]))));[.O29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5" table:formula="of:=TRUNC([.C298];[.D298])" office:value-type="float" office:value="12">
            <text:p>12</text:p>
          </table:table-cell>
          <table:table-cell table:style-name="ce8" office:value-type="float" office:value="12.009">
            <text:p>12.009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98]);[.A298];[.M298])" office:value-type="float" office:value="12">
            <text:p>12</text:p>
          </table:table-cell>
          <table:table-cell table:formula="of:=IF(ISBLANK([.O298]);IF(ISERROR([.B298]);&quot;Err:&quot;&amp;ORG.OPENOFFICE.ERRORTYPE([.B298])=[.M298];OR([.P298]=[.B298];IF(AND(ISNUMBER([.P298]);ISNUMBER([.B298]));OR(AND([.P298]=0;ABS([.B298])&lt;1E-307);&quot;&quot;&amp;[.B298]=&quot;&quot;&amp;[.P298]))));[.O29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2.01">
            <text:p>12.01</text:p>
          </table:table-cell>
          <table:table-cell table:style-name="ce5" table:formula="of:=TRUNC([.C299];[.D299])" office:value-type="float" office:value="12.01">
            <text:p>12.01</text:p>
          </table:table-cell>
          <table:table-cell table:style-name="ce8" office:value-type="float" office:value="12.01">
            <text:p>12.01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299]);[.A299];[.M299])" office:value-type="float" office:value="12.01">
            <text:p>12.01</text:p>
          </table:table-cell>
          <table:table-cell table:formula="of:=IF(ISBLANK([.O299]);IF(ISERROR([.B299]);&quot;Err:&quot;&amp;ORG.OPENOFFICE.ERRORTYPE([.B299])=[.M299];OR([.P299]=[.B299];IF(AND(ISNUMBER([.P299]);ISNUMBER([.B299]));OR(AND([.P299]=0;ABS([.B299])&lt;1E-307);&quot;&quot;&amp;[.B299]=&quot;&quot;&amp;[.P299]))));[.O29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2.99">
            <text:p>12.99</text:p>
          </table:table-cell>
          <table:table-cell table:style-name="ce5" table:formula="of:=TRUNC([.C300];[.D300])" office:value-type="float" office:value="12.99">
            <text:p>12.99</text:p>
          </table:table-cell>
          <table:table-cell table:style-name="ce8" office:value-type="float" office:value="12.999">
            <text:p>12.999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00]);[.A300];[.M300])" office:value-type="float" office:value="12.99">
            <text:p>12.99</text:p>
          </table:table-cell>
          <table:table-cell table:formula="of:=IF(ISBLANK([.O300]);IF(ISERROR([.B300]);&quot;Err:&quot;&amp;ORG.OPENOFFICE.ERRORTYPE([.B300])=[.M300];OR([.P300]=[.B300];IF(AND(ISNUMBER([.P300]);ISNUMBER([.B300]));OR(AND([.P300]=0;ABS([.B300])&lt;1E-307);&quot;&quot;&amp;[.B300]=&quot;&quot;&amp;[.P300]))));[.O30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5" table:formula="of:=TRUNC([.C301];[.D301])" office:value-type="float" office:value="12">
            <text:p>12</text:p>
          </table:table-cell>
          <table:table-cell table:style-name="ce8" office:value-type="float" office:value="12.001">
            <text:p>12.001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01]);[.A301];[.M301])" office:value-type="float" office:value="12">
            <text:p>12</text:p>
          </table:table-cell>
          <table:table-cell table:formula="of:=IF(ISBLANK([.O301]);IF(ISERROR([.B301]);&quot;Err:&quot;&amp;ORG.OPENOFFICE.ERRORTYPE([.B301])=[.M301];OR([.P301]=[.B301];IF(AND(ISNUMBER([.P301]);ISNUMBER([.B301]));OR(AND([.P301]=0;ABS([.B301])&lt;1E-307);&quot;&quot;&amp;[.B301]=&quot;&quot;&amp;[.P301]))));[.O30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12">
            <text:p>-12</text:p>
          </table:table-cell>
          <table:table-cell table:style-name="ce5" table:formula="of:=TRUNC([.C302];[.D302])" office:value-type="float" office:value="-12">
            <text:p>-12</text:p>
          </table:table-cell>
          <table:table-cell table:style-name="ce8" office:value-type="float" office:value="-12">
            <text:p>-12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02]);[.A302];[.M302])" office:value-type="float" office:value="-12">
            <text:p>-12</text:p>
          </table:table-cell>
          <table:table-cell table:formula="of:=IF(ISBLANK([.O302]);IF(ISERROR([.B302]);&quot;Err:&quot;&amp;ORG.OPENOFFICE.ERRORTYPE([.B302])=[.M302];OR([.P302]=[.B302];IF(AND(ISNUMBER([.P302]);ISNUMBER([.B302]));OR(AND([.P302]=0;ABS([.B302])&lt;1E-307);&quot;&quot;&amp;[.B302]=&quot;&quot;&amp;[.P302]))));[.O30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12">
            <text:p>-12</text:p>
          </table:table-cell>
          <table:table-cell table:style-name="ce5" table:formula="of:=TRUNC([.C303];[.D303])" office:value-type="float" office:value="-12">
            <text:p>-12</text:p>
          </table:table-cell>
          <table:table-cell table:style-name="ce8" office:value-type="float" office:value="-12.009">
            <text:p>-12.009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03]);[.A303];[.M303])" office:value-type="float" office:value="-12">
            <text:p>-12</text:p>
          </table:table-cell>
          <table:table-cell table:formula="of:=IF(ISBLANK([.O303]);IF(ISERROR([.B303]);&quot;Err:&quot;&amp;ORG.OPENOFFICE.ERRORTYPE([.B303])=[.M303];OR([.P303]=[.B303];IF(AND(ISNUMBER([.P303]);ISNUMBER([.B303]));OR(AND([.P303]=0;ABS([.B303])&lt;1E-307);&quot;&quot;&amp;[.B303]=&quot;&quot;&amp;[.P303]))));[.O30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4">
          <table:table-cell table:style-name="ce2" office:value-type="float" office:value="-12.01">
            <text:p>-12.01</text:p>
          </table:table-cell>
          <table:table-cell table:style-name="ce5" table:formula="of:=TRUNC([.C304];[.D304])" office:value-type="float" office:value="-12.01">
            <text:p>-12.01</text:p>
          </table:table-cell>
          <table:table-cell table:style-name="ce8" office:value-type="float" office:value="-12.01">
            <text:p>-12.01</text:p>
          </table:table-cell>
          <table:table-cell table:style-name="ce8" office:value-type="float" office:value="2.9">
            <text:p>2.9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04]);[.A304];[.M304])" office:value-type="float" office:value="-12.01">
            <text:p>-12.01</text:p>
          </table:table-cell>
          <table:table-cell table:formula="of:=IF(ISBLANK([.O304]);IF(ISERROR([.B304]);&quot;Err:&quot;&amp;ORG.OPENOFFICE.ERRORTYPE([.B304])=[.M304];OR([.P304]=[.B304];IF(AND(ISNUMBER([.P304]);ISNUMBER([.B304]));OR(AND([.P304]=0;ABS([.B304])&lt;1E-307);&quot;&quot;&amp;[.B304]=&quot;&quot;&amp;[.P304]))));[.O30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12">
            <text:p>-12</text:p>
          </table:table-cell>
          <table:table-cell table:style-name="ce5" table:formula="of:=TRUNC([.C305];[.D305])" office:value-type="float" office:value="-12">
            <text:p>-12</text:p>
          </table:table-cell>
          <table:table-cell table:style-name="ce8" office:value-type="float" office:value="-12.001">
            <text:p>-12.001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05]);[.A305];[.M305])" office:value-type="float" office:value="-12">
            <text:p>-12</text:p>
          </table:table-cell>
          <table:table-cell table:formula="of:=IF(ISBLANK([.O305]);IF(ISERROR([.B305]);&quot;Err:&quot;&amp;ORG.OPENOFFICE.ERRORTYPE([.B305])=[.M305];OR([.P305]=[.B305];IF(AND(ISNUMBER([.P305]);ISNUMBER([.B305]));OR(AND([.P305]=0;ABS([.B305])&lt;1E-307);&quot;&quot;&amp;[.B305]=&quot;&quot;&amp;[.P305]))));[.O30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4">
          <table:table-cell table:style-name="ce2" office:value-type="float" office:value="12300">
            <text:p>12300</text:p>
          </table:table-cell>
          <table:table-cell table:style-name="ce5" table:formula="of:=TRUNC([.C306];[.D306])" office:value-type="float" office:value="12300">
            <text:p>12300</text:p>
          </table:table-cell>
          <table:table-cell table:style-name="ce8" office:value-type="float" office:value="12345">
            <text:p>12345</text:p>
          </table:table-cell>
          <table:table-cell table:style-name="ce8" office:value-type="float" office:value="-2">
            <text:p>-2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06]);[.A306];[.M306])" office:value-type="float" office:value="12300">
            <text:p>12300</text:p>
          </table:table-cell>
          <table:table-cell table:formula="of:=IF(ISBLANK([.O306]);IF(ISERROR([.B306]);&quot;Err:&quot;&amp;ORG.OPENOFFICE.ERRORTYPE([.B306])=[.M306];OR([.P306]=[.B306];IF(AND(ISNUMBER([.P306]);ISNUMBER([.B306]));OR(AND([.P306]=0;ABS([.B306])&lt;1E-307);&quot;&quot;&amp;[.B306]=&quot;&quot;&amp;[.P306]))));[.O30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0000">
            <text:p>10000</text:p>
          </table:table-cell>
          <table:table-cell table:style-name="ce5" table:formula="of:=TRUNC([.C307];[.D307])" office:value-type="float" office:value="10000">
            <text:p>10000</text:p>
          </table:table-cell>
          <table:table-cell table:style-name="ce8" office:value-type="float" office:value="12345">
            <text:p>12345</text:p>
          </table:table-cell>
          <table:table-cell table:style-name="ce8" office:value-type="float" office:value="-4">
            <text:p>-4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07]);[.A307];[.M307])" office:value-type="float" office:value="10000">
            <text:p>10000</text:p>
          </table:table-cell>
          <table:table-cell table:formula="of:=IF(ISBLANK([.O307]);IF(ISERROR([.B307]);&quot;Err:&quot;&amp;ORG.OPENOFFICE.ERRORTYPE([.B307])=[.M307];OR([.P307]=[.B307];IF(AND(ISNUMBER([.P307]);ISNUMBER([.B307]));OR(AND([.P307]=0;ABS([.B307])&lt;1E-307);&quot;&quot;&amp;[.B307]=&quot;&quot;&amp;[.P307]))));[.O30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8" table:number-columns-repeated="7"/>
          <table:table-cell table:style-name="ce10"/>
          <table:table-cell table:style-name="ce5" table:number-columns-repeated="2"/>
          <table:table-cell table:style-name="ce11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4">
            <text:p>-4</text:p>
          </table:table-cell>
          <table:table-cell table:style-name="ce5" table:formula="of:=EVEN([.C309])" office:value-type="float" office:value="-4">
            <text:p>-4</text:p>
          </table:table-cell>
          <table:table-cell table:style-name="ce8" office:value-type="float" office:value="-3">
            <text:p>-3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office:value-type="string">
            <text:p>EVEN</text:p>
          </table:table-cell>
          <table:table-cell table:style-name="ce5" office:value-type="string">
            <text:p>EVEN</text:p>
          </table:table-cell>
          <table:table-cell table:style-name="ce11"/>
          <table:table-cell table:style-name="ce5"/>
          <table:table-cell table:style-name="ce5"/>
          <table:table-cell table:formula="of:=IF(ISBLANK([.M309]);[.A309];[.M309])" office:value-type="float" office:value="-4">
            <text:p>-4</text:p>
          </table:table-cell>
          <table:table-cell table:formula="of:=IF(ISBLANK([.O309]);IF(ISERROR([.B309]);&quot;Err:&quot;&amp;ORG.OPENOFFICE.ERRORTYPE([.B309])=[.M309];OR([.P309]=[.B309];IF(AND(ISNUMBER([.P309]);ISNUMBER([.B309]));OR(AND([.P309]=0;ABS([.B309])&lt;1E-307);&quot;&quot;&amp;[.B309]=&quot;&quot;&amp;[.P309]))));[.O30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4">
            <text:p>-4</text:p>
          </table:table-cell>
          <table:table-cell table:style-name="ce5" table:formula="of:=EVEN([.C310])" office:value-type="float" office:value="-4">
            <text:p>-4</text:p>
          </table:table-cell>
          <table:table-cell table:style-name="ce8" office:value-type="float" office:value="-2.001">
            <text:p>-2.00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10]);[.A310];[.M310])" office:value-type="float" office:value="-4">
            <text:p>-4</text:p>
          </table:table-cell>
          <table:table-cell table:formula="of:=IF(ISBLANK([.O310]);IF(ISERROR([.B310]);&quot;Err:&quot;&amp;ORG.OPENOFFICE.ERRORTYPE([.B310])=[.M310];OR([.P310]=[.B310];IF(AND(ISNUMBER([.P310]);ISNUMBER([.B310]));OR(AND([.P310]=0;ABS([.B310])&lt;1E-307);&quot;&quot;&amp;[.B310]=&quot;&quot;&amp;[.P310]))));[.O31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2">
            <text:p>-2</text:p>
          </table:table-cell>
          <table:table-cell table:style-name="ce5" table:formula="of:=EVEN([.C311])" office:value-type="float" office:value="-2">
            <text:p>-2</text:p>
          </table:table-cell>
          <table:table-cell table:style-name="ce8" office:value-type="float" office:value="-2">
            <text:p>-2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11]);[.A311];[.M311])" office:value-type="float" office:value="-2">
            <text:p>-2</text:p>
          </table:table-cell>
          <table:table-cell table:formula="of:=IF(ISBLANK([.O311]);IF(ISERROR([.B311]);&quot;Err:&quot;&amp;ORG.OPENOFFICE.ERRORTYPE([.B311])=[.M311];OR([.P311]=[.B311];IF(AND(ISNUMBER([.P311]);ISNUMBER([.B311]));OR(AND([.P311]=0;ABS([.B311])&lt;1E-307);&quot;&quot;&amp;[.B311]=&quot;&quot;&amp;[.P311]))));[.O31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2">
            <text:p>-2</text:p>
          </table:table-cell>
          <table:table-cell table:style-name="ce5" table:formula="of:=EVEN([.C312])" office:value-type="float" office:value="-2">
            <text:p>-2</text:p>
          </table:table-cell>
          <table:table-cell table:style-name="ce8" office:value-type="float" office:value="-1.001">
            <text:p>-1.00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12]);[.A312];[.M312])" office:value-type="float" office:value="-2">
            <text:p>-2</text:p>
          </table:table-cell>
          <table:table-cell table:formula="of:=IF(ISBLANK([.O312]);IF(ISERROR([.B312]);&quot;Err:&quot;&amp;ORG.OPENOFFICE.ERRORTYPE([.B312])=[.M312];OR([.P312]=[.B312];IF(AND(ISNUMBER([.P312]);ISNUMBER([.B312]));OR(AND([.P312]=0;ABS([.B312])&lt;1E-307);&quot;&quot;&amp;[.B312]=&quot;&quot;&amp;[.P312]))));[.O31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2">
            <text:p>-2</text:p>
          </table:table-cell>
          <table:table-cell table:style-name="ce5" table:formula="of:=EVEN([.C313])" office:value-type="float" office:value="-2">
            <text:p>-2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13]);[.A313];[.M313])" office:value-type="float" office:value="-2">
            <text:p>-2</text:p>
          </table:table-cell>
          <table:table-cell table:formula="of:=IF(ISBLANK([.O313]);IF(ISERROR([.B313]);&quot;Err:&quot;&amp;ORG.OPENOFFICE.ERRORTYPE([.B313])=[.M313];OR([.P313]=[.B313];IF(AND(ISNUMBER([.P313]);ISNUMBER([.B313]));OR(AND([.P313]=0;ABS([.B313])&lt;1E-307);&quot;&quot;&amp;[.B313]=&quot;&quot;&amp;[.P313]))));[.O31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EVEN([.C314]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14]);[.A314];[.M314])" office:value-type="float" office:value="0">
            <text:p>0</text:p>
          </table:table-cell>
          <table:table-cell table:formula="of:=IF(ISBLANK([.O314]);IF(ISERROR([.B314]);&quot;Err:&quot;&amp;ORG.OPENOFFICE.ERRORTYPE([.B314])=[.M314];OR([.P314]=[.B314];IF(AND(ISNUMBER([.P314]);ISNUMBER([.B314]));OR(AND([.P314]=0;ABS([.B314])&lt;1E-307);&quot;&quot;&amp;[.B314]=&quot;&quot;&amp;[.P314]))));[.O31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table:formula="of:=EVEN([.C315])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15]);[.A315];[.M315])" office:value-type="float" office:value="2">
            <text:p>2</text:p>
          </table:table-cell>
          <table:table-cell table:formula="of:=IF(ISBLANK([.O315]);IF(ISERROR([.B315]);&quot;Err:&quot;&amp;ORG.OPENOFFICE.ERRORTYPE([.B315])=[.M315];OR([.P315]=[.B315];IF(AND(ISNUMBER([.P315]);ISNUMBER([.B315]));OR(AND([.P315]=0;ABS([.B315])&lt;1E-307);&quot;&quot;&amp;[.B315]=&quot;&quot;&amp;[.P315]))));[.O31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table:formula="of:=EVEN([.C316])" office:value-type="float" office:value="2">
            <text:p>2</text:p>
          </table:table-cell>
          <table:table-cell table:style-name="ce8" office:value-type="float" office:value="1.001">
            <text:p>1.00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16]);[.A316];[.M316])" office:value-type="float" office:value="2">
            <text:p>2</text:p>
          </table:table-cell>
          <table:table-cell table:formula="of:=IF(ISBLANK([.O316]);IF(ISERROR([.B316]);&quot;Err:&quot;&amp;ORG.OPENOFFICE.ERRORTYPE([.B316])=[.M316];OR([.P316]=[.B316];IF(AND(ISNUMBER([.P316]);ISNUMBER([.B316]));OR(AND([.P316]=0;ABS([.B316])&lt;1E-307);&quot;&quot;&amp;[.B316]=&quot;&quot;&amp;[.P316]))));[.O31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table:formula="of:=EVEN([.C317])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17]);[.A317];[.M317])" office:value-type="float" office:value="2">
            <text:p>2</text:p>
          </table:table-cell>
          <table:table-cell table:formula="of:=IF(ISBLANK([.O317]);IF(ISERROR([.B317]);&quot;Err:&quot;&amp;ORG.OPENOFFICE.ERRORTYPE([.B317])=[.M317];OR([.P317]=[.B317];IF(AND(ISNUMBER([.P317]);ISNUMBER([.B317]));OR(AND([.P317]=0;ABS([.B317])&lt;1E-307);&quot;&quot;&amp;[.B317]=&quot;&quot;&amp;[.P317]))));[.O31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table:formula="of:=EVEN([.C318])" office:value-type="float" office:value="4">
            <text:p>4</text:p>
          </table:table-cell>
          <table:table-cell table:style-name="ce8" office:value-type="float" office:value="2.001">
            <text:p>2.00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18]);[.A318];[.M318])" office:value-type="float" office:value="4">
            <text:p>4</text:p>
          </table:table-cell>
          <table:table-cell table:formula="of:=IF(ISBLANK([.O318]);IF(ISERROR([.B318]);&quot;Err:&quot;&amp;ORG.OPENOFFICE.ERRORTYPE([.B318])=[.M318];OR([.P318]=[.B318];IF(AND(ISNUMBER([.P318]);ISNUMBER([.B318]));OR(AND([.P318]=0;ABS([.B318])&lt;1E-307);&quot;&quot;&amp;[.B318]=&quot;&quot;&amp;[.P318]))));[.O31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table:formula="of:=EVEN([.C319])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19]);[.A319];[.M319])" office:value-type="float" office:value="4">
            <text:p>4</text:p>
          </table:table-cell>
          <table:table-cell table:formula="of:=IF(ISBLANK([.O319]);IF(ISERROR([.B319]);&quot;Err:&quot;&amp;ORG.OPENOFFICE.ERRORTYPE([.B319])=[.M319];OR([.P319]=[.B319];IF(AND(ISNUMBER([.P319]);ISNUMBER([.B319]));OR(AND([.P319]=0;ABS([.B319])&lt;1E-307);&quot;&quot;&amp;[.B319]=&quot;&quot;&amp;[.P319]))));[.O31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8" table:number-columns-repeated="7"/>
          <table:table-cell table:style-name="ce10"/>
          <table:table-cell table:style-name="ce5" table:number-columns-repeated="2"/>
          <table:table-cell table:style-name="ce11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3">
            <text:p>-3</text:p>
          </table:table-cell>
          <table:table-cell table:style-name="ce5" table:formula="of:=ODD([.C321])" office:value-type="float" office:value="-3">
            <text:p>-3</text:p>
          </table:table-cell>
          <table:table-cell table:style-name="ce8" office:value-type="float" office:value="-3">
            <text:p>-3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office:value-type="string">
            <text:p>ODD</text:p>
          </table:table-cell>
          <table:table-cell table:style-name="ce5" office:value-type="string">
            <text:p>ODD</text:p>
          </table:table-cell>
          <table:table-cell table:style-name="ce11"/>
          <table:table-cell table:style-name="ce5"/>
          <table:table-cell table:style-name="ce5"/>
          <table:table-cell table:formula="of:=IF(ISBLANK([.M321]);[.A321];[.M321])" office:value-type="float" office:value="-3">
            <text:p>-3</text:p>
          </table:table-cell>
          <table:table-cell table:formula="of:=IF(ISBLANK([.O321]);IF(ISERROR([.B321]);&quot;Err:&quot;&amp;ORG.OPENOFFICE.ERRORTYPE([.B321])=[.M321];OR([.P321]=[.B321];IF(AND(ISNUMBER([.P321]);ISNUMBER([.B321]));OR(AND([.P321]=0;ABS([.B321])&lt;1E-307);&quot;&quot;&amp;[.B321]=&quot;&quot;&amp;[.P321]))));[.O32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3">
            <text:p>-3</text:p>
          </table:table-cell>
          <table:table-cell table:style-name="ce5" table:formula="of:=ODD([.C322])" office:value-type="float" office:value="-3">
            <text:p>-3</text:p>
          </table:table-cell>
          <table:table-cell table:style-name="ce8" office:value-type="float" office:value="-2">
            <text:p>-2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22]);[.A322];[.M322])" office:value-type="float" office:value="-3">
            <text:p>-3</text:p>
          </table:table-cell>
          <table:table-cell table:formula="of:=IF(ISBLANK([.O322]);IF(ISERROR([.B322]);&quot;Err:&quot;&amp;ORG.OPENOFFICE.ERRORTYPE([.B322])=[.M322];OR([.P322]=[.B322];IF(AND(ISNUMBER([.P322]);ISNUMBER([.B322]));OR(AND([.P322]=0;ABS([.B322])&lt;1E-307);&quot;&quot;&amp;[.B322]=&quot;&quot;&amp;[.P322]))));[.O32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4">
          <table:table-cell table:style-name="ce2" office:value-type="float" office:value="-3">
            <text:p>-3</text:p>
          </table:table-cell>
          <table:table-cell table:style-name="ce5" table:formula="of:=ODD([.C323])" office:value-type="float" office:value="-3">
            <text:p>-3</text:p>
          </table:table-cell>
          <table:table-cell table:style-name="ce8" office:value-type="float" office:value="-1.001">
            <text:p>-1.00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23]);[.A323];[.M323])" office:value-type="float" office:value="-3">
            <text:p>-3</text:p>
          </table:table-cell>
          <table:table-cell table:formula="of:=IF(ISBLANK([.O323]);IF(ISERROR([.B323]);&quot;Err:&quot;&amp;ORG.OPENOFFICE.ERRORTYPE([.B323])=[.M323];OR([.P323]=[.B323];IF(AND(ISNUMBER([.P323]);ISNUMBER([.B323]));OR(AND([.P323]=0;ABS([.B323])&lt;1E-307);&quot;&quot;&amp;[.B323]=&quot;&quot;&amp;[.P323]))));[.O32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1">
            <text:p>-1</text:p>
          </table:table-cell>
          <table:table-cell table:style-name="ce5" table:formula="of:=ODD([.C324])" office:value-type="float" office:value="-1">
            <text:p>-1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24]);[.A324];[.M324])" office:value-type="float" office:value="-1">
            <text:p>-1</text:p>
          </table:table-cell>
          <table:table-cell table:formula="of:=IF(ISBLANK([.O324]);IF(ISERROR([.B324]);&quot;Err:&quot;&amp;ORG.OPENOFFICE.ERRORTYPE([.B324])=[.M324];OR([.P324]=[.B324];IF(AND(ISNUMBER([.P324]);ISNUMBER([.B324]));OR(AND([.P324]=0;ABS([.B324])&lt;1E-307);&quot;&quot;&amp;[.B324]=&quot;&quot;&amp;[.P324]))));[.O32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1">
            <text:p>-1</text:p>
          </table:table-cell>
          <table:table-cell table:style-name="ce5" table:formula="of:=ODD([.C325])" office:value-type="float" office:value="-1">
            <text:p>-1</text:p>
          </table:table-cell>
          <table:table-cell table:style-name="ce8" office:value-type="float" office:value="-0.001">
            <text:p>-0.00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25]);[.A325];[.M325])" office:value-type="float" office:value="-1">
            <text:p>-1</text:p>
          </table:table-cell>
          <table:table-cell table:formula="of:=IF(ISBLANK([.O325]);IF(ISERROR([.B325]);&quot;Err:&quot;&amp;ORG.OPENOFFICE.ERRORTYPE([.B325])=[.M325];OR([.P325]=[.B325];IF(AND(ISNUMBER([.P325]);ISNUMBER([.B325]));OR(AND([.P325]=0;ABS([.B325])&lt;1E-307);&quot;&quot;&amp;[.B325]=&quot;&quot;&amp;[.P325]))));[.O32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ODD([.C326])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26]);[.A326];[.M326])" office:value-type="float" office:value="1">
            <text:p>1</text:p>
          </table:table-cell>
          <table:table-cell table:formula="of:=IF(ISBLANK([.O326]);IF(ISERROR([.B326]);&quot;Err:&quot;&amp;ORG.OPENOFFICE.ERRORTYPE([.B326])=[.M326];OR([.P326]=[.B326];IF(AND(ISNUMBER([.P326]);ISNUMBER([.B326]));OR(AND([.P326]=0;ABS([.B326])&lt;1E-307);&quot;&quot;&amp;[.B326]=&quot;&quot;&amp;[.P326]))));[.O32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ODD([.C327])" office:value-type="float" office:value="1">
            <text:p>1</text:p>
          </table:table-cell>
          <table:table-cell table:style-name="ce8" office:value-type="float" office:value="0.001">
            <text:p>0.00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27]);[.A327];[.M327])" office:value-type="float" office:value="1">
            <text:p>1</text:p>
          </table:table-cell>
          <table:table-cell table:formula="of:=IF(ISBLANK([.O327]);IF(ISERROR([.B327]);&quot;Err:&quot;&amp;ORG.OPENOFFICE.ERRORTYPE([.B327])=[.M327];OR([.P327]=[.B327];IF(AND(ISNUMBER([.P327]);ISNUMBER([.B327]));OR(AND([.P327]=0;ABS([.B327])&lt;1E-307);&quot;&quot;&amp;[.B327]=&quot;&quot;&amp;[.P327]))));[.O32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ODD([.C328])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28]);[.A328];[.M328])" office:value-type="float" office:value="1">
            <text:p>1</text:p>
          </table:table-cell>
          <table:table-cell table:formula="of:=IF(ISBLANK([.O328]);IF(ISERROR([.B328]);&quot;Err:&quot;&amp;ORG.OPENOFFICE.ERRORTYPE([.B328])=[.M328];OR([.P328]=[.B328];IF(AND(ISNUMBER([.P328]);ISNUMBER([.B328]));OR(AND([.P328]=0;ABS([.B328])&lt;1E-307);&quot;&quot;&amp;[.B328]=&quot;&quot;&amp;[.P328]))));[.O32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table:formula="of:=ODD([.C329])" office:value-type="float" office:value="3">
            <text:p>3</text:p>
          </table:table-cell>
          <table:table-cell table:style-name="ce8" office:value-type="float" office:value="1.001">
            <text:p>1.00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29]);[.A329];[.M329])" office:value-type="float" office:value="3">
            <text:p>3</text:p>
          </table:table-cell>
          <table:table-cell table:formula="of:=IF(ISBLANK([.O329]);IF(ISERROR([.B329]);&quot;Err:&quot;&amp;ORG.OPENOFFICE.ERRORTYPE([.B329])=[.M329];OR([.P329]=[.B329];IF(AND(ISNUMBER([.P329]);ISNUMBER([.B329]));OR(AND([.P329]=0;ABS([.B329])&lt;1E-307);&quot;&quot;&amp;[.B329]=&quot;&quot;&amp;[.P329]))));[.O32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table:formula="of:=ODD([.C330])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30]);[.A330];[.M330])" office:value-type="float" office:value="3">
            <text:p>3</text:p>
          </table:table-cell>
          <table:table-cell table:formula="of:=IF(ISBLANK([.O330]);IF(ISERROR([.B330]);&quot;Err:&quot;&amp;ORG.OPENOFFICE.ERRORTYPE([.B330])=[.M330];OR([.P330]=[.B330];IF(AND(ISNUMBER([.P330]);ISNUMBER([.B330]));OR(AND([.P330]=0;ABS([.B330])&lt;1E-307);&quot;&quot;&amp;[.B330]=&quot;&quot;&amp;[.P330]))));[.O33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table:formula="of:=ODD([.C331])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31]);[.A331];[.M331])" office:value-type="float" office:value="3">
            <text:p>3</text:p>
          </table:table-cell>
          <table:table-cell table:formula="of:=IF(ISBLANK([.O331]);IF(ISERROR([.B331]);&quot;Err:&quot;&amp;ORG.OPENOFFICE.ERRORTYPE([.B331])=[.M331];OR([.P331]=[.B331];IF(AND(ISNUMBER([.P331]);ISNUMBER([.B331]));OR(AND([.P331]=0;ABS([.B331])&lt;1E-307);&quot;&quot;&amp;[.B331]=&quot;&quot;&amp;[.P331]))));[.O33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8" table:number-columns-repeated="7"/>
          <table:table-cell table:style-name="ce10"/>
          <table:table-cell table:style-name="ce5" table:number-columns-repeated="2"/>
          <table:table-cell table:style-name="ce11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3">
            <text:p>-3</text:p>
          </table:table-cell>
          <table:table-cell table:style-name="ce5" table:formula="of:=INT([.C333])" office:value-type="float" office:value="-3">
            <text:p>-3</text:p>
          </table:table-cell>
          <table:table-cell table:style-name="ce8" office:value-type="float" office:value="-3">
            <text:p>-3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office:value-type="string">
            <text:p>INT</text:p>
          </table:table-cell>
          <table:table-cell table:style-name="ce5" office:value-type="string">
            <text:p>INT</text:p>
          </table:table-cell>
          <table:table-cell table:style-name="ce11"/>
          <table:table-cell table:style-name="ce5"/>
          <table:table-cell table:style-name="ce5"/>
          <table:table-cell table:formula="of:=IF(ISBLANK([.M333]);[.A333];[.M333])" office:value-type="float" office:value="-3">
            <text:p>-3</text:p>
          </table:table-cell>
          <table:table-cell table:formula="of:=IF(ISBLANK([.O333]);IF(ISERROR([.B333]);&quot;Err:&quot;&amp;ORG.OPENOFFICE.ERRORTYPE([.B333])=[.M333];OR([.P333]=[.B333];IF(AND(ISNUMBER([.P333]);ISNUMBER([.B333]));OR(AND([.P333]=0;ABS([.B333])&lt;1E-307);&quot;&quot;&amp;[.B333]=&quot;&quot;&amp;[.P333]))));[.O33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3">
            <text:p>-3</text:p>
          </table:table-cell>
          <table:table-cell table:style-name="ce5" table:formula="of:=INT([.C334])" office:value-type="float" office:value="-3">
            <text:p>-3</text:p>
          </table:table-cell>
          <table:table-cell table:style-name="ce8" office:value-type="float" office:value="-2.5">
            <text:p>-2.5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34]);[.A334];[.M334])" office:value-type="float" office:value="-3">
            <text:p>-3</text:p>
          </table:table-cell>
          <table:table-cell table:formula="of:=IF(ISBLANK([.O334]);IF(ISERROR([.B334]);&quot;Err:&quot;&amp;ORG.OPENOFFICE.ERRORTYPE([.B334])=[.M334];OR([.P334]=[.B334];IF(AND(ISNUMBER([.P334]);ISNUMBER([.B334]));OR(AND([.P334]=0;ABS([.B334])&lt;1E-307);&quot;&quot;&amp;[.B334]=&quot;&quot;&amp;[.P334]))));[.O33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2">
            <text:p>-2</text:p>
          </table:table-cell>
          <table:table-cell table:style-name="ce5" table:formula="of:=INT([.C335])" office:value-type="float" office:value="-2">
            <text:p>-2</text:p>
          </table:table-cell>
          <table:table-cell table:style-name="ce8" office:value-type="float" office:value="-2">
            <text:p>-2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35]);[.A335];[.M335])" office:value-type="float" office:value="-2">
            <text:p>-2</text:p>
          </table:table-cell>
          <table:table-cell table:formula="of:=IF(ISBLANK([.O335]);IF(ISERROR([.B335]);&quot;Err:&quot;&amp;ORG.OPENOFFICE.ERRORTYPE([.B335])=[.M335];OR([.P335]=[.B335];IF(AND(ISNUMBER([.P335]);ISNUMBER([.B335]));OR(AND([.P335]=0;ABS([.B335])&lt;1E-307);&quot;&quot;&amp;[.B335]=&quot;&quot;&amp;[.P335]))));[.O33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2">
            <text:p>-2</text:p>
          </table:table-cell>
          <table:table-cell table:style-name="ce5" table:formula="of:=INT([.C336])" office:value-type="float" office:value="-2">
            <text:p>-2</text:p>
          </table:table-cell>
          <table:table-cell table:style-name="ce8" office:value-type="float" office:value="-1.5">
            <text:p>-1.5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36]);[.A336];[.M336])" office:value-type="float" office:value="-2">
            <text:p>-2</text:p>
          </table:table-cell>
          <table:table-cell table:formula="of:=IF(ISBLANK([.O336]);IF(ISERROR([.B336]);&quot;Err:&quot;&amp;ORG.OPENOFFICE.ERRORTYPE([.B336])=[.M336];OR([.P336]=[.B336];IF(AND(ISNUMBER([.P336]);ISNUMBER([.B336]));OR(AND([.P336]=0;ABS([.B336])&lt;1E-307);&quot;&quot;&amp;[.B336]=&quot;&quot;&amp;[.P336]))));[.O33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1">
            <text:p>-1</text:p>
          </table:table-cell>
          <table:table-cell table:style-name="ce5" table:formula="of:=INT([.C337])" office:value-type="float" office:value="-1">
            <text:p>-1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37]);[.A337];[.M337])" office:value-type="float" office:value="-1">
            <text:p>-1</text:p>
          </table:table-cell>
          <table:table-cell table:formula="of:=IF(ISBLANK([.O337]);IF(ISERROR([.B337]);&quot;Err:&quot;&amp;ORG.OPENOFFICE.ERRORTYPE([.B337])=[.M337];OR([.P337]=[.B337];IF(AND(ISNUMBER([.P337]);ISNUMBER([.B337]));OR(AND([.P337]=0;ABS([.B337])&lt;1E-307);&quot;&quot;&amp;[.B337]=&quot;&quot;&amp;[.P337]))));[.O33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INT([.C338]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38]);[.A338];[.M338])" office:value-type="float" office:value="0">
            <text:p>0</text:p>
          </table:table-cell>
          <table:table-cell table:formula="of:=IF(ISBLANK([.O338]);IF(ISERROR([.B338]);&quot;Err:&quot;&amp;ORG.OPENOFFICE.ERRORTYPE([.B338])=[.M338];OR([.P338]=[.B338];IF(AND(ISNUMBER([.P338]);ISNUMBER([.B338]));OR(AND([.P338]=0;ABS([.B338])&lt;1E-307);&quot;&quot;&amp;[.B338]=&quot;&quot;&amp;[.P338]))));[.O33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INT([.C339])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39]);[.A339];[.M339])" office:value-type="float" office:value="1">
            <text:p>1</text:p>
          </table:table-cell>
          <table:table-cell table:formula="of:=IF(ISBLANK([.O339]);IF(ISERROR([.B339]);&quot;Err:&quot;&amp;ORG.OPENOFFICE.ERRORTYPE([.B339])=[.M339];OR([.P339]=[.B339];IF(AND(ISNUMBER([.P339]);ISNUMBER([.B339]));OR(AND([.P339]=0;ABS([.B339])&lt;1E-307);&quot;&quot;&amp;[.B339]=&quot;&quot;&amp;[.P339]))));[.O33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INT([.C340])" office:value-type="float" office:value="1">
            <text:p>1</text:p>
          </table:table-cell>
          <table:table-cell table:style-name="ce8" office:value-type="float" office:value="1.5">
            <text:p>1.5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40]);[.A340];[.M340])" office:value-type="float" office:value="1">
            <text:p>1</text:p>
          </table:table-cell>
          <table:table-cell table:formula="of:=IF(ISBLANK([.O340]);IF(ISERROR([.B340]);&quot;Err:&quot;&amp;ORG.OPENOFFICE.ERRORTYPE([.B340])=[.M340];OR([.P340]=[.B340];IF(AND(ISNUMBER([.P340]);ISNUMBER([.B340]));OR(AND([.P340]=0;ABS([.B340])&lt;1E-307);&quot;&quot;&amp;[.B340]=&quot;&quot;&amp;[.P340]))));[.O34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table:formula="of:=INT([.C341])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41]);[.A341];[.M341])" office:value-type="float" office:value="2">
            <text:p>2</text:p>
          </table:table-cell>
          <table:table-cell table:formula="of:=IF(ISBLANK([.O341]);IF(ISERROR([.B341]);&quot;Err:&quot;&amp;ORG.OPENOFFICE.ERRORTYPE([.B341])=[.M341];OR([.P341]=[.B341];IF(AND(ISNUMBER([.P341]);ISNUMBER([.B341]));OR(AND([.P341]=0;ABS([.B341])&lt;1E-307);&quot;&quot;&amp;[.B341]=&quot;&quot;&amp;[.P341]))));[.O34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5" table:formula="of:=INT([.C342])" office:value-type="float" office:value="2">
            <text:p>2</text:p>
          </table:table-cell>
          <table:table-cell table:style-name="ce8" office:value-type="float" office:value="2.5">
            <text:p>2.5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42]);[.A342];[.M342])" office:value-type="float" office:value="2">
            <text:p>2</text:p>
          </table:table-cell>
          <table:table-cell table:formula="of:=IF(ISBLANK([.O342]);IF(ISERROR([.B342]);&quot;Err:&quot;&amp;ORG.OPENOFFICE.ERRORTYPE([.B342])=[.M342];OR([.P342]=[.B342];IF(AND(ISNUMBER([.P342]);ISNUMBER([.B342]));OR(AND([.P342]=0;ABS([.B342])&lt;1E-307);&quot;&quot;&amp;[.B342]=&quot;&quot;&amp;[.P342]))));[.O34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table:formula="of:=INT([.C343])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43]);[.A343];[.M343])" office:value-type="float" office:value="3">
            <text:p>3</text:p>
          </table:table-cell>
          <table:table-cell table:formula="of:=IF(ISBLANK([.O343]);IF(ISERROR([.B343]);&quot;Err:&quot;&amp;ORG.OPENOFFICE.ERRORTYPE([.B343])=[.M343];OR([.P343]=[.B343];IF(AND(ISNUMBER([.P343]);ISNUMBER([.B343]));OR(AND([.P343]=0;ABS([.B343])&lt;1E-307);&quot;&quot;&amp;[.B343]=&quot;&quot;&amp;[.P343]))));[.O34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8" table:number-columns-repeated="7"/>
          <table:table-cell table:style-name="ce10"/>
          <table:table-cell table:style-name="ce5" table:number-columns-repeated="2"/>
          <table:table-cell table:style-name="ce11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49787068367864">
            <text:p>0.04979</text:p>
          </table:table-cell>
          <table:table-cell table:style-name="ce5" table:formula="of:=EXP([.C345])" office:value-type="float" office:value="0.049787068367864">
            <text:p>0.04979</text:p>
          </table:table-cell>
          <table:table-cell table:style-name="ce8" office:value-type="float" office:value="-3">
            <text:p>-3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office:value-type="string">
            <text:p>EXP</text:p>
          </table:table-cell>
          <table:table-cell table:style-name="ce5" office:value-type="string">
            <text:p>EXP</text:p>
          </table:table-cell>
          <table:table-cell table:style-name="ce11"/>
          <table:table-cell table:style-name="ce5"/>
          <table:table-cell table:style-name="ce5"/>
          <table:table-cell table:formula="of:=IF(ISBLANK([.M345]);[.A345];[.M345])" office:value-type="float" office:value="0.049787068367864">
            <text:p>0.04979</text:p>
          </table:table-cell>
          <table:table-cell table:formula="of:=IF(ISBLANK([.O345]);IF(ISERROR([.B345]);&quot;Err:&quot;&amp;ORG.OPENOFFICE.ERRORTYPE([.B345])=[.M345];OR([.P345]=[.B345];IF(AND(ISNUMBER([.P345]);ISNUMBER([.B345]));OR(AND([.P345]=0;ABS([.B345])&lt;1E-307);&quot;&quot;&amp;[.B345]=&quot;&quot;&amp;[.P345]))));[.O34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820849986238988">
            <text:p>0.08208</text:p>
          </table:table-cell>
          <table:table-cell table:style-name="ce5" table:formula="of:=EXP([.C346])" office:value-type="float" office:value="0.0820849986238988">
            <text:p>0.08208</text:p>
          </table:table-cell>
          <table:table-cell table:style-name="ce8" office:value-type="float" office:value="-2.5">
            <text:p>-2.5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46]);[.A346];[.M346])" office:value-type="float" office:value="0.0820849986238988">
            <text:p>0.08208</text:p>
          </table:table-cell>
          <table:table-cell table:formula="of:=IF(ISBLANK([.O346]);IF(ISERROR([.B346]);&quot;Err:&quot;&amp;ORG.OPENOFFICE.ERRORTYPE([.B346])=[.M346];OR([.P346]=[.B346];IF(AND(ISNUMBER([.P346]);ISNUMBER([.B346]));OR(AND([.P346]=0;ABS([.B346])&lt;1E-307);&quot;&quot;&amp;[.B346]=&quot;&quot;&amp;[.P346]))));[.O34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135335283236613">
            <text:p>0.13534</text:p>
          </table:table-cell>
          <table:table-cell table:style-name="ce5" table:formula="of:=EXP([.C347])" office:value-type="float" office:value="0.135335283236613">
            <text:p>0.13534</text:p>
          </table:table-cell>
          <table:table-cell table:style-name="ce8" office:value-type="float" office:value="-2">
            <text:p>-2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47]);[.A347];[.M347])" office:value-type="float" office:value="0.135335283236613">
            <text:p>0.13534</text:p>
          </table:table-cell>
          <table:table-cell table:formula="of:=IF(ISBLANK([.O347]);IF(ISERROR([.B347]);&quot;Err:&quot;&amp;ORG.OPENOFFICE.ERRORTYPE([.B347])=[.M347];OR([.P347]=[.B347];IF(AND(ISNUMBER([.P347]);ISNUMBER([.B347]));OR(AND([.P347]=0;ABS([.B347])&lt;1E-307);&quot;&quot;&amp;[.B347]=&quot;&quot;&amp;[.P347]))));[.O34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22313016014843">
            <text:p>0.22313</text:p>
          </table:table-cell>
          <table:table-cell table:style-name="ce5" table:formula="of:=EXP([.C348])" office:value-type="float" office:value="0.22313016014843">
            <text:p>0.22313</text:p>
          </table:table-cell>
          <table:table-cell table:style-name="ce8" office:value-type="float" office:value="-1.5">
            <text:p>-1.5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48]);[.A348];[.M348])" office:value-type="float" office:value="0.22313016014843">
            <text:p>0.22313</text:p>
          </table:table-cell>
          <table:table-cell table:formula="of:=IF(ISBLANK([.O348]);IF(ISERROR([.B348]);&quot;Err:&quot;&amp;ORG.OPENOFFICE.ERRORTYPE([.B348])=[.M348];OR([.P348]=[.B348];IF(AND(ISNUMBER([.P348]);ISNUMBER([.B348]));OR(AND([.P348]=0;ABS([.B348])&lt;1E-307);&quot;&quot;&amp;[.B348]=&quot;&quot;&amp;[.P348]))));[.O34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367879441171442">
            <text:p>0.36788</text:p>
          </table:table-cell>
          <table:table-cell table:style-name="ce5" table:formula="of:=EXP([.C349])" office:value-type="float" office:value="0.367879441171442">
            <text:p>0.36788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49]);[.A349];[.M349])" office:value-type="float" office:value="0.367879441171442">
            <text:p>0.36788</text:p>
          </table:table-cell>
          <table:table-cell table:formula="of:=IF(ISBLANK([.O349]);IF(ISERROR([.B349]);&quot;Err:&quot;&amp;ORG.OPENOFFICE.ERRORTYPE([.B349])=[.M349];OR([.P349]=[.B349];IF(AND(ISNUMBER([.P349]);ISNUMBER([.B349]));OR(AND([.P349]=0;ABS([.B349])&lt;1E-307);&quot;&quot;&amp;[.B349]=&quot;&quot;&amp;[.P349]))));[.O34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EXP([.C350])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50]);[.A350];[.M350])" office:value-type="float" office:value="1">
            <text:p>1</text:p>
          </table:table-cell>
          <table:table-cell table:formula="of:=IF(ISBLANK([.O350]);IF(ISERROR([.B350]);&quot;Err:&quot;&amp;ORG.OPENOFFICE.ERRORTYPE([.B350])=[.M350];OR([.P350]=[.B350];IF(AND(ISNUMBER([.P350]);ISNUMBER([.B350]));OR(AND([.P350]=0;ABS([.B350])&lt;1E-307);&quot;&quot;&amp;[.B350]=&quot;&quot;&amp;[.P350]))));[.O35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.71828182845905">
            <text:p>2.71828</text:p>
          </table:table-cell>
          <table:table-cell table:style-name="ce5" table:formula="of:=EXP([.C351])" office:value-type="float" office:value="2.71828182845904">
            <text:p>2.71828</text:p>
          </table:table-cell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51]);[.A351];[.M351])" office:value-type="float" office:value="2.71828182845905">
            <text:p>2.71828</text:p>
          </table:table-cell>
          <table:table-cell table:formula="of:=IF(ISBLANK([.O351]);IF(ISERROR([.B351]);&quot;Err:&quot;&amp;ORG.OPENOFFICE.ERRORTYPE([.B351])=[.M351];OR([.P351]=[.B351];IF(AND(ISNUMBER([.P351]);ISNUMBER([.B351]));OR(AND([.P351]=0;ABS([.B351])&lt;1E-307);&quot;&quot;&amp;[.B351]=&quot;&quot;&amp;[.P351]))));[.O35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4.48168907033806">
            <text:p>4.48169</text:p>
          </table:table-cell>
          <table:table-cell table:style-name="ce5" table:formula="of:=EXP([.C352])" office:value-type="float" office:value="4.48168907033806">
            <text:p>4.48169</text:p>
          </table:table-cell>
          <table:table-cell table:style-name="ce8" office:value-type="float" office:value="1.5">
            <text:p>1.5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52]);[.A352];[.M352])" office:value-type="float" office:value="4.48168907033806">
            <text:p>4.48169</text:p>
          </table:table-cell>
          <table:table-cell table:formula="of:=IF(ISBLANK([.O352]);IF(ISERROR([.B352]);&quot;Err:&quot;&amp;ORG.OPENOFFICE.ERRORTYPE([.B352])=[.M352];OR([.P352]=[.B352];IF(AND(ISNUMBER([.P352]);ISNUMBER([.B352]));OR(AND([.P352]=0;ABS([.B352])&lt;1E-307);&quot;&quot;&amp;[.B352]=&quot;&quot;&amp;[.P352]))));[.O35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7.38905609893065">
            <text:p>7.38906</text:p>
          </table:table-cell>
          <table:table-cell table:style-name="ce5" table:formula="of:=EXP([.C353])" office:value-type="float" office:value="7.38905609893065">
            <text:p>7.38906</text:p>
          </table:table-cell>
          <table:table-cell table:style-name="ce8" office:value-type="float" office:value="2">
            <text:p>2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53]);[.A353];[.M353])" office:value-type="float" office:value="7.38905609893065">
            <text:p>7.38906</text:p>
          </table:table-cell>
          <table:table-cell table:formula="of:=IF(ISBLANK([.O353]);IF(ISERROR([.B353]);&quot;Err:&quot;&amp;ORG.OPENOFFICE.ERRORTYPE([.B353])=[.M353];OR([.P353]=[.B353];IF(AND(ISNUMBER([.P353]);ISNUMBER([.B353]));OR(AND([.P353]=0;ABS([.B353])&lt;1E-307);&quot;&quot;&amp;[.B353]=&quot;&quot;&amp;[.P353]))));[.O35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5">
          <table:table-cell table:style-name="ce2" office:value-type="float" office:value="12.1824939607035">
            <text:p>12.18249</text:p>
          </table:table-cell>
          <table:table-cell table:style-name="ce5" table:formula="of:=EXP([.C354])" office:value-type="float" office:value="12.1824939607035">
            <text:p>12.18249</text:p>
          </table:table-cell>
          <table:table-cell table:style-name="ce8" office:value-type="float" office:value="2.5">
            <text:p>2.5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54]);[.A354];[.M354])" office:value-type="float" office:value="12.1824939607035">
            <text:p>12.18249</text:p>
          </table:table-cell>
          <table:table-cell table:formula="of:=IF(ISBLANK([.O354]);IF(ISERROR([.B354]);&quot;Err:&quot;&amp;ORG.OPENOFFICE.ERRORTYPE([.B354])=[.M354];OR([.P354]=[.B354];IF(AND(ISNUMBER([.P354]);ISNUMBER([.B354]));OR(AND([.P354]=0;ABS([.B354])&lt;1E-307);&quot;&quot;&amp;[.B354]=&quot;&quot;&amp;[.P354]))));[.O35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0.0855369231877">
            <text:p>20.08554</text:p>
          </table:table-cell>
          <table:table-cell table:style-name="ce5" table:formula="of:=EXP([.C355])" office:value-type="float" office:value="20.0855369231877">
            <text:p>20.08554</text:p>
          </table:table-cell>
          <table:table-cell table:style-name="ce8" office:value-type="float" office:value="3">
            <text:p>3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55]);[.A355];[.M355])" office:value-type="float" office:value="20.0855369231877">
            <text:p>20.08554</text:p>
          </table:table-cell>
          <table:table-cell table:formula="of:=IF(ISBLANK([.O355]);IF(ISERROR([.B355]);&quot;Err:&quot;&amp;ORG.OPENOFFICE.ERRORTYPE([.B355])=[.M355];OR([.P355]=[.B355];IF(AND(ISNUMBER([.P355]);ISNUMBER([.B355]));OR(AND([.P355]=0;ABS([.B355])&lt;1E-307);&quot;&quot;&amp;[.B355]=&quot;&quot;&amp;[.P355]))));[.O35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8" table:number-columns-repeated="7"/>
          <table:table-cell table:style-name="ce10"/>
          <table:table-cell table:style-name="ce5" table:number-columns-repeated="2"/>
          <table:table-cell table:style-name="ce11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65536">
            <text:p>65536</text:p>
          </table:table-cell>
          <table:table-cell table:style-name="ce5" table:formula="of:=POWER([.C357];[.D357])" office:value-type="float" office:value="65536">
            <text:p>65536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POWER</text:p>
          </table:table-cell>
          <table:table-cell table:style-name="ce11"/>
          <table:table-cell table:style-name="ce5"/>
          <table:table-cell table:style-name="ce5"/>
          <table:table-cell table:formula="of:=IF(ISBLANK([.M357]);[.A357];[.M357])" office:value-type="float" office:value="65536">
            <text:p>65536</text:p>
          </table:table-cell>
          <table:table-cell table:formula="of:=IF(ISBLANK([.O357]);IF(ISERROR([.B357]);&quot;Err:&quot;&amp;ORG.OPENOFFICE.ERRORTYPE([.B357])=[.M357];OR([.P357]=[.B357];IF(AND(ISNUMBER([.P357]);ISNUMBER([.B357]));OR(AND([.P357]=0;ABS([.B357])&lt;1E-307);&quot;&quot;&amp;[.B357]=&quot;&quot;&amp;[.P357]))));[.O35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184528125">
            <text:p>-184528125</text:p>
          </table:table-cell>
          <table:table-cell table:style-name="ce5" table:formula="of:=POWER([.C358];[.D358])" office:value-type="float" office:value="-184528125">
            <text:p>-184528125</text:p>
          </table:table-cell>
          <table:table-cell table:style-name="ce8" office:value-type="float" office:value="-45">
            <text:p>-45</text:p>
          </table:table-cell>
          <table:table-cell table:style-name="ce8" office:value-type="float" office:value="5">
            <text:p>5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58]);[.A358];[.M358])" office:value-type="float" office:value="-184528125">
            <text:p>-184528125</text:p>
          </table:table-cell>
          <table:table-cell table:formula="of:=IF(ISBLANK([.O358]);IF(ISERROR([.B358]);&quot;Err:&quot;&amp;ORG.OPENOFFICE.ERRORTYPE([.B358])=[.M358];OR([.P358]=[.B358];IF(AND(ISNUMBER([.P358]);ISNUMBER([.B358]));OR(AND([.P358]=0;ABS([.B358])&lt;1E-307);&quot;&quot;&amp;[.B358]=&quot;&quot;&amp;[.P358]))));[.O35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0959.1556378139">
            <text:p>20959.15564</text:p>
          </table:table-cell>
          <table:table-cell table:style-name="ce5" table:formula="of:=POWER([.C359];[.D359])" office:value-type="float" office:value="20959.1556378138">
            <text:p>20959.15564</text:p>
          </table:table-cell>
          <table:table-cell table:style-name="ce8" office:value-type="float" office:value="1.01">
            <text:p>1.01</text:p>
          </table:table-cell>
          <table:table-cell table:style-name="ce8" office:value-type="float" office:value="1000">
            <text:p>1000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59]);[.A359];[.M359])" office:value-type="float" office:value="20959.1556378139">
            <text:p>20959.15564</text:p>
          </table:table-cell>
          <table:table-cell table:formula="of:=IF(ISBLANK([.O359]);IF(ISERROR([.B359]);&quot;Err:&quot;&amp;ORG.OPENOFFICE.ERRORTYPE([.B359])=[.M359];OR([.P359]=[.B359];IF(AND(ISNUMBER([.P359]);ISNUMBER([.B359]));OR(AND([.P359]=0;ABS([.B359])&lt;1E-307);&quot;&quot;&amp;[.B359]=&quot;&quot;&amp;[.P359]))));[.O35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5" table:formula="of:=POWER([.C360];[.D360])" office:value-type="float" office:value="16">
            <text:p>16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0.5">
            <text:p>0.5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60]);[.A360];[.M360])" office:value-type="float" office:value="16">
            <text:p>16</text:p>
          </table:table-cell>
          <table:table-cell table:formula="of:=IF(ISBLANK([.O360]);IF(ISERROR([.B360]);&quot;Err:&quot;&amp;ORG.OPENOFFICE.ERRORTYPE([.B360])=[.M360];OR([.P360]=[.B360];IF(AND(ISNUMBER([.P360]);ISNUMBER([.B360]));OR(AND([.P360]=0;ABS([.B360])&lt;1E-307);&quot;&quot;&amp;[.B360]=&quot;&quot;&amp;[.P360]))));[.O36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40.3154038546584">
            <text:p>40.31540</text:p>
          </table:table-cell>
          <table:table-cell table:style-name="ce5" table:formula="of:=POWER([.C361];[.D361])" office:value-type="float" office:value="40.3154038546584">
            <text:p>40.3154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.234">
            <text:p>1.234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61]);[.A361];[.M361])" office:value-type="float" office:value="40.3154038546584">
            <text:p>40.31540</text:p>
          </table:table-cell>
          <table:table-cell table:formula="of:=IF(ISBLANK([.O361]);IF(ISERROR([.B361]);&quot;Err:&quot;&amp;ORG.OPENOFFICE.ERRORTYPE([.B361])=[.M361];OR([.P361]=[.B361];IF(AND(ISNUMBER([.P361]);ISNUMBER([.B361]));OR(AND([.P361]=0;ABS([.B361])&lt;1E-307);&quot;&quot;&amp;[.B361]=&quot;&quot;&amp;[.P361]))));[.O36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1145.1690984912">
            <text:p>21145.16910</text:p>
          </table:table-cell>
          <table:table-cell table:style-name="ce5" table:formula="of:=POWER([.C362];[.D362])" office:value-type="float" office:value="21145.1690984912">
            <text:p>21145.16910</text:p>
          </table:table-cell>
          <table:table-cell table:style-name="ce8" office:value-type="float" office:value="1.01">
            <text:p>1.01</text:p>
          </table:table-cell>
          <table:table-cell table:style-name="ce8" office:value-type="float" office:value="1000.888">
            <text:p>1000.888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62]);[.A362];[.M362])" office:value-type="float" office:value="21145.1690984912">
            <text:p>21145.16910</text:p>
          </table:table-cell>
          <table:table-cell table:formula="of:=IF(ISBLANK([.O362]);IF(ISERROR([.B362]);&quot;Err:&quot;&amp;ORG.OPENOFFICE.ERRORTYPE([.B362])=[.M362];OR([.P362]=[.B362];IF(AND(ISNUMBER([.P362]);ISNUMBER([.B362]));OR(AND([.P362]=0;ABS([.B362])&lt;1E-307);&quot;&quot;&amp;[.B362]=&quot;&quot;&amp;[.P362]))));[.O36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909090909090909">
            <text:p>0.09091</text:p>
          </table:table-cell>
          <table:table-cell table:style-name="ce5" table:formula="of:=POWER([.C363];[.D363])" office:value-type="float" office:value="0.0909090909090909">
            <text:p>0.09091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63]);[.A363];[.M363])" office:value-type="float" office:value="0.0909090909090909">
            <text:p>0.09091</text:p>
          </table:table-cell>
          <table:table-cell table:formula="of:=IF(ISBLANK([.O363]);IF(ISERROR([.B363]);&quot;Err:&quot;&amp;ORG.OPENOFFICE.ERRORTYPE([.B363])=[.M363];OR([.P363]=[.B363];IF(AND(ISNUMBER([.P363]);ISNUMBER([.B363]));OR(AND([.P363]=0;ABS([.B363])&lt;1E-307);&quot;&quot;&amp;[.B363]=&quot;&quot;&amp;[.P363]))));[.O36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444444444444444">
            <text:p>0.44444</text:p>
          </table:table-cell>
          <table:table-cell table:style-name="ce5" table:formula="of:=POWER([.C364];[.D364])" office:value-type="float" office:value="0.444444444444444">
            <text:p>0.44444</text:p>
          </table:table-cell>
          <table:table-cell table:style-name="ce8" office:value-type="float" office:value="1.5">
            <text:p>1.5</text:p>
          </table:table-cell>
          <table:table-cell table:style-name="ce8" office:value-type="float" office:value="-2">
            <text:p>-2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64]);[.A364];[.M364])" office:value-type="float" office:value="0.444444444444444">
            <text:p>0.44444</text:p>
          </table:table-cell>
          <table:table-cell table:formula="of:=IF(ISBLANK([.O364]);IF(ISERROR([.B364]);&quot;Err:&quot;&amp;ORG.OPENOFFICE.ERRORTYPE([.B364])=[.M364];OR([.P364]=[.B364];IF(AND(ISNUMBER([.P364]);ISNUMBER([.B364]));OR(AND([.P364]=0;ABS([.B364])&lt;1E-307);&quot;&quot;&amp;[.B364]=&quot;&quot;&amp;[.P364]))));[.O36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508336662282005">
            <text:p>0.00508</text:p>
          </table:table-cell>
          <table:table-cell table:style-name="ce5" table:formula="of:=POWER([.C365];[.D365])" office:value-type="float" office:value="0.00508336662282005">
            <text:p>0.00508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7.62">
            <text:p>-7.62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65]);[.A365];[.M365])" office:value-type="float" office:value="0.00508336662282005">
            <text:p>0.00508</text:p>
          </table:table-cell>
          <table:table-cell table:formula="of:=IF(ISBLANK([.O365]);IF(ISERROR([.B365]);&quot;Err:&quot;&amp;ORG.OPENOFFICE.ERRORTYPE([.B365])=[.M365];OR([.P365]=[.B365];IF(AND(ISNUMBER([.P365]);ISNUMBER([.B365]));OR(AND([.P365]=0;ABS([.B365])&lt;1E-307);&quot;&quot;&amp;[.B365]=&quot;&quot;&amp;[.P365]))));[.O36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POWER([.C366];[.D366])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66]);[.A366];[.M366])" office:value-type="float" office:value="1">
            <text:p>1</text:p>
          </table:table-cell>
          <table:table-cell table:formula="of:=IF(ISBLANK([.O366]);IF(ISERROR([.B366]);&quot;Err:&quot;&amp;ORG.OPENOFFICE.ERRORTYPE([.B366])=[.M366];OR([.P366]=[.B366];IF(AND(ISNUMBER([.P366]);ISNUMBER([.B366]));OR(AND([.P366]=0;ABS([.B366])&lt;1E-307);&quot;&quot;&amp;[.B366]=&quot;&quot;&amp;[.P366]))));[.O36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N/FE</text:p>
          </table:table-cell>
          <table:table-cell table:style-name="ce5" table:formula="of:=POWER([.C367];[.D367])" office:value-type="float" office:value="0">
            <text:p>#VALUE!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0.5">
            <text:p>0.5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 office:value-type="string">
            <text:p>Err:519</text:p>
          </table:table-cell>
          <table:table-cell table:style-name="ce5"/>
          <table:table-cell table:style-name="ce5"/>
          <table:table-cell table:formula="of:=IF(ISBLANK([.M367]);[.A367];[.M367])" office:value-type="string" office:string-value="Err:519">
            <text:p>Err:519</text:p>
          </table:table-cell>
          <table:table-cell table:formula="of:=IF(ISBLANK([.O367]);IF(ISERROR([.B367]);&quot;Err:&quot;&amp;ORG.OPENOFFICE.ERRORTYPE([.B367])=[.M367];OR([.P367]=[.B367];IF(AND(ISNUMBER([.P367]);ISNUMBER([.B367]));OR(AND([.P367]=0;ABS([.B367])&lt;1E-307);&quot;&quot;&amp;[.B367]=&quot;&quot;&amp;[.P367]))));[.O36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8" table:number-columns-repeated="7"/>
          <table:table-cell table:style-name="ce10"/>
          <table:table-cell table:style-name="ce5" table:number-columns-repeated="2"/>
          <table:table-cell table:style-name="ce11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6.90775527898214">
            <text:p>-6.90776</text:p>
          </table:table-cell>
          <table:table-cell table:style-name="ce5" table:formula="of:=LN([.C369])" office:value-type="float" office:value="-6.90775527898214">
            <text:p>-6.90776</text:p>
          </table:table-cell>
          <table:table-cell table:style-name="ce8" office:value-type="float" office:value="0.001">
            <text:p>0.00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office:value-type="string">
            <text:p>LN</text:p>
          </table:table-cell>
          <table:table-cell table:style-name="ce5" office:value-type="string">
            <text:p>LN</text:p>
          </table:table-cell>
          <table:table-cell table:style-name="ce11"/>
          <table:table-cell table:style-name="ce5"/>
          <table:table-cell table:style-name="ce5"/>
          <table:table-cell table:formula="of:=IF(ISBLANK([.M369]);[.A369];[.M369])" office:value-type="float" office:value="-6.90775527898214">
            <text:p>-6.90776</text:p>
          </table:table-cell>
          <table:table-cell table:formula="of:=IF(ISBLANK([.O369]);IF(ISERROR([.B369]);&quot;Err:&quot;&amp;ORG.OPENOFFICE.ERRORTYPE([.B369])=[.M369];OR([.P369]=[.B369];IF(AND(ISNUMBER([.P369]);ISNUMBER([.B369]));OR(AND([.P369]=0;ABS([.B369])&lt;1E-307);&quot;&quot;&amp;[.B369]=&quot;&quot;&amp;[.P369]))));[.O36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2.30258509299405">
            <text:p>-2.30259</text:p>
          </table:table-cell>
          <table:table-cell table:style-name="ce5" table:formula="of:=LN([.C370])" office:value-type="float" office:value="-2.30258509299405">
            <text:p>-2.30259</text:p>
          </table:table-cell>
          <table:table-cell table:style-name="ce8" office:value-type="float" office:value="0.1">
            <text:p>0.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70]);[.A370];[.M370])" office:value-type="float" office:value="-2.30258509299405">
            <text:p>-2.30259</text:p>
          </table:table-cell>
          <table:table-cell table:formula="of:=IF(ISBLANK([.O370]);IF(ISERROR([.B370]);&quot;Err:&quot;&amp;ORG.OPENOFFICE.ERRORTYPE([.B370])=[.M370];OR([.P370]=[.B370];IF(AND(ISNUMBER([.P370]);ISNUMBER([.B370]));OR(AND([.P370]=0;ABS([.B370])&lt;1E-307);&quot;&quot;&amp;[.B370]=&quot;&quot;&amp;[.P370]))));[.O37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LN([.C371])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71]);[.A371];[.M371])" office:value-type="float" office:value="0">
            <text:p>0</text:p>
          </table:table-cell>
          <table:table-cell table:formula="of:=IF(ISBLANK([.O371]);IF(ISERROR([.B371]);&quot;Err:&quot;&amp;ORG.OPENOFFICE.ERRORTYPE([.B371])=[.M371];OR([.P371]=[.B371];IF(AND(ISNUMBER([.P371]);ISNUMBER([.B371]));OR(AND([.P371]=0;ABS([.B371])&lt;1E-307);&quot;&quot;&amp;[.B371]=&quot;&quot;&amp;[.P371]))));[.O37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995033085316809">
            <text:p>0.00995</text:p>
          </table:table-cell>
          <table:table-cell table:style-name="ce5" table:formula="of:=LN([.C372])" office:value-type="float" office:value="0.00995033085316809">
            <text:p>0.00995</text:p>
          </table:table-cell>
          <table:table-cell table:style-name="ce8" office:value-type="float" office:value="1.01">
            <text:p>1.0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72]);[.A372];[.M372])" office:value-type="float" office:value="0.00995033085316809">
            <text:p>0.00995</text:p>
          </table:table-cell>
          <table:table-cell table:formula="of:=IF(ISBLANK([.O372]);IF(ISERROR([.B372]);&quot;Err:&quot;&amp;ORG.OPENOFFICE.ERRORTYPE([.B372])=[.M372];OR([.P372]=[.B372];IF(AND(ISNUMBER([.P372]);ISNUMBER([.B372]));OR(AND([.P372]=0;ABS([.B372])&lt;1E-307);&quot;&quot;&amp;[.B372]=&quot;&quot;&amp;[.P372]))));[.O37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999896315728952">
            <text:p>0.99990</text:p>
          </table:table-cell>
          <table:table-cell table:style-name="ce5" table:formula="of:=LN([.C373])" office:value-type="float" office:value="0.999896315728952">
            <text:p>0.99990</text:p>
          </table:table-cell>
          <table:table-cell table:style-name="ce8" office:value-type="float" office:value="2.718">
            <text:p>2.718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73]);[.A373];[.M373])" office:value-type="float" office:value="0.999896315728952">
            <text:p>0.99990</text:p>
          </table:table-cell>
          <table:table-cell table:formula="of:=IF(ISBLANK([.O373]);IF(ISERROR([.B373]);&quot;Err:&quot;&amp;ORG.OPENOFFICE.ERRORTYPE([.B373])=[.M373];OR([.P373]=[.B373];IF(AND(ISNUMBER([.P373]);ISNUMBER([.B373]));OR(AND([.P373]=0;ABS([.B373])&lt;1E-307);&quot;&quot;&amp;[.B373]=&quot;&quot;&amp;[.P373]))));[.O37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.00026416565033">
            <text:p>1.00026</text:p>
          </table:table-cell>
          <table:table-cell table:style-name="ce5" table:formula="of:=LN([.C374])" office:value-type="float" office:value="1.00026416565033">
            <text:p>1.00026</text:p>
          </table:table-cell>
          <table:table-cell table:style-name="ce8" office:value-type="float" office:value="2.719">
            <text:p>2.719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74]);[.A374];[.M374])" office:value-type="float" office:value="1.00026416565033">
            <text:p>1.00026</text:p>
          </table:table-cell>
          <table:table-cell table:formula="of:=IF(ISBLANK([.O374]);IF(ISERROR([.B374]);&quot;Err:&quot;&amp;ORG.OPENOFFICE.ERRORTYPE([.B374])=[.M374];OR([.P374]=[.B374];IF(AND(ISNUMBER([.P374]);ISNUMBER([.B374]));OR(AND([.P374]=0;ABS([.B374])&lt;1E-307);&quot;&quot;&amp;[.B374]=&quot;&quot;&amp;[.P374]))));[.O37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5">
          <table:table-cell table:style-name="ce2" office:value-type="float" office:value="20.7232658369464">
            <text:p>20.72327</text:p>
          </table:table-cell>
          <table:table-cell table:style-name="ce5" table:formula="of:=LN([.C375])" office:value-type="float" office:value="20.7232658369464">
            <text:p>20.72327</text:p>
          </table:table-cell>
          <table:table-cell table:style-name="ce8" office:value-type="float" office:value="1000000000">
            <text:p>100000000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75]);[.A375];[.M375])" office:value-type="float" office:value="20.7232658369464">
            <text:p>20.72327</text:p>
          </table:table-cell>
          <table:table-cell table:formula="of:=IF(ISBLANK([.O375]);IF(ISERROR([.B375]);&quot;Err:&quot;&amp;ORG.OPENOFFICE.ERRORTYPE([.B375])=[.M375];OR([.P375]=[.B375];IF(AND(ISNUMBER([.P375]);ISNUMBER([.B375]));OR(AND([.P375]=0;ABS([.B375])&lt;1E-307);&quot;&quot;&amp;[.B375]=&quot;&quot;&amp;[.P375]))));[.O37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-Inf/FE</text:p>
          </table:table-cell>
          <table:table-cell table:style-name="ce5" table:formula="of:=LN([.C376])" office:value-type="float" office:value="0">
            <text:p>Err:502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 office:value-type="string">
            <text:p>Err:502</text:p>
          </table:table-cell>
          <table:table-cell table:style-name="ce5"/>
          <table:table-cell table:style-name="ce5"/>
          <table:table-cell table:formula="of:=IF(ISBLANK([.M376]);[.A376];[.M376])" office:value-type="string" office:string-value="Err:502">
            <text:p>Err:502</text:p>
          </table:table-cell>
          <table:table-cell table:formula="of:=IF(ISBLANK([.O376]);IF(ISERROR([.B376]);&quot;Err:&quot;&amp;ORG.OPENOFFICE.ERRORTYPE([.B376])=[.M376];OR([.P376]=[.B376];IF(AND(ISNUMBER([.P376]);ISNUMBER([.B376]));OR(AND([.P376]=0;ABS([.B376])&lt;1E-307);&quot;&quot;&amp;[.B376]=&quot;&quot;&amp;[.P376]))));[.O37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N/FE</text:p>
          </table:table-cell>
          <table:table-cell table:style-name="ce5" table:formula="of:=LN([.C377])" office:value-type="float" office:value="0">
            <text:p>Err:502</text:p>
          </table:table-cell>
          <table:table-cell table:style-name="ce8" office:value-type="float" office:value="-5">
            <text:p>-5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 office:value-type="string">
            <text:p>Err:502</text:p>
          </table:table-cell>
          <table:table-cell table:style-name="ce5"/>
          <table:table-cell table:style-name="ce5"/>
          <table:table-cell table:formula="of:=IF(ISBLANK([.M377]);[.A377];[.M377])" office:value-type="string" office:string-value="Err:502">
            <text:p>Err:502</text:p>
          </table:table-cell>
          <table:table-cell table:formula="of:=IF(ISBLANK([.O377]);IF(ISERROR([.B377]);&quot;Err:&quot;&amp;ORG.OPENOFFICE.ERRORTYPE([.B377])=[.M377];OR([.P377]=[.B377];IF(AND(ISNUMBER([.P377]);ISNUMBER([.B377]));OR(AND([.P377]=0;ABS([.B377])&lt;1E-307);&quot;&quot;&amp;[.B377]=&quot;&quot;&amp;[.P377]))));[.O37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8" table:number-columns-repeated="7"/>
          <table:table-cell table:style-name="ce10"/>
          <table:table-cell table:style-name="ce5" table:number-columns-repeated="2"/>
          <table:table-cell table:style-name="ce11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3">
            <text:p>-3</text:p>
          </table:table-cell>
          <table:table-cell table:style-name="ce5" table:formula="of:=LOG([.C379];10)" office:value-type="float" office:value="-3">
            <text:p>-3</text:p>
          </table:table-cell>
          <table:table-cell table:style-name="ce8" office:value-type="float" office:value="0.001">
            <text:p>0.00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office:value-type="string">
            <text:p>LOG</text:p>
          </table:table-cell>
          <table:table-cell table:style-name="ce5" office:value-type="string">
            <text:p>LOG</text:p>
          </table:table-cell>
          <table:table-cell table:style-name="ce11"/>
          <table:table-cell table:style-name="ce5"/>
          <table:table-cell table:style-name="ce5"/>
          <table:table-cell table:formula="of:=IF(ISBLANK([.M379]);[.A379];[.M379])" office:value-type="float" office:value="-3">
            <text:p>-3</text:p>
          </table:table-cell>
          <table:table-cell table:formula="of:=IF(ISBLANK([.O379]);IF(ISERROR([.B379]);&quot;Err:&quot;&amp;ORG.OPENOFFICE.ERRORTYPE([.B379])=[.M379];OR([.P379]=[.B379];IF(AND(ISNUMBER([.P379]);ISNUMBER([.B379]));OR(AND([.P379]=0;ABS([.B379])&lt;1E-307);&quot;&quot;&amp;[.B379]=&quot;&quot;&amp;[.P379]))));[.O37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LOG([.C380];10)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80]);[.A380];[.M380])" office:value-type="float" office:value="0">
            <text:p>0</text:p>
          </table:table-cell>
          <table:table-cell table:formula="of:=IF(ISBLANK([.O380]);IF(ISERROR([.B380]);&quot;Err:&quot;&amp;ORG.OPENOFFICE.ERRORTYPE([.B380])=[.M380];OR([.P380]=[.B380];IF(AND(ISNUMBER([.P380]);ISNUMBER([.B380]));OR(AND([.P380]=0;ABS([.B380])&lt;1E-307);&quot;&quot;&amp;[.B380]=&quot;&quot;&amp;[.P380]))));[.O38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LOG([.C381];10)"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81]);[.A381];[.M381])" office:value-type="float" office:value="1">
            <text:p>1</text:p>
          </table:table-cell>
          <table:table-cell table:formula="of:=IF(ISBLANK([.O381]);IF(ISERROR([.B381]);&quot;Err:&quot;&amp;ORG.OPENOFFICE.ERRORTYPE([.B381])=[.M381];OR([.P381]=[.B381];IF(AND(ISNUMBER([.P381]);ISNUMBER([.B381]));OR(AND([.P381]=0;ABS([.B381])&lt;1E-307);&quot;&quot;&amp;[.B381]=&quot;&quot;&amp;[.P381]))));[.O38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.04139268515823">
            <text:p>1.04139</text:p>
          </table:table-cell>
          <table:table-cell table:style-name="ce5" table:formula="of:=LOG([.C382];10)" office:value-type="float" office:value="1.04139268515823">
            <text:p>1.04139</text:p>
          </table:table-cell>
          <table:table-cell table:style-name="ce8" office:value-type="float" office:value="11">
            <text:p>1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82]);[.A382];[.M382])" office:value-type="float" office:value="1.04139268515823">
            <text:p>1.04139</text:p>
          </table:table-cell>
          <table:table-cell table:formula="of:=IF(ISBLANK([.O382]);IF(ISERROR([.B382]);&quot;Err:&quot;&amp;ORG.OPENOFFICE.ERRORTYPE([.B382])=[.M382];OR([.P382]=[.B382];IF(AND(ISNUMBER([.P382]);ISNUMBER([.B382]));OR(AND([.P382]=0;ABS([.B382])&lt;1E-307);&quot;&quot;&amp;[.B382]=&quot;&quot;&amp;[.P382]))));[.O38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2.09590327428938">
            <text:p>-2.09590</text:p>
          </table:table-cell>
          <table:table-cell table:style-name="ce5" table:formula="of:=LOG([.C383];[.D383])" office:value-type="float" office:value="-2.09590327428938">
            <text:p>-2.09590</text:p>
          </table:table-cell>
          <table:table-cell table:style-name="ce8" office:value-type="float" office:value="0.1">
            <text:p>0.1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83]);[.A383];[.M383])" office:value-type="float" office:value="-2.09590327428938">
            <text:p>-2.09590</text:p>
          </table:table-cell>
          <table:table-cell table:formula="of:=IF(ISBLANK([.O383]);IF(ISERROR([.B383]);&quot;Err:&quot;&amp;ORG.OPENOFFICE.ERRORTYPE([.B383])=[.M383];OR([.P383]=[.B383];IF(AND(ISNUMBER([.P383]);ISNUMBER([.B383]));OR(AND([.P383]=0;ABS([.B383])&lt;1E-307);&quot;&quot;&amp;[.B383]=&quot;&quot;&amp;[.P383]))));[.O38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LOG([.C384];[.D384])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84]);[.A384];[.M384])" office:value-type="float" office:value="0">
            <text:p>0</text:p>
          </table:table-cell>
          <table:table-cell table:formula="of:=IF(ISBLANK([.O384]);IF(ISERROR([.B384]);&quot;Err:&quot;&amp;ORG.OPENOFFICE.ERRORTYPE([.B384])=[.M384];OR([.P384]=[.B384];IF(AND(ISNUMBER([.P384]);ISNUMBER([.B384]));OR(AND([.P384]=0;ABS([.B384])&lt;1E-307);&quot;&quot;&amp;[.B384]=&quot;&quot;&amp;[.P384]))));[.O38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.09590327428938">
            <text:p>2.09590</text:p>
          </table:table-cell>
          <table:table-cell table:style-name="ce5" table:formula="of:=LOG([.C385];[.D385])" office:value-type="float" office:value="2.09590327428938">
            <text:p>2.0959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85]);[.A385];[.M385])" office:value-type="float" office:value="2.09590327428938">
            <text:p>2.09590</text:p>
          </table:table-cell>
          <table:table-cell table:formula="of:=IF(ISBLANK([.O385]);IF(ISERROR([.B385]);&quot;Err:&quot;&amp;ORG.OPENOFFICE.ERRORTYPE([.B385])=[.M385];OR([.P385]=[.B385];IF(AND(ISNUMBER([.P385]);ISNUMBER([.B385]));OR(AND([.P385]=0;ABS([.B385])&lt;1E-307);&quot;&quot;&amp;[.B385]=&quot;&quot;&amp;[.P385]))));[.O38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91632558304921">
            <text:p>-0.91633</text:p>
          </table:table-cell>
          <table:table-cell table:style-name="ce5" table:formula="of:=LOG([.C386];[.D386])" office:value-type="float" office:value="-0.91632558304921">
            <text:p>-0.91633</text:p>
          </table:table-cell>
          <table:table-cell table:style-name="ce8" office:value-type="float" office:value="0.1">
            <text:p>0.1</text:p>
          </table:table-cell>
          <table:table-cell table:style-name="ce8" office:value-type="float" office:value="12.34">
            <text:p>12.34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86]);[.A386];[.M386])" office:value-type="float" office:value="-0.91632558304921">
            <text:p>-0.91633</text:p>
          </table:table-cell>
          <table:table-cell table:formula="of:=IF(ISBLANK([.O386]);IF(ISERROR([.B386]);&quot;Err:&quot;&amp;ORG.OPENOFFICE.ERRORTYPE([.B386])=[.M386];OR([.P386]=[.B386];IF(AND(ISNUMBER([.P386]);ISNUMBER([.B386]));OR(AND([.P386]=0;ABS([.B386])&lt;1E-307);&quot;&quot;&amp;[.B386]=&quot;&quot;&amp;[.P386]))));[.O38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916325583049211">
            <text:p>0.91633</text:p>
          </table:table-cell>
          <table:table-cell table:style-name="ce5" table:formula="of:=LOG([.C387];[.D387])" office:value-type="float" office:value="0.916325583049211">
            <text:p>0.91633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2.34">
            <text:p>12.34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87]);[.A387];[.M387])" office:value-type="float" office:value="0.916325583049211">
            <text:p>0.91633</text:p>
          </table:table-cell>
          <table:table-cell table:formula="of:=IF(ISBLANK([.O387]);IF(ISERROR([.B387]);&quot;Err:&quot;&amp;ORG.OPENOFFICE.ERRORTYPE([.B387])=[.M387];OR([.P387]=[.B387];IF(AND(ISNUMBER([.P387]);ISNUMBER([.B387]));OR(AND([.P387]=0;ABS([.B387])&lt;1E-307);&quot;&quot;&amp;[.B387]=&quot;&quot;&amp;[.P387]))));[.O38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656651097862631">
            <text:p>0.65665</text:p>
          </table:table-cell>
          <table:table-cell table:style-name="ce5" table:formula="of:=LOG([.C388];[.D388])" office:value-type="float" office:value="0.656651097862631">
            <text:p>0.65665</text:p>
          </table:table-cell>
          <table:table-cell table:style-name="ce8" office:value-type="float" office:value="0.1">
            <text:p>0.1</text:p>
          </table:table-cell>
          <table:table-cell table:style-name="ce8" office:value-type="float" office:value="0.03">
            <text:p>0.03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88]);[.A388];[.M388])" office:value-type="float" office:value="0.656651097862631">
            <text:p>0.65665</text:p>
          </table:table-cell>
          <table:table-cell table:formula="of:=IF(ISBLANK([.O388]);IF(ISERROR([.B388]);&quot;Err:&quot;&amp;ORG.OPENOFFICE.ERRORTYPE([.B388])=[.M388];OR([.P388]=[.B388];IF(AND(ISNUMBER([.P388]);ISNUMBER([.B388]));OR(AND([.P388]=0;ABS([.B388])&lt;1E-307);&quot;&quot;&amp;[.B388]=&quot;&quot;&amp;[.P388]))));[.O38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656651097862631">
            <text:p>-0.65665</text:p>
          </table:table-cell>
          <table:table-cell table:style-name="ce5" table:formula="of:=LOG([.C389];[.D389])" office:value-type="float" office:value="-0.656651097862631">
            <text:p>-0.6566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0.03">
            <text:p>0.03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89]);[.A389];[.M389])" office:value-type="float" office:value="-0.656651097862631">
            <text:p>-0.65665</text:p>
          </table:table-cell>
          <table:table-cell table:formula="of:=IF(ISBLANK([.O389]);IF(ISERROR([.B389]);&quot;Err:&quot;&amp;ORG.OPENOFFICE.ERRORTYPE([.B389])=[.M389];OR([.P389]=[.B389];IF(AND(ISNUMBER([.P389]);ISNUMBER([.B389]));OR(AND([.P389]=0;ABS([.B389])&lt;1E-307);&quot;&quot;&amp;[.B389]=&quot;&quot;&amp;[.P389]))));[.O38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-Inf/FE</text:p>
          </table:table-cell>
          <table:table-cell table:style-name="ce5" table:formula="of:=LOG([.C390];10)" office:value-type="float" office:value="0">
            <text:p>Err:502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 office:value-type="string">
            <text:p>Err:502</text:p>
          </table:table-cell>
          <table:table-cell table:style-name="ce5"/>
          <table:table-cell table:style-name="ce5"/>
          <table:table-cell table:formula="of:=IF(ISBLANK([.M390]);[.A390];[.M390])" office:value-type="string" office:string-value="Err:502">
            <text:p>Err:502</text:p>
          </table:table-cell>
          <table:table-cell table:formula="of:=IF(ISBLANK([.O390]);IF(ISERROR([.B390]);&quot;Err:&quot;&amp;ORG.OPENOFFICE.ERRORTYPE([.B390])=[.M390];OR([.P390]=[.B390];IF(AND(ISNUMBER([.P390]);ISNUMBER([.B390]));OR(AND([.P390]=0;ABS([.B390])&lt;1E-307);&quot;&quot;&amp;[.B390]=&quot;&quot;&amp;[.P390]))));[.O39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N/FE</text:p>
          </table:table-cell>
          <table:table-cell table:style-name="ce5" table:formula="of:=LOG([.C391];10)" office:value-type="float" office:value="0">
            <text:p>Err:502</text:p>
          </table:table-cell>
          <table:table-cell table:style-name="ce8" office:value-type="float" office:value="-2">
            <text:p>-2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 office:value-type="string">
            <text:p>Err:502</text:p>
          </table:table-cell>
          <table:table-cell table:style-name="ce5"/>
          <table:table-cell table:style-name="ce5"/>
          <table:table-cell table:formula="of:=IF(ISBLANK([.M391]);[.A391];[.M391])" office:value-type="string" office:string-value="Err:502">
            <text:p>Err:502</text:p>
          </table:table-cell>
          <table:table-cell table:formula="of:=IF(ISBLANK([.O391]);IF(ISERROR([.B391]);&quot;Err:&quot;&amp;ORG.OPENOFFICE.ERRORTYPE([.B391])=[.M391];OR([.P391]=[.B391];IF(AND(ISNUMBER([.P391]);ISNUMBER([.B391]));OR(AND([.P391]=0;ABS([.B391])&lt;1E-307);&quot;&quot;&amp;[.B391]=&quot;&quot;&amp;[.P391]))));[.O39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LOG([.C392];[.D392])" office:value-type="float" office:value="0">
            <text:p>Err:502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 office:value-type="string">
            <text:p>Err:502</text:p>
          </table:table-cell>
          <table:table-cell table:style-name="ce5"/>
          <table:table-cell table:style-name="ce5"/>
          <table:table-cell table:formula="of:=IF(ISBLANK([.M392]);[.A392];[.M392])" office:value-type="string" office:string-value="Err:502">
            <text:p>Err:502</text:p>
          </table:table-cell>
          <table:table-cell table:formula="of:=IF(ISBLANK([.O392]);IF(ISERROR([.B392]);&quot;Err:&quot;&amp;ORG.OPENOFFICE.ERRORTYPE([.B392])=[.M392];OR([.P392]=[.B392];IF(AND(ISNUMBER([.P392]);ISNUMBER([.B392]));OR(AND([.P392]=0;ABS([.B392])&lt;1E-307);&quot;&quot;&amp;[.B392]=&quot;&quot;&amp;[.P392]))));[.O39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N/FE</text:p>
          </table:table-cell>
          <table:table-cell table:style-name="ce5" table:formula="of:=LOG([.C393];[.D393])" office:value-type="float" office:value="0">
            <text:p>Err:502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-2">
            <text:p>-2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 office:value-type="string">
            <text:p>Err:502</text:p>
          </table:table-cell>
          <table:table-cell table:style-name="ce5"/>
          <table:table-cell table:style-name="ce5"/>
          <table:table-cell table:formula="of:=IF(ISBLANK([.M393]);[.A393];[.M393])" office:value-type="string" office:string-value="Err:502">
            <text:p>Err:502</text:p>
          </table:table-cell>
          <table:table-cell table:formula="of:=IF(ISBLANK([.O393]);IF(ISERROR([.B393]);&quot;Err:&quot;&amp;ORG.OPENOFFICE.ERRORTYPE([.B393])=[.M393];OR([.P393]=[.B393];IF(AND(ISNUMBER([.P393]);ISNUMBER([.B393]));OR(AND([.P393]=0;ABS([.B393])&lt;1E-307);&quot;&quot;&amp;[.B393]=&quot;&quot;&amp;[.P393]))));[.O39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-Inf/FE</text:p>
          </table:table-cell>
          <table:table-cell table:style-name="ce5" table:formula="of:=LOG([.C394];[.D394])" office:value-type="float" office:value="0">
            <text:p>Err:50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0">
            <text:p>10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 office:value-type="string">
            <text:p>Err:502</text:p>
          </table:table-cell>
          <table:table-cell table:style-name="ce5"/>
          <table:table-cell table:style-name="ce5"/>
          <table:table-cell table:formula="of:=IF(ISBLANK([.M394]);[.A394];[.M394])" office:value-type="string" office:string-value="Err:502">
            <text:p>Err:502</text:p>
          </table:table-cell>
          <table:table-cell table:formula="of:=IF(ISBLANK([.O394]);IF(ISERROR([.B394]);&quot;Err:&quot;&amp;ORG.OPENOFFICE.ERRORTYPE([.B394])=[.M394];OR([.P394]=[.B394];IF(AND(ISNUMBER([.P394]);ISNUMBER([.B394]));OR(AND([.P394]=0;ABS([.B394])&lt;1E-307);&quot;&quot;&amp;[.B394]=&quot;&quot;&amp;[.P394]))));[.O39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N/FE</text:p>
          </table:table-cell>
          <table:table-cell table:style-name="ce5" table:formula="of:=LOG([.C395];[.D395])" office:value-type="float" office:value="0">
            <text:p>Err:50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10">
            <text:p>10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 office:value-type="string">
            <text:p>Err:502</text:p>
          </table:table-cell>
          <table:table-cell table:style-name="ce5"/>
          <table:table-cell table:style-name="ce5"/>
          <table:table-cell table:formula="of:=IF(ISBLANK([.M395]);[.A395];[.M395])" office:value-type="string" office:string-value="Err:502">
            <text:p>Err:502</text:p>
          </table:table-cell>
          <table:table-cell table:formula="of:=IF(ISBLANK([.O395]);IF(ISERROR([.B395]);&quot;Err:&quot;&amp;ORG.OPENOFFICE.ERRORTYPE([.B395])=[.M395];OR([.P395]=[.B395];IF(AND(ISNUMBER([.P395]);ISNUMBER([.B395]));OR(AND([.P395]=0;ABS([.B395])&lt;1E-307);&quot;&quot;&amp;[.B395]=&quot;&quot;&amp;[.P395]))));[.O39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+Inf/FE</text:p>
          </table:table-cell>
          <table:table-cell table:style-name="ce5" table:formula="of:=LOG([.C396];[.D396])" office:value-type="float" office:value="0">
            <text:p>Err:50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 office:value-type="string">
            <text:p>Err:502</text:p>
          </table:table-cell>
          <table:table-cell table:style-name="ce5"/>
          <table:table-cell table:style-name="ce5"/>
          <table:table-cell table:formula="of:=IF(ISBLANK([.M396]);[.A396];[.M396])" office:value-type="string" office:string-value="Err:502">
            <text:p>Err:502</text:p>
          </table:table-cell>
          <table:table-cell table:formula="of:=IF(ISBLANK([.O396]);IF(ISERROR([.B396]);&quot;Err:&quot;&amp;ORG.OPENOFFICE.ERRORTYPE([.B396])=[.M396];OR([.P396]=[.B396];IF(AND(ISNUMBER([.P396]);ISNUMBER([.B396]));OR(AND([.P396]=0;ABS([.B396])&lt;1E-307);&quot;&quot;&amp;[.B396]=&quot;&quot;&amp;[.P396]))));[.O39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8" table:number-columns-repeated="7"/>
          <table:table-cell table:style-name="ce10"/>
          <table:table-cell table:style-name="ce5" table:number-columns-repeated="2"/>
          <table:table-cell table:style-name="ce11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3">
            <text:p>-3</text:p>
          </table:table-cell>
          <table:table-cell table:style-name="ce5" table:formula="of:=LOG10([.C398])" office:value-type="float" office:value="-3">
            <text:p>-3</text:p>
          </table:table-cell>
          <table:table-cell table:style-name="ce8" office:value-type="float" office:value="0.001">
            <text:p>0.00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office:value-type="string">
            <text:p>LOG10</text:p>
          </table:table-cell>
          <table:table-cell table:style-name="ce5" office:value-type="string">
            <text:p>LOG10</text:p>
          </table:table-cell>
          <table:table-cell table:style-name="ce11"/>
          <table:table-cell table:style-name="ce5"/>
          <table:table-cell table:style-name="ce5"/>
          <table:table-cell table:formula="of:=IF(ISBLANK([.M398]);[.A398];[.M398])" office:value-type="float" office:value="-3">
            <text:p>-3</text:p>
          </table:table-cell>
          <table:table-cell table:formula="of:=IF(ISBLANK([.O398]);IF(ISERROR([.B398]);&quot;Err:&quot;&amp;ORG.OPENOFFICE.ERRORTYPE([.B398])=[.M398];OR([.P398]=[.B398];IF(AND(ISNUMBER([.P398]);ISNUMBER([.B398]));OR(AND([.P398]=0;ABS([.B398])&lt;1E-307);&quot;&quot;&amp;[.B398]=&quot;&quot;&amp;[.P398]))));[.O39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698970004336019">
            <text:p>-0.69897</text:p>
          </table:table-cell>
          <table:table-cell table:style-name="ce5" table:formula="of:=LOG10([.C399])" office:value-type="float" office:value="-0.698970004336019">
            <text:p>-0.69897</text:p>
          </table:table-cell>
          <table:table-cell table:style-name="ce8" office:value-type="float" office:value="0.2">
            <text:p>0.2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399]);[.A399];[.M399])" office:value-type="float" office:value="-0.698970004336019">
            <text:p>-0.69897</text:p>
          </table:table-cell>
          <table:table-cell table:formula="of:=IF(ISBLANK([.O399]);IF(ISERROR([.B399]);&quot;Err:&quot;&amp;ORG.OPENOFFICE.ERRORTYPE([.B399])=[.M399];OR([.P399]=[.B399];IF(AND(ISNUMBER([.P399]);ISNUMBER([.B399]));OR(AND([.P399]=0;ABS([.B399])&lt;1E-307);&quot;&quot;&amp;[.B399]=&quot;&quot;&amp;[.P399]))));[.O39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LOG10([.C400])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00]);[.A400];[.M400])" office:value-type="float" office:value="0">
            <text:p>0</text:p>
          </table:table-cell>
          <table:table-cell table:formula="of:=IF(ISBLANK([.O400]);IF(ISERROR([.B400]);&quot;Err:&quot;&amp;ORG.OPENOFFICE.ERRORTYPE([.B400])=[.M400];OR([.P400]=[.B400];IF(AND(ISNUMBER([.P400]);ISNUMBER([.B400]));OR(AND([.P400]=0;ABS([.B400])&lt;1E-307);&quot;&quot;&amp;[.B400]=&quot;&quot;&amp;[.P400]))));[.O40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432137378264258">
            <text:p>0.00432</text:p>
          </table:table-cell>
          <table:table-cell table:style-name="ce5" table:formula="of:=LOG10([.C401])" office:value-type="float" office:value="0.00432137378264258">
            <text:p>0.00432</text:p>
          </table:table-cell>
          <table:table-cell table:style-name="ce8" office:value-type="float" office:value="1.01">
            <text:p>1.0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01]);[.A401];[.M401])" office:value-type="float" office:value="0.00432137378264258">
            <text:p>0.00432</text:p>
          </table:table-cell>
          <table:table-cell table:formula="of:=IF(ISBLANK([.O401]);IF(ISERROR([.B401]);&quot;Err:&quot;&amp;ORG.OPENOFFICE.ERRORTYPE([.B401])=[.M401];OR([.P401]=[.B401];IF(AND(ISNUMBER([.P401]);ISNUMBER([.B401]));OR(AND([.P401]=0;ABS([.B401])&lt;1E-307);&quot;&quot;&amp;[.B401]=&quot;&quot;&amp;[.P401]))));[.O40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LOG10([.C402])"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02]);[.A402];[.M402])" office:value-type="float" office:value="1">
            <text:p>1</text:p>
          </table:table-cell>
          <table:table-cell table:formula="of:=IF(ISBLANK([.O402]);IF(ISERROR([.B402]);&quot;Err:&quot;&amp;ORG.OPENOFFICE.ERRORTYPE([.B402])=[.M402];OR([.P402]=[.B402];IF(AND(ISNUMBER([.P402]);ISNUMBER([.B402]));OR(AND([.P402]=0;ABS([.B402])&lt;1E-307);&quot;&quot;&amp;[.B402]=&quot;&quot;&amp;[.P402]))));[.O40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.00043407747932">
            <text:p>1.00043</text:p>
          </table:table-cell>
          <table:table-cell table:style-name="ce5" table:formula="of:=LOG10([.C403])" office:value-type="float" office:value="1.00043407747932">
            <text:p>1.00043</text:p>
          </table:table-cell>
          <table:table-cell table:style-name="ce8" office:value-type="float" office:value="10.01">
            <text:p>10.0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03]);[.A403];[.M403])" office:value-type="float" office:value="1.00043407747932">
            <text:p>1.00043</text:p>
          </table:table-cell>
          <table:table-cell table:formula="of:=IF(ISBLANK([.O403]);IF(ISERROR([.B403]);&quot;Err:&quot;&amp;ORG.OPENOFFICE.ERRORTYPE([.B403])=[.M403];OR([.P403]=[.B403];IF(AND(ISNUMBER([.P403]);ISNUMBER([.B403]));OR(AND([.P403]=0;ABS([.B403])&lt;1E-307);&quot;&quot;&amp;[.B403]=&quot;&quot;&amp;[.P403]))));[.O40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5" table:formula="of:=LOG10([.C404])" office:value-type="float" office:value="9">
            <text:p>9</text:p>
          </table:table-cell>
          <table:table-cell table:style-name="ce8" office:value-type="float" office:value="1000000000">
            <text:p>100000000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04]);[.A404];[.M404])" office:value-type="float" office:value="9">
            <text:p>9</text:p>
          </table:table-cell>
          <table:table-cell table:formula="of:=IF(ISBLANK([.O404]);IF(ISERROR([.B404]);&quot;Err:&quot;&amp;ORG.OPENOFFICE.ERRORTYPE([.B404])=[.M404];OR([.P404]=[.B404];IF(AND(ISNUMBER([.P404]);ISNUMBER([.B404]));OR(AND([.P404]=0;ABS([.B404])&lt;1E-307);&quot;&quot;&amp;[.B404]=&quot;&quot;&amp;[.P404]))));[.O40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-Inf/FE</text:p>
          </table:table-cell>
          <table:table-cell table:style-name="ce5" table:formula="of:=LOG10([.C405])" office:value-type="float" office:value="0">
            <text:p>Err:502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 office:value-type="string">
            <text:p>Err:502</text:p>
          </table:table-cell>
          <table:table-cell table:style-name="ce5"/>
          <table:table-cell table:style-name="ce5"/>
          <table:table-cell table:formula="of:=IF(ISBLANK([.M405]);[.A405];[.M405])" office:value-type="string" office:string-value="Err:502">
            <text:p>Err:502</text:p>
          </table:table-cell>
          <table:table-cell table:formula="of:=IF(ISBLANK([.O405]);IF(ISERROR([.B405]);&quot;Err:&quot;&amp;ORG.OPENOFFICE.ERRORTYPE([.B405])=[.M405];OR([.P405]=[.B405];IF(AND(ISNUMBER([.P405]);ISNUMBER([.B405]));OR(AND([.P405]=0;ABS([.B405])&lt;1E-307);&quot;&quot;&amp;[.B405]=&quot;&quot;&amp;[.P405]))));[.O40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N/FE</text:p>
          </table:table-cell>
          <table:table-cell table:style-name="ce5" table:formula="of:=LOG10([.C406])" office:value-type="float" office:value="0">
            <text:p>Err:502</text:p>
          </table:table-cell>
          <table:table-cell table:style-name="ce8" office:value-type="float" office:value="-2">
            <text:p>-2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 office:value-type="string">
            <text:p>Err:502</text:p>
          </table:table-cell>
          <table:table-cell table:style-name="ce5"/>
          <table:table-cell table:style-name="ce5"/>
          <table:table-cell table:formula="of:=IF(ISBLANK([.M406]);[.A406];[.M406])" office:value-type="string" office:string-value="Err:502">
            <text:p>Err:502</text:p>
          </table:table-cell>
          <table:table-cell table:formula="of:=IF(ISBLANK([.O406]);IF(ISERROR([.B406]);&quot;Err:&quot;&amp;ORG.OPENOFFICE.ERRORTYPE([.B406])=[.M406];OR([.P406]=[.B406];IF(AND(ISNUMBER([.P406]);ISNUMBER([.B406]));OR(AND([.P406]=0;ABS([.B406])&lt;1E-307);&quot;&quot;&amp;[.B406]=&quot;&quot;&amp;[.P406]))));[.O40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8" table:number-columns-repeated="7"/>
          <table:table-cell table:style-name="ce10"/>
          <table:table-cell table:style-name="ce5" table:number-columns-repeated="2"/>
          <table:table-cell table:style-name="ce11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MOD([.C408];[.D408])" office:value-type="float" office:value="0">
            <text:p>0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-3">
            <text:p>-3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office:value-type="string">
            <text:p>MOD</text:p>
          </table:table-cell>
          <table:table-cell table:style-name="ce5" office:value-type="string">
            <text:p>MOD</text:p>
          </table:table-cell>
          <table:table-cell table:style-name="ce11"/>
          <table:table-cell table:style-name="ce5"/>
          <table:table-cell table:style-name="ce5"/>
          <table:table-cell table:formula="of:=IF(ISBLANK([.M408]);[.A408];[.M408])" office:value-type="float" office:value="0">
            <text:p>0</text:p>
          </table:table-cell>
          <table:table-cell table:formula="of:=IF(ISBLANK([.O408]);IF(ISERROR([.B408]);&quot;Err:&quot;&amp;ORG.OPENOFFICE.ERRORTYPE([.B408])=[.M408];OR([.P408]=[.B408];IF(AND(ISNUMBER([.P408]);ISNUMBER([.B408]));OR(AND([.P408]=0;ABS([.B408])&lt;1E-307);&quot;&quot;&amp;[.B408]=&quot;&quot;&amp;[.P408]))));[.O40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table:formula="of:=MOD([.C409];[.D409])" office:value-type="float" office:value="2">
            <text:p>2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5">
            <text:p>5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09]);[.A409];[.M409])" office:value-type="float" office:value="2">
            <text:p>2</text:p>
          </table:table-cell>
          <table:table-cell table:formula="of:=IF(ISBLANK([.O409]);IF(ISERROR([.B409]);&quot;Err:&quot;&amp;ORG.OPENOFFICE.ERRORTYPE([.B409])=[.M409];OR([.P409]=[.B409];IF(AND(ISNUMBER([.P409]);ISNUMBER([.B409]));OR(AND([.P409]=0;ABS([.B409])&lt;1E-307);&quot;&quot;&amp;[.B409]=&quot;&quot;&amp;[.P409]))));[.O40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3">
            <text:p>-3</text:p>
          </table:table-cell>
          <table:table-cell table:style-name="ce5" table:formula="of:=MOD([.C410];[.D410])" office:value-type="float" office:value="-3">
            <text:p>-3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-5">
            <text:p>-5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10]);[.A410];[.M410])" office:value-type="float" office:value="-3">
            <text:p>-3</text:p>
          </table:table-cell>
          <table:table-cell table:formula="of:=IF(ISBLANK([.O410]);IF(ISERROR([.B410]);&quot;Err:&quot;&amp;ORG.OPENOFFICE.ERRORTYPE([.B410])=[.M410];OR([.P410]=[.B410];IF(AND(ISNUMBER([.P410]);ISNUMBER([.B410]));OR(AND([.P410]=0;ABS([.B410])&lt;1E-307);&quot;&quot;&amp;[.B410]=&quot;&quot;&amp;[.P410]))));[.O41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table:formula="of:=MOD([.C411];[.D411])" office:value-type="float" office:value="3">
            <text:p>3</text:p>
          </table:table-cell>
          <table:table-cell table:style-name="ce8" office:value-type="float" office:value="-17">
            <text:p>-17</text:p>
          </table:table-cell>
          <table:table-cell table:style-name="ce8" office:value-type="float" office:value="5">
            <text:p>5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11]);[.A411];[.M411])" office:value-type="float" office:value="3">
            <text:p>3</text:p>
          </table:table-cell>
          <table:table-cell table:formula="of:=IF(ISBLANK([.O411]);IF(ISERROR([.B411]);&quot;Err:&quot;&amp;ORG.OPENOFFICE.ERRORTYPE([.B411])=[.M411];OR([.P411]=[.B411];IF(AND(ISNUMBER([.P411]);ISNUMBER([.B411]));OR(AND([.P411]=0;ABS([.B411])&lt;1E-307);&quot;&quot;&amp;[.B411]=&quot;&quot;&amp;[.P411]))));[.O41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2">
            <text:p>-2</text:p>
          </table:table-cell>
          <table:table-cell table:style-name="ce5" table:formula="of:=MOD([.C412];[.D412])" office:value-type="float" office:value="-2">
            <text:p>-2</text:p>
          </table:table-cell>
          <table:table-cell table:style-name="ce8" office:value-type="float" office:value="-17">
            <text:p>-17</text:p>
          </table:table-cell>
          <table:table-cell table:style-name="ce8" office:value-type="float" office:value="-5">
            <text:p>-5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12]);[.A412];[.M412])" office:value-type="float" office:value="-2">
            <text:p>-2</text:p>
          </table:table-cell>
          <table:table-cell table:formula="of:=IF(ISBLANK([.O412]);IF(ISERROR([.B412]);&quot;Err:&quot;&amp;ORG.OPENOFFICE.ERRORTYPE([.B412])=[.M412];OR([.P412]=[.B412];IF(AND(ISNUMBER([.P412]);ISNUMBER([.B412]));OR(AND([.P412]=0;ABS([.B412])&lt;1E-307);&quot;&quot;&amp;[.B412]=&quot;&quot;&amp;[.P412]))));[.O41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5">
            <text:p>0.5</text:p>
          </table:table-cell>
          <table:table-cell table:style-name="ce5" table:formula="of:=MOD([.C413];[.D413])" office:value-type="float" office:value="0.5">
            <text:p>0.5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5.5">
            <text:p>5.5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13]);[.A413];[.M413])" office:value-type="float" office:value="0.5">
            <text:p>0.5</text:p>
          </table:table-cell>
          <table:table-cell table:formula="of:=IF(ISBLANK([.O413]);IF(ISERROR([.B413]);&quot;Err:&quot;&amp;ORG.OPENOFFICE.ERRORTYPE([.B413])=[.M413];OR([.P413]=[.B413];IF(AND(ISNUMBER([.P413]);ISNUMBER([.B413]));OR(AND([.P413]=0;ABS([.B413])&lt;1E-307);&quot;&quot;&amp;[.B413]=&quot;&quot;&amp;[.P413]))));[.O41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.84">
            <text:p>1.84</text:p>
          </table:table-cell>
          <table:table-cell table:style-name="ce5" table:formula="of:=MOD([.C414];[.D414])" office:value-type="float" office:value="1.84">
            <text:p>1.84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2.01">
            <text:p>2.01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14]);[.A414];[.M414])" office:value-type="float" office:value="1.84">
            <text:p>1.84</text:p>
          </table:table-cell>
          <table:table-cell table:formula="of:=IF(ISBLANK([.O414]);IF(ISERROR([.B414]);&quot;Err:&quot;&amp;ORG.OPENOFFICE.ERRORTYPE([.B414])=[.M414];OR([.P414]=[.B414];IF(AND(ISNUMBER([.P414]);ISNUMBER([.B414]));OR(AND([.P414]=0;ABS([.B414])&lt;1E-307);&quot;&quot;&amp;[.B414]=&quot;&quot;&amp;[.P414]))));[.O41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N/AE</text:p>
          </table:table-cell>
          <table:table-cell table:style-name="ce5" table:formula="of:=MOD([.C415];[.D415])" office:value-type="float" office:value="0">
            <text:p>#VALUE!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 office:value-type="string">
            <text:p>Err:519</text:p>
          </table:table-cell>
          <table:table-cell table:style-name="ce5"/>
          <table:table-cell table:style-name="ce5"/>
          <table:table-cell table:formula="of:=IF(ISBLANK([.M415]);[.A415];[.M415])" office:value-type="string" office:string-value="Err:519">
            <text:p>Err:519</text:p>
          </table:table-cell>
          <table:table-cell table:formula="of:=IF(ISBLANK([.O415]);IF(ISERROR([.B415]);&quot;Err:&quot;&amp;ORG.OPENOFFICE.ERRORTYPE([.B415])=[.M415];OR([.P415]=[.B415];IF(AND(ISNUMBER([.P415]);ISNUMBER([.B415]));OR(AND([.P415]=0;ABS([.B415])&lt;1E-307);&quot;&quot;&amp;[.B415]=&quot;&quot;&amp;[.P415]))));[.O41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8" table:number-columns-repeated="7"/>
          <table:table-cell table:style-name="ce10"/>
          <table:table-cell table:style-name="ce5" table:number-columns-repeated="2"/>
          <table:table-cell table:style-name="ce11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316227766016838">
            <text:p>0.03162</text:p>
          </table:table-cell>
          <table:table-cell table:style-name="ce5" table:formula="of:=SQRT([.C417])" office:value-type="float" office:value="0.0316227766016838">
            <text:p>0.03162</text:p>
          </table:table-cell>
          <table:table-cell table:style-name="ce8" office:value-type="float" office:value="0.001">
            <text:p>0.00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office:value-type="string">
            <text:p>SQRT</text:p>
          </table:table-cell>
          <table:table-cell table:style-name="ce5" office:value-type="string">
            <text:p>SQRT</text:p>
          </table:table-cell>
          <table:table-cell table:style-name="ce11"/>
          <table:table-cell table:style-name="ce5"/>
          <table:table-cell table:style-name="ce5"/>
          <table:table-cell table:formula="of:=IF(ISBLANK([.M417]);[.A417];[.M417])" office:value-type="float" office:value="0.0316227766016838">
            <text:p>0.03162</text:p>
          </table:table-cell>
          <table:table-cell table:formula="of:=IF(ISBLANK([.O417]);IF(ISERROR([.B417]);&quot;Err:&quot;&amp;ORG.OPENOFFICE.ERRORTYPE([.B417])=[.M417];OR([.P417]=[.B417];IF(AND(ISNUMBER([.P417]);ISNUMBER([.B417]));OR(AND([.P417]=0;ABS([.B417])&lt;1E-307);&quot;&quot;&amp;[.B417]=&quot;&quot;&amp;[.P417]))));[.O41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1">
            <text:p>0.1</text:p>
          </table:table-cell>
          <table:table-cell table:style-name="ce5" table:formula="of:=SQRT([.C418])" office:value-type="float" office:value="0.1">
            <text:p>0.1</text:p>
          </table:table-cell>
          <table:table-cell table:style-name="ce8" office:value-type="float" office:value="0.01">
            <text:p>0.0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18]);[.A418];[.M418])" office:value-type="float" office:value="0.1">
            <text:p>0.1</text:p>
          </table:table-cell>
          <table:table-cell table:formula="of:=IF(ISBLANK([.O418]);IF(ISERROR([.B418]);&quot;Err:&quot;&amp;ORG.OPENOFFICE.ERRORTYPE([.B418])=[.M418];OR([.P418]=[.B418];IF(AND(ISNUMBER([.P418]);ISNUMBER([.B418]));OR(AND([.P418]=0;ABS([.B418])&lt;1E-307);&quot;&quot;&amp;[.B418]=&quot;&quot;&amp;[.P418]))));[.O41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99498743710662">
            <text:p>0.99499</text:p>
          </table:table-cell>
          <table:table-cell table:style-name="ce5" table:formula="of:=SQRT([.C419])" office:value-type="float" office:value="0.99498743710662">
            <text:p>0.99499</text:p>
          </table:table-cell>
          <table:table-cell table:style-name="ce8" office:value-type="float" office:value="0.99">
            <text:p>0.99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19]);[.A419];[.M419])" office:value-type="float" office:value="0.99498743710662">
            <text:p>0.99499</text:p>
          </table:table-cell>
          <table:table-cell table:formula="of:=IF(ISBLANK([.O419]);IF(ISERROR([.B419]);&quot;Err:&quot;&amp;ORG.OPENOFFICE.ERRORTYPE([.B419])=[.M419];OR([.P419]=[.B419];IF(AND(ISNUMBER([.P419]);ISNUMBER([.B419]));OR(AND([.P419]=0;ABS([.B419])&lt;1E-307);&quot;&quot;&amp;[.B419]=&quot;&quot;&amp;[.P419]))));[.O41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SQRT([.C420])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20]);[.A420];[.M420])" office:value-type="float" office:value="1">
            <text:p>1</text:p>
          </table:table-cell>
          <table:table-cell table:formula="of:=IF(ISBLANK([.O420]);IF(ISERROR([.B420]);&quot;Err:&quot;&amp;ORG.OPENOFFICE.ERRORTYPE([.B420])=[.M420];OR([.P420]=[.B420];IF(AND(ISNUMBER([.P420]);ISNUMBER([.B420]));OR(AND([.P420]=0;ABS([.B420])&lt;1E-307);&quot;&quot;&amp;[.B420]=&quot;&quot;&amp;[.P420]))));[.O42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.00498756211209">
            <text:p>1.00499</text:p>
          </table:table-cell>
          <table:table-cell table:style-name="ce5" table:formula="of:=SQRT([.C421])" office:value-type="float" office:value="1.00498756211209">
            <text:p>1.00499</text:p>
          </table:table-cell>
          <table:table-cell table:style-name="ce8" office:value-type="float" office:value="1.01">
            <text:p>1.0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21]);[.A421];[.M421])" office:value-type="float" office:value="1.00498756211209">
            <text:p>1.00499</text:p>
          </table:table-cell>
          <table:table-cell table:formula="of:=IF(ISBLANK([.O421]);IF(ISERROR([.B421]);&quot;Err:&quot;&amp;ORG.OPENOFFICE.ERRORTYPE([.B421])=[.M421];OR([.P421]=[.B421];IF(AND(ISNUMBER([.P421]);ISNUMBER([.B421]));OR(AND([.P421]=0;ABS([.B421])&lt;1E-307);&quot;&quot;&amp;[.B421]=&quot;&quot;&amp;[.P421]))));[.O42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.16227766016838">
            <text:p>3.16228</text:p>
          </table:table-cell>
          <table:table-cell table:style-name="ce5" table:formula="of:=SQRT([.C422])" office:value-type="float" office:value="3.16227766016838">
            <text:p>3.16228</text:p>
          </table:table-cell>
          <table:table-cell table:style-name="ce8" office:value-type="float" office:value="10">
            <text:p>1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22]);[.A422];[.M422])" office:value-type="float" office:value="3.16227766016838">
            <text:p>3.16228</text:p>
          </table:table-cell>
          <table:table-cell table:formula="of:=IF(ISBLANK([.O422]);IF(ISERROR([.B422]);&quot;Err:&quot;&amp;ORG.OPENOFFICE.ERRORTYPE([.B422])=[.M422];OR([.P422]=[.B422];IF(AND(ISNUMBER([.P422]);ISNUMBER([.B422]));OR(AND([.P422]=0;ABS([.B422])&lt;1E-307);&quot;&quot;&amp;[.B422]=&quot;&quot;&amp;[.P422]))));[.O42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5" table:formula="of:=SQRT([.C423])" office:value-type="float" office:value="10">
            <text:p>10</text:p>
          </table:table-cell>
          <table:table-cell table:style-name="ce8" office:value-type="float" office:value="100">
            <text:p>10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23]);[.A423];[.M423])" office:value-type="float" office:value="10">
            <text:p>10</text:p>
          </table:table-cell>
          <table:table-cell table:formula="of:=IF(ISBLANK([.O423]);IF(ISERROR([.B423]);&quot;Err:&quot;&amp;ORG.OPENOFFICE.ERRORTYPE([.B423])=[.M423];OR([.P423]=[.B423];IF(AND(ISNUMBER([.P423]);ISNUMBER([.B423]));OR(AND([.P423]=0;ABS([.B423])&lt;1E-307);&quot;&quot;&amp;[.B423]=&quot;&quot;&amp;[.P423]))));[.O42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16.227766016838">
            <text:p>316.22777</text:p>
          </table:table-cell>
          <table:table-cell table:style-name="ce5" table:formula="of:=SQRT([.C424])" office:value-type="float" office:value="316.227766016838">
            <text:p>316.22777</text:p>
          </table:table-cell>
          <table:table-cell table:style-name="ce8" office:value-type="float" office:value="100000">
            <text:p>10000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24]);[.A424];[.M424])" office:value-type="float" office:value="316.227766016838">
            <text:p>316.22777</text:p>
          </table:table-cell>
          <table:table-cell table:formula="of:=IF(ISBLANK([.O424]);IF(ISERROR([.B424]);&quot;Err:&quot;&amp;ORG.OPENOFFICE.ERRORTYPE([.B424])=[.M424];OR([.P424]=[.B424];IF(AND(ISNUMBER([.P424]);ISNUMBER([.B424]));OR(AND([.P424]=0;ABS([.B424])&lt;1E-307);&quot;&quot;&amp;[.B424]=&quot;&quot;&amp;[.P424]))));[.O42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SQRT([.C425]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25]);[.A425];[.M425])" office:value-type="float" office:value="0">
            <text:p>0</text:p>
          </table:table-cell>
          <table:table-cell table:formula="of:=IF(ISBLANK([.O425]);IF(ISERROR([.B425]);&quot;Err:&quot;&amp;ORG.OPENOFFICE.ERRORTYPE([.B425])=[.M425];OR([.P425]=[.B425];IF(AND(ISNUMBER([.P425]);ISNUMBER([.B425]));OR(AND([.P425]=0;ABS([.B425])&lt;1E-307);&quot;&quot;&amp;[.B425]=&quot;&quot;&amp;[.P425]))));[.O42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N/FE</text:p>
          </table:table-cell>
          <table:table-cell table:style-name="ce5" table:formula="of:=SQRT([.C426])" office:value-type="float" office:value="0">
            <text:p>Err:502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 office:value-type="string">
            <text:p>Err:502</text:p>
          </table:table-cell>
          <table:table-cell table:style-name="ce5"/>
          <table:table-cell table:style-name="ce5"/>
          <table:table-cell table:formula="of:=IF(ISBLANK([.M426]);[.A426];[.M426])" office:value-type="string" office:string-value="Err:502">
            <text:p>Err:502</text:p>
          </table:table-cell>
          <table:table-cell table:formula="of:=IF(ISBLANK([.O426]);IF(ISERROR([.B426]);&quot;Err:&quot;&amp;ORG.OPENOFFICE.ERRORTYPE([.B426])=[.M426];OR([.P426]=[.B426];IF(AND(ISNUMBER([.P426]);ISNUMBER([.B426]));OR(AND([.P426]=0;ABS([.B426])&lt;1E-307);&quot;&quot;&amp;[.B426]=&quot;&quot;&amp;[.P426]))));[.O42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8" table:number-columns-repeated="7"/>
          <table:table-cell table:style-name="ce10"/>
          <table:table-cell table:style-name="ce5" table:number-columns-repeated="2"/>
          <table:table-cell table:style-name="ce11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FACT([.C428])" office:value-type="float" office:value="0">
            <text:p>Err:502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office:value-type="string">
            <text:p>FACT</text:p>
          </table:table-cell>
          <table:table-cell table:style-name="ce5" office:value-type="string">
            <text:p>FACT</text:p>
          </table:table-cell>
          <table:table-cell table:style-name="ce11" office:value-type="string">
            <text:p>Err:502</text:p>
          </table:table-cell>
          <table:table-cell table:style-name="ce5"/>
          <table:table-cell table:style-name="ce5"/>
          <table:table-cell table:formula="of:=IF(ISBLANK([.M428]);[.A428];[.M428])" office:value-type="string" office:string-value="Err:502">
            <text:p>Err:502</text:p>
          </table:table-cell>
          <table:table-cell table:formula="of:=IF(ISBLANK([.O428]);IF(ISERROR([.B428]);&quot;Err:&quot;&amp;ORG.OPENOFFICE.ERRORTYPE([.B428])=[.M428];OR([.P428]=[.B428];IF(AND(ISNUMBER([.P428]);ISNUMBER([.B428]));OR(AND([.P428]=0;ABS([.B428])&lt;1E-307);&quot;&quot;&amp;[.B428]=&quot;&quot;&amp;[.P428]))));[.O42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FACT([.C429])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29]);[.A429];[.M429])" office:value-type="float" office:value="1">
            <text:p>1</text:p>
          </table:table-cell>
          <table:table-cell table:formula="of:=IF(ISBLANK([.O429]);IF(ISERROR([.B429]);&quot;Err:&quot;&amp;ORG.OPENOFFICE.ERRORTYPE([.B429])=[.M429];OR([.P429]=[.B429];IF(AND(ISNUMBER([.P429]);ISNUMBER([.B429]));OR(AND([.P429]=0;ABS([.B429])&lt;1E-307);&quot;&quot;&amp;[.B429]=&quot;&quot;&amp;[.P429]))));[.O42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FACT([.C430])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30]);[.A430];[.M430])" office:value-type="float" office:value="1">
            <text:p>1</text:p>
          </table:table-cell>
          <table:table-cell table:formula="of:=IF(ISBLANK([.O430]);IF(ISERROR([.B430]);&quot;Err:&quot;&amp;ORG.OPENOFFICE.ERRORTYPE([.B430])=[.M430];OR([.P430]=[.B430];IF(AND(ISNUMBER([.P430]);ISNUMBER([.B430]));OR(AND([.P430]=0;ABS([.B430])&lt;1E-307);&quot;&quot;&amp;[.B430]=&quot;&quot;&amp;[.P430]))));[.O43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table:formula="of:=FACT([.C431])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31]);[.A431];[.M431])" office:value-type="float" office:value="2">
            <text:p>2</text:p>
          </table:table-cell>
          <table:table-cell table:formula="of:=IF(ISBLANK([.O431]);IF(ISERROR([.B431]);&quot;Err:&quot;&amp;ORG.OPENOFFICE.ERRORTYPE([.B431])=[.M431];OR([.P431]=[.B431];IF(AND(ISNUMBER([.P431]);ISNUMBER([.B431]));OR(AND([.P431]=0;ABS([.B431])&lt;1E-307);&quot;&quot;&amp;[.B431]=&quot;&quot;&amp;[.P431]))));[.O43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5" table:formula="of:=FACT([.C432])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32]);[.A432];[.M432])" office:value-type="float" office:value="6">
            <text:p>6</text:p>
          </table:table-cell>
          <table:table-cell table:formula="of:=IF(ISBLANK([.O432]);IF(ISERROR([.B432]);&quot;Err:&quot;&amp;ORG.OPENOFFICE.ERRORTYPE([.B432])=[.M432];OR([.P432]=[.B432];IF(AND(ISNUMBER([.P432]);ISNUMBER([.B432]));OR(AND([.P432]=0;ABS([.B432])&lt;1E-307);&quot;&quot;&amp;[.B432]=&quot;&quot;&amp;[.P432]))));[.O43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5" table:formula="of:=FACT([.C433])" office:value-type="float" office:value="24">
            <text:p>24</text:p>
          </table:table-cell>
          <table:table-cell table:style-name="ce8" office:value-type="float" office:value="4">
            <text:p>4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33]);[.A433];[.M433])" office:value-type="float" office:value="24">
            <text:p>24</text:p>
          </table:table-cell>
          <table:table-cell table:formula="of:=IF(ISBLANK([.O433]);IF(ISERROR([.B433]);&quot;Err:&quot;&amp;ORG.OPENOFFICE.ERRORTYPE([.B433])=[.M433];OR([.P433]=[.B433];IF(AND(ISNUMBER([.P433]);ISNUMBER([.B433]));OR(AND([.P433]=0;ABS([.B433])&lt;1E-307);&quot;&quot;&amp;[.B433]=&quot;&quot;&amp;[.P433]))));[.O43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20">
            <text:p>120</text:p>
          </table:table-cell>
          <table:table-cell table:style-name="ce5" table:formula="of:=FACT([.C434])" office:value-type="float" office:value="120">
            <text:p>120</text:p>
          </table:table-cell>
          <table:table-cell table:style-name="ce8" office:value-type="float" office:value="5">
            <text:p>5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34]);[.A434];[.M434])" office:value-type="float" office:value="120">
            <text:p>120</text:p>
          </table:table-cell>
          <table:table-cell table:formula="of:=IF(ISBLANK([.O434]);IF(ISERROR([.B434]);&quot;Err:&quot;&amp;ORG.OPENOFFICE.ERRORTYPE([.B434])=[.M434];OR([.P434]=[.B434];IF(AND(ISNUMBER([.P434]);ISNUMBER([.B434]));OR(AND([.P434]=0;ABS([.B434])&lt;1E-307);&quot;&quot;&amp;[.B434]=&quot;&quot;&amp;[.P434]))));[.O43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720">
            <text:p>720</text:p>
          </table:table-cell>
          <table:table-cell table:style-name="ce5" table:formula="of:=FACT([.C435])" office:value-type="float" office:value="720">
            <text:p>720</text:p>
          </table:table-cell>
          <table:table-cell table:style-name="ce8" office:value-type="float" office:value="6">
            <text:p>6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35]);[.A435];[.M435])" office:value-type="float" office:value="720">
            <text:p>720</text:p>
          </table:table-cell>
          <table:table-cell table:formula="of:=IF(ISBLANK([.O435]);IF(ISERROR([.B435]);&quot;Err:&quot;&amp;ORG.OPENOFFICE.ERRORTYPE([.B435])=[.M435];OR([.P435]=[.B435];IF(AND(ISNUMBER([.P435]);ISNUMBER([.B435]));OR(AND([.P435]=0;ABS([.B435])&lt;1E-307);&quot;&quot;&amp;[.B435]=&quot;&quot;&amp;[.P435]))));[.O43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5040">
            <text:p>5040</text:p>
          </table:table-cell>
          <table:table-cell table:style-name="ce5" table:formula="of:=FACT([.C436])" office:value-type="float" office:value="5040">
            <text:p>5040</text:p>
          </table:table-cell>
          <table:table-cell table:style-name="ce8" office:value-type="float" office:value="7">
            <text:p>7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36]);[.A436];[.M436])" office:value-type="float" office:value="5040">
            <text:p>5040</text:p>
          </table:table-cell>
          <table:table-cell table:formula="of:=IF(ISBLANK([.O436]);IF(ISERROR([.B436]);&quot;Err:&quot;&amp;ORG.OPENOFFICE.ERRORTYPE([.B436])=[.M436];OR([.P436]=[.B436];IF(AND(ISNUMBER([.P436]);ISNUMBER([.B436]));OR(AND([.P436]=0;ABS([.B436])&lt;1E-307);&quot;&quot;&amp;[.B436]=&quot;&quot;&amp;[.P436]))));[.O43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40320">
            <text:p>40320</text:p>
          </table:table-cell>
          <table:table-cell table:style-name="ce5" table:formula="of:=FACT([.C437])" office:value-type="float" office:value="40320">
            <text:p>40320</text:p>
          </table:table-cell>
          <table:table-cell table:style-name="ce8" office:value-type="float" office:value="8">
            <text:p>8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37]);[.A437];[.M437])" office:value-type="float" office:value="40320">
            <text:p>40320</text:p>
          </table:table-cell>
          <table:table-cell table:formula="of:=IF(ISBLANK([.O437]);IF(ISERROR([.B437]);&quot;Err:&quot;&amp;ORG.OPENOFFICE.ERRORTYPE([.B437])=[.M437];OR([.P437]=[.B437];IF(AND(ISNUMBER([.P437]);ISNUMBER([.B437]));OR(AND([.P437]=0;ABS([.B437])&lt;1E-307);&quot;&quot;&amp;[.B437]=&quot;&quot;&amp;[.P437]))));[.O43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62880">
            <text:p>362880</text:p>
          </table:table-cell>
          <table:table-cell table:style-name="ce5" table:formula="of:=FACT([.C438])" office:value-type="float" office:value="362880">
            <text:p>362880</text:p>
          </table:table-cell>
          <table:table-cell table:style-name="ce8" office:value-type="float" office:value="9">
            <text:p>9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38]);[.A438];[.M438])" office:value-type="float" office:value="362880">
            <text:p>362880</text:p>
          </table:table-cell>
          <table:table-cell table:formula="of:=IF(ISBLANK([.O438]);IF(ISERROR([.B438]);&quot;Err:&quot;&amp;ORG.OPENOFFICE.ERRORTYPE([.B438])=[.M438];OR([.P438]=[.B438];IF(AND(ISNUMBER([.P438]);ISNUMBER([.B438]));OR(AND([.P438]=0;ABS([.B438])&lt;1E-307);&quot;&quot;&amp;[.B438]=&quot;&quot;&amp;[.P438]))));[.O43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628800">
            <text:p>3628800</text:p>
          </table:table-cell>
          <table:table-cell table:style-name="ce5" table:formula="of:=FACT([.C439])" office:value-type="float" office:value="3628800">
            <text:p>3628800</text:p>
          </table:table-cell>
          <table:table-cell table:style-name="ce8" office:value-type="float" office:value="10">
            <text:p>1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39]);[.A439];[.M439])" office:value-type="float" office:value="3628800">
            <text:p>3628800</text:p>
          </table:table-cell>
          <table:table-cell table:formula="of:=IF(ISBLANK([.O439]);IF(ISERROR([.B439]);&quot;Err:&quot;&amp;ORG.OPENOFFICE.ERRORTYPE([.B439])=[.M439];OR([.P439]=[.B439];IF(AND(ISNUMBER([.P439]);ISNUMBER([.B439]));OR(AND([.P439]=0;ABS([.B439])&lt;1E-307);&quot;&quot;&amp;[.B439]=&quot;&quot;&amp;[.P439]))));[.O43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9916800">
            <text:p>39916800</text:p>
          </table:table-cell>
          <table:table-cell table:style-name="ce5" table:formula="of:=FACT([.C440])" office:value-type="float" office:value="39916800">
            <text:p>39916800</text:p>
          </table:table-cell>
          <table:table-cell table:style-name="ce8" office:value-type="float" office:value="11">
            <text:p>1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40]);[.A440];[.M440])" office:value-type="float" office:value="39916800">
            <text:p>39916800</text:p>
          </table:table-cell>
          <table:table-cell table:formula="of:=IF(ISBLANK([.O440]);IF(ISERROR([.B440]);&quot;Err:&quot;&amp;ORG.OPENOFFICE.ERRORTYPE([.B440])=[.M440];OR([.P440]=[.B440];IF(AND(ISNUMBER([.P440]);ISNUMBER([.B440]));OR(AND([.P440]=0;ABS([.B440])&lt;1E-307);&quot;&quot;&amp;[.B440]=&quot;&quot;&amp;[.P440]))));[.O44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479001600">
            <text:p>479001600</text:p>
          </table:table-cell>
          <table:table-cell table:style-name="ce5" table:formula="of:=FACT([.C441])" office:value-type="float" office:value="479001600">
            <text:p>479001600</text:p>
          </table:table-cell>
          <table:table-cell table:style-name="ce8" office:value-type="float" office:value="12">
            <text:p>12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41]);[.A441];[.M441])" office:value-type="float" office:value="479001600">
            <text:p>479001600</text:p>
          </table:table-cell>
          <table:table-cell table:formula="of:=IF(ISBLANK([.O441]);IF(ISERROR([.B441]);&quot;Err:&quot;&amp;ORG.OPENOFFICE.ERRORTYPE([.B441])=[.M441];OR([.P441]=[.B441];IF(AND(ISNUMBER([.P441]);ISNUMBER([.B441]));OR(AND([.P441]=0;ABS([.B441])&lt;1E-307);&quot;&quot;&amp;[.B441]=&quot;&quot;&amp;[.P441]))));[.O44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6227020800">
            <text:p>6227020800</text:p>
          </table:table-cell>
          <table:table-cell table:style-name="ce5" table:formula="of:=FACT([.C442])" office:value-type="float" office:value="6227020800">
            <text:p>6227020800</text:p>
          </table:table-cell>
          <table:table-cell table:style-name="ce8" office:value-type="float" office:value="13">
            <text:p>13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 office:value-type="string">
            <text:p>long</text:p>
          </table:table-cell>
          <table:table-cell table:style-name="ce5"/>
          <table:table-cell table:formula="of:=IF(ISBLANK([.M442]);[.A442];[.M442])" office:value-type="float" office:value="6227020800">
            <text:p>6227020800</text:p>
          </table:table-cell>
          <table:table-cell table:formula="of:=IF(ISBLANK([.O442]);IF(ISERROR([.B442]);&quot;Err:&quot;&amp;ORG.OPENOFFICE.ERRORTYPE([.B442])=[.M442];OR([.P442]=[.B442];IF(AND(ISNUMBER([.P442]);ISNUMBER([.B442]));OR(AND([.P442]=0;ABS([.B442])&lt;1E-307);&quot;&quot;&amp;[.B442]=&quot;&quot;&amp;[.P442]))));[.O44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87178291200">
            <text:p>87178291200</text:p>
          </table:table-cell>
          <table:table-cell table:style-name="ce5" table:formula="of:=FACT([.C443])" office:value-type="float" office:value="87178291200">
            <text:p>87178291200</text:p>
          </table:table-cell>
          <table:table-cell table:style-name="ce8" office:value-type="float" office:value="14">
            <text:p>14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 office:value-type="string">
            <text:p>long</text:p>
          </table:table-cell>
          <table:table-cell table:style-name="ce5"/>
          <table:table-cell table:formula="of:=IF(ISBLANK([.M443]);[.A443];[.M443])" office:value-type="float" office:value="87178291200">
            <text:p>87178291200</text:p>
          </table:table-cell>
          <table:table-cell table:formula="of:=IF(ISBLANK([.O443]);IF(ISERROR([.B443]);&quot;Err:&quot;&amp;ORG.OPENOFFICE.ERRORTYPE([.B443])=[.M443];OR([.P443]=[.B443];IF(AND(ISNUMBER([.P443]);ISNUMBER([.B443]));OR(AND([.P443]=0;ABS([.B443])&lt;1E-307);&quot;&quot;&amp;[.B443]=&quot;&quot;&amp;[.P443]))));[.O44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307674368000">
            <text:p>1307674368000</text:p>
          </table:table-cell>
          <table:table-cell table:style-name="ce5" table:formula="of:=FACT([.C444])" office:value-type="float" office:value="1307674368000">
            <text:p>1307674368000</text:p>
          </table:table-cell>
          <table:table-cell table:style-name="ce8" office:value-type="float" office:value="15">
            <text:p>15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 office:value-type="string">
            <text:p>long</text:p>
          </table:table-cell>
          <table:table-cell table:style-name="ce5"/>
          <table:table-cell table:formula="of:=IF(ISBLANK([.M444]);[.A444];[.M444])" office:value-type="float" office:value="1307674368000">
            <text:p>1307674368000</text:p>
          </table:table-cell>
          <table:table-cell table:formula="of:=IF(ISBLANK([.O444]);IF(ISERROR([.B444]);&quot;Err:&quot;&amp;ORG.OPENOFFICE.ERRORTYPE([.B444])=[.M444];OR([.P444]=[.B444];IF(AND(ISNUMBER([.P444]);ISNUMBER([.B444]));OR(AND([.P444]=0;ABS([.B444])&lt;1E-307);&quot;&quot;&amp;[.B444]=&quot;&quot;&amp;[.P444]))));[.O44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.43290200817664E+018">
            <text:p>2.43290E+018</text:p>
          </table:table-cell>
          <table:table-cell table:style-name="ce5" table:formula="of:=FACT([.C445])" office:value-type="float" office:value="2.43290200817664E+018">
            <text:p>2.43290E+018</text:p>
          </table:table-cell>
          <table:table-cell table:style-name="ce8" office:value-type="float" office:value="20">
            <text:p>20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 office:value-type="string">
            <text:p>long</text:p>
          </table:table-cell>
          <table:table-cell table:style-name="ce5"/>
          <table:table-cell table:formula="of:=IF(ISBLANK([.M445]);[.A445];[.M445])" office:value-type="float" office:value="2.43290200817664E+018">
            <text:p>2.43290E+018</text:p>
          </table:table-cell>
          <table:table-cell table:formula="of:=IF(ISBLANK([.O445]);IF(ISERROR([.B445]);&quot;Err:&quot;&amp;ORG.OPENOFFICE.ERRORTYPE([.B445])=[.M445];OR([.P445]=[.B445];IF(AND(ISNUMBER([.P445]);ISNUMBER([.B445]));OR(AND([.P445]=0;ABS([.B445])&lt;1E-307);&quot;&quot;&amp;[.B445]=&quot;&quot;&amp;[.P445]))));[.O44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FACT([.C446])" office:value-type="float" office:value="1">
            <text:p>1</text:p>
          </table:table-cell>
          <table:table-cell table:style-name="ce8" office:value-type="float" office:value="1.1">
            <text:p>1.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46]);[.A446];[.M446])" office:value-type="float" office:value="1">
            <text:p>1</text:p>
          </table:table-cell>
          <table:table-cell table:formula="of:=IF(ISBLANK([.O446]);IF(ISERROR([.B446]);&quot;Err:&quot;&amp;ORG.OPENOFFICE.ERRORTYPE([.B446])=[.M446];OR([.P446]=[.B446];IF(AND(ISNUMBER([.P446]);ISNUMBER([.B446]));OR(AND([.P446]=0;ABS([.B446])&lt;1E-307);&quot;&quot;&amp;[.B446]=&quot;&quot;&amp;[.P446]))));[.O44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FACT([.C447])" office:value-type="float" office:value="1">
            <text:p>1</text:p>
          </table:table-cell>
          <table:table-cell table:style-name="ce8" office:value-type="float" office:value="1.9">
            <text:p>1.9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47]);[.A447];[.M447])" office:value-type="float" office:value="1">
            <text:p>1</text:p>
          </table:table-cell>
          <table:table-cell table:formula="of:=IF(ISBLANK([.O447]);IF(ISERROR([.B447]);&quot;Err:&quot;&amp;ORG.OPENOFFICE.ERRORTYPE([.B447])=[.M447];OR([.P447]=[.B447];IF(AND(ISNUMBER([.P447]);ISNUMBER([.B447]));OR(AND([.P447]=0;ABS([.B447])&lt;1E-307);&quot;&quot;&amp;[.B447]=&quot;&quot;&amp;[.P447]))));[.O44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table:formula="of:=FACT([.C448])" office:value-type="float" office:value="2">
            <text:p>2</text:p>
          </table:table-cell>
          <table:table-cell table:style-name="ce8" office:value-type="float" office:value="2.1">
            <text:p>2.1</text:p>
          </table:table-cell>
          <table:table-cell table:style-name="ce8" table:number-columns-repeated="6"/>
          <table:table-cell table:style-name="ce10" office:value-type="float" office:value="1">
            <text:p>1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48]);[.A448];[.M448])" office:value-type="float" office:value="2">
            <text:p>2</text:p>
          </table:table-cell>
          <table:table-cell table:formula="of:=IF(ISBLANK([.O448]);IF(ISERROR([.B448]);&quot;Err:&quot;&amp;ORG.OPENOFFICE.ERRORTYPE([.B448])=[.M448];OR([.P448]=[.B448];IF(AND(ISNUMBER([.P448]);ISNUMBER([.B448]));OR(AND([.P448]=0;ABS([.B448])&lt;1E-307);&quot;&quot;&amp;[.B448]=&quot;&quot;&amp;[.P448]))));[.O44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8" table:number-columns-repeated="7"/>
          <table:table-cell table:style-name="ce10"/>
          <table:table-cell table:style-name="ce5" table:number-columns-repeated="2"/>
          <table:table-cell table:style-name="ce11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COMBIN([.C450];[.D450])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office:value-type="string">
            <text:p>COMBIN</text:p>
          </table:table-cell>
          <table:table-cell table:style-name="ce5" office:value-type="string">
            <text:p>COMBIN</text:p>
          </table:table-cell>
          <table:table-cell table:style-name="ce11"/>
          <table:table-cell table:style-name="ce5"/>
          <table:table-cell table:style-name="ce5"/>
          <table:table-cell table:formula="of:=IF(ISBLANK([.M450]);[.A450];[.M450])" office:value-type="float" office:value="1">
            <text:p>1</text:p>
          </table:table-cell>
          <table:table-cell table:formula="of:=IF(ISBLANK([.O450]);IF(ISERROR([.B450]);&quot;Err:&quot;&amp;ORG.OPENOFFICE.ERRORTYPE([.B450])=[.M450];OR([.P450]=[.B450];IF(AND(ISNUMBER([.P450]);ISNUMBER([.B450]));OR(AND([.P450]=0;ABS([.B450])&lt;1E-307);&quot;&quot;&amp;[.B450]=&quot;&quot;&amp;[.P450]))));[.O45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COMBIN([.C451];[.D451])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51]);[.A451];[.M451])" office:value-type="float" office:value="1">
            <text:p>1</text:p>
          </table:table-cell>
          <table:table-cell table:formula="of:=IF(ISBLANK([.O451]);IF(ISERROR([.B451]);&quot;Err:&quot;&amp;ORG.OPENOFFICE.ERRORTYPE([.B451])=[.M451];OR([.P451]=[.B451];IF(AND(ISNUMBER([.P451]);ISNUMBER([.B451]));OR(AND([.P451]=0;ABS([.B451])&lt;1E-307);&quot;&quot;&amp;[.B451]=&quot;&quot;&amp;[.P451]))));[.O45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COMBIN([.C452];[.D452])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52]);[.A452];[.M452])" office:value-type="float" office:value="1">
            <text:p>1</text:p>
          </table:table-cell>
          <table:table-cell table:formula="of:=IF(ISBLANK([.O452]);IF(ISERROR([.B452]);&quot;Err:&quot;&amp;ORG.OPENOFFICE.ERRORTYPE([.B452])=[.M452];OR([.P452]=[.B452];IF(AND(ISNUMBER([.P452]);ISNUMBER([.B452]));OR(AND([.P452]=0;ABS([.B452])&lt;1E-307);&quot;&quot;&amp;[.B452]=&quot;&quot;&amp;[.P452]))));[.O45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COMBIN([.C453];[.D453])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53]);[.A453];[.M453])" office:value-type="float" office:value="1">
            <text:p>1</text:p>
          </table:table-cell>
          <table:table-cell table:formula="of:=IF(ISBLANK([.O453]);IF(ISERROR([.B453]);&quot;Err:&quot;&amp;ORG.OPENOFFICE.ERRORTYPE([.B453])=[.M453];OR([.P453]=[.B453];IF(AND(ISNUMBER([.P453]);ISNUMBER([.B453]));OR(AND([.P453]=0;ABS([.B453])&lt;1E-307);&quot;&quot;&amp;[.B453]=&quot;&quot;&amp;[.P453]))));[.O45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table:formula="of:=COMBIN([.C454];[.D454])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54]);[.A454];[.M454])" office:value-type="float" office:value="2">
            <text:p>2</text:p>
          </table:table-cell>
          <table:table-cell table:formula="of:=IF(ISBLANK([.O454]);IF(ISERROR([.B454]);&quot;Err:&quot;&amp;ORG.OPENOFFICE.ERRORTYPE([.B454])=[.M454];OR([.P454]=[.B454];IF(AND(ISNUMBER([.P454]);ISNUMBER([.B454]));OR(AND([.P454]=0;ABS([.B454])&lt;1E-307);&quot;&quot;&amp;[.B454]=&quot;&quot;&amp;[.P454]))));[.O45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COMBIN([.C455];[.D455])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55]);[.A455];[.M455])" office:value-type="float" office:value="1">
            <text:p>1</text:p>
          </table:table-cell>
          <table:table-cell table:formula="of:=IF(ISBLANK([.O455]);IF(ISERROR([.B455]);&quot;Err:&quot;&amp;ORG.OPENOFFICE.ERRORTYPE([.B455])=[.M455];OR([.P455]=[.B455];IF(AND(ISNUMBER([.P455]);ISNUMBER([.B455]));OR(AND([.P455]=0;ABS([.B455])&lt;1E-307);&quot;&quot;&amp;[.B455]=&quot;&quot;&amp;[.P455]))));[.O45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COMBIN([.C456];[.D456])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56]);[.A456];[.M456])" office:value-type="float" office:value="1">
            <text:p>1</text:p>
          </table:table-cell>
          <table:table-cell table:formula="of:=IF(ISBLANK([.O456]);IF(ISERROR([.B456]);&quot;Err:&quot;&amp;ORG.OPENOFFICE.ERRORTYPE([.B456])=[.M456];OR([.P456]=[.B456];IF(AND(ISNUMBER([.P456]);ISNUMBER([.B456]));OR(AND([.P456]=0;ABS([.B456])&lt;1E-307);&quot;&quot;&amp;[.B456]=&quot;&quot;&amp;[.P456]))));[.O45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table:formula="of:=COMBIN([.C457];[.D457])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57]);[.A457];[.M457])" office:value-type="float" office:value="3">
            <text:p>3</text:p>
          </table:table-cell>
          <table:table-cell table:formula="of:=IF(ISBLANK([.O457]);IF(ISERROR([.B457]);&quot;Err:&quot;&amp;ORG.OPENOFFICE.ERRORTYPE([.B457])=[.M457];OR([.P457]=[.B457];IF(AND(ISNUMBER([.P457]);ISNUMBER([.B457]));OR(AND([.P457]=0;ABS([.B457])&lt;1E-307);&quot;&quot;&amp;[.B457]=&quot;&quot;&amp;[.P457]))));[.O45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table:formula="of:=COMBIN([.C458];[.D458])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58]);[.A458];[.M458])" office:value-type="float" office:value="3">
            <text:p>3</text:p>
          </table:table-cell>
          <table:table-cell table:formula="of:=IF(ISBLANK([.O458]);IF(ISERROR([.B458]);&quot;Err:&quot;&amp;ORG.OPENOFFICE.ERRORTYPE([.B458])=[.M458];OR([.P458]=[.B458];IF(AND(ISNUMBER([.P458]);ISNUMBER([.B458]));OR(AND([.P458]=0;ABS([.B458])&lt;1E-307);&quot;&quot;&amp;[.B458]=&quot;&quot;&amp;[.P458]))));[.O45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COMBIN([.C459];[.D459])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59]);[.A459];[.M459])" office:value-type="float" office:value="1">
            <text:p>1</text:p>
          </table:table-cell>
          <table:table-cell table:formula="of:=IF(ISBLANK([.O459]);IF(ISERROR([.B459]);&quot;Err:&quot;&amp;ORG.OPENOFFICE.ERRORTYPE([.B459])=[.M459];OR([.P459]=[.B459];IF(AND(ISNUMBER([.P459]);ISNUMBER([.B459]));OR(AND([.P459]=0;ABS([.B459])&lt;1E-307);&quot;&quot;&amp;[.B459]=&quot;&quot;&amp;[.P459]))));[.O45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5" table:formula="of:=COMBIN([.C460];[.D460])" office:value-type="float" office:value="10">
            <text:p>1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60]);[.A460];[.M460])" office:value-type="float" office:value="10">
            <text:p>10</text:p>
          </table:table-cell>
          <table:table-cell table:formula="of:=IF(ISBLANK([.O460]);IF(ISERROR([.B460]);&quot;Err:&quot;&amp;ORG.OPENOFFICE.ERRORTYPE([.B460])=[.M460];OR([.P460]=[.B460];IF(AND(ISNUMBER([.P460]);ISNUMBER([.B460]));OR(AND([.P460]=0;ABS([.B460])&lt;1E-307);&quot;&quot;&amp;[.B460]=&quot;&quot;&amp;[.P460]))));[.O46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52">
            <text:p>252</text:p>
          </table:table-cell>
          <table:table-cell table:style-name="ce5" table:formula="of:=COMBIN([.C461];[.D461])" office:value-type="float" office:value="252">
            <text:p>252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5">
            <text:p>5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61]);[.A461];[.M461])" office:value-type="float" office:value="252">
            <text:p>252</text:p>
          </table:table-cell>
          <table:table-cell table:formula="of:=IF(ISBLANK([.O461]);IF(ISERROR([.B461]);&quot;Err:&quot;&amp;ORG.OPENOFFICE.ERRORTYPE([.B461])=[.M461];OR([.P461]=[.B461];IF(AND(ISNUMBER([.P461]);ISNUMBER([.B461]));OR(AND([.P461]=0;ABS([.B461])&lt;1E-307);&quot;&quot;&amp;[.B461]=&quot;&quot;&amp;[.P461]))));[.O46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20">
            <text:p>120</text:p>
          </table:table-cell>
          <table:table-cell table:style-name="ce5" table:formula="of:=COMBIN([.C462];[.D462])" office:value-type="float" office:value="120">
            <text:p>12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7">
            <text:p>7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/>
          <table:table-cell table:style-name="ce5"/>
          <table:table-cell table:style-name="ce5"/>
          <table:table-cell table:formula="of:=IF(ISBLANK([.M462]);[.A462];[.M462])" office:value-type="float" office:value="120">
            <text:p>120</text:p>
          </table:table-cell>
          <table:table-cell table:formula="of:=IF(ISBLANK([.O462]);IF(ISERROR([.B462]);&quot;Err:&quot;&amp;ORG.OPENOFFICE.ERRORTYPE([.B462])=[.M462];OR([.P462]=[.B462];IF(AND(ISNUMBER([.P462]);ISNUMBER([.B462]));OR(AND([.P462]=0;ABS([.B462])&lt;1E-307);&quot;&quot;&amp;[.B462]=&quot;&quot;&amp;[.P462]))));[.O46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COMBIN([.C463];[.D463])" office:value-type="float" office:value="0">
            <text:p>Err:50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 office:value-type="string">
            <text:p>Err:502</text:p>
          </table:table-cell>
          <table:table-cell table:style-name="ce5"/>
          <table:table-cell table:style-name="ce5"/>
          <table:table-cell table:formula="of:=IF(ISBLANK([.M463]);[.A463];[.M463])" office:value-type="string" office:string-value="Err:502">
            <text:p>Err:502</text:p>
          </table:table-cell>
          <table:table-cell table:formula="of:=IF(ISBLANK([.O463]);IF(ISERROR([.B463]);&quot;Err:&quot;&amp;ORG.OPENOFFICE.ERRORTYPE([.B463])=[.M463];OR([.P463]=[.B463];IF(AND(ISNUMBER([.P463]);ISNUMBER([.B463]));OR(AND([.P463]=0;ABS([.B463])&lt;1E-307);&quot;&quot;&amp;[.B463]=&quot;&quot;&amp;[.P463]))));[.O46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COMBIN([.C464];[.D464])" office:value-type="float" office:value="0">
            <text:p>Err:50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 office:value-type="string">
            <text:p>Err:502</text:p>
          </table:table-cell>
          <table:table-cell table:style-name="ce5"/>
          <table:table-cell table:style-name="ce5"/>
          <table:table-cell table:formula="of:=IF(ISBLANK([.M464]);[.A464];[.M464])" office:value-type="string" office:string-value="Err:502">
            <text:p>Err:502</text:p>
          </table:table-cell>
          <table:table-cell table:formula="of:=IF(ISBLANK([.O464]);IF(ISERROR([.B464]);&quot;Err:&quot;&amp;ORG.OPENOFFICE.ERRORTYPE([.B464])=[.M464];OR([.P464]=[.B464];IF(AND(ISNUMBER([.P464]);ISNUMBER([.B464]));OR(AND([.P464]=0;ABS([.B464])&lt;1E-307);&quot;&quot;&amp;[.B464]=&quot;&quot;&amp;[.P464]))));[.O46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COMBIN([.C465];[.D465])" office:value-type="float" office:value="0">
            <text:p>Err:50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style-name="ce5" table:number-columns-repeated="2"/>
          <table:table-cell table:style-name="ce11" office:value-type="string">
            <text:p>Err:502</text:p>
          </table:table-cell>
          <table:table-cell table:style-name="ce5"/>
          <table:table-cell table:style-name="ce5"/>
          <table:table-cell table:formula="of:=IF(ISBLANK([.M465]);[.A465];[.M465])" office:value-type="string" office:string-value="Err:502">
            <text:p>Err:502</text:p>
          </table:table-cell>
          <table:table-cell table:formula="of:=IF(ISBLANK([.O465]);IF(ISERROR([.B465]);&quot;Err:&quot;&amp;ORG.OPENOFFICE.ERRORTYPE([.B465])=[.M465];OR([.P465]=[.B465];IF(AND(ISNUMBER([.P465]);ISNUMBER([.B465]));OR(AND([.P465]=0;ABS([.B465])&lt;1E-307);&quot;&quot;&amp;[.B465]=&quot;&quot;&amp;[.P465]))));[.O46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 table:number-rows-repeated="9535">
          <table:table-cell table:style-name="ce2"/>
          <table:table-cell table:style-name="ce5"/>
          <table:table-cell table:style-name="ce8" table:number-columns-repeated="7"/>
          <table:table-cell table:style-name="ce10"/>
          <table:table-cell table:style-name="ce5" table:number-columns-repeated="2"/>
          <table:table-cell table:style-name="ce11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 table:number-rows-repeated="55536">
          <table:table-cell table:style-name="ce5" table:number-columns-repeated="9"/>
          <table:table-cell table:style-name="ce10"/>
          <table:table-cell table:style-name="ce5" table:number-columns-repeated="24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ABSRange" table:base-cell-address="$Sheet1.$A$1" table:cell-range-address="$Sheet1.$A$2:.$N$10"/>
        <table:named-range table:name="COMBINErrors" table:base-cell-address="$Sheet1.$A$1" table:cell-range-address="$Sheet1.$A$463:.$N$465"/>
        <table:named-range table:name="COMBINRange" table:base-cell-address="$Sheet1.$A$1" table:cell-range-address="$Sheet1.$A$450:.$N$462"/>
        <table:named-range table:name="HeaderRange" table:base-cell-address="$Sheet1.$A$1" table:cell-range-address="$Sheet1.$A$1:.$N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5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2" number:min-integer-digits="1" number:grouping="true"/>
      <number:text> </number:text>
    </number:number-style>
    <number:number-style style:name="N135P1" style:volatile="true">
      <number:text> $(</number:text>
      <number:number number:decimal-places="2" number:min-integer-digits="1" number:grouping="true"/>
      <number:text>)</number:text>
    </number:number-style>
    <number:number-style style:name="N135P2" style:volatile="true">
      <number:text> $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text>SFr. </number:text>
      <number:number number:decimal-places="0" number:min-integer-digits="1" number:grouping="true"/>
    </number:number-style>
    <number:number-style style:name="N141">
      <number:text>SFr. -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SFr. </number:text>
      <number:number number:decimal-places="0" number:min-integer-digits="1" number:grouping="true"/>
    </number:number-style>
    <number:number-style style:name="N142">
      <style:text-properties fo:color="#ff0000"/>
      <number:text>SFr. -</number:text>
      <number:number number:decimal-places="0" number:min-integer-digits="1" number:grouping="true"/>
      <style:map style:condition="value()&gt;=0" style:apply-style-name="N142P0"/>
    </number:number-style>
    <number:number-style style:name="N144P0" style:volatile="true">
      <number:text>SFr. </number:text>
      <number:number number:decimal-places="2" number:min-integer-digits="1" number:grouping="true"/>
    </number:number-style>
    <number:number-style style:name="N144">
      <number:text>SFr. -</number:text>
      <number:number number:decimal-places="2" number:min-integer-digits="1" number:grouping="true"/>
      <style:map style:condition="value()&gt;=0" style:apply-style-name="N144P0"/>
    </number:number-style>
    <number:number-style style:name="N145P0" style:volatile="true">
      <number:text>SFr. </number:text>
      <number:number number:decimal-places="2" number:min-integer-digits="1" number:grouping="true"/>
    </number:number-style>
    <number:number-style style:name="N145">
      <style:text-properties fo:color="#ff0000"/>
      <number:text>SFr. -</number:text>
      <number:number number:decimal-places="2" number:min-integer-digits="1" number:grouping="true"/>
      <style:map style:condition="value()&gt;=0" style:apply-style-name="N145P0"/>
    </number:number-style>
    <number:number-style style:name="N149P0" style:volatile="true">
      <number:text> SFr. </number:text>
      <number:number number:decimal-places="0" number:min-integer-digits="1" number:grouping="true"/>
      <number:text> </number:text>
    </number:number-style>
    <number:number-style style:name="N149P1" style:volatile="true">
      <number:text> SFr. -</number:text>
      <number:number number:decimal-places="0" number:min-integer-digits="1" number:grouping="true"/>
      <number:text> </number:text>
    </number:number-style>
    <number:number-style style:name="N149P2" style:volatile="true">
      <number:text> SFr.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text> -</number:text>
      <number:number number: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SFr. </number:text>
      <number:number number:decimal-places="2" number:min-integer-digits="1" number:grouping="true"/>
      <number:text> </number:text>
    </number:number-style>
    <number:number-style style:name="N155P1" style:volatile="true">
      <number:text> SFr. -</number:text>
      <number:number number:decimal-places="2" number:min-integer-digits="1" number:grouping="true"/>
      <number:text> </number:text>
    </number:number-style>
    <number:number-style style:name="N155P2" style:volatile="true">
      <number:text> SFr.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 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р.</number:text>
    </number:number-style>
    <number:number-style style:name="N159">
      <number:text>-</number:text>
      <number:number number:decimal-places="0" number:min-integer-digits="1" number:grouping="true"/>
      <number:text>р.</number:text>
      <style:map style:condition="value()&gt;=0" style:apply-style-name="N159P0"/>
    </number:number-style>
    <number:number-style style:name="N160P0" style:volatile="true">
      <number:number number:decimal-places="0" number:min-integer-digits="1" number:grouping="true"/>
      <number:text>р.</number:text>
    </number:number-style>
    <number:number-style style:name="N16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60P0"/>
    </number:number-style>
    <number:number-style style:name="N162P0" style:volatile="true">
      <number:number number:decimal-places="2" number:min-integer-digits="1" number:grouping="true"/>
      <number:text>р.</number:text>
    </number:number-style>
    <number:number-style style:name="N162">
      <number:text>-</number:text>
      <number:number number:decimal-places="2" number:min-integer-digits="1" number:grouping="true"/>
      <number:text>р.</number:text>
      <style:map style:condition="value()&gt;=0" style:apply-style-name="N162P0"/>
    </number:number-style>
    <number:number-style style:name="N163P0" style:volatile="true">
      <number:number number:decimal-places="2" number:min-integer-digits="1" number:grouping="true"/>
      <number:text>р.</number:text>
    </number:number-style>
    <number:number-style style:name="N16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63P0"/>
    </number:number-style>
    <number:number-style style:name="N167P0" style:volatile="true">
      <number:number number:decimal-places="0" number:min-integer-digits="1" number:grouping="true"/>
      <number:text>р. </number:text>
    </number:number-style>
    <number:number-style style:name="N167P1" style:volatile="true">
      <number:text>-</number:text>
      <number:number number:decimal-places="0" number:min-integer-digits="1" number:grouping="true"/>
      <number:text>р. </number:text>
    </number:number-style>
    <number:number-style style:name="N167P2" style:volatile="true">
      <number:text> -р.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number number:decimal-places="0" number:min-integer-digits="1" number:grouping="true"/>
      <number:text>    </number:text>
    </number:number-style>
    <number:number-style style:name="N171P1" style:volatile="true">
      <number:text>-</number:text>
      <number:number number:decimal-places="0" number:min-integer-digits="1" number:grouping="true"/>
      <number:text>    </number:text>
    </number:number-style>
    <number:number-style style:name="N171P2" style:volatile="true">
      <number:text> -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2" number:min-integer-digits="1" number:grouping="true"/>
      <number:text>р. </number:text>
    </number:number-style>
    <number:number-style style:name="N175P1" style:volatile="true">
      <number:text>-</number:text>
      <number:number number:decimal-places="2" number:min-integer-digits="1" number:grouping="true"/>
      <number:text>р. </number:text>
    </number:number-style>
    <number:number-style style:name="N175P2" style:volatile="true">
      <number:text> -</number:text>
      <number:number number:decimal-places="0" number:min-integer-digits="0"/>
      <number:text>р.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   </number:text>
    </number:number-style>
    <number:number-style style:name="N179P1" style:volatile="true">
      <number:text>-</number:text>
      <number:number number:decimal-places="2" number:min-integer-digits="1" number:grouping="true"/>
      <number:text>    </number:text>
    </number:number-style>
    <number:number-style style:name="N179P2" style:volatile="true">
      <number:text> -</number:text>
      <number:number number:decimal-places="0" number:min-integer-digits="0"/>
      <number:text>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Yes</number:text>
    </number:number-style>
    <number:number-style style:name="N181P1" style:volatile="true">
      <number:text>Yes</number:text>
    </number:number-style>
    <number:number-style style:name="N181">
      <number:text>No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True</number:text>
    </number:number-style>
    <number:number-style style:name="N183P1" style:volatile="true">
      <number:text>True</number:text>
    </number:number-style>
    <number:number-style style:name="N183">
      <number:text>False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On</number:text>
    </number:number-style>
    <number:number-style style:name="N185P1" style:volatile="true">
      <number:text>On</number:text>
    </number:number-style>
    <number:number-style style:name="N185">
      <number:text>Off</number:text>
      <style:map style:condition="value()&gt;0" style:apply-style-name="N185P0"/>
      <style:map style:condition="value()&lt;0" style:apply-style-name="N185P1"/>
    </number:number-style>
    <number:currency-style style:name="N18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7P0"/>
    </number:currency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6">06/08/2010</text:date>, <text:time>14:0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Peter Arrenbrecht</meta:initial-creator>
    <meta:creation-date>2005-11-22T22:05:38</meta:creation-date>
    <dc:date>2010-08-06T14:04:44</dc:date>
    <meta:editing-cycles>10</meta:editing-cycles>
    <meta:editing-duration>PT00H47M17S</meta:editing-duration>
    <dc:creator>Vladimir Korenev</dc:creator>
    <meta:document-statistic meta:table-count="1" meta:cell-count="3623" meta:object-count="0"/>
    <meta:user-defined meta:name="Info 1"/>
    <meta:user-defined meta:name="Info 2"/>
    <meta:user-defined meta:name="Info 3"/>
    <meta:user-defined meta:name="Info 4"/>
  </office:meta>
</office:document-meta>
</file>